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0.927cm"/>
    </style:style>
    <style:style style:name="co2" style:family="table-column">
      <style:table-column-properties fo:break-before="auto" style:column-width="5.502cm"/>
    </style:style>
    <style:style style:name="co3" style:family="table-column">
      <style:table-column-properties fo:break-before="auto" style:column-width="7.204cm"/>
    </style:style>
    <style:style style:name="co4" style:family="table-column">
      <style:table-column-properties fo:break-before="auto" style:column-width="6.657cm"/>
    </style:style>
    <style:style style:name="co5" style:family="table-column">
      <style:table-column-properties fo:break-before="auto" style:column-width="1.976cm"/>
    </style:style>
    <style:style style:name="co6" style:family="table-column">
      <style:table-column-properties fo:break-before="auto" style:column-width="2.03cm"/>
    </style:style>
    <style:style style:name="co7" style:family="table-column">
      <style:table-column-properties fo:break-before="auto" style:column-width="2.275cm"/>
    </style:style>
    <style:style style:name="co8" style:family="table-column">
      <style:table-column-properties fo:break-before="auto" style:column-width="2.221cm"/>
    </style:style>
    <style:style style:name="co9" style:family="table-column">
      <style:table-column-properties fo:break-before="auto" style:column-width="6.726cm"/>
    </style:style>
    <style:style style:name="co10" style:family="table-column">
      <style:table-column-properties fo:break-before="auto" style:column-width="5.563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11.684cm"/>
    </style:style>
    <style:style style:name="co13" style:family="table-column">
      <style:table-column-properties fo:break-before="auto" style:column-width="6.763cm"/>
    </style:style>
    <style:style style:name="co14" style:family="table-column">
      <style:table-column-properties fo:break-before="auto" style:column-width="8.259cm"/>
    </style:style>
    <style:style style:name="co15" style:family="table-column">
      <style:table-column-properties fo:break-before="auto" style:column-width="5.757cm"/>
    </style:style>
    <style:style style:name="co16" style:family="table-column">
      <style:table-column-properties fo:break-before="auto" style:column-width="0.861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443cm" fo:break-before="auto" style:use-optimal-row-height="true"/>
    </style:style>
    <style:style style:name="ro3" style:family="table-row">
      <style:table-row-properties style:row-height="2.409cm" fo:break-before="auto" style:use-optimal-row-height="true"/>
    </style:style>
    <style:style style:name="ro4" style:family="table-row">
      <style:table-row-properties style:row-height="0.469cm" fo:break-before="auto" style:use-optimal-row-height="true"/>
    </style:style>
    <style:style style:name="ro5" style:family="table-row">
      <style:table-row-properties style:row-height="0.452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Arial" style:font-name-asian="DejaVu Sans" style:font-name-complex="Lohit Hindi"/>
    </style:style>
    <style:style style:name="ce2" style:family="table-cell" style:parent-style-name="Default">
      <style:text-properties style:text-position="" style:text-underline-style="none"/>
    </style:style>
    <style:style style:name="ce3" style:family="table-cell" style:parent-style-name="Default">
      <style:table-cell-properties fo:background-color="#000000"/>
      <style:text-properties fo:color="#fffff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00dcff"/>
      <style:text-properties style:font-name="Arial" style:font-name-asian="DejaVu Sans" style:font-name-complex="Lohit Hindi"/>
    </style:style>
    <style:style style:name="ce5" style:family="table-cell" style:parent-style-name="Default">
      <style:text-properties style:font-name="Arial" style:font-name-asian="DejaVu Sans" style:font-name-complex="Lohit Hindi"/>
    </style:style>
    <style:style style:name="ce6" style:family="table-cell" style:parent-style-name="Default">
      <style:table-cell-properties fo:background-color="#4c4c4c"/>
      <style:text-properties style:font-name="Arial" style:font-name-asian="DejaVu Sans" style:font-name-complex="Lohit Hindi"/>
    </style:style>
    <style:style style:name="ce7" style:family="table-cell" style:parent-style-name="Default">
      <style:table-cell-properties fo:background-color="#666666"/>
      <style:text-properties style:font-name="Arial" style:font-name-asian="DejaVu Sans" style:font-name-complex="Lohit Hindi"/>
    </style:style>
    <style:style style:name="ce8" style:family="table-cell" style:parent-style-name="Default">
      <style:table-cell-properties fo:background-color="#00dcff"/>
    </style:style>
    <style:style style:name="ce9" style:family="table-cell" style:parent-style-name="Default">
      <style:table-cell-properties fo:background-color="#4c4c4c"/>
    </style:style>
    <style:style style:name="ce10" style:family="table-cell" style:parent-style-name="Default">
      <style:table-cell-properties fo:background-color="#666666"/>
    </style:style>
    <style:style style:name="ce11" style:family="table-cell" style:parent-style-name="Default">
      <style:table-cell-properties fo:background-color="#000000" style:text-align-source="fix" style:repeat-content="false" style:rotation-angle="57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13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14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15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16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17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18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19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20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21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22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23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24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25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26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27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28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29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30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31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32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33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34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35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36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37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38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39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40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41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42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43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44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45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46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47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48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transparent"/>
      <style:text-properties fo:color="#ffffff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fo:background-color="transparent"/>
    </style:style>
    <style:style style:name="ce52" style:family="table-cell" style:parent-style-name="Default">
      <style:map style:condition="cell-content()=0" style:apply-style-name="Untitled3" style:base-cell-address="Hoja2.K12"/>
      <style:map style:condition="cell-content()=1" style:apply-style-name="Untitled2" style:base-cell-address="Hoja2.K12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09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model_id:id</text:p>
          </table:table-cell>
          <table:table-cell office:value-type="string">
            <text:p>group_id:id</text:p>
          </table:table-cell>
          <table:table-cell office:value-type="string">
            <text:p>perm_read</text:p>
          </table:table-cell>
          <table:table-cell office:value-type="string">
            <text:p>perm_write</text:p>
          </table:table-cell>
          <table:table-cell office:value-type="string">
            <text:p>perm_create</text:p>
          </table:table-cell>
          <table:table-cell office:value-type="string">
            <text:p>perm_unlink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];&quot;.&quot;;&quot;_&quot;);MID([.D2];15;50)))" office:value-type="string" office:string-value="access_academic_title_manager">
            <text:p>access_academic_title_manager</text:p>
          </table:table-cell>
          <table:table-cell office:value-type="string">
            <text:p>academic.title</text:p>
          </table:table-cell>
          <table:table-cell table:style-name="ce1" table:formula="of:=IF(MID([.B2];1;8)=&quot;academic&quot;;CONCATENATE(&quot;model_&quot;;SUBSTITUTE([.B2];&quot;.&quot;;&quot;_&quot;));IF(MID([.B2];1;4)=&quot;base&quot;;CONCATENATE(&quot;base.model_&quot;;SUBSTITUTE(MID([.B2];6;50);&quot;.&quot;;&quot;_&quot;));CONCATENATE(&quot;report_aeroo.model_&quot;;SUBSTITUTE(MID([.B2];14;50);&quot;.&quot;;&quot;_&quot;))))" office:value-type="string" office:string-value="model_academic_title">
            <text:p>model_academic_titl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];&quot;.&quot;;&quot;_&quot;);MID([.D3];15;50)))" office:value-type="string" office:string-value="access_academic_career_line_manager">
            <text:p>access_academic_career_line_manager</text:p>
          </table:table-cell>
          <table:table-cell office:value-type="string">
            <text:p>academic.career.line</text:p>
          </table:table-cell>
          <table:table-cell table:style-name="ce1" table:formula="of:=IF(MID([.B3];1;8)=&quot;academic&quot;;CONCATENATE(&quot;model_&quot;;SUBSTITUTE([.B3];&quot;.&quot;;&quot;_&quot;));IF(MID([.B3];1;4)=&quot;base&quot;;CONCATENATE(&quot;base.model_&quot;;SUBSTITUTE(MID([.B3];6;50);&quot;.&quot;;&quot;_&quot;));CONCATENATE(&quot;report_aeroo.model_&quot;;SUBSTITUTE(MID([.B3];14;50);&quot;.&quot;;&quot;_&quot;))))" office:value-type="string" office:string-value="model_academic_career_line">
            <text:p>model_academic_career_lin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];&quot;.&quot;;&quot;_&quot;);MID([.D4];15;50)))" office:value-type="string" office:string-value="access_academic_career_manager">
            <text:p>access_academic_career_manager</text:p>
          </table:table-cell>
          <table:table-cell office:value-type="string">
            <text:p>academic.career</text:p>
          </table:table-cell>
          <table:table-cell table:style-name="ce1" table:formula="of:=IF(MID([.B4];1;8)=&quot;academic&quot;;CONCATENATE(&quot;model_&quot;;SUBSTITUTE([.B4];&quot;.&quot;;&quot;_&quot;));IF(MID([.B4];1;4)=&quot;base&quot;;CONCATENATE(&quot;base.model_&quot;;SUBSTITUTE(MID([.B4];6;50);&quot;.&quot;;&quot;_&quot;));CONCATENATE(&quot;report_aeroo.model_&quot;;SUBSTITUTE(MID([.B4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formula="of:=CONCATENATE(&quot;access_&quot;;CONCATENATE(SUBSTITUTE([.B5];&quot;.&quot;;&quot;_&quot;);MID([.D5];15;50)))" office:value-type="string" office:string-value="access_academic_charge_manager">
            <text:p>access_academic_charge_manager</text:p>
          </table:table-cell>
          <table:table-cell office:value-type="string">
            <text:p>academic.charge</text:p>
          </table:table-cell>
          <table:table-cell table:style-name="ce1" table:formula="of:=IF(MID([.B5];1;8)=&quot;academic&quot;;CONCATENATE(&quot;model_&quot;;SUBSTITUTE([.B5];&quot;.&quot;;&quot;_&quot;));IF(MID([.B5];1;4)=&quot;base&quot;;CONCATENATE(&quot;base.model_&quot;;SUBSTITUTE(MID([.B5];6;50);&quot;.&quot;;&quot;_&quot;));CONCATENATE(&quot;report_aeroo.model_&quot;;SUBSTITUTE(MID([.B5];14;50);&quot;.&quot;;&quot;_&quot;))))" office:value-type="string" office:string-value="model_academic_charge">
            <text:p>model_academic_charg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];&quot;.&quot;;&quot;_&quot;);MID([.D6];15;50)))" office:value-type="string" office:string-value="access_academic_course_line_manager">
            <text:p>access_academic_course_line_manager</text:p>
          </table:table-cell>
          <table:table-cell office:value-type="string">
            <text:p>academic.course.line</text:p>
          </table:table-cell>
          <table:table-cell table:style-name="ce1" table:formula="of:=IF(MID([.B6];1;8)=&quot;academic&quot;;CONCATENATE(&quot;model_&quot;;SUBSTITUTE([.B6];&quot;.&quot;;&quot;_&quot;));IF(MID([.B6];1;4)=&quot;base&quot;;CONCATENATE(&quot;base.model_&quot;;SUBSTITUTE(MID([.B6];6;50);&quot;.&quot;;&quot;_&quot;));CONCATENATE(&quot;report_aeroo.model_&quot;;SUBSTITUTE(MID([.B6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];&quot;.&quot;;&quot;_&quot;);MID([.D7];15;50)))" office:value-type="string" office:string-value="access_academic_course_manager">
            <text:p>access_academic_course_manager</text:p>
          </table:table-cell>
          <table:table-cell office:value-type="string">
            <text:p>academic.course</text:p>
          </table:table-cell>
          <table:table-cell table:style-name="ce1" table:formula="of:=IF(MID([.B7];1;8)=&quot;academic&quot;;CONCATENATE(&quot;model_&quot;;SUBSTITUTE([.B7];&quot;.&quot;;&quot;_&quot;));IF(MID([.B7];1;4)=&quot;base&quot;;CONCATENATE(&quot;base.model_&quot;;SUBSTITUTE(MID([.B7];6;50);&quot;.&quot;;&quot;_&quot;));CONCATENATE(&quot;report_aeroo.model_&quot;;SUBSTITUTE(MID([.B7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];&quot;.&quot;;&quot;_&quot;);MID([.D8];15;50)))" office:value-type="string" office:string-value="access_academic_course_parallel_manager">
            <text:p>access_academic_course_parallel_manager</text:p>
          </table:table-cell>
          <table:table-cell office:value-type="string">
            <text:p>academic.course.parallel</text:p>
          </table:table-cell>
          <table:table-cell table:style-name="ce1" table:formula="of:=IF(MID([.B8];1;8)=&quot;academic&quot;;CONCATENATE(&quot;model_&quot;;SUBSTITUTE([.B8];&quot;.&quot;;&quot;_&quot;));IF(MID([.B8];1;4)=&quot;base&quot;;CONCATENATE(&quot;base.model_&quot;;SUBSTITUTE(MID([.B8];6;50);&quot;.&quot;;&quot;_&quot;));CONCATENATE(&quot;report_aeroo.model_&quot;;SUBSTITUTE(MID([.B8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];&quot;.&quot;;&quot;_&quot;);MID([.D9];15;50)))" office:value-type="string" office:string-value="access_academic_distributive_detail_manager">
            <text:p>access_academic_distributive_detail_manager</text:p>
          </table:table-cell>
          <table:table-cell office:value-type="string">
            <text:p>academic.distributive.detail</text:p>
          </table:table-cell>
          <table:table-cell table:style-name="ce1" table:formula="of:=IF(MID([.B9];1;8)=&quot;academic&quot;;CONCATENATE(&quot;model_&quot;;SUBSTITUTE([.B9];&quot;.&quot;;&quot;_&quot;));IF(MID([.B9];1;4)=&quot;base&quot;;CONCATENATE(&quot;base.model_&quot;;SUBSTITUTE(MID([.B9];6;50);&quot;.&quot;;&quot;_&quot;));CONCATENATE(&quot;report_aeroo.model_&quot;;SUBSTITUTE(MID([.B9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];&quot;.&quot;;&quot;_&quot;);MID([.D10];15;50)))" office:value-type="string" office:string-value="access_academic_distributive_line_manager">
            <text:p>access_academic_distributive_line_manager</text:p>
          </table:table-cell>
          <table:table-cell office:value-type="string">
            <text:p>academic.distributive.line</text:p>
          </table:table-cell>
          <table:table-cell table:style-name="ce1" table:formula="of:=IF(MID([.B10];1;8)=&quot;academic&quot;;CONCATENATE(&quot;model_&quot;;SUBSTITUTE([.B10];&quot;.&quot;;&quot;_&quot;));IF(MID([.B10];1;4)=&quot;base&quot;;CONCATENATE(&quot;base.model_&quot;;SUBSTITUTE(MID([.B10];6;50);&quot;.&quot;;&quot;_&quot;));CONCATENATE(&quot;report_aeroo.model_&quot;;SUBSTITUTE(MID([.B10];14;50);&quot;.&quot;;&quot;_&quot;))))" office:value-type="string" office:string-value="model_academic_distributive_line">
            <text:p>model_academic_distributive_lin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];&quot;.&quot;;&quot;_&quot;);MID([.D11];15;50)))" office:value-type="string" office:string-value="access_academic_distributive_manager">
            <text:p>access_academic_distributive_manager</text:p>
          </table:table-cell>
          <table:table-cell office:value-type="string">
            <text:p>academic.distributive</text:p>
          </table:table-cell>
          <table:table-cell table:style-name="ce1" table:formula="of:=IF(MID([.B11];1;8)=&quot;academic&quot;;CONCATENATE(&quot;model_&quot;;SUBSTITUTE([.B11];&quot;.&quot;;&quot;_&quot;));IF(MID([.B11];1;4)=&quot;base&quot;;CONCATENATE(&quot;base.model_&quot;;SUBSTITUTE(MID([.B11];6;50);&quot;.&quot;;&quot;_&quot;));CONCATENATE(&quot;report_aeroo.model_&quot;;SUBSTITUTE(MID([.B11];14;50);&quot;.&quot;;&quot;_&quot;))))" office:value-type="string" office:string-value="model_academic_distributive">
            <text:p>model_academic_distributiv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];&quot;.&quot;;&quot;_&quot;);MID([.D12];15;50)))" office:value-type="string" office:string-value="access_academic_educational_detail_manager">
            <text:p>access_academic_educational_detail_manager</text:p>
          </table:table-cell>
          <table:table-cell office:value-type="string">
            <text:p>academic.educational.detail</text:p>
          </table:table-cell>
          <table:table-cell table:style-name="ce1" table:formula="of:=IF(MID([.B12];1;8)=&quot;academic&quot;;CONCATENATE(&quot;model_&quot;;SUBSTITUTE([.B12];&quot;.&quot;;&quot;_&quot;));IF(MID([.B12];1;4)=&quot;base&quot;;CONCATENATE(&quot;base.model_&quot;;SUBSTITUTE(MID([.B12];6;50);&quot;.&quot;;&quot;_&quot;));CONCATENATE(&quot;report_aeroo.model_&quot;;SUBSTITUTE(MID([.B12];14;50);&quot;.&quot;;&quot;_&quot;))))" office:value-type="string" office:string-value="model_academic_educational_detail">
            <text:p>model_academic_educational_detail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];&quot;.&quot;;&quot;_&quot;);MID([.D13];15;50)))" office:value-type="string" office:string-value="access_academic_edinstitution_manager">
            <text:p>access_academic_edinstitution_manager</text:p>
          </table:table-cell>
          <table:table-cell office:value-type="string">
            <text:p>academic.edinstitution</text:p>
          </table:table-cell>
          <table:table-cell table:style-name="ce1" table:formula="of:=IF(MID([.B13];1;8)=&quot;academic&quot;;CONCATENATE(&quot;model_&quot;;SUBSTITUTE([.B13];&quot;.&quot;;&quot;_&quot;));IF(MID([.B13];1;4)=&quot;base&quot;;CONCATENATE(&quot;base.model_&quot;;SUBSTITUTE(MID([.B13];6;50);&quot;.&quot;;&quot;_&quot;));CONCATENATE(&quot;report_aeroo.model_&quot;;SUBSTITUTE(MID([.B13];14;50);&quot;.&quot;;&quot;_&quot;))))" office:value-type="string" office:string-value="model_academic_edinstitution">
            <text:p>model_academic_edinstitution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];&quot;.&quot;;&quot;_&quot;);MID([.D14];15;50)))" office:value-type="string" office:string-value="access_academic_enrollment_drag_line_manager">
            <text:p>access_academic_enrollment_drag_line_manager</text:p>
          </table:table-cell>
          <table:table-cell office:value-type="string">
            <text:p>academic.enrollment.drag.line</text:p>
          </table:table-cell>
          <table:table-cell table:style-name="ce1" table:formula="of:=IF(MID([.B14];1;8)=&quot;academic&quot;;CONCATENATE(&quot;model_&quot;;SUBSTITUTE([.B14];&quot;.&quot;;&quot;_&quot;));IF(MID([.B14];1;4)=&quot;base&quot;;CONCATENATE(&quot;base.model_&quot;;SUBSTITUTE(MID([.B14];6;50);&quot;.&quot;;&quot;_&quot;));CONCATENATE(&quot;report_aeroo.model_&quot;;SUBSTITUTE(MID([.B14];14;50);&quot;.&quot;;&quot;_&quot;))))" office:value-type="string" office:string-value="model_academic_enrollment_drag_line">
            <text:p>model_academic_enrollment_drag_lin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];&quot;.&quot;;&quot;_&quot;);MID([.D15];15;50)))" office:value-type="string" office:string-value="access_academic_enrollment_manager">
            <text:p>access_academic_enrollment_manager</text:p>
          </table:table-cell>
          <table:table-cell office:value-type="string">
            <text:p>academic.enrollment</text:p>
          </table:table-cell>
          <table:table-cell table:style-name="ce1" table:formula="of:=IF(MID([.B15];1;8)=&quot;academic&quot;;CONCATENATE(&quot;model_&quot;;SUBSTITUTE([.B15];&quot;.&quot;;&quot;_&quot;));IF(MID([.B15];1;4)=&quot;base&quot;;CONCATENATE(&quot;base.model_&quot;;SUBSTITUTE(MID([.B15];6;50);&quot;.&quot;;&quot;_&quot;));CONCATENATE(&quot;report_aeroo.model_&quot;;SUBSTITUTE(MID([.B15];14;50);&quot;.&quot;;&quot;_&quot;))))" office:value-type="string" office:string-value="model_academic_enrollment">
            <text:p>model_academic_enrollment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];&quot;.&quot;;&quot;_&quot;);MID([.D16];15;50)))" office:value-type="string" office:string-value="access_academic_enrollment_period_type_manager">
            <text:p>access_academic_enrollment_period_type_manager</text:p>
          </table:table-cell>
          <table:table-cell office:value-type="string">
            <text:p>academic.enrollment.period.type</text:p>
          </table:table-cell>
          <table:table-cell table:style-name="ce1" table:formula="of:=IF(MID([.B16];1;8)=&quot;academic&quot;;CONCATENATE(&quot;model_&quot;;SUBSTITUTE([.B16];&quot;.&quot;;&quot;_&quot;));IF(MID([.B16];1;4)=&quot;base&quot;;CONCATENATE(&quot;base.model_&quot;;SUBSTITUTE(MID([.B16];6;50);&quot;.&quot;;&quot;_&quot;));CONCATENATE(&quot;report_aeroo.model_&quot;;SUBSTITUTE(MID([.B16];14;50);&quot;.&quot;;&quot;_&quot;))))" office:value-type="string" office:string-value="model_academic_enrollment_period_type">
            <text:p>model_academic_enrollment_period_typ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];&quot;.&quot;;&quot;_&quot;);MID([.D17];15;50)))" office:value-type="string" office:string-value="access_academic_enrollment_subject_line_manager">
            <text:p>access_academic_enrollment_subject_line_manager</text:p>
          </table:table-cell>
          <table:table-cell office:value-type="string">
            <text:p>academic.enrollment.subject.line</text:p>
          </table:table-cell>
          <table:table-cell table:style-name="ce1" table:formula="of:=IF(MID([.B17];1;8)=&quot;academic&quot;;CONCATENATE(&quot;model_&quot;;SUBSTITUTE([.B17];&quot;.&quot;;&quot;_&quot;));IF(MID([.B17];1;4)=&quot;base&quot;;CONCATENATE(&quot;base.model_&quot;;SUBSTITUTE(MID([.B17];6;50);&quot;.&quot;;&quot;_&quot;));CONCATENATE(&quot;report_aeroo.model_&quot;;SUBSTITUTE(MID([.B17];14;50);&quot;.&quot;;&quot;_&quot;))))" office:value-type="string" office:string-value="model_academic_enrollment_subject_line">
            <text:p>model_academic_enrollment_subject_lin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];&quot;.&quot;;&quot;_&quot;);MID([.D18];15;50)))" office:value-type="string" office:string-value="access_academic_equivalence_manager">
            <text:p>access_academic_equivalence_manager</text:p>
          </table:table-cell>
          <table:table-cell office:value-type="string">
            <text:p>academic.equivalence</text:p>
          </table:table-cell>
          <table:table-cell table:style-name="ce1" table:formula="of:=IF(MID([.B18];1;8)=&quot;academic&quot;;CONCATENATE(&quot;model_&quot;;SUBSTITUTE([.B18];&quot;.&quot;;&quot;_&quot;));IF(MID([.B18];1;4)=&quot;base&quot;;CONCATENATE(&quot;base.model_&quot;;SUBSTITUTE(MID([.B18];6;50);&quot;.&quot;;&quot;_&quot;));CONCATENATE(&quot;report_aeroo.model_&quot;;SUBSTITUTE(MID([.B18];14;50);&quot;.&quot;;&quot;_&quot;))))" office:value-type="string" office:string-value="model_academic_equivalence">
            <text:p>model_academic_equivalenc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];&quot;.&quot;;&quot;_&quot;);MID([.D19];15;50)))" office:value-type="string" office:string-value="access_academic_faculty_line_manager">
            <text:p>access_academic_faculty_line_manager</text:p>
          </table:table-cell>
          <table:table-cell office:value-type="string">
            <text:p>academic.faculty.line</text:p>
          </table:table-cell>
          <table:table-cell table:style-name="ce1" table:formula="of:=IF(MID([.B19];1;8)=&quot;academic&quot;;CONCATENATE(&quot;model_&quot;;SUBSTITUTE([.B19];&quot;.&quot;;&quot;_&quot;));IF(MID([.B19];1;4)=&quot;base&quot;;CONCATENATE(&quot;base.model_&quot;;SUBSTITUTE(MID([.B19];6;50);&quot;.&quot;;&quot;_&quot;));CONCATENATE(&quot;report_aeroo.model_&quot;;SUBSTITUTE(MID([.B19];14;50);&quot;.&quot;;&quot;_&quot;))))" office:value-type="string" office:string-value="model_academic_faculty_line">
            <text:p>model_academic_faculty_lin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];&quot;.&quot;;&quot;_&quot;);MID([.D20];15;50)))" office:value-type="string" office:string-value="access_academic_faculty_manager">
            <text:p>access_academic_faculty_manager</text:p>
          </table:table-cell>
          <table:table-cell office:value-type="string">
            <text:p>academic.faculty</text:p>
          </table:table-cell>
          <table:table-cell table:style-name="ce1" table:formula="of:=IF(MID([.B20];1;8)=&quot;academic&quot;;CONCATENATE(&quot;model_&quot;;SUBSTITUTE([.B20];&quot;.&quot;;&quot;_&quot;));IF(MID([.B20];1;4)=&quot;base&quot;;CONCATENATE(&quot;base.model_&quot;;SUBSTITUTE(MID([.B20];6;50);&quot;.&quot;;&quot;_&quot;));CONCATENATE(&quot;report_aeroo.model_&quot;;SUBSTITUTE(MID([.B20];14;50);&quot;.&quot;;&quot;_&quot;))))" office:value-type="string" office:string-value="model_academic_faculty">
            <text:p>model_academic_faculty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];&quot;.&quot;;&quot;_&quot;);MID([.D21];15;50)))" office:value-type="string" office:string-value="access_academic_family_manager">
            <text:p>access_academic_family_manager</text:p>
          </table:table-cell>
          <table:table-cell office:value-type="string">
            <text:p>academic.family</text:p>
          </table:table-cell>
          <table:table-cell table:style-name="ce1" table:formula="of:=IF(MID([.B21];1;8)=&quot;academic&quot;;CONCATENATE(&quot;model_&quot;;SUBSTITUTE([.B21];&quot;.&quot;;&quot;_&quot;));IF(MID([.B21];1;4)=&quot;base&quot;;CONCATENATE(&quot;base.model_&quot;;SUBSTITUTE(MID([.B21];6;50);&quot;.&quot;;&quot;_&quot;));CONCATENATE(&quot;report_aeroo.model_&quot;;SUBSTITUTE(MID([.B21];14;50);&quot;.&quot;;&quot;_&quot;))))" office:value-type="string" office:string-value="model_academic_family">
            <text:p>model_academic_family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];&quot;.&quot;;&quot;_&quot;);MID([.D22];15;50)))" office:value-type="string" office:string-value="access_academic_inasistance_manager">
            <text:p>access_academic_inasistance_manager</text:p>
          </table:table-cell>
          <table:table-cell office:value-type="string">
            <text:p>academic.inasistance</text:p>
          </table:table-cell>
          <table:table-cell table:style-name="ce1" table:formula="of:=IF(MID([.B22];1;8)=&quot;academic&quot;;CONCATENATE(&quot;model_&quot;;SUBSTITUTE([.B22];&quot;.&quot;;&quot;_&quot;));IF(MID([.B22];1;4)=&quot;base&quot;;CONCATENATE(&quot;base.model_&quot;;SUBSTITUTE(MID([.B22];6;50);&quot;.&quot;;&quot;_&quot;));CONCATENATE(&quot;report_aeroo.model_&quot;;SUBSTITUTE(MID([.B22];14;50);&quot;.&quot;;&quot;_&quot;))))" office:value-type="string" office:string-value="model_academic_inasistance">
            <text:p>model_academic_inasistanc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];&quot;.&quot;;&quot;_&quot;);MID([.D23];15;50)))" office:value-type="string" office:string-value="access_academic_rate_manager">
            <text:p>access_academic_rate_manager</text:p>
          </table:table-cell>
          <table:table-cell office:value-type="string">
            <text:p>academic.rate</text:p>
          </table:table-cell>
          <table:table-cell table:style-name="ce1" table:formula="of:=IF(MID([.B23];1;8)=&quot;academic&quot;;CONCATENATE(&quot;model_&quot;;SUBSTITUTE([.B23];&quot;.&quot;;&quot;_&quot;));IF(MID([.B23];1;4)=&quot;base&quot;;CONCATENATE(&quot;base.model_&quot;;SUBSTITUTE(MID([.B23];6;50);&quot;.&quot;;&quot;_&quot;));CONCATENATE(&quot;report_aeroo.model_&quot;;SUBSTITUTE(MID([.B23];14;50);&quot;.&quot;;&quot;_&quot;))))" office:value-type="string" office:string-value="model_academic_rate">
            <text:p>model_academic_rat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];&quot;.&quot;;&quot;_&quot;);MID([.D24];15;50)))" office:value-type="string" office:string-value="access_academic_inscription_manager">
            <text:p>access_academic_inscription_manager</text:p>
          </table:table-cell>
          <table:table-cell office:value-type="string">
            <text:p>academic.inscription</text:p>
          </table:table-cell>
          <table:table-cell table:style-name="ce1" table:formula="of:=IF(MID([.B24];1;8)=&quot;academic&quot;;CONCATENATE(&quot;model_&quot;;SUBSTITUTE([.B24];&quot;.&quot;;&quot;_&quot;));IF(MID([.B24];1;4)=&quot;base&quot;;CONCATENATE(&quot;base.model_&quot;;SUBSTITUTE(MID([.B24];6;50);&quot;.&quot;;&quot;_&quot;));CONCATENATE(&quot;report_aeroo.model_&quot;;SUBSTITUTE(MID([.B24];14;50);&quot;.&quot;;&quot;_&quot;))))" office:value-type="string" office:string-value="model_academic_inscription">
            <text:p>model_academic_inscription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];&quot;.&quot;;&quot;_&quot;);MID([.D25];15;50)))" office:value-type="string" office:string-value="access_academic_institution_manager">
            <text:p>access_academic_institution_manager</text:p>
          </table:table-cell>
          <table:table-cell office:value-type="string">
            <text:p>academic.institution</text:p>
          </table:table-cell>
          <table:table-cell table:style-name="ce1" table:formula="of:=IF(MID([.B25];1;8)=&quot;academic&quot;;CONCATENATE(&quot;model_&quot;;SUBSTITUTE([.B25];&quot;.&quot;;&quot;_&quot;));IF(MID([.B25];1;4)=&quot;base&quot;;CONCATENATE(&quot;base.model_&quot;;SUBSTITUTE(MID([.B25];6;50);&quot;.&quot;;&quot;_&quot;));CONCATENATE(&quot;report_aeroo.model_&quot;;SUBSTITUTE(MID([.B25];14;50);&quot;.&quot;;&quot;_&quot;))))" office:value-type="string" office:string-value="model_academic_institution">
            <text:p>model_academic_institution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];&quot;.&quot;;&quot;_&quot;);MID([.D26];15;50)))" office:value-type="string" office:string-value="access_academic_grid_level_manager">
            <text:p>access_academic_grid_level_manager</text:p>
          </table:table-cell>
          <table:table-cell office:value-type="string">
            <text:p>academic.grid.level</text:p>
          </table:table-cell>
          <table:table-cell table:style-name="ce1" table:formula="of:=IF(MID([.B26];1;8)=&quot;academic&quot;;CONCATENATE(&quot;model_&quot;;SUBSTITUTE([.B26];&quot;.&quot;;&quot;_&quot;));IF(MID([.B26];1;4)=&quot;base&quot;;CONCATENATE(&quot;base.model_&quot;;SUBSTITUTE(MID([.B26];6;50);&quot;.&quot;;&quot;_&quot;));CONCATENATE(&quot;report_aeroo.model_&quot;;SUBSTITUTE(MID([.B26];14;50);&quot;.&quot;;&quot;_&quot;))))" office:value-type="string" office:string-value="model_academic_grid_level">
            <text:p>model_academic_grid_level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];&quot;.&quot;;&quot;_&quot;);MID([.D27];15;50)))" office:value-type="string" office:string-value="access_academic_grid_manager">
            <text:p>access_academic_grid_manager</text:p>
          </table:table-cell>
          <table:table-cell office:value-type="string">
            <text:p>academic.grid</text:p>
          </table:table-cell>
          <table:table-cell table:style-name="ce1" table:formula="of:=IF(MID([.B27];1;8)=&quot;academic&quot;;CONCATENATE(&quot;model_&quot;;SUBSTITUTE([.B27];&quot;.&quot;;&quot;_&quot;));IF(MID([.B27];1;4)=&quot;base&quot;;CONCATENATE(&quot;base.model_&quot;;SUBSTITUTE(MID([.B27];6;50);&quot;.&quot;;&quot;_&quot;));CONCATENATE(&quot;report_aeroo.model_&quot;;SUBSTITUTE(MID([.B27];14;50);&quot;.&quot;;&quot;_&quot;))))" office:value-type="string" office:string-value="model_academic_grid">
            <text:p>model_academic_grid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];&quot;.&quot;;&quot;_&quot;);MID([.D28];15;50)))" office:value-type="string" office:string-value="access_academic_input_manager">
            <text:p>access_academic_input_manager</text:p>
          </table:table-cell>
          <table:table-cell office:value-type="string">
            <text:p>academic.input</text:p>
          </table:table-cell>
          <table:table-cell table:style-name="ce1" table:formula="of:=IF(MID([.B28];1;8)=&quot;academic&quot;;CONCATENATE(&quot;model_&quot;;SUBSTITUTE([.B28];&quot;.&quot;;&quot;_&quot;));IF(MID([.B28];1;4)=&quot;base&quot;;CONCATENATE(&quot;base.model_&quot;;SUBSTITUTE(MID([.B28];6;50);&quot;.&quot;;&quot;_&quot;));CONCATENATE(&quot;report_aeroo.model_&quot;;SUBSTITUTE(MID([.B28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];&quot;.&quot;;&quot;_&quot;);MID([.D29];15;50)))" office:value-type="string" office:string-value="access_academic_period_manager">
            <text:p>access_academic_period_manager</text:p>
          </table:table-cell>
          <table:table-cell office:value-type="string">
            <text:p>academic.period</text:p>
          </table:table-cell>
          <table:table-cell table:style-name="ce1" table:formula="of:=IF(MID([.B29];1;8)=&quot;academic&quot;;CONCATENATE(&quot;model_&quot;;SUBSTITUTE([.B29];&quot;.&quot;;&quot;_&quot;));IF(MID([.B29];1;4)=&quot;base&quot;;CONCATENATE(&quot;base.model_&quot;;SUBSTITUTE(MID([.B29];6;50);&quot;.&quot;;&quot;_&quot;));CONCATENATE(&quot;report_aeroo.model_&quot;;SUBSTITUTE(MID([.B29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];&quot;.&quot;;&quot;_&quot;);MID([.D30];15;50)))" office:value-type="string" office:string-value="access_academic_person_manager">
            <text:p>access_academic_person_manager</text:p>
          </table:table-cell>
          <table:table-cell office:value-type="string">
            <text:p>academic.person</text:p>
          </table:table-cell>
          <table:table-cell table:style-name="ce1" table:formula="of:=IF(MID([.B30];1;8)=&quot;academic&quot;;CONCATENATE(&quot;model_&quot;;SUBSTITUTE([.B30];&quot;.&quot;;&quot;_&quot;));IF(MID([.B30];1;4)=&quot;base&quot;;CONCATENATE(&quot;base.model_&quot;;SUBSTITUTE(MID([.B30];6;50);&quot;.&quot;;&quot;_&quot;));CONCATENATE(&quot;report_aeroo.model_&quot;;SUBSTITUTE(MID([.B30];14;50);&quot;.&quot;;&quot;_&quot;))))" office:value-type="string" office:string-value="model_academic_person">
            <text:p>model_academic_person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];&quot;.&quot;;&quot;_&quot;);MID([.D31];15;50)))" office:value-type="string" office:string-value="access_academic_registered_manager">
            <text:p>access_academic_registered_manager</text:p>
          </table:table-cell>
          <table:table-cell office:value-type="string">
            <text:p>academic.registered</text:p>
          </table:table-cell>
          <table:table-cell table:style-name="ce1" table:formula="of:=IF(MID([.B31];1;8)=&quot;academic&quot;;CONCATENATE(&quot;model_&quot;;SUBSTITUTE([.B31];&quot;.&quot;;&quot;_&quot;));IF(MID([.B31];1;4)=&quot;base&quot;;CONCATENATE(&quot;base.model_&quot;;SUBSTITUTE(MID([.B31];6;50);&quot;.&quot;;&quot;_&quot;));CONCATENATE(&quot;report_aeroo.model_&quot;;SUBSTITUTE(MID([.B31];14;50);&quot;.&quot;;&quot;_&quot;))))" office:value-type="string" office:string-value="model_academic_registered">
            <text:p>model_academic_registered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];&quot;.&quot;;&quot;_&quot;);MID([.D32];15;50)))" office:value-type="string" office:string-value="access_academic_profession_manager">
            <text:p>access_academic_profession_manager</text:p>
          </table:table-cell>
          <table:table-cell office:value-type="string">
            <text:p>academic.profession</text:p>
          </table:table-cell>
          <table:table-cell table:style-name="ce1" table:formula="of:=IF(MID([.B32];1;8)=&quot;academic&quot;;CONCATENATE(&quot;model_&quot;;SUBSTITUTE([.B32];&quot;.&quot;;&quot;_&quot;));IF(MID([.B32];1;4)=&quot;base&quot;;CONCATENATE(&quot;base.model_&quot;;SUBSTITUTE(MID([.B32];6;50);&quot;.&quot;;&quot;_&quot;));CONCATENATE(&quot;report_aeroo.model_&quot;;SUBSTITUTE(MID([.B32];14;50);&quot;.&quot;;&quot;_&quot;))))" office:value-type="string" office:string-value="model_academic_profession">
            <text:p>model_academic_profession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];&quot;.&quot;;&quot;_&quot;);MID([.D33];15;50)))" office:value-type="string" office:string-value="access_academic_qualitative_manager">
            <text:p>access_academic_qualitative_manager</text:p>
          </table:table-cell>
          <table:table-cell office:value-type="string">
            <text:p>academic.qualitative</text:p>
          </table:table-cell>
          <table:table-cell table:style-name="ce1" table:formula="of:=IF(MID([.B33];1;8)=&quot;academic&quot;;CONCATENATE(&quot;model_&quot;;SUBSTITUTE([.B33];&quot;.&quot;;&quot;_&quot;));IF(MID([.B33];1;4)=&quot;base&quot;;CONCATENATE(&quot;base.model_&quot;;SUBSTITUTE(MID([.B33];6;50);&quot;.&quot;;&quot;_&quot;));CONCATENATE(&quot;report_aeroo.model_&quot;;SUBSTITUTE(MID([.B33];14;50);&quot;.&quot;;&quot;_&quot;))))" office:value-type="string" office:string-value="model_academic_qualitative">
            <text:p>model_academic_qualitativ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];&quot;.&quot;;&quot;_&quot;);MID([.D34];15;50)))" office:value-type="string" office:string-value="access_academic_ratify_manager">
            <text:p>access_academic_ratify_manager</text:p>
          </table:table-cell>
          <table:table-cell office:value-type="string">
            <text:p>academic.ratify</text:p>
          </table:table-cell>
          <table:table-cell table:style-name="ce1" table:formula="of:=IF(MID([.B34];1;8)=&quot;academic&quot;;CONCATENATE(&quot;model_&quot;;SUBSTITUTE([.B34];&quot;.&quot;;&quot;_&quot;));IF(MID([.B34];1;4)=&quot;base&quot;;CONCATENATE(&quot;base.model_&quot;;SUBSTITUTE(MID([.B34];6;50);&quot;.&quot;;&quot;_&quot;));CONCATENATE(&quot;report_aeroo.model_&quot;;SUBSTITUTE(MID([.B34];14;50);&quot;.&quot;;&quot;_&quot;))))" office:value-type="string" office:string-value="model_academic_ratify">
            <text:p>model_academic_ratify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];&quot;.&quot;;&quot;_&quot;);MID([.D35];15;50)))" office:value-type="string" office:string-value="access_academic_schedule_line_manager">
            <text:p>access_academic_schedule_line_manager</text:p>
          </table:table-cell>
          <table:table-cell office:value-type="string">
            <text:p>academic.schedule.line</text:p>
          </table:table-cell>
          <table:table-cell table:style-name="ce1" table:formula="of:=IF(MID([.B35];1;8)=&quot;academic&quot;;CONCATENATE(&quot;model_&quot;;SUBSTITUTE([.B35];&quot;.&quot;;&quot;_&quot;));IF(MID([.B35];1;4)=&quot;base&quot;;CONCATENATE(&quot;base.model_&quot;;SUBSTITUTE(MID([.B35];6;50);&quot;.&quot;;&quot;_&quot;));CONCATENATE(&quot;report_aeroo.model_&quot;;SUBSTITUTE(MID([.B35];14;50);&quot;.&quot;;&quot;_&quot;))))" office:value-type="string" office:string-value="model_academic_schedule_line">
            <text:p>model_academic_schedule_lin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6];&quot;.&quot;;&quot;_&quot;);MID([.D36];15;50)))" office:value-type="string" office:string-value="access_academic_schedule_manager">
            <text:p>access_academic_schedule_manager</text:p>
          </table:table-cell>
          <table:table-cell office:value-type="string">
            <text:p>academic.schedule</text:p>
          </table:table-cell>
          <table:table-cell table:style-name="ce1" table:formula="of:=IF(MID([.B36];1;8)=&quot;academic&quot;;CONCATENATE(&quot;model_&quot;;SUBSTITUTE([.B36];&quot;.&quot;;&quot;_&quot;));IF(MID([.B36];1;4)=&quot;base&quot;;CONCATENATE(&quot;base.model_&quot;;SUBSTITUTE(MID([.B36];6;50);&quot;.&quot;;&quot;_&quot;));CONCATENATE(&quot;report_aeroo.model_&quot;;SUBSTITUTE(MID([.B36];14;50);&quot;.&quot;;&quot;_&quot;))))" office:value-type="string" office:string-value="model_academic_schedule">
            <text:p>model_academic_schedul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7];&quot;.&quot;;&quot;_&quot;);MID([.D37];15;50)))" office:value-type="string" office:string-value="access_academic_schoolperiod_manager">
            <text:p>access_academic_schoolperiod_manager</text:p>
          </table:table-cell>
          <table:table-cell office:value-type="string">
            <text:p>academic.schoolperiod</text:p>
          </table:table-cell>
          <table:table-cell table:style-name="ce1" table:formula="of:=IF(MID([.B37];1;8)=&quot;academic&quot;;CONCATENATE(&quot;model_&quot;;SUBSTITUTE([.B37];&quot;.&quot;;&quot;_&quot;));IF(MID([.B37];1;4)=&quot;base&quot;;CONCATENATE(&quot;base.model_&quot;;SUBSTITUTE(MID([.B37];6;50);&quot;.&quot;;&quot;_&quot;));CONCATENATE(&quot;report_aeroo.model_&quot;;SUBSTITUTE(MID([.B37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8];&quot;.&quot;;&quot;_&quot;);MID([.D38];15;50)))" office:value-type="string" office:string-value="access_academic_schoolperiod_rule_manager">
            <text:p>access_academic_schoolperiod_rule_manager</text:p>
          </table:table-cell>
          <table:table-cell office:value-type="string">
            <text:p>academic.schoolperiod.rule</text:p>
          </table:table-cell>
          <table:table-cell table:style-name="ce1" table:formula="of:=IF(MID([.B38];1;8)=&quot;academic&quot;;CONCATENATE(&quot;model_&quot;;SUBSTITUTE([.B38];&quot;.&quot;;&quot;_&quot;));IF(MID([.B38];1;4)=&quot;base&quot;;CONCATENATE(&quot;base.model_&quot;;SUBSTITUTE(MID([.B38];6;50);&quot;.&quot;;&quot;_&quot;));CONCATENATE(&quot;report_aeroo.model_&quot;;SUBSTITUTE(MID([.B38];14;50);&quot;.&quot;;&quot;_&quot;))))" office:value-type="string" office:string-value="model_academic_schoolperiod_rule">
            <text:p>model_academic_schoolperiod_rul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9];&quot;.&quot;;&quot;_&quot;);MID([.D39];15;50)))" office:value-type="string" office:string-value="access_base_res_country_state_manager">
            <text:p>access_base_res_country_state_manager</text:p>
          </table:table-cell>
          <table:table-cell office:value-type="string">
            <text:p>base.res.country.state</text:p>
          </table:table-cell>
          <table:table-cell table:style-name="ce1" table:formula="of:=IF(MID([.B39];1;8)=&quot;academic&quot;;CONCATENATE(&quot;model_&quot;;SUBSTITUTE([.B39];&quot;.&quot;;&quot;_&quot;));IF(MID([.B39];1;4)=&quot;base&quot;;CONCATENATE(&quot;base.model_&quot;;SUBSTITUTE(MID([.B39];6;50);&quot;.&quot;;&quot;_&quot;));CONCATENATE(&quot;report_aeroo.model_&quot;;SUBSTITUTE(MID([.B39];14;50);&quot;.&quot;;&quot;_&quot;))))" office:value-type="string" office:string-value="base.model_res_country_state">
            <text:p>base.model_res_country_stat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0];&quot;.&quot;;&quot;_&quot;);MID([.D40];15;50)))" office:value-type="string" office:string-value="access_academic_student_manager">
            <text:p>access_academic_student_manager</text:p>
          </table:table-cell>
          <table:table-cell office:value-type="string">
            <text:p>academic.student</text:p>
          </table:table-cell>
          <table:table-cell table:style-name="ce1" table:formula="of:=IF(MID([.B40];1;8)=&quot;academic&quot;;CONCATENATE(&quot;model_&quot;;SUBSTITUTE([.B40];&quot;.&quot;;&quot;_&quot;));IF(MID([.B40];1;4)=&quot;base&quot;;CONCATENATE(&quot;base.model_&quot;;SUBSTITUTE(MID([.B40];6;50);&quot;.&quot;;&quot;_&quot;));CONCATENATE(&quot;report_aeroo.model_&quot;;SUBSTITUTE(MID([.B40];14;50);&quot;.&quot;;&quot;_&quot;))))" office:value-type="string" office:string-value="model_academic_student">
            <text:p>model_academic_student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1];&quot;.&quot;;&quot;_&quot;);MID([.D41];15;50)))" office:value-type="string" office:string-value="access_academic_subject_manager">
            <text:p>access_academic_subject_manager</text:p>
          </table:table-cell>
          <table:table-cell office:value-type="string">
            <text:p>academic.subject</text:p>
          </table:table-cell>
          <table:table-cell table:style-name="ce1" table:formula="of:=IF(MID([.B41];1;8)=&quot;academic&quot;;CONCATENATE(&quot;model_&quot;;SUBSTITUTE([.B41];&quot;.&quot;;&quot;_&quot;));IF(MID([.B41];1;4)=&quot;base&quot;;CONCATENATE(&quot;base.model_&quot;;SUBSTITUTE(MID([.B41];6;50);&quot;.&quot;;&quot;_&quot;));CONCATENATE(&quot;report_aeroo.model_&quot;;SUBSTITUTE(MID([.B41];14;50);&quot;.&quot;;&quot;_&quot;))))" office:value-type="string" office:string-value="model_academic_subject">
            <text:p>model_academic_subject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2];&quot;.&quot;;&quot;_&quot;);MID([.D42];15;50)))" office:value-type="string" office:string-value="access_academic_teacher_manager">
            <text:p>access_academic_teacher_manager</text:p>
          </table:table-cell>
          <table:table-cell office:value-type="string">
            <text:p>academic.teacher</text:p>
          </table:table-cell>
          <table:table-cell table:style-name="ce1" table:formula="of:=IF(MID([.B42];1;8)=&quot;academic&quot;;CONCATENATE(&quot;model_&quot;;SUBSTITUTE([.B42];&quot;.&quot;;&quot;_&quot;));IF(MID([.B42];1;4)=&quot;base&quot;;CONCATENATE(&quot;base.model_&quot;;SUBSTITUTE(MID([.B42];6;50);&quot;.&quot;;&quot;_&quot;));CONCATENATE(&quot;report_aeroo.model_&quot;;SUBSTITUTE(MID([.B42];14;50);&quot;.&quot;;&quot;_&quot;))))" office:value-type="string" office:string-value="model_academic_teacher">
            <text:p>model_academic_teacher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3];&quot;.&quot;;&quot;_&quot;);MID([.D43];15;50)))" office:value-type="string" office:string-value="access_academic_unit_manager">
            <text:p>access_academic_unit_manager</text:p>
          </table:table-cell>
          <table:table-cell office:value-type="string">
            <text:p>academic.unit</text:p>
          </table:table-cell>
          <table:table-cell table:style-name="ce1" table:formula="of:=IF(MID([.B43];1;8)=&quot;academic&quot;;CONCATENATE(&quot;model_&quot;;SUBSTITUTE([.B43];&quot;.&quot;;&quot;_&quot;));IF(MID([.B43];1;4)=&quot;base&quot;;CONCATENATE(&quot;base.model_&quot;;SUBSTITUTE(MID([.B43];6;50);&quot;.&quot;;&quot;_&quot;));CONCATENATE(&quot;report_aeroo.model_&quot;;SUBSTITUTE(MID([.B43];14;50);&quot;.&quot;;&quot;_&quot;))))" office:value-type="string" office:string-value="model_academic_unit">
            <text:p>model_academic_unit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4];&quot;.&quot;;&quot;_&quot;);MID([.D44];15;50)))" office:value-type="string" office:string-value="access_base_res_partner_manager">
            <text:p>access_base_res_partner_manager</text:p>
          </table:table-cell>
          <table:table-cell office:value-type="string">
            <text:p>base.res.partner</text:p>
          </table:table-cell>
          <table:table-cell table:style-name="ce1" table:formula="of:=IF(MID([.B44];1;8)=&quot;academic&quot;;CONCATENATE(&quot;model_&quot;;SUBSTITUTE([.B44];&quot;.&quot;;&quot;_&quot;));IF(MID([.B44];1;4)=&quot;base&quot;;CONCATENATE(&quot;base.model_&quot;;SUBSTITUTE(MID([.B44];6;50);&quot;.&quot;;&quot;_&quot;));CONCATENATE(&quot;report_aeroo.model_&quot;;SUBSTITUTE(MID([.B44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5];&quot;.&quot;;&quot;_&quot;);MID([.D45];15;50)))" office:value-type="string" office:string-value="access_base_res_users_manager">
            <text:p>access_base_res_users_manager</text:p>
          </table:table-cell>
          <table:table-cell office:value-type="string">
            <text:p>base.res.users</text:p>
          </table:table-cell>
          <table:table-cell table:style-name="ce1" table:formula="of:=IF(MID([.B45];1;8)=&quot;academic&quot;;CONCATENATE(&quot;model_&quot;;SUBSTITUTE([.B45];&quot;.&quot;;&quot;_&quot;));IF(MID([.B45];1;4)=&quot;base&quot;;CONCATENATE(&quot;base.model_&quot;;SUBSTITUTE(MID([.B45];6;50);&quot;.&quot;;&quot;_&quot;));CONCATENATE(&quot;report_aeroo.model_&quot;;SUBSTITUTE(MID([.B45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6];&quot;.&quot;;&quot;_&quot;);MID([.D46];15;50)))" office:value-type="string" office:string-value="access_academic_title_faculty_secretary">
            <text:p>access_academic_title_faculty_secretary</text:p>
          </table:table-cell>
          <table:table-cell office:value-type="string">
            <text:p>academic.title</text:p>
          </table:table-cell>
          <table:table-cell table:style-name="ce1" table:formula="of:=IF(MID([.B46];1;8)=&quot;academic&quot;;CONCATENATE(&quot;model_&quot;;SUBSTITUTE([.B46];&quot;.&quot;;&quot;_&quot;));IF(MID([.B46];1;4)=&quot;base&quot;;CONCATENATE(&quot;base.model_&quot;;SUBSTITUTE(MID([.B46];6;50);&quot;.&quot;;&quot;_&quot;));CONCATENATE(&quot;report_aeroo.model_&quot;;SUBSTITUTE(MID([.B46];14;50);&quot;.&quot;;&quot;_&quot;))))" office:value-type="string" office:string-value="model_academic_title">
            <text:p>model_academic_title</text:p>
          </table:table-cell>
          <table:table-cell office:value-type="string">
            <text:p>group_academic_faculty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7];&quot;.&quot;;&quot;_&quot;);MID([.D47];15;50)))" office:value-type="string" office:string-value="access_academic_career_faculty_secretary">
            <text:p>access_academic_career_faculty_secretary</text:p>
          </table:table-cell>
          <table:table-cell office:value-type="string">
            <text:p>academic.career</text:p>
          </table:table-cell>
          <table:table-cell table:style-name="ce1" table:formula="of:=IF(MID([.B47];1;8)=&quot;academic&quot;;CONCATENATE(&quot;model_&quot;;SUBSTITUTE([.B47];&quot;.&quot;;&quot;_&quot;));IF(MID([.B47];1;4)=&quot;base&quot;;CONCATENATE(&quot;base.model_&quot;;SUBSTITUTE(MID([.B47];6;50);&quot;.&quot;;&quot;_&quot;));CONCATENATE(&quot;report_aeroo.model_&quot;;SUBSTITUTE(MID([.B47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faculty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8];&quot;.&quot;;&quot;_&quot;);MID([.D48];15;50)))" office:value-type="string" office:string-value="access_academic_career_line_faculty_secretary">
            <text:p>access_academic_career_line_faculty_secretary</text:p>
          </table:table-cell>
          <table:table-cell office:value-type="string">
            <text:p>academic.career.line</text:p>
          </table:table-cell>
          <table:table-cell table:style-name="ce1" table:formula="of:=IF(MID([.B48];1;8)=&quot;academic&quot;;CONCATENATE(&quot;model_&quot;;SUBSTITUTE([.B48];&quot;.&quot;;&quot;_&quot;));IF(MID([.B48];1;4)=&quot;base&quot;;CONCATENATE(&quot;base.model_&quot;;SUBSTITUTE(MID([.B48];6;50);&quot;.&quot;;&quot;_&quot;));CONCATENATE(&quot;report_aeroo.model_&quot;;SUBSTITUTE(MID([.B48];14;50);&quot;.&quot;;&quot;_&quot;))))" office:value-type="string" office:string-value="model_academic_career_line">
            <text:p>model_academic_career_line</text:p>
          </table:table-cell>
          <table:table-cell office:value-type="string">
            <text:p>group_academic_faculty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9];&quot;.&quot;;&quot;_&quot;);MID([.D49];15;50)))" office:value-type="string" office:string-value="access_academic_charge_faculty_secretary">
            <text:p>access_academic_charge_faculty_secretary</text:p>
          </table:table-cell>
          <table:table-cell office:value-type="string">
            <text:p>academic.charge</text:p>
          </table:table-cell>
          <table:table-cell table:style-name="ce1" table:formula="of:=IF(MID([.B49];1;8)=&quot;academic&quot;;CONCATENATE(&quot;model_&quot;;SUBSTITUTE([.B49];&quot;.&quot;;&quot;_&quot;));IF(MID([.B49];1;4)=&quot;base&quot;;CONCATENATE(&quot;base.model_&quot;;SUBSTITUTE(MID([.B49];6;50);&quot;.&quot;;&quot;_&quot;));CONCATENATE(&quot;report_aeroo.model_&quot;;SUBSTITUTE(MID([.B49];14;50);&quot;.&quot;;&quot;_&quot;))))" office:value-type="string" office:string-value="model_academic_charge">
            <text:p>model_academic_charge</text:p>
          </table:table-cell>
          <table:table-cell office:value-type="string">
            <text:p>group_academic_faculty_secretary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0];&quot;.&quot;;&quot;_&quot;);MID([.D50];15;50)))" office:value-type="string" office:string-value="access_academic_course_faculty_secretary">
            <text:p>access_academic_course_faculty_secretary</text:p>
          </table:table-cell>
          <table:table-cell office:value-type="string">
            <text:p>academic.course</text:p>
          </table:table-cell>
          <table:table-cell table:style-name="ce1" table:formula="of:=IF(MID([.B50];1;8)=&quot;academic&quot;;CONCATENATE(&quot;model_&quot;;SUBSTITUTE([.B50];&quot;.&quot;;&quot;_&quot;));IF(MID([.B50];1;4)=&quot;base&quot;;CONCATENATE(&quot;base.model_&quot;;SUBSTITUTE(MID([.B50];6;50);&quot;.&quot;;&quot;_&quot;));CONCATENATE(&quot;report_aeroo.model_&quot;;SUBSTITUTE(MID([.B50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faculty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1];&quot;.&quot;;&quot;_&quot;);MID([.D51];15;50)))" office:value-type="string" office:string-value="access_academic_course_line_faculty_secretary">
            <text:p>access_academic_course_line_faculty_secretary</text:p>
          </table:table-cell>
          <table:table-cell office:value-type="string">
            <text:p>academic.course.line</text:p>
          </table:table-cell>
          <table:table-cell table:style-name="ce1" table:formula="of:=IF(MID([.B51];1;8)=&quot;academic&quot;;CONCATENATE(&quot;model_&quot;;SUBSTITUTE([.B51];&quot;.&quot;;&quot;_&quot;));IF(MID([.B51];1;4)=&quot;base&quot;;CONCATENATE(&quot;base.model_&quot;;SUBSTITUTE(MID([.B51];6;50);&quot;.&quot;;&quot;_&quot;));CONCATENATE(&quot;report_aeroo.model_&quot;;SUBSTITUTE(MID([.B51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faculty_secretary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2];&quot;.&quot;;&quot;_&quot;);MID([.D52];15;50)))" office:value-type="string" office:string-value="access_academic_course_parallel_faculty_secretary">
            <text:p>access_academic_course_parallel_faculty_secretary</text:p>
          </table:table-cell>
          <table:table-cell office:value-type="string">
            <text:p>academic.course.parallel</text:p>
          </table:table-cell>
          <table:table-cell table:style-name="ce1" table:formula="of:=IF(MID([.B52];1;8)=&quot;academic&quot;;CONCATENATE(&quot;model_&quot;;SUBSTITUTE([.B52];&quot;.&quot;;&quot;_&quot;));IF(MID([.B52];1;4)=&quot;base&quot;;CONCATENATE(&quot;base.model_&quot;;SUBSTITUTE(MID([.B52];6;50);&quot;.&quot;;&quot;_&quot;));CONCATENATE(&quot;report_aeroo.model_&quot;;SUBSTITUTE(MID([.B52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faculty_secretary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3];&quot;.&quot;;&quot;_&quot;);MID([.D53];15;50)))" office:value-type="string" office:string-value="access_academic_distributive_detail_faculty_secretary">
            <text:p>access_academic_distributive_detail_faculty_secretary</text:p>
          </table:table-cell>
          <table:table-cell office:value-type="string">
            <text:p>academic.distributive.detail</text:p>
          </table:table-cell>
          <table:table-cell table:style-name="ce1" table:formula="of:=IF(MID([.B53];1;8)=&quot;academic&quot;;CONCATENATE(&quot;model_&quot;;SUBSTITUTE([.B53];&quot;.&quot;;&quot;_&quot;));IF(MID([.B53];1;4)=&quot;base&quot;;CONCATENATE(&quot;base.model_&quot;;SUBSTITUTE(MID([.B53];6;50);&quot;.&quot;;&quot;_&quot;));CONCATENATE(&quot;report_aeroo.model_&quot;;SUBSTITUTE(MID([.B53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faculty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4];&quot;.&quot;;&quot;_&quot;);MID([.D54];15;50)))" office:value-type="string" office:string-value="access_academic_distributive_faculty_secretary">
            <text:p>access_academic_distributive_faculty_secretary</text:p>
          </table:table-cell>
          <table:table-cell office:value-type="string">
            <text:p>academic.distributive</text:p>
          </table:table-cell>
          <table:table-cell table:style-name="ce1" table:formula="of:=IF(MID([.B54];1;8)=&quot;academic&quot;;CONCATENATE(&quot;model_&quot;;SUBSTITUTE([.B54];&quot;.&quot;;&quot;_&quot;));IF(MID([.B54];1;4)=&quot;base&quot;;CONCATENATE(&quot;base.model_&quot;;SUBSTITUTE(MID([.B54];6;50);&quot;.&quot;;&quot;_&quot;));CONCATENATE(&quot;report_aeroo.model_&quot;;SUBSTITUTE(MID([.B54];14;50);&quot;.&quot;;&quot;_&quot;))))" office:value-type="string" office:string-value="model_academic_distributive">
            <text:p>model_academic_distributive</text:p>
          </table:table-cell>
          <table:table-cell office:value-type="string">
            <text:p>group_academic_faculty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5];&quot;.&quot;;&quot;_&quot;);MID([.D55];15;50)))" office:value-type="string" office:string-value="access_academic_distributive_line_faculty_secretary">
            <text:p>access_academic_distributive_line_faculty_secretary</text:p>
          </table:table-cell>
          <table:table-cell office:value-type="string">
            <text:p>academic.distributive.line</text:p>
          </table:table-cell>
          <table:table-cell table:style-name="ce1" table:formula="of:=IF(MID([.B55];1;8)=&quot;academic&quot;;CONCATENATE(&quot;model_&quot;;SUBSTITUTE([.B55];&quot;.&quot;;&quot;_&quot;));IF(MID([.B55];1;4)=&quot;base&quot;;CONCATENATE(&quot;base.model_&quot;;SUBSTITUTE(MID([.B55];6;50);&quot;.&quot;;&quot;_&quot;));CONCATENATE(&quot;report_aeroo.model_&quot;;SUBSTITUTE(MID([.B55];14;50);&quot;.&quot;;&quot;_&quot;))))" office:value-type="string" office:string-value="model_academic_distributive_line">
            <text:p>model_academic_distributive_line</text:p>
          </table:table-cell>
          <table:table-cell office:value-type="string">
            <text:p>group_academic_faculty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6];&quot;.&quot;;&quot;_&quot;);MID([.D56];15;50)))" office:value-type="string" office:string-value="access_academic_edinstitution_faculty_secretary">
            <text:p>access_academic_edinstitution_faculty_secretary</text:p>
          </table:table-cell>
          <table:table-cell office:value-type="string">
            <text:p>academic.edinstitution</text:p>
          </table:table-cell>
          <table:table-cell table:style-name="ce1" table:formula="of:=IF(MID([.B56];1;8)=&quot;academic&quot;;CONCATENATE(&quot;model_&quot;;SUBSTITUTE([.B56];&quot;.&quot;;&quot;_&quot;));IF(MID([.B56];1;4)=&quot;base&quot;;CONCATENATE(&quot;base.model_&quot;;SUBSTITUTE(MID([.B56];6;50);&quot;.&quot;;&quot;_&quot;));CONCATENATE(&quot;report_aeroo.model_&quot;;SUBSTITUTE(MID([.B56];14;50);&quot;.&quot;;&quot;_&quot;))))" office:value-type="string" office:string-value="model_academic_edinstitution">
            <text:p>model_academic_edinstitution</text:p>
          </table:table-cell>
          <table:table-cell office:value-type="string">
            <text:p>group_academic_faculty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7];&quot;.&quot;;&quot;_&quot;);MID([.D57];15;50)))" office:value-type="string" office:string-value="access_academic_educational_detail_faculty_secretary">
            <text:p>access_academic_educational_detail_faculty_secretary</text:p>
          </table:table-cell>
          <table:table-cell office:value-type="string">
            <text:p>academic.educational.detail</text:p>
          </table:table-cell>
          <table:table-cell table:style-name="ce1" table:formula="of:=IF(MID([.B57];1;8)=&quot;academic&quot;;CONCATENATE(&quot;model_&quot;;SUBSTITUTE([.B57];&quot;.&quot;;&quot;_&quot;));IF(MID([.B57];1;4)=&quot;base&quot;;CONCATENATE(&quot;base.model_&quot;;SUBSTITUTE(MID([.B57];6;50);&quot;.&quot;;&quot;_&quot;));CONCATENATE(&quot;report_aeroo.model_&quot;;SUBSTITUTE(MID([.B57];14;50);&quot;.&quot;;&quot;_&quot;))))" office:value-type="string" office:string-value="model_academic_educational_detail">
            <text:p>model_academic_educational_detail</text:p>
          </table:table-cell>
          <table:table-cell office:value-type="string">
            <text:p>group_academic_faculty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8];&quot;.&quot;;&quot;_&quot;);MID([.D58];15;50)))" office:value-type="string" office:string-value="access_academic_enrollment_drag_line_faculty_secretary">
            <text:p>access_academic_enrollment_drag_line_faculty_secretary</text:p>
          </table:table-cell>
          <table:table-cell office:value-type="string">
            <text:p>academic.enrollment.drag.line</text:p>
          </table:table-cell>
          <table:table-cell table:style-name="ce1" table:formula="of:=IF(MID([.B58];1;8)=&quot;academic&quot;;CONCATENATE(&quot;model_&quot;;SUBSTITUTE([.B58];&quot;.&quot;;&quot;_&quot;));IF(MID([.B58];1;4)=&quot;base&quot;;CONCATENATE(&quot;base.model_&quot;;SUBSTITUTE(MID([.B58];6;50);&quot;.&quot;;&quot;_&quot;));CONCATENATE(&quot;report_aeroo.model_&quot;;SUBSTITUTE(MID([.B58];14;50);&quot;.&quot;;&quot;_&quot;))))" office:value-type="string" office:string-value="model_academic_enrollment_drag_line">
            <text:p>model_academic_enrollment_drag_line</text:p>
          </table:table-cell>
          <table:table-cell office:value-type="string">
            <text:p>group_academic_faculty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9];&quot;.&quot;;&quot;_&quot;);MID([.D59];15;50)))" office:value-type="string" office:string-value="access_academic_enrollment_faculty_secretary">
            <text:p>access_academic_enrollment_faculty_secretary</text:p>
          </table:table-cell>
          <table:table-cell office:value-type="string">
            <text:p>academic.enrollment</text:p>
          </table:table-cell>
          <table:table-cell table:style-name="ce1" table:formula="of:=IF(MID([.B59];1;8)=&quot;academic&quot;;CONCATENATE(&quot;model_&quot;;SUBSTITUTE([.B59];&quot;.&quot;;&quot;_&quot;));IF(MID([.B59];1;4)=&quot;base&quot;;CONCATENATE(&quot;base.model_&quot;;SUBSTITUTE(MID([.B59];6;50);&quot;.&quot;;&quot;_&quot;));CONCATENATE(&quot;report_aeroo.model_&quot;;SUBSTITUTE(MID([.B59];14;50);&quot;.&quot;;&quot;_&quot;))))" office:value-type="string" office:string-value="model_academic_enrollment">
            <text:p>model_academic_enrollment</text:p>
          </table:table-cell>
          <table:table-cell office:value-type="string">
            <text:p>group_academic_faculty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0];&quot;.&quot;;&quot;_&quot;);MID([.D60];15;50)))" office:value-type="string" office:string-value="access_academic_enrollment_period_type_faculty_secretary">
            <text:p>access_academic_enrollment_period_type_faculty_secretary</text:p>
          </table:table-cell>
          <table:table-cell office:value-type="string">
            <text:p>academic.enrollment.period.type</text:p>
          </table:table-cell>
          <table:table-cell table:style-name="ce1" table:formula="of:=IF(MID([.B60];1;8)=&quot;academic&quot;;CONCATENATE(&quot;model_&quot;;SUBSTITUTE([.B60];&quot;.&quot;;&quot;_&quot;));IF(MID([.B60];1;4)=&quot;base&quot;;CONCATENATE(&quot;base.model_&quot;;SUBSTITUTE(MID([.B60];6;50);&quot;.&quot;;&quot;_&quot;));CONCATENATE(&quot;report_aeroo.model_&quot;;SUBSTITUTE(MID([.B60];14;50);&quot;.&quot;;&quot;_&quot;))))" office:value-type="string" office:string-value="model_academic_enrollment_period_type">
            <text:p>model_academic_enrollment_period_type</text:p>
          </table:table-cell>
          <table:table-cell office:value-type="string">
            <text:p>group_academic_faculty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1];&quot;.&quot;;&quot;_&quot;);MID([.D61];15;50)))" office:value-type="string" office:string-value="access_academic_enrollment_subject_line_faculty_secretary">
            <text:p>access_academic_enrollment_subject_line_faculty_secretary</text:p>
          </table:table-cell>
          <table:table-cell office:value-type="string">
            <text:p>academic.enrollment.subject.line</text:p>
          </table:table-cell>
          <table:table-cell table:style-name="ce1" table:formula="of:=IF(MID([.B61];1;8)=&quot;academic&quot;;CONCATENATE(&quot;model_&quot;;SUBSTITUTE([.B61];&quot;.&quot;;&quot;_&quot;));IF(MID([.B61];1;4)=&quot;base&quot;;CONCATENATE(&quot;base.model_&quot;;SUBSTITUTE(MID([.B61];6;50);&quot;.&quot;;&quot;_&quot;));CONCATENATE(&quot;report_aeroo.model_&quot;;SUBSTITUTE(MID([.B61];14;50);&quot;.&quot;;&quot;_&quot;))))" office:value-type="string" office:string-value="model_academic_enrollment_subject_line">
            <text:p>model_academic_enrollment_subject_line</text:p>
          </table:table-cell>
          <table:table-cell office:value-type="string">
            <text:p>group_academic_faculty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2];&quot;.&quot;;&quot;_&quot;);MID([.D62];15;50)))" office:value-type="string" office:string-value="access_academic_equivalence_faculty_secretary">
            <text:p>access_academic_equivalence_faculty_secretary</text:p>
          </table:table-cell>
          <table:table-cell office:value-type="string">
            <text:p>academic.equivalence</text:p>
          </table:table-cell>
          <table:table-cell table:style-name="ce1" table:formula="of:=IF(MID([.B62];1;8)=&quot;academic&quot;;CONCATENATE(&quot;model_&quot;;SUBSTITUTE([.B62];&quot;.&quot;;&quot;_&quot;));IF(MID([.B62];1;4)=&quot;base&quot;;CONCATENATE(&quot;base.model_&quot;;SUBSTITUTE(MID([.B62];6;50);&quot;.&quot;;&quot;_&quot;));CONCATENATE(&quot;report_aeroo.model_&quot;;SUBSTITUTE(MID([.B62];14;50);&quot;.&quot;;&quot;_&quot;))))" office:value-type="string" office:string-value="model_academic_equivalence">
            <text:p>model_academic_equivalence</text:p>
          </table:table-cell>
          <table:table-cell office:value-type="string">
            <text:p>group_academic_faculty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3];&quot;.&quot;;&quot;_&quot;);MID([.D63];15;50)))" office:value-type="string" office:string-value="access_academic_faculty_faculty_secretary">
            <text:p>access_academic_faculty_faculty_secretary</text:p>
          </table:table-cell>
          <table:table-cell office:value-type="string">
            <text:p>academic.faculty</text:p>
          </table:table-cell>
          <table:table-cell table:style-name="ce1" table:formula="of:=IF(MID([.B63];1;8)=&quot;academic&quot;;CONCATENATE(&quot;model_&quot;;SUBSTITUTE([.B63];&quot;.&quot;;&quot;_&quot;));IF(MID([.B63];1;4)=&quot;base&quot;;CONCATENATE(&quot;base.model_&quot;;SUBSTITUTE(MID([.B63];6;50);&quot;.&quot;;&quot;_&quot;));CONCATENATE(&quot;report_aeroo.model_&quot;;SUBSTITUTE(MID([.B63];14;50);&quot;.&quot;;&quot;_&quot;))))" office:value-type="string" office:string-value="model_academic_faculty">
            <text:p>model_academic_faculty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4];&quot;.&quot;;&quot;_&quot;);MID([.D64];15;50)))" office:value-type="string" office:string-value="access_academic_faculty_line_faculty_secretary">
            <text:p>access_academic_faculty_line_faculty_secretary</text:p>
          </table:table-cell>
          <table:table-cell office:value-type="string">
            <text:p>academic.faculty.line</text:p>
          </table:table-cell>
          <table:table-cell table:style-name="ce1" table:formula="of:=IF(MID([.B64];1;8)=&quot;academic&quot;;CONCATENATE(&quot;model_&quot;;SUBSTITUTE([.B64];&quot;.&quot;;&quot;_&quot;));IF(MID([.B64];1;4)=&quot;base&quot;;CONCATENATE(&quot;base.model_&quot;;SUBSTITUTE(MID([.B64];6;50);&quot;.&quot;;&quot;_&quot;));CONCATENATE(&quot;report_aeroo.model_&quot;;SUBSTITUTE(MID([.B64];14;50);&quot;.&quot;;&quot;_&quot;))))" office:value-type="string" office:string-value="model_academic_faculty_line">
            <text:p>model_academic_faculty_line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5];&quot;.&quot;;&quot;_&quot;);MID([.D65];15;50)))" office:value-type="string" office:string-value="access_academic_family_faculty_secretary">
            <text:p>access_academic_family_faculty_secretary</text:p>
          </table:table-cell>
          <table:table-cell office:value-type="string">
            <text:p>academic.family</text:p>
          </table:table-cell>
          <table:table-cell table:style-name="ce1" table:formula="of:=IF(MID([.B65];1;8)=&quot;academic&quot;;CONCATENATE(&quot;model_&quot;;SUBSTITUTE([.B65];&quot;.&quot;;&quot;_&quot;));IF(MID([.B65];1;4)=&quot;base&quot;;CONCATENATE(&quot;base.model_&quot;;SUBSTITUTE(MID([.B65];6;50);&quot;.&quot;;&quot;_&quot;));CONCATENATE(&quot;report_aeroo.model_&quot;;SUBSTITUTE(MID([.B65];14;50);&quot;.&quot;;&quot;_&quot;))))" office:value-type="string" office:string-value="model_academic_family">
            <text:p>model_academic_family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6];&quot;.&quot;;&quot;_&quot;);MID([.D66];15;50)))" office:value-type="string" office:string-value="access_academic_inasistance_faculty_secretary">
            <text:p>access_academic_inasistance_faculty_secretary</text:p>
          </table:table-cell>
          <table:table-cell office:value-type="string">
            <text:p>academic.inasistance</text:p>
          </table:table-cell>
          <table:table-cell table:style-name="ce1" table:formula="of:=IF(MID([.B66];1;8)=&quot;academic&quot;;CONCATENATE(&quot;model_&quot;;SUBSTITUTE([.B66];&quot;.&quot;;&quot;_&quot;));IF(MID([.B66];1;4)=&quot;base&quot;;CONCATENATE(&quot;base.model_&quot;;SUBSTITUTE(MID([.B66];6;50);&quot;.&quot;;&quot;_&quot;));CONCATENATE(&quot;report_aeroo.model_&quot;;SUBSTITUTE(MID([.B66];14;50);&quot;.&quot;;&quot;_&quot;))))" office:value-type="string" office:string-value="model_academic_inasistance">
            <text:p>model_academic_inasistance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7];&quot;.&quot;;&quot;_&quot;);MID([.D67];15;50)))" office:value-type="string" office:string-value="access_academic_rate_faculty_secretary">
            <text:p>access_academic_rate_faculty_secretary</text:p>
          </table:table-cell>
          <table:table-cell office:value-type="string">
            <text:p>academic.rate</text:p>
          </table:table-cell>
          <table:table-cell table:style-name="ce1" table:formula="of:=IF(MID([.B67];1;8)=&quot;academic&quot;;CONCATENATE(&quot;model_&quot;;SUBSTITUTE([.B67];&quot;.&quot;;&quot;_&quot;));IF(MID([.B67];1;4)=&quot;base&quot;;CONCATENATE(&quot;base.model_&quot;;SUBSTITUTE(MID([.B67];6;50);&quot;.&quot;;&quot;_&quot;));CONCATENATE(&quot;report_aeroo.model_&quot;;SUBSTITUTE(MID([.B67];14;50);&quot;.&quot;;&quot;_&quot;))))" office:value-type="string" office:string-value="model_academic_rate">
            <text:p>model_academic_rate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8];&quot;.&quot;;&quot;_&quot;);MID([.D68];15;50)))" office:value-type="string" office:string-value="access_academic_inscription_faculty_secretary">
            <text:p>access_academic_inscription_faculty_secretary</text:p>
          </table:table-cell>
          <table:table-cell office:value-type="string">
            <text:p>academic.inscription</text:p>
          </table:table-cell>
          <table:table-cell table:style-name="ce1" table:formula="of:=IF(MID([.B68];1;8)=&quot;academic&quot;;CONCATENATE(&quot;model_&quot;;SUBSTITUTE([.B68];&quot;.&quot;;&quot;_&quot;));IF(MID([.B68];1;4)=&quot;base&quot;;CONCATENATE(&quot;base.model_&quot;;SUBSTITUTE(MID([.B68];6;50);&quot;.&quot;;&quot;_&quot;));CONCATENATE(&quot;report_aeroo.model_&quot;;SUBSTITUTE(MID([.B68];14;50);&quot;.&quot;;&quot;_&quot;))))" office:value-type="string" office:string-value="model_academic_inscription">
            <text:p>model_academic_inscription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9];&quot;.&quot;;&quot;_&quot;);MID([.D69];15;50)))" office:value-type="string" office:string-value="access_academic_institution_faculty_secretary">
            <text:p>access_academic_institution_faculty_secretary</text:p>
          </table:table-cell>
          <table:table-cell office:value-type="string">
            <text:p>academic.institution</text:p>
          </table:table-cell>
          <table:table-cell table:style-name="ce1" table:formula="of:=IF(MID([.B69];1;8)=&quot;academic&quot;;CONCATENATE(&quot;model_&quot;;SUBSTITUTE([.B69];&quot;.&quot;;&quot;_&quot;));IF(MID([.B69];1;4)=&quot;base&quot;;CONCATENATE(&quot;base.model_&quot;;SUBSTITUTE(MID([.B69];6;50);&quot;.&quot;;&quot;_&quot;));CONCATENATE(&quot;report_aeroo.model_&quot;;SUBSTITUTE(MID([.B69];14;50);&quot;.&quot;;&quot;_&quot;))))" office:value-type="string" office:string-value="model_academic_institution">
            <text:p>model_academic_institution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0];&quot;.&quot;;&quot;_&quot;);MID([.D70];15;50)))" office:value-type="string" office:string-value="access_academic_grid_faculty_secretary">
            <text:p>access_academic_grid_faculty_secretary</text:p>
          </table:table-cell>
          <table:table-cell office:value-type="string">
            <text:p>academic.grid</text:p>
          </table:table-cell>
          <table:table-cell table:style-name="ce1" table:formula="of:=IF(MID([.B70];1;8)=&quot;academic&quot;;CONCATENATE(&quot;model_&quot;;SUBSTITUTE([.B70];&quot;.&quot;;&quot;_&quot;));IF(MID([.B70];1;4)=&quot;base&quot;;CONCATENATE(&quot;base.model_&quot;;SUBSTITUTE(MID([.B70];6;50);&quot;.&quot;;&quot;_&quot;));CONCATENATE(&quot;report_aeroo.model_&quot;;SUBSTITUTE(MID([.B70];14;50);&quot;.&quot;;&quot;_&quot;))))" office:value-type="string" office:string-value="model_academic_grid">
            <text:p>model_academic_grid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1];&quot;.&quot;;&quot;_&quot;);MID([.D71];15;50)))" office:value-type="string" office:string-value="access_academic_grid_level_faculty_secretary">
            <text:p>access_academic_grid_level_faculty_secretary</text:p>
          </table:table-cell>
          <table:table-cell office:value-type="string">
            <text:p>academic.grid.level</text:p>
          </table:table-cell>
          <table:table-cell table:style-name="ce1" table:formula="of:=IF(MID([.B71];1;8)=&quot;academic&quot;;CONCATENATE(&quot;model_&quot;;SUBSTITUTE([.B71];&quot;.&quot;;&quot;_&quot;));IF(MID([.B71];1;4)=&quot;base&quot;;CONCATENATE(&quot;base.model_&quot;;SUBSTITUTE(MID([.B71];6;50);&quot;.&quot;;&quot;_&quot;));CONCATENATE(&quot;report_aeroo.model_&quot;;SUBSTITUTE(MID([.B71];14;50);&quot;.&quot;;&quot;_&quot;))))" office:value-type="string" office:string-value="model_academic_grid_level">
            <text:p>model_academic_grid_level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2];&quot;.&quot;;&quot;_&quot;);MID([.D72];15;50)))" office:value-type="string" office:string-value="access_academic_period_faculty_secretary">
            <text:p>access_academic_period_faculty_secretary</text:p>
          </table:table-cell>
          <table:table-cell office:value-type="string">
            <text:p>academic.period</text:p>
          </table:table-cell>
          <table:table-cell table:style-name="ce1" table:formula="of:=IF(MID([.B72];1;8)=&quot;academic&quot;;CONCATENATE(&quot;model_&quot;;SUBSTITUTE([.B72];&quot;.&quot;;&quot;_&quot;));IF(MID([.B72];1;4)=&quot;base&quot;;CONCATENATE(&quot;base.model_&quot;;SUBSTITUTE(MID([.B72];6;50);&quot;.&quot;;&quot;_&quot;));CONCATENATE(&quot;report_aeroo.model_&quot;;SUBSTITUTE(MID([.B72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3];&quot;.&quot;;&quot;_&quot;);MID([.D73];15;50)))" office:value-type="string" office:string-value="access_academic_input_faculty_secretary">
            <text:p>access_academic_input_faculty_secretary</text:p>
          </table:table-cell>
          <table:table-cell office:value-type="string">
            <text:p>academic.input</text:p>
          </table:table-cell>
          <table:table-cell table:style-name="ce1" table:formula="of:=IF(MID([.B73];1;8)=&quot;academic&quot;;CONCATENATE(&quot;model_&quot;;SUBSTITUTE([.B73];&quot;.&quot;;&quot;_&quot;));IF(MID([.B73];1;4)=&quot;base&quot;;CONCATENATE(&quot;base.model_&quot;;SUBSTITUTE(MID([.B73];6;50);&quot;.&quot;;&quot;_&quot;));CONCATENATE(&quot;report_aeroo.model_&quot;;SUBSTITUTE(MID([.B73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4];&quot;.&quot;;&quot;_&quot;);MID([.D74];15;50)))" office:value-type="string" office:string-value="access_academic_person_faculty_secretary">
            <text:p>access_academic_person_faculty_secretary</text:p>
          </table:table-cell>
          <table:table-cell office:value-type="string">
            <text:p>academic.person</text:p>
          </table:table-cell>
          <table:table-cell table:style-name="ce1" table:formula="of:=IF(MID([.B74];1;8)=&quot;academic&quot;;CONCATENATE(&quot;model_&quot;;SUBSTITUTE([.B74];&quot;.&quot;;&quot;_&quot;));IF(MID([.B74];1;4)=&quot;base&quot;;CONCATENATE(&quot;base.model_&quot;;SUBSTITUTE(MID([.B74];6;50);&quot;.&quot;;&quot;_&quot;));CONCATENATE(&quot;report_aeroo.model_&quot;;SUBSTITUTE(MID([.B74];14;50);&quot;.&quot;;&quot;_&quot;))))" office:value-type="string" office:string-value="model_academic_person">
            <text:p>model_academic_person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5];&quot;.&quot;;&quot;_&quot;);MID([.D75];15;50)))" office:value-type="string" office:string-value="access_academic_registered_faculty_secretary">
            <text:p>access_academic_registered_faculty_secretary</text:p>
          </table:table-cell>
          <table:table-cell office:value-type="string">
            <text:p>academic.registered</text:p>
          </table:table-cell>
          <table:table-cell table:style-name="ce1" table:formula="of:=IF(MID([.B75];1;8)=&quot;academic&quot;;CONCATENATE(&quot;model_&quot;;SUBSTITUTE([.B75];&quot;.&quot;;&quot;_&quot;));IF(MID([.B75];1;4)=&quot;base&quot;;CONCATENATE(&quot;base.model_&quot;;SUBSTITUTE(MID([.B75];6;50);&quot;.&quot;;&quot;_&quot;));CONCATENATE(&quot;report_aeroo.model_&quot;;SUBSTITUTE(MID([.B75];14;50);&quot;.&quot;;&quot;_&quot;))))" office:value-type="string" office:string-value="model_academic_registered">
            <text:p>model_academic_registered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6];&quot;.&quot;;&quot;_&quot;);MID([.D76];15;50)))" office:value-type="string" office:string-value="access_academic_profession_faculty_secretary">
            <text:p>access_academic_profession_faculty_secretary</text:p>
          </table:table-cell>
          <table:table-cell office:value-type="string">
            <text:p>academic.profession</text:p>
          </table:table-cell>
          <table:table-cell table:style-name="ce1" table:formula="of:=IF(MID([.B76];1;8)=&quot;academic&quot;;CONCATENATE(&quot;model_&quot;;SUBSTITUTE([.B76];&quot;.&quot;;&quot;_&quot;));IF(MID([.B76];1;4)=&quot;base&quot;;CONCATENATE(&quot;base.model_&quot;;SUBSTITUTE(MID([.B76];6;50);&quot;.&quot;;&quot;_&quot;));CONCATENATE(&quot;report_aeroo.model_&quot;;SUBSTITUTE(MID([.B76];14;50);&quot;.&quot;;&quot;_&quot;))))" office:value-type="string" office:string-value="model_academic_profession">
            <text:p>model_academic_profession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7];&quot;.&quot;;&quot;_&quot;);MID([.D77];15;50)))" office:value-type="string" office:string-value="access_academic_qualitative_faculty_secretary">
            <text:p>access_academic_qualitative_faculty_secretary</text:p>
          </table:table-cell>
          <table:table-cell office:value-type="string">
            <text:p>academic.qualitative</text:p>
          </table:table-cell>
          <table:table-cell table:style-name="ce1" table:formula="of:=IF(MID([.B77];1;8)=&quot;academic&quot;;CONCATENATE(&quot;model_&quot;;SUBSTITUTE([.B77];&quot;.&quot;;&quot;_&quot;));IF(MID([.B77];1;4)=&quot;base&quot;;CONCATENATE(&quot;base.model_&quot;;SUBSTITUTE(MID([.B77];6;50);&quot;.&quot;;&quot;_&quot;));CONCATENATE(&quot;report_aeroo.model_&quot;;SUBSTITUTE(MID([.B77];14;50);&quot;.&quot;;&quot;_&quot;))))" office:value-type="string" office:string-value="model_academic_qualitative">
            <text:p>model_academic_qualitative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8];&quot;.&quot;;&quot;_&quot;);MID([.D78];15;50)))" office:value-type="string" office:string-value="access_academic_ratify_faculty_secretary">
            <text:p>access_academic_ratify_faculty_secretary</text:p>
          </table:table-cell>
          <table:table-cell office:value-type="string">
            <text:p>academic.ratify</text:p>
          </table:table-cell>
          <table:table-cell table:style-name="ce1" table:formula="of:=IF(MID([.B78];1;8)=&quot;academic&quot;;CONCATENATE(&quot;model_&quot;;SUBSTITUTE([.B78];&quot;.&quot;;&quot;_&quot;));IF(MID([.B78];1;4)=&quot;base&quot;;CONCATENATE(&quot;base.model_&quot;;SUBSTITUTE(MID([.B78];6;50);&quot;.&quot;;&quot;_&quot;));CONCATENATE(&quot;report_aeroo.model_&quot;;SUBSTITUTE(MID([.B78];14;50);&quot;.&quot;;&quot;_&quot;))))" office:value-type="string" office:string-value="model_academic_ratify">
            <text:p>model_academic_ratify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9];&quot;.&quot;;&quot;_&quot;);MID([.D79];15;50)))" office:value-type="string" office:string-value="access_academic_schedule_faculty_secretary">
            <text:p>access_academic_schedule_faculty_secretary</text:p>
          </table:table-cell>
          <table:table-cell office:value-type="string">
            <text:p>academic.schedule</text:p>
          </table:table-cell>
          <table:table-cell table:style-name="ce1" table:formula="of:=IF(MID([.B79];1;8)=&quot;academic&quot;;CONCATENATE(&quot;model_&quot;;SUBSTITUTE([.B79];&quot;.&quot;;&quot;_&quot;));IF(MID([.B79];1;4)=&quot;base&quot;;CONCATENATE(&quot;base.model_&quot;;SUBSTITUTE(MID([.B79];6;50);&quot;.&quot;;&quot;_&quot;));CONCATENATE(&quot;report_aeroo.model_&quot;;SUBSTITUTE(MID([.B79];14;50);&quot;.&quot;;&quot;_&quot;))))" office:value-type="string" office:string-value="model_academic_schedule">
            <text:p>model_academic_schedule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0];&quot;.&quot;;&quot;_&quot;);MID([.D80];15;50)))" office:value-type="string" office:string-value="access_academic_schedule_line_faculty_secretary">
            <text:p>access_academic_schedule_line_faculty_secretary</text:p>
          </table:table-cell>
          <table:table-cell office:value-type="string">
            <text:p>academic.schedule.line</text:p>
          </table:table-cell>
          <table:table-cell table:style-name="ce1" table:formula="of:=IF(MID([.B80];1;8)=&quot;academic&quot;;CONCATENATE(&quot;model_&quot;;SUBSTITUTE([.B80];&quot;.&quot;;&quot;_&quot;));IF(MID([.B80];1;4)=&quot;base&quot;;CONCATENATE(&quot;base.model_&quot;;SUBSTITUTE(MID([.B80];6;50);&quot;.&quot;;&quot;_&quot;));CONCATENATE(&quot;report_aeroo.model_&quot;;SUBSTITUTE(MID([.B80];14;50);&quot;.&quot;;&quot;_&quot;))))" office:value-type="string" office:string-value="model_academic_schedule_line">
            <text:p>model_academic_schedule_line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1];&quot;.&quot;;&quot;_&quot;);MID([.D81];15;50)))" office:value-type="string" office:string-value="access_academic_schoolperiod_faculty_secretary">
            <text:p>access_academic_schoolperiod_faculty_secretary</text:p>
          </table:table-cell>
          <table:table-cell office:value-type="string">
            <text:p>academic.schoolperiod</text:p>
          </table:table-cell>
          <table:table-cell table:style-name="ce1" table:formula="of:=IF(MID([.B81];1;8)=&quot;academic&quot;;CONCATENATE(&quot;model_&quot;;SUBSTITUTE([.B81];&quot;.&quot;;&quot;_&quot;));IF(MID([.B81];1;4)=&quot;base&quot;;CONCATENATE(&quot;base.model_&quot;;SUBSTITUTE(MID([.B81];6;50);&quot;.&quot;;&quot;_&quot;));CONCATENATE(&quot;report_aeroo.model_&quot;;SUBSTITUTE(MID([.B81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2];&quot;.&quot;;&quot;_&quot;);MID([.D82];15;50)))" office:value-type="string" office:string-value="access_academic_schoolperiod_rule_faculty_secretary">
            <text:p>access_academic_schoolperiod_rule_faculty_secretary</text:p>
          </table:table-cell>
          <table:table-cell office:value-type="string">
            <text:p>academic.schoolperiod.rule</text:p>
          </table:table-cell>
          <table:table-cell table:style-name="ce1" table:formula="of:=IF(MID([.B82];1;8)=&quot;academic&quot;;CONCATENATE(&quot;model_&quot;;SUBSTITUTE([.B82];&quot;.&quot;;&quot;_&quot;));IF(MID([.B82];1;4)=&quot;base&quot;;CONCATENATE(&quot;base.model_&quot;;SUBSTITUTE(MID([.B82];6;50);&quot;.&quot;;&quot;_&quot;));CONCATENATE(&quot;report_aeroo.model_&quot;;SUBSTITUTE(MID([.B82];14;50);&quot;.&quot;;&quot;_&quot;))))" office:value-type="string" office:string-value="model_academic_schoolperiod_rule">
            <text:p>model_academic_schoolperiod_rule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3];&quot;.&quot;;&quot;_&quot;);MID([.D83];15;50)))" office:value-type="string" office:string-value="access_base_res_country_state_faculty_secretary">
            <text:p>access_base_res_country_state_faculty_secretary</text:p>
          </table:table-cell>
          <table:table-cell office:value-type="string">
            <text:p>base.res.country.state</text:p>
          </table:table-cell>
          <table:table-cell table:style-name="ce1" table:formula="of:=IF(MID([.B83];1;8)=&quot;academic&quot;;CONCATENATE(&quot;model_&quot;;SUBSTITUTE([.B83];&quot;.&quot;;&quot;_&quot;));IF(MID([.B83];1;4)=&quot;base&quot;;CONCATENATE(&quot;base.model_&quot;;SUBSTITUTE(MID([.B83];6;50);&quot;.&quot;;&quot;_&quot;));CONCATENATE(&quot;report_aeroo.model_&quot;;SUBSTITUTE(MID([.B83];14;50);&quot;.&quot;;&quot;_&quot;))))" office:value-type="string" office:string-value="base.model_res_country_state">
            <text:p>base.model_res_country_state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4];&quot;.&quot;;&quot;_&quot;);MID([.D84];15;50)))" office:value-type="string" office:string-value="access_academic_student_faculty_secretary">
            <text:p>access_academic_student_faculty_secretary</text:p>
          </table:table-cell>
          <table:table-cell office:value-type="string">
            <text:p>academic.student</text:p>
          </table:table-cell>
          <table:table-cell table:style-name="ce1" table:formula="of:=IF(MID([.B84];1;8)=&quot;academic&quot;;CONCATENATE(&quot;model_&quot;;SUBSTITUTE([.B84];&quot;.&quot;;&quot;_&quot;));IF(MID([.B84];1;4)=&quot;base&quot;;CONCATENATE(&quot;base.model_&quot;;SUBSTITUTE(MID([.B84];6;50);&quot;.&quot;;&quot;_&quot;));CONCATENATE(&quot;report_aeroo.model_&quot;;SUBSTITUTE(MID([.B84];14;50);&quot;.&quot;;&quot;_&quot;))))" office:value-type="string" office:string-value="model_academic_student">
            <text:p>model_academic_student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5];&quot;.&quot;;&quot;_&quot;);MID([.D85];15;50)))" office:value-type="string" office:string-value="access_academic_subject_faculty_secretary">
            <text:p>access_academic_subject_faculty_secretary</text:p>
          </table:table-cell>
          <table:table-cell office:value-type="string">
            <text:p>academic.subject</text:p>
          </table:table-cell>
          <table:table-cell table:style-name="ce1" table:formula="of:=IF(MID([.B85];1;8)=&quot;academic&quot;;CONCATENATE(&quot;model_&quot;;SUBSTITUTE([.B85];&quot;.&quot;;&quot;_&quot;));IF(MID([.B85];1;4)=&quot;base&quot;;CONCATENATE(&quot;base.model_&quot;;SUBSTITUTE(MID([.B85];6;50);&quot;.&quot;;&quot;_&quot;));CONCATENATE(&quot;report_aeroo.model_&quot;;SUBSTITUTE(MID([.B85];14;50);&quot;.&quot;;&quot;_&quot;))))" office:value-type="string" office:string-value="model_academic_subject">
            <text:p>model_academic_subject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6];&quot;.&quot;;&quot;_&quot;);MID([.D86];15;50)))" office:value-type="string" office:string-value="access_academic_teacher_faculty_secretary">
            <text:p>access_academic_teacher_faculty_secretary</text:p>
          </table:table-cell>
          <table:table-cell office:value-type="string">
            <text:p>academic.teacher</text:p>
          </table:table-cell>
          <table:table-cell table:style-name="ce1" table:formula="of:=IF(MID([.B86];1;8)=&quot;academic&quot;;CONCATENATE(&quot;model_&quot;;SUBSTITUTE([.B86];&quot;.&quot;;&quot;_&quot;));IF(MID([.B86];1;4)=&quot;base&quot;;CONCATENATE(&quot;base.model_&quot;;SUBSTITUTE(MID([.B86];6;50);&quot;.&quot;;&quot;_&quot;));CONCATENATE(&quot;report_aeroo.model_&quot;;SUBSTITUTE(MID([.B86];14;50);&quot;.&quot;;&quot;_&quot;))))" office:value-type="string" office:string-value="model_academic_teacher">
            <text:p>model_academic_teacher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7];&quot;.&quot;;&quot;_&quot;);MID([.D87];15;50)))" office:value-type="string" office:string-value="access_academic_unit_faculty_secretary">
            <text:p>access_academic_unit_faculty_secretary</text:p>
          </table:table-cell>
          <table:table-cell office:value-type="string">
            <text:p>academic.unit</text:p>
          </table:table-cell>
          <table:table-cell table:style-name="ce1" table:formula="of:=IF(MID([.B87];1;8)=&quot;academic&quot;;CONCATENATE(&quot;model_&quot;;SUBSTITUTE([.B87];&quot;.&quot;;&quot;_&quot;));IF(MID([.B87];1;4)=&quot;base&quot;;CONCATENATE(&quot;base.model_&quot;;SUBSTITUTE(MID([.B87];6;50);&quot;.&quot;;&quot;_&quot;));CONCATENATE(&quot;report_aeroo.model_&quot;;SUBSTITUTE(MID([.B87];14;50);&quot;.&quot;;&quot;_&quot;))))" office:value-type="string" office:string-value="model_academic_unit">
            <text:p>model_academic_unit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8];&quot;.&quot;;&quot;_&quot;);MID([.D88];15;50)))" office:value-type="string" office:string-value="access_base_res_partner_faculty_secretary">
            <text:p>access_base_res_partner_faculty_secretary</text:p>
          </table:table-cell>
          <table:table-cell office:value-type="string">
            <text:p>base.res.partner</text:p>
          </table:table-cell>
          <table:table-cell table:style-name="ce1" table:formula="of:=IF(MID([.B88];1;8)=&quot;academic&quot;;CONCATENATE(&quot;model_&quot;;SUBSTITUTE([.B88];&quot;.&quot;;&quot;_&quot;));IF(MID([.B88];1;4)=&quot;base&quot;;CONCATENATE(&quot;base.model_&quot;;SUBSTITUTE(MID([.B88];6;50);&quot;.&quot;;&quot;_&quot;));CONCATENATE(&quot;report_aeroo.model_&quot;;SUBSTITUTE(MID([.B88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9];&quot;.&quot;;&quot;_&quot;);MID([.D89];15;50)))" office:value-type="string" office:string-value="access_base_res_users_faculty_secretary">
            <text:p>access_base_res_users_faculty_secretary</text:p>
          </table:table-cell>
          <table:table-cell office:value-type="string">
            <text:p>base.res.users</text:p>
          </table:table-cell>
          <table:table-cell table:style-name="ce1" table:formula="of:=IF(MID([.B89];1;8)=&quot;academic&quot;;CONCATENATE(&quot;model_&quot;;SUBSTITUTE([.B89];&quot;.&quot;;&quot;_&quot;));IF(MID([.B89];1;4)=&quot;base&quot;;CONCATENATE(&quot;base.model_&quot;;SUBSTITUTE(MID([.B89];6;50);&quot;.&quot;;&quot;_&quot;));CONCATENATE(&quot;report_aeroo.model_&quot;;SUBSTITUTE(MID([.B89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0];&quot;.&quot;;&quot;_&quot;);MID([.D90];15;50)))" office:value-type="string" office:string-value="access_academic_title_secretary_manager">
            <text:p>access_academic_title_secretary_manager</text:p>
          </table:table-cell>
          <table:table-cell office:value-type="string">
            <text:p>academic.title</text:p>
          </table:table-cell>
          <table:table-cell table:style-name="ce1" table:formula="of:=IF(MID([.B90];1;8)=&quot;academic&quot;;CONCATENATE(&quot;model_&quot;;SUBSTITUTE([.B90];&quot;.&quot;;&quot;_&quot;));IF(MID([.B90];1;4)=&quot;base&quot;;CONCATENATE(&quot;base.model_&quot;;SUBSTITUTE(MID([.B90];6;50);&quot;.&quot;;&quot;_&quot;));CONCATENATE(&quot;report_aeroo.model_&quot;;SUBSTITUTE(MID([.B90];14;50);&quot;.&quot;;&quot;_&quot;))))" office:value-type="string" office:string-value="model_academic_title">
            <text:p>model_academic_title</text:p>
          </table:table-cell>
          <table:table-cell office:value-type="string">
            <text:p>group_academic_secretary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1];&quot;.&quot;;&quot;_&quot;);MID([.D91];15;50)))" office:value-type="string" office:string-value="access_academic_career_line_secretary_manager">
            <text:p>access_academic_career_line_secretary_manager</text:p>
          </table:table-cell>
          <table:table-cell office:value-type="string">
            <text:p>academic.career.line</text:p>
          </table:table-cell>
          <table:table-cell table:style-name="ce1" table:formula="of:=IF(MID([.B91];1;8)=&quot;academic&quot;;CONCATENATE(&quot;model_&quot;;SUBSTITUTE([.B91];&quot;.&quot;;&quot;_&quot;));IF(MID([.B91];1;4)=&quot;base&quot;;CONCATENATE(&quot;base.model_&quot;;SUBSTITUTE(MID([.B91];6;50);&quot;.&quot;;&quot;_&quot;));CONCATENATE(&quot;report_aeroo.model_&quot;;SUBSTITUTE(MID([.B91];14;50);&quot;.&quot;;&quot;_&quot;))))" office:value-type="string" office:string-value="model_academic_career_line">
            <text:p>model_academic_career_line</text:p>
          </table:table-cell>
          <table:table-cell office:value-type="string">
            <text:p>group_academic_secretary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2];&quot;.&quot;;&quot;_&quot;);MID([.D92];15;50)))" office:value-type="string" office:string-value="access_academic_career_secretary_manager">
            <text:p>access_academic_career_secretary_manager</text:p>
          </table:table-cell>
          <table:table-cell office:value-type="string">
            <text:p>academic.career</text:p>
          </table:table-cell>
          <table:table-cell table:style-name="ce1" table:formula="of:=IF(MID([.B92];1;8)=&quot;academic&quot;;CONCATENATE(&quot;model_&quot;;SUBSTITUTE([.B92];&quot;.&quot;;&quot;_&quot;));IF(MID([.B92];1;4)=&quot;base&quot;;CONCATENATE(&quot;base.model_&quot;;SUBSTITUTE(MID([.B92];6;50);&quot;.&quot;;&quot;_&quot;));CONCATENATE(&quot;report_aeroo.model_&quot;;SUBSTITUTE(MID([.B92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secretary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3];&quot;.&quot;;&quot;_&quot;);MID([.D93];15;50)))" office:value-type="string" office:string-value="access_academic_charge_secretary_manager">
            <text:p>access_academic_charge_secretary_manager</text:p>
          </table:table-cell>
          <table:table-cell office:value-type="string">
            <text:p>academic.charge</text:p>
          </table:table-cell>
          <table:table-cell table:style-name="ce1" table:formula="of:=IF(MID([.B93];1;8)=&quot;academic&quot;;CONCATENATE(&quot;model_&quot;;SUBSTITUTE([.B93];&quot;.&quot;;&quot;_&quot;));IF(MID([.B93];1;4)=&quot;base&quot;;CONCATENATE(&quot;base.model_&quot;;SUBSTITUTE(MID([.B93];6;50);&quot;.&quot;;&quot;_&quot;));CONCATENATE(&quot;report_aeroo.model_&quot;;SUBSTITUTE(MID([.B93];14;50);&quot;.&quot;;&quot;_&quot;))))" office:value-type="string" office:string-value="model_academic_charge">
            <text:p>model_academic_charge</text:p>
          </table:table-cell>
          <table:table-cell office:value-type="string">
            <text:p>group_academic_secretary_manag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4];&quot;.&quot;;&quot;_&quot;);MID([.D94];15;50)))" office:value-type="string" office:string-value="access_academic_course_line_secretary_manager">
            <text:p>access_academic_course_line_secretary_manager</text:p>
          </table:table-cell>
          <table:table-cell office:value-type="string">
            <text:p>academic.course.line</text:p>
          </table:table-cell>
          <table:table-cell table:style-name="ce1" table:formula="of:=IF(MID([.B94];1;8)=&quot;academic&quot;;CONCATENATE(&quot;model_&quot;;SUBSTITUTE([.B94];&quot;.&quot;;&quot;_&quot;));IF(MID([.B94];1;4)=&quot;base&quot;;CONCATENATE(&quot;base.model_&quot;;SUBSTITUTE(MID([.B94];6;50);&quot;.&quot;;&quot;_&quot;));CONCATENATE(&quot;report_aeroo.model_&quot;;SUBSTITUTE(MID([.B94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secretary_manager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5];&quot;.&quot;;&quot;_&quot;);MID([.D95];15;50)))" office:value-type="string" office:string-value="access_academic_course_secretary_manager">
            <text:p>access_academic_course_secretary_manager</text:p>
          </table:table-cell>
          <table:table-cell office:value-type="string">
            <text:p>academic.course</text:p>
          </table:table-cell>
          <table:table-cell table:style-name="ce1" table:formula="of:=IF(MID([.B95];1;8)=&quot;academic&quot;;CONCATENATE(&quot;model_&quot;;SUBSTITUTE([.B95];&quot;.&quot;;&quot;_&quot;));IF(MID([.B95];1;4)=&quot;base&quot;;CONCATENATE(&quot;base.model_&quot;;SUBSTITUTE(MID([.B95];6;50);&quot;.&quot;;&quot;_&quot;));CONCATENATE(&quot;report_aeroo.model_&quot;;SUBSTITUTE(MID([.B95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secretary_manager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6];&quot;.&quot;;&quot;_&quot;);MID([.D96];15;50)))" office:value-type="string" office:string-value="access_academic_course_parallel_secretary_manager">
            <text:p>access_academic_course_parallel_secretary_manager</text:p>
          </table:table-cell>
          <table:table-cell office:value-type="string">
            <text:p>academic.course.parallel</text:p>
          </table:table-cell>
          <table:table-cell table:style-name="ce1" table:formula="of:=IF(MID([.B96];1;8)=&quot;academic&quot;;CONCATENATE(&quot;model_&quot;;SUBSTITUTE([.B96];&quot;.&quot;;&quot;_&quot;));IF(MID([.B96];1;4)=&quot;base&quot;;CONCATENATE(&quot;base.model_&quot;;SUBSTITUTE(MID([.B96];6;50);&quot;.&quot;;&quot;_&quot;));CONCATENATE(&quot;report_aeroo.model_&quot;;SUBSTITUTE(MID([.B96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secretary_manager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7];&quot;.&quot;;&quot;_&quot;);MID([.D97];15;50)))" office:value-type="string" office:string-value="access_academic_distributive_detail_secretary_manager">
            <text:p>access_academic_distributive_detail_secretary_manager</text:p>
          </table:table-cell>
          <table:table-cell office:value-type="string">
            <text:p>academic.distributive.detail</text:p>
          </table:table-cell>
          <table:table-cell table:style-name="ce1" table:formula="of:=IF(MID([.B97];1;8)=&quot;academic&quot;;CONCATENATE(&quot;model_&quot;;SUBSTITUTE([.B97];&quot;.&quot;;&quot;_&quot;));IF(MID([.B97];1;4)=&quot;base&quot;;CONCATENATE(&quot;base.model_&quot;;SUBSTITUTE(MID([.B97];6;50);&quot;.&quot;;&quot;_&quot;));CONCATENATE(&quot;report_aeroo.model_&quot;;SUBSTITUTE(MID([.B97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secretary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8];&quot;.&quot;;&quot;_&quot;);MID([.D98];15;50)))" office:value-type="string" office:string-value="access_academic_distributive_line_secretary_manager">
            <text:p>access_academic_distributive_line_secretary_manager</text:p>
          </table:table-cell>
          <table:table-cell office:value-type="string">
            <text:p>academic.distributive.line</text:p>
          </table:table-cell>
          <table:table-cell table:style-name="ce1" table:formula="of:=IF(MID([.B98];1;8)=&quot;academic&quot;;CONCATENATE(&quot;model_&quot;;SUBSTITUTE([.B98];&quot;.&quot;;&quot;_&quot;));IF(MID([.B98];1;4)=&quot;base&quot;;CONCATENATE(&quot;base.model_&quot;;SUBSTITUTE(MID([.B98];6;50);&quot;.&quot;;&quot;_&quot;));CONCATENATE(&quot;report_aeroo.model_&quot;;SUBSTITUTE(MID([.B98];14;50);&quot;.&quot;;&quot;_&quot;))))" office:value-type="string" office:string-value="model_academic_distributive_line">
            <text:p>model_academic_distributive_line</text:p>
          </table:table-cell>
          <table:table-cell office:value-type="string">
            <text:p>group_academic_secretary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9];&quot;.&quot;;&quot;_&quot;);MID([.D99];15;50)))" office:value-type="string" office:string-value="access_academic_distributive_secretary_manager">
            <text:p>access_academic_distributive_secretary_manager</text:p>
          </table:table-cell>
          <table:table-cell office:value-type="string">
            <text:p>academic.distributive</text:p>
          </table:table-cell>
          <table:table-cell table:style-name="ce1" table:formula="of:=IF(MID([.B99];1;8)=&quot;academic&quot;;CONCATENATE(&quot;model_&quot;;SUBSTITUTE([.B99];&quot;.&quot;;&quot;_&quot;));IF(MID([.B99];1;4)=&quot;base&quot;;CONCATENATE(&quot;base.model_&quot;;SUBSTITUTE(MID([.B99];6;50);&quot;.&quot;;&quot;_&quot;));CONCATENATE(&quot;report_aeroo.model_&quot;;SUBSTITUTE(MID([.B99];14;50);&quot;.&quot;;&quot;_&quot;))))" office:value-type="string" office:string-value="model_academic_distributive">
            <text:p>model_academic_distributive</text:p>
          </table:table-cell>
          <table:table-cell office:value-type="string">
            <text:p>group_academic_secretary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0];&quot;.&quot;;&quot;_&quot;);MID([.D100];15;50)))" office:value-type="string" office:string-value="access_academic_educational_detail_secretary_manager">
            <text:p>access_academic_educational_detail_secretary_manager</text:p>
          </table:table-cell>
          <table:table-cell office:value-type="string">
            <text:p>academic.educational.detail</text:p>
          </table:table-cell>
          <table:table-cell table:style-name="ce1" table:formula="of:=IF(MID([.B100];1;8)=&quot;academic&quot;;CONCATENATE(&quot;model_&quot;;SUBSTITUTE([.B100];&quot;.&quot;;&quot;_&quot;));IF(MID([.B100];1;4)=&quot;base&quot;;CONCATENATE(&quot;base.model_&quot;;SUBSTITUTE(MID([.B100];6;50);&quot;.&quot;;&quot;_&quot;));CONCATENATE(&quot;report_aeroo.model_&quot;;SUBSTITUTE(MID([.B100];14;50);&quot;.&quot;;&quot;_&quot;))))" office:value-type="string" office:string-value="model_academic_educational_detail">
            <text:p>model_academic_educational_detail</text:p>
          </table:table-cell>
          <table:table-cell office:value-type="string">
            <text:p>group_academic_secretary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1];&quot;.&quot;;&quot;_&quot;);MID([.D101];15;50)))" office:value-type="string" office:string-value="access_academic_edinstitution_secretary_manager">
            <text:p>access_academic_edinstitution_secretary_manager</text:p>
          </table:table-cell>
          <table:table-cell office:value-type="string">
            <text:p>academic.edinstitution</text:p>
          </table:table-cell>
          <table:table-cell table:style-name="ce1" table:formula="of:=IF(MID([.B101];1;8)=&quot;academic&quot;;CONCATENATE(&quot;model_&quot;;SUBSTITUTE([.B101];&quot;.&quot;;&quot;_&quot;));IF(MID([.B101];1;4)=&quot;base&quot;;CONCATENATE(&quot;base.model_&quot;;SUBSTITUTE(MID([.B101];6;50);&quot;.&quot;;&quot;_&quot;));CONCATENATE(&quot;report_aeroo.model_&quot;;SUBSTITUTE(MID([.B101];14;50);&quot;.&quot;;&quot;_&quot;))))" office:value-type="string" office:string-value="model_academic_edinstitution">
            <text:p>model_academic_edinstitution</text:p>
          </table:table-cell>
          <table:table-cell office:value-type="string">
            <text:p>group_academic_secretary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2];&quot;.&quot;;&quot;_&quot;);MID([.D102];15;50)))" office:value-type="string" office:string-value="access_academic_enrollment_drag_line_secretary_manager">
            <text:p>access_academic_enrollment_drag_line_secretary_manager</text:p>
          </table:table-cell>
          <table:table-cell office:value-type="string">
            <text:p>academic.enrollment.drag.line</text:p>
          </table:table-cell>
          <table:table-cell table:style-name="ce1" table:formula="of:=IF(MID([.B102];1;8)=&quot;academic&quot;;CONCATENATE(&quot;model_&quot;;SUBSTITUTE([.B102];&quot;.&quot;;&quot;_&quot;));IF(MID([.B102];1;4)=&quot;base&quot;;CONCATENATE(&quot;base.model_&quot;;SUBSTITUTE(MID([.B102];6;50);&quot;.&quot;;&quot;_&quot;));CONCATENATE(&quot;report_aeroo.model_&quot;;SUBSTITUTE(MID([.B102];14;50);&quot;.&quot;;&quot;_&quot;))))" office:value-type="string" office:string-value="model_academic_enrollment_drag_line">
            <text:p>model_academic_enrollment_drag_line</text:p>
          </table:table-cell>
          <table:table-cell office:value-type="string">
            <text:p>group_academic_secretary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3];&quot;.&quot;;&quot;_&quot;);MID([.D103];15;50)))" office:value-type="string" office:string-value="access_academic_enrollment_secretary_manager">
            <text:p>access_academic_enrollment_secretary_manager</text:p>
          </table:table-cell>
          <table:table-cell office:value-type="string">
            <text:p>academic.enrollment</text:p>
          </table:table-cell>
          <table:table-cell table:style-name="ce1" table:formula="of:=IF(MID([.B103];1;8)=&quot;academic&quot;;CONCATENATE(&quot;model_&quot;;SUBSTITUTE([.B103];&quot;.&quot;;&quot;_&quot;));IF(MID([.B103];1;4)=&quot;base&quot;;CONCATENATE(&quot;base.model_&quot;;SUBSTITUTE(MID([.B103];6;50);&quot;.&quot;;&quot;_&quot;));CONCATENATE(&quot;report_aeroo.model_&quot;;SUBSTITUTE(MID([.B103];14;50);&quot;.&quot;;&quot;_&quot;))))" office:value-type="string" office:string-value="model_academic_enrollment">
            <text:p>model_academic_enrollment</text:p>
          </table:table-cell>
          <table:table-cell office:value-type="string">
            <text:p>group_academic_secretary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4];&quot;.&quot;;&quot;_&quot;);MID([.D104];15;50)))" office:value-type="string" office:string-value="access_academic_enrollment_period_type_secretary_manager">
            <text:p>access_academic_enrollment_period_type_secretary_manager</text:p>
          </table:table-cell>
          <table:table-cell office:value-type="string">
            <text:p>academic.enrollment.period.type</text:p>
          </table:table-cell>
          <table:table-cell table:style-name="ce1" table:formula="of:=IF(MID([.B104];1;8)=&quot;academic&quot;;CONCATENATE(&quot;model_&quot;;SUBSTITUTE([.B104];&quot;.&quot;;&quot;_&quot;));IF(MID([.B104];1;4)=&quot;base&quot;;CONCATENATE(&quot;base.model_&quot;;SUBSTITUTE(MID([.B104];6;50);&quot;.&quot;;&quot;_&quot;));CONCATENATE(&quot;report_aeroo.model_&quot;;SUBSTITUTE(MID([.B104];14;50);&quot;.&quot;;&quot;_&quot;))))" office:value-type="string" office:string-value="model_academic_enrollment_period_type">
            <text:p>model_academic_enrollment_period_type</text:p>
          </table:table-cell>
          <table:table-cell office:value-type="string">
            <text:p>group_academic_secretary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5];&quot;.&quot;;&quot;_&quot;);MID([.D105];15;50)))" office:value-type="string" office:string-value="access_academic_enrollment_subject_line_secretary_manager">
            <text:p>access_academic_enrollment_subject_line_secretary_manager</text:p>
          </table:table-cell>
          <table:table-cell office:value-type="string">
            <text:p>academic.enrollment.subject.line</text:p>
          </table:table-cell>
          <table:table-cell table:style-name="ce1" table:formula="of:=IF(MID([.B105];1;8)=&quot;academic&quot;;CONCATENATE(&quot;model_&quot;;SUBSTITUTE([.B105];&quot;.&quot;;&quot;_&quot;));IF(MID([.B105];1;4)=&quot;base&quot;;CONCATENATE(&quot;base.model_&quot;;SUBSTITUTE(MID([.B105];6;50);&quot;.&quot;;&quot;_&quot;));CONCATENATE(&quot;report_aeroo.model_&quot;;SUBSTITUTE(MID([.B105];14;50);&quot;.&quot;;&quot;_&quot;))))" office:value-type="string" office:string-value="model_academic_enrollment_subject_line">
            <text:p>model_academic_enrollment_subject_line</text:p>
          </table:table-cell>
          <table:table-cell office:value-type="string">
            <text:p>group_academic_secretary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6];&quot;.&quot;;&quot;_&quot;);MID([.D106];15;50)))" office:value-type="string" office:string-value="access_academic_equivalence_secretary_manager">
            <text:p>access_academic_equivalence_secretary_manager</text:p>
          </table:table-cell>
          <table:table-cell office:value-type="string">
            <text:p>academic.equivalence</text:p>
          </table:table-cell>
          <table:table-cell table:style-name="ce1" table:formula="of:=IF(MID([.B106];1;8)=&quot;academic&quot;;CONCATENATE(&quot;model_&quot;;SUBSTITUTE([.B106];&quot;.&quot;;&quot;_&quot;));IF(MID([.B106];1;4)=&quot;base&quot;;CONCATENATE(&quot;base.model_&quot;;SUBSTITUTE(MID([.B106];6;50);&quot;.&quot;;&quot;_&quot;));CONCATENATE(&quot;report_aeroo.model_&quot;;SUBSTITUTE(MID([.B106];14;50);&quot;.&quot;;&quot;_&quot;))))" office:value-type="string" office:string-value="model_academic_equivalence">
            <text:p>model_academic_equivalence</text:p>
          </table:table-cell>
          <table:table-cell office:value-type="string">
            <text:p>group_academic_secretary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7];&quot;.&quot;;&quot;_&quot;);MID([.D107];15;50)))" office:value-type="string" office:string-value="access_academic_faculty_line_secretary_manager">
            <text:p>access_academic_faculty_line_secretary_manager</text:p>
          </table:table-cell>
          <table:table-cell office:value-type="string">
            <text:p>academic.faculty.line</text:p>
          </table:table-cell>
          <table:table-cell table:style-name="ce1" table:formula="of:=IF(MID([.B107];1;8)=&quot;academic&quot;;CONCATENATE(&quot;model_&quot;;SUBSTITUTE([.B107];&quot;.&quot;;&quot;_&quot;));IF(MID([.B107];1;4)=&quot;base&quot;;CONCATENATE(&quot;base.model_&quot;;SUBSTITUTE(MID([.B107];6;50);&quot;.&quot;;&quot;_&quot;));CONCATENATE(&quot;report_aeroo.model_&quot;;SUBSTITUTE(MID([.B107];14;50);&quot;.&quot;;&quot;_&quot;))))" office:value-type="string" office:string-value="model_academic_faculty_line">
            <text:p>model_academic_faculty_line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8];&quot;.&quot;;&quot;_&quot;);MID([.D108];15;50)))" office:value-type="string" office:string-value="access_academic_faculty_secretary_manager">
            <text:p>access_academic_faculty_secretary_manager</text:p>
          </table:table-cell>
          <table:table-cell office:value-type="string">
            <text:p>academic.faculty</text:p>
          </table:table-cell>
          <table:table-cell table:style-name="ce1" table:formula="of:=IF(MID([.B108];1;8)=&quot;academic&quot;;CONCATENATE(&quot;model_&quot;;SUBSTITUTE([.B108];&quot;.&quot;;&quot;_&quot;));IF(MID([.B108];1;4)=&quot;base&quot;;CONCATENATE(&quot;base.model_&quot;;SUBSTITUTE(MID([.B108];6;50);&quot;.&quot;;&quot;_&quot;));CONCATENATE(&quot;report_aeroo.model_&quot;;SUBSTITUTE(MID([.B108];14;50);&quot;.&quot;;&quot;_&quot;))))" office:value-type="string" office:string-value="model_academic_faculty">
            <text:p>model_academic_faculty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9];&quot;.&quot;;&quot;_&quot;);MID([.D109];15;50)))" office:value-type="string" office:string-value="access_academic_family_secretary_manager">
            <text:p>access_academic_family_secretary_manager</text:p>
          </table:table-cell>
          <table:table-cell office:value-type="string">
            <text:p>academic.family</text:p>
          </table:table-cell>
          <table:table-cell table:style-name="ce1" table:formula="of:=IF(MID([.B109];1;8)=&quot;academic&quot;;CONCATENATE(&quot;model_&quot;;SUBSTITUTE([.B109];&quot;.&quot;;&quot;_&quot;));IF(MID([.B109];1;4)=&quot;base&quot;;CONCATENATE(&quot;base.model_&quot;;SUBSTITUTE(MID([.B109];6;50);&quot;.&quot;;&quot;_&quot;));CONCATENATE(&quot;report_aeroo.model_&quot;;SUBSTITUTE(MID([.B109];14;50);&quot;.&quot;;&quot;_&quot;))))" office:value-type="string" office:string-value="model_academic_family">
            <text:p>model_academic_family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0];&quot;.&quot;;&quot;_&quot;);MID([.D110];15;50)))" office:value-type="string" office:string-value="access_academic_inasistance_secretary_manager">
            <text:p>access_academic_inasistance_secretary_manager</text:p>
          </table:table-cell>
          <table:table-cell office:value-type="string">
            <text:p>academic.inasistance</text:p>
          </table:table-cell>
          <table:table-cell table:style-name="ce1" table:formula="of:=IF(MID([.B110];1;8)=&quot;academic&quot;;CONCATENATE(&quot;model_&quot;;SUBSTITUTE([.B110];&quot;.&quot;;&quot;_&quot;));IF(MID([.B110];1;4)=&quot;base&quot;;CONCATENATE(&quot;base.model_&quot;;SUBSTITUTE(MID([.B110];6;50);&quot;.&quot;;&quot;_&quot;));CONCATENATE(&quot;report_aeroo.model_&quot;;SUBSTITUTE(MID([.B110];14;50);&quot;.&quot;;&quot;_&quot;))))" office:value-type="string" office:string-value="model_academic_inasistance">
            <text:p>model_academic_inasistance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1];&quot;.&quot;;&quot;_&quot;);MID([.D111];15;50)))" office:value-type="string" office:string-value="access_academic_rate_secretary_manager">
            <text:p>access_academic_rate_secretary_manager</text:p>
          </table:table-cell>
          <table:table-cell office:value-type="string">
            <text:p>academic.rate</text:p>
          </table:table-cell>
          <table:table-cell table:style-name="ce1" table:formula="of:=IF(MID([.B111];1;8)=&quot;academic&quot;;CONCATENATE(&quot;model_&quot;;SUBSTITUTE([.B111];&quot;.&quot;;&quot;_&quot;));IF(MID([.B111];1;4)=&quot;base&quot;;CONCATENATE(&quot;base.model_&quot;;SUBSTITUTE(MID([.B111];6;50);&quot;.&quot;;&quot;_&quot;));CONCATENATE(&quot;report_aeroo.model_&quot;;SUBSTITUTE(MID([.B111];14;50);&quot;.&quot;;&quot;_&quot;))))" office:value-type="string" office:string-value="model_academic_rate">
            <text:p>model_academic_rate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2];&quot;.&quot;;&quot;_&quot;);MID([.D112];15;50)))" office:value-type="string" office:string-value="access_academic_inscription_secretary_manager">
            <text:p>access_academic_inscription_secretary_manager</text:p>
          </table:table-cell>
          <table:table-cell office:value-type="string">
            <text:p>academic.inscription</text:p>
          </table:table-cell>
          <table:table-cell table:style-name="ce1" table:formula="of:=IF(MID([.B112];1;8)=&quot;academic&quot;;CONCATENATE(&quot;model_&quot;;SUBSTITUTE([.B112];&quot;.&quot;;&quot;_&quot;));IF(MID([.B112];1;4)=&quot;base&quot;;CONCATENATE(&quot;base.model_&quot;;SUBSTITUTE(MID([.B112];6;50);&quot;.&quot;;&quot;_&quot;));CONCATENATE(&quot;report_aeroo.model_&quot;;SUBSTITUTE(MID([.B112];14;50);&quot;.&quot;;&quot;_&quot;))))" office:value-type="string" office:string-value="model_academic_inscription">
            <text:p>model_academic_inscription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3];&quot;.&quot;;&quot;_&quot;);MID([.D113];15;50)))" office:value-type="string" office:string-value="access_academic_institution_secretary_manager">
            <text:p>access_academic_institution_secretary_manager</text:p>
          </table:table-cell>
          <table:table-cell office:value-type="string">
            <text:p>academic.institution</text:p>
          </table:table-cell>
          <table:table-cell table:style-name="ce1" table:formula="of:=IF(MID([.B113];1;8)=&quot;academic&quot;;CONCATENATE(&quot;model_&quot;;SUBSTITUTE([.B113];&quot;.&quot;;&quot;_&quot;));IF(MID([.B113];1;4)=&quot;base&quot;;CONCATENATE(&quot;base.model_&quot;;SUBSTITUTE(MID([.B113];6;50);&quot;.&quot;;&quot;_&quot;));CONCATENATE(&quot;report_aeroo.model_&quot;;SUBSTITUTE(MID([.B113];14;50);&quot;.&quot;;&quot;_&quot;))))" office:value-type="string" office:string-value="model_academic_institution">
            <text:p>model_academic_institution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4];&quot;.&quot;;&quot;_&quot;);MID([.D114];15;50)))" office:value-type="string" office:string-value="access_academic_grid_level_secretary_manager">
            <text:p>access_academic_grid_level_secretary_manager</text:p>
          </table:table-cell>
          <table:table-cell office:value-type="string">
            <text:p>academic.grid.level</text:p>
          </table:table-cell>
          <table:table-cell table:style-name="ce1" table:formula="of:=IF(MID([.B114];1;8)=&quot;academic&quot;;CONCATENATE(&quot;model_&quot;;SUBSTITUTE([.B114];&quot;.&quot;;&quot;_&quot;));IF(MID([.B114];1;4)=&quot;base&quot;;CONCATENATE(&quot;base.model_&quot;;SUBSTITUTE(MID([.B114];6;50);&quot;.&quot;;&quot;_&quot;));CONCATENATE(&quot;report_aeroo.model_&quot;;SUBSTITUTE(MID([.B114];14;50);&quot;.&quot;;&quot;_&quot;))))" office:value-type="string" office:string-value="model_academic_grid_level">
            <text:p>model_academic_grid_level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5];&quot;.&quot;;&quot;_&quot;);MID([.D115];15;50)))" office:value-type="string" office:string-value="access_academic_grid_secretary_manager">
            <text:p>access_academic_grid_secretary_manager</text:p>
          </table:table-cell>
          <table:table-cell office:value-type="string">
            <text:p>academic.grid</text:p>
          </table:table-cell>
          <table:table-cell table:style-name="ce1" table:formula="of:=IF(MID([.B115];1;8)=&quot;academic&quot;;CONCATENATE(&quot;model_&quot;;SUBSTITUTE([.B115];&quot;.&quot;;&quot;_&quot;));IF(MID([.B115];1;4)=&quot;base&quot;;CONCATENATE(&quot;base.model_&quot;;SUBSTITUTE(MID([.B115];6;50);&quot;.&quot;;&quot;_&quot;));CONCATENATE(&quot;report_aeroo.model_&quot;;SUBSTITUTE(MID([.B115];14;50);&quot;.&quot;;&quot;_&quot;))))" office:value-type="string" office:string-value="model_academic_grid">
            <text:p>model_academic_grid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6];&quot;.&quot;;&quot;_&quot;);MID([.D116];15;50)))" office:value-type="string" office:string-value="access_academic_input_secretary_manager">
            <text:p>access_academic_input_secretary_manager</text:p>
          </table:table-cell>
          <table:table-cell office:value-type="string">
            <text:p>academic.input</text:p>
          </table:table-cell>
          <table:table-cell table:style-name="ce1" table:formula="of:=IF(MID([.B116];1;8)=&quot;academic&quot;;CONCATENATE(&quot;model_&quot;;SUBSTITUTE([.B116];&quot;.&quot;;&quot;_&quot;));IF(MID([.B116];1;4)=&quot;base&quot;;CONCATENATE(&quot;base.model_&quot;;SUBSTITUTE(MID([.B116];6;50);&quot;.&quot;;&quot;_&quot;));CONCATENATE(&quot;report_aeroo.model_&quot;;SUBSTITUTE(MID([.B116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7];&quot;.&quot;;&quot;_&quot;);MID([.D117];15;50)))" office:value-type="string" office:string-value="access_academic_period_secretary_manager">
            <text:p>access_academic_period_secretary_manager</text:p>
          </table:table-cell>
          <table:table-cell office:value-type="string">
            <text:p>academic.period</text:p>
          </table:table-cell>
          <table:table-cell table:style-name="ce1" table:formula="of:=IF(MID([.B117];1;8)=&quot;academic&quot;;CONCATENATE(&quot;model_&quot;;SUBSTITUTE([.B117];&quot;.&quot;;&quot;_&quot;));IF(MID([.B117];1;4)=&quot;base&quot;;CONCATENATE(&quot;base.model_&quot;;SUBSTITUTE(MID([.B117];6;50);&quot;.&quot;;&quot;_&quot;));CONCATENATE(&quot;report_aeroo.model_&quot;;SUBSTITUTE(MID([.B117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8];&quot;.&quot;;&quot;_&quot;);MID([.D118];15;50)))" office:value-type="string" office:string-value="access_academic_person_secretary_manager">
            <text:p>access_academic_person_secretary_manager</text:p>
          </table:table-cell>
          <table:table-cell office:value-type="string">
            <text:p>academic.person</text:p>
          </table:table-cell>
          <table:table-cell table:style-name="ce1" table:formula="of:=IF(MID([.B118];1;8)=&quot;academic&quot;;CONCATENATE(&quot;model_&quot;;SUBSTITUTE([.B118];&quot;.&quot;;&quot;_&quot;));IF(MID([.B118];1;4)=&quot;base&quot;;CONCATENATE(&quot;base.model_&quot;;SUBSTITUTE(MID([.B118];6;50);&quot;.&quot;;&quot;_&quot;));CONCATENATE(&quot;report_aeroo.model_&quot;;SUBSTITUTE(MID([.B118];14;50);&quot;.&quot;;&quot;_&quot;))))" office:value-type="string" office:string-value="model_academic_person">
            <text:p>model_academic_person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9];&quot;.&quot;;&quot;_&quot;);MID([.D119];15;50)))" office:value-type="string" office:string-value="access_academic_registered_secretary_manager">
            <text:p>access_academic_registered_secretary_manager</text:p>
          </table:table-cell>
          <table:table-cell office:value-type="string">
            <text:p>academic.registered</text:p>
          </table:table-cell>
          <table:table-cell table:style-name="ce1" table:formula="of:=IF(MID([.B119];1;8)=&quot;academic&quot;;CONCATENATE(&quot;model_&quot;;SUBSTITUTE([.B119];&quot;.&quot;;&quot;_&quot;));IF(MID([.B119];1;4)=&quot;base&quot;;CONCATENATE(&quot;base.model_&quot;;SUBSTITUTE(MID([.B119];6;50);&quot;.&quot;;&quot;_&quot;));CONCATENATE(&quot;report_aeroo.model_&quot;;SUBSTITUTE(MID([.B119];14;50);&quot;.&quot;;&quot;_&quot;))))" office:value-type="string" office:string-value="model_academic_registered">
            <text:p>model_academic_registered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0];&quot;.&quot;;&quot;_&quot;);MID([.D120];15;50)))" office:value-type="string" office:string-value="access_academic_profession_secretary_manager">
            <text:p>access_academic_profession_secretary_manager</text:p>
          </table:table-cell>
          <table:table-cell office:value-type="string">
            <text:p>academic.profession</text:p>
          </table:table-cell>
          <table:table-cell table:style-name="ce1" table:formula="of:=IF(MID([.B120];1;8)=&quot;academic&quot;;CONCATENATE(&quot;model_&quot;;SUBSTITUTE([.B120];&quot;.&quot;;&quot;_&quot;));IF(MID([.B120];1;4)=&quot;base&quot;;CONCATENATE(&quot;base.model_&quot;;SUBSTITUTE(MID([.B120];6;50);&quot;.&quot;;&quot;_&quot;));CONCATENATE(&quot;report_aeroo.model_&quot;;SUBSTITUTE(MID([.B120];14;50);&quot;.&quot;;&quot;_&quot;))))" office:value-type="string" office:string-value="model_academic_profession">
            <text:p>model_academic_profession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1];&quot;.&quot;;&quot;_&quot;);MID([.D121];15;50)))" office:value-type="string" office:string-value="access_academic_qualitative_secretary_manager">
            <text:p>access_academic_qualitative_secretary_manager</text:p>
          </table:table-cell>
          <table:table-cell office:value-type="string">
            <text:p>academic.qualitative</text:p>
          </table:table-cell>
          <table:table-cell table:style-name="ce1" table:formula="of:=IF(MID([.B121];1;8)=&quot;academic&quot;;CONCATENATE(&quot;model_&quot;;SUBSTITUTE([.B121];&quot;.&quot;;&quot;_&quot;));IF(MID([.B121];1;4)=&quot;base&quot;;CONCATENATE(&quot;base.model_&quot;;SUBSTITUTE(MID([.B121];6;50);&quot;.&quot;;&quot;_&quot;));CONCATENATE(&quot;report_aeroo.model_&quot;;SUBSTITUTE(MID([.B121];14;50);&quot;.&quot;;&quot;_&quot;))))" office:value-type="string" office:string-value="model_academic_qualitative">
            <text:p>model_academic_qualitative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2];&quot;.&quot;;&quot;_&quot;);MID([.D122];15;50)))" office:value-type="string" office:string-value="access_academic_ratify_secretary_manager">
            <text:p>access_academic_ratify_secretary_manager</text:p>
          </table:table-cell>
          <table:table-cell office:value-type="string">
            <text:p>academic.ratify</text:p>
          </table:table-cell>
          <table:table-cell table:style-name="ce1" table:formula="of:=IF(MID([.B122];1;8)=&quot;academic&quot;;CONCATENATE(&quot;model_&quot;;SUBSTITUTE([.B122];&quot;.&quot;;&quot;_&quot;));IF(MID([.B122];1;4)=&quot;base&quot;;CONCATENATE(&quot;base.model_&quot;;SUBSTITUTE(MID([.B122];6;50);&quot;.&quot;;&quot;_&quot;));CONCATENATE(&quot;report_aeroo.model_&quot;;SUBSTITUTE(MID([.B122];14;50);&quot;.&quot;;&quot;_&quot;))))" office:value-type="string" office:string-value="model_academic_ratify">
            <text:p>model_academic_ratify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3];&quot;.&quot;;&quot;_&quot;);MID([.D123];15;50)))" office:value-type="string" office:string-value="access_academic_schedule_line_secretary_manager">
            <text:p>access_academic_schedule_line_secretary_manager</text:p>
          </table:table-cell>
          <table:table-cell office:value-type="string">
            <text:p>academic.schedule.line</text:p>
          </table:table-cell>
          <table:table-cell table:style-name="ce1" table:formula="of:=IF(MID([.B123];1;8)=&quot;academic&quot;;CONCATENATE(&quot;model_&quot;;SUBSTITUTE([.B123];&quot;.&quot;;&quot;_&quot;));IF(MID([.B123];1;4)=&quot;base&quot;;CONCATENATE(&quot;base.model_&quot;;SUBSTITUTE(MID([.B123];6;50);&quot;.&quot;;&quot;_&quot;));CONCATENATE(&quot;report_aeroo.model_&quot;;SUBSTITUTE(MID([.B123];14;50);&quot;.&quot;;&quot;_&quot;))))" office:value-type="string" office:string-value="model_academic_schedule_line">
            <text:p>model_academic_schedule_line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4];&quot;.&quot;;&quot;_&quot;);MID([.D124];15;50)))" office:value-type="string" office:string-value="access_academic_schedule_secretary_manager">
            <text:p>access_academic_schedule_secretary_manager</text:p>
          </table:table-cell>
          <table:table-cell office:value-type="string">
            <text:p>academic.schedule</text:p>
          </table:table-cell>
          <table:table-cell table:style-name="ce1" table:formula="of:=IF(MID([.B124];1;8)=&quot;academic&quot;;CONCATENATE(&quot;model_&quot;;SUBSTITUTE([.B124];&quot;.&quot;;&quot;_&quot;));IF(MID([.B124];1;4)=&quot;base&quot;;CONCATENATE(&quot;base.model_&quot;;SUBSTITUTE(MID([.B124];6;50);&quot;.&quot;;&quot;_&quot;));CONCATENATE(&quot;report_aeroo.model_&quot;;SUBSTITUTE(MID([.B124];14;50);&quot;.&quot;;&quot;_&quot;))))" office:value-type="string" office:string-value="model_academic_schedule">
            <text:p>model_academic_schedule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5];&quot;.&quot;;&quot;_&quot;);MID([.D125];15;50)))" office:value-type="string" office:string-value="access_academic_schoolperiod_secretary_manager">
            <text:p>access_academic_schoolperiod_secretary_manager</text:p>
          </table:table-cell>
          <table:table-cell office:value-type="string">
            <text:p>academic.schoolperiod</text:p>
          </table:table-cell>
          <table:table-cell table:style-name="ce1" table:formula="of:=IF(MID([.B125];1;8)=&quot;academic&quot;;CONCATENATE(&quot;model_&quot;;SUBSTITUTE([.B125];&quot;.&quot;;&quot;_&quot;));IF(MID([.B125];1;4)=&quot;base&quot;;CONCATENATE(&quot;base.model_&quot;;SUBSTITUTE(MID([.B125];6;50);&quot;.&quot;;&quot;_&quot;));CONCATENATE(&quot;report_aeroo.model_&quot;;SUBSTITUTE(MID([.B125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6];&quot;.&quot;;&quot;_&quot;);MID([.D126];15;50)))" office:value-type="string" office:string-value="access_academic_schoolperiod_rule_secretary_manager">
            <text:p>access_academic_schoolperiod_rule_secretary_manager</text:p>
          </table:table-cell>
          <table:table-cell office:value-type="string">
            <text:p>academic.schoolperiod.rule</text:p>
          </table:table-cell>
          <table:table-cell table:style-name="ce1" table:formula="of:=IF(MID([.B126];1;8)=&quot;academic&quot;;CONCATENATE(&quot;model_&quot;;SUBSTITUTE([.B126];&quot;.&quot;;&quot;_&quot;));IF(MID([.B126];1;4)=&quot;base&quot;;CONCATENATE(&quot;base.model_&quot;;SUBSTITUTE(MID([.B126];6;50);&quot;.&quot;;&quot;_&quot;));CONCATENATE(&quot;report_aeroo.model_&quot;;SUBSTITUTE(MID([.B126];14;50);&quot;.&quot;;&quot;_&quot;))))" office:value-type="string" office:string-value="model_academic_schoolperiod_rule">
            <text:p>model_academic_schoolperiod_rule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7];&quot;.&quot;;&quot;_&quot;);MID([.D127];15;50)))" office:value-type="string" office:string-value="access_base_res_country_state_secretary_manager">
            <text:p>access_base_res_country_state_secretary_manager</text:p>
          </table:table-cell>
          <table:table-cell office:value-type="string">
            <text:p>base.res.country.state</text:p>
          </table:table-cell>
          <table:table-cell table:style-name="ce1" table:formula="of:=IF(MID([.B127];1;8)=&quot;academic&quot;;CONCATENATE(&quot;model_&quot;;SUBSTITUTE([.B127];&quot;.&quot;;&quot;_&quot;));IF(MID([.B127];1;4)=&quot;base&quot;;CONCATENATE(&quot;base.model_&quot;;SUBSTITUTE(MID([.B127];6;50);&quot;.&quot;;&quot;_&quot;));CONCATENATE(&quot;report_aeroo.model_&quot;;SUBSTITUTE(MID([.B127];14;50);&quot;.&quot;;&quot;_&quot;))))" office:value-type="string" office:string-value="base.model_res_country_state">
            <text:p>base.model_res_country_state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8];&quot;.&quot;;&quot;_&quot;);MID([.D128];15;50)))" office:value-type="string" office:string-value="access_academic_student_secretary_manager">
            <text:p>access_academic_student_secretary_manager</text:p>
          </table:table-cell>
          <table:table-cell office:value-type="string">
            <text:p>academic.student</text:p>
          </table:table-cell>
          <table:table-cell table:style-name="ce1" table:formula="of:=IF(MID([.B128];1;8)=&quot;academic&quot;;CONCATENATE(&quot;model_&quot;;SUBSTITUTE([.B128];&quot;.&quot;;&quot;_&quot;));IF(MID([.B128];1;4)=&quot;base&quot;;CONCATENATE(&quot;base.model_&quot;;SUBSTITUTE(MID([.B128];6;50);&quot;.&quot;;&quot;_&quot;));CONCATENATE(&quot;report_aeroo.model_&quot;;SUBSTITUTE(MID([.B128];14;50);&quot;.&quot;;&quot;_&quot;))))" office:value-type="string" office:string-value="model_academic_student">
            <text:p>model_academic_student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9];&quot;.&quot;;&quot;_&quot;);MID([.D129];15;50)))" office:value-type="string" office:string-value="access_academic_subject_secretary_manager">
            <text:p>access_academic_subject_secretary_manager</text:p>
          </table:table-cell>
          <table:table-cell office:value-type="string">
            <text:p>academic.subject</text:p>
          </table:table-cell>
          <table:table-cell table:style-name="ce1" table:formula="of:=IF(MID([.B129];1;8)=&quot;academic&quot;;CONCATENATE(&quot;model_&quot;;SUBSTITUTE([.B129];&quot;.&quot;;&quot;_&quot;));IF(MID([.B129];1;4)=&quot;base&quot;;CONCATENATE(&quot;base.model_&quot;;SUBSTITUTE(MID([.B129];6;50);&quot;.&quot;;&quot;_&quot;));CONCATENATE(&quot;report_aeroo.model_&quot;;SUBSTITUTE(MID([.B129];14;50);&quot;.&quot;;&quot;_&quot;))))" office:value-type="string" office:string-value="model_academic_subject">
            <text:p>model_academic_subject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0];&quot;.&quot;;&quot;_&quot;);MID([.D130];15;50)))" office:value-type="string" office:string-value="access_academic_teacher_secretary_manager">
            <text:p>access_academic_teacher_secretary_manager</text:p>
          </table:table-cell>
          <table:table-cell office:value-type="string">
            <text:p>academic.teacher</text:p>
          </table:table-cell>
          <table:table-cell table:style-name="ce1" table:formula="of:=IF(MID([.B130];1;8)=&quot;academic&quot;;CONCATENATE(&quot;model_&quot;;SUBSTITUTE([.B130];&quot;.&quot;;&quot;_&quot;));IF(MID([.B130];1;4)=&quot;base&quot;;CONCATENATE(&quot;base.model_&quot;;SUBSTITUTE(MID([.B130];6;50);&quot;.&quot;;&quot;_&quot;));CONCATENATE(&quot;report_aeroo.model_&quot;;SUBSTITUTE(MID([.B130];14;50);&quot;.&quot;;&quot;_&quot;))))" office:value-type="string" office:string-value="model_academic_teacher">
            <text:p>model_academic_teacher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1];&quot;.&quot;;&quot;_&quot;);MID([.D131];15;50)))" office:value-type="string" office:string-value="access_academic_unit_secretary_manager">
            <text:p>access_academic_unit_secretary_manager</text:p>
          </table:table-cell>
          <table:table-cell office:value-type="string">
            <text:p>academic.unit</text:p>
          </table:table-cell>
          <table:table-cell table:style-name="ce1" table:formula="of:=IF(MID([.B131];1;8)=&quot;academic&quot;;CONCATENATE(&quot;model_&quot;;SUBSTITUTE([.B131];&quot;.&quot;;&quot;_&quot;));IF(MID([.B131];1;4)=&quot;base&quot;;CONCATENATE(&quot;base.model_&quot;;SUBSTITUTE(MID([.B131];6;50);&quot;.&quot;;&quot;_&quot;));CONCATENATE(&quot;report_aeroo.model_&quot;;SUBSTITUTE(MID([.B131];14;50);&quot;.&quot;;&quot;_&quot;))))" office:value-type="string" office:string-value="model_academic_unit">
            <text:p>model_academic_unit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2];&quot;.&quot;;&quot;_&quot;);MID([.D132];15;50)))" office:value-type="string" office:string-value="access_base_res_partner_secretary_manager">
            <text:p>access_base_res_partner_secretary_manager</text:p>
          </table:table-cell>
          <table:table-cell office:value-type="string">
            <text:p>base.res.partner</text:p>
          </table:table-cell>
          <table:table-cell table:style-name="ce1" table:formula="of:=IF(MID([.B132];1;8)=&quot;academic&quot;;CONCATENATE(&quot;model_&quot;;SUBSTITUTE([.B132];&quot;.&quot;;&quot;_&quot;));IF(MID([.B132];1;4)=&quot;base&quot;;CONCATENATE(&quot;base.model_&quot;;SUBSTITUTE(MID([.B132];6;50);&quot;.&quot;;&quot;_&quot;));CONCATENATE(&quot;report_aeroo.model_&quot;;SUBSTITUTE(MID([.B132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3];&quot;.&quot;;&quot;_&quot;);MID([.D133];15;50)))" office:value-type="string" office:string-value="access_base_res_users_secretary_manager">
            <text:p>access_base_res_users_secretary_manager</text:p>
          </table:table-cell>
          <table:table-cell office:value-type="string">
            <text:p>base.res.users</text:p>
          </table:table-cell>
          <table:table-cell table:style-name="ce1" table:formula="of:=IF(MID([.B133];1;8)=&quot;academic&quot;;CONCATENATE(&quot;model_&quot;;SUBSTITUTE([.B133];&quot;.&quot;;&quot;_&quot;));IF(MID([.B133];1;4)=&quot;base&quot;;CONCATENATE(&quot;base.model_&quot;;SUBSTITUTE(MID([.B133];6;50);&quot;.&quot;;&quot;_&quot;));CONCATENATE(&quot;report_aeroo.model_&quot;;SUBSTITUTE(MID([.B133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4];&quot;.&quot;;&quot;_&quot;);MID([.D134];15;50)))" office:value-type="string" office:string-value="access_academic_title_departament_manager">
            <text:p>access_academic_title_departament_manager</text:p>
          </table:table-cell>
          <table:table-cell office:value-type="string">
            <text:p>academic.title</text:p>
          </table:table-cell>
          <table:table-cell table:style-name="ce1" table:formula="of:=IF(MID([.B134];1;8)=&quot;academic&quot;;CONCATENATE(&quot;model_&quot;;SUBSTITUTE([.B134];&quot;.&quot;;&quot;_&quot;));IF(MID([.B134];1;4)=&quot;base&quot;;CONCATENATE(&quot;base.model_&quot;;SUBSTITUTE(MID([.B134];6;50);&quot;.&quot;;&quot;_&quot;));CONCATENATE(&quot;report_aeroo.model_&quot;;SUBSTITUTE(MID([.B134];14;50);&quot;.&quot;;&quot;_&quot;))))" office:value-type="string" office:string-value="model_academic_title">
            <text:p>model_academic_titl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5];&quot;.&quot;;&quot;_&quot;);MID([.D135];15;50)))" office:value-type="string" office:string-value="access_academic_career_line_departament_manager">
            <text:p>access_academic_career_line_departament_manager</text:p>
          </table:table-cell>
          <table:table-cell office:value-type="string">
            <text:p>academic.career.line</text:p>
          </table:table-cell>
          <table:table-cell table:style-name="ce1" table:formula="of:=IF(MID([.B135];1;8)=&quot;academic&quot;;CONCATENATE(&quot;model_&quot;;SUBSTITUTE([.B135];&quot;.&quot;;&quot;_&quot;));IF(MID([.B135];1;4)=&quot;base&quot;;CONCATENATE(&quot;base.model_&quot;;SUBSTITUTE(MID([.B135];6;50);&quot;.&quot;;&quot;_&quot;));CONCATENATE(&quot;report_aeroo.model_&quot;;SUBSTITUTE(MID([.B135];14;50);&quot;.&quot;;&quot;_&quot;))))" office:value-type="string" office:string-value="model_academic_career_line">
            <text:p>model_academic_career_lin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6];&quot;.&quot;;&quot;_&quot;);MID([.D136];15;50)))" office:value-type="string" office:string-value="access_academic_career_departament_manager">
            <text:p>access_academic_career_departament_manager</text:p>
          </table:table-cell>
          <table:table-cell office:value-type="string">
            <text:p>academic.career</text:p>
          </table:table-cell>
          <table:table-cell table:style-name="ce1" table:formula="of:=IF(MID([.B136];1;8)=&quot;academic&quot;;CONCATENATE(&quot;model_&quot;;SUBSTITUTE([.B136];&quot;.&quot;;&quot;_&quot;));IF(MID([.B136];1;4)=&quot;base&quot;;CONCATENATE(&quot;base.model_&quot;;SUBSTITUTE(MID([.B136];6;50);&quot;.&quot;;&quot;_&quot;));CONCATENATE(&quot;report_aeroo.model_&quot;;SUBSTITUTE(MID([.B136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formula="of:=CONCATENATE(&quot;access_&quot;;CONCATENATE(SUBSTITUTE([.B137];&quot;.&quot;;&quot;_&quot;);MID([.D137];15;50)))" office:value-type="string" office:string-value="access_academic_charge_departament_manager">
            <text:p>access_academic_charge_departament_manager</text:p>
          </table:table-cell>
          <table:table-cell office:value-type="string">
            <text:p>academic.charge</text:p>
          </table:table-cell>
          <table:table-cell table:style-name="ce1" table:formula="of:=IF(MID([.B137];1;8)=&quot;academic&quot;;CONCATENATE(&quot;model_&quot;;SUBSTITUTE([.B137];&quot;.&quot;;&quot;_&quot;));IF(MID([.B137];1;4)=&quot;base&quot;;CONCATENATE(&quot;base.model_&quot;;SUBSTITUTE(MID([.B137];6;50);&quot;.&quot;;&quot;_&quot;));CONCATENATE(&quot;report_aeroo.model_&quot;;SUBSTITUTE(MID([.B137];14;50);&quot;.&quot;;&quot;_&quot;))))" office:value-type="string" office:string-value="model_academic_charge">
            <text:p>model_academic_charg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8];&quot;.&quot;;&quot;_&quot;);MID([.D138];15;50)))" office:value-type="string" office:string-value="access_academic_course_line_departament_manager">
            <text:p>access_academic_course_line_departament_manager</text:p>
          </table:table-cell>
          <table:table-cell office:value-type="string">
            <text:p>academic.course.line</text:p>
          </table:table-cell>
          <table:table-cell table:style-name="ce1" table:formula="of:=IF(MID([.B138];1;8)=&quot;academic&quot;;CONCATENATE(&quot;model_&quot;;SUBSTITUTE([.B138];&quot;.&quot;;&quot;_&quot;));IF(MID([.B138];1;4)=&quot;base&quot;;CONCATENATE(&quot;base.model_&quot;;SUBSTITUTE(MID([.B138];6;50);&quot;.&quot;;&quot;_&quot;));CONCATENATE(&quot;report_aeroo.model_&quot;;SUBSTITUTE(MID([.B138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9];&quot;.&quot;;&quot;_&quot;);MID([.D139];15;50)))" office:value-type="string" office:string-value="access_academic_course_departament_manager">
            <text:p>access_academic_course_departament_manager</text:p>
          </table:table-cell>
          <table:table-cell office:value-type="string">
            <text:p>academic.course</text:p>
          </table:table-cell>
          <table:table-cell table:style-name="ce1" table:formula="of:=IF(MID([.B139];1;8)=&quot;academic&quot;;CONCATENATE(&quot;model_&quot;;SUBSTITUTE([.B139];&quot;.&quot;;&quot;_&quot;));IF(MID([.B139];1;4)=&quot;base&quot;;CONCATENATE(&quot;base.model_&quot;;SUBSTITUTE(MID([.B139];6;50);&quot;.&quot;;&quot;_&quot;));CONCATENATE(&quot;report_aeroo.model_&quot;;SUBSTITUTE(MID([.B139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0];&quot;.&quot;;&quot;_&quot;);MID([.D140];15;50)))" office:value-type="string" office:string-value="access_academic_course_parallel_departament_manager">
            <text:p>access_academic_course_parallel_departament_manager</text:p>
          </table:table-cell>
          <table:table-cell office:value-type="string">
            <text:p>academic.course.parallel</text:p>
          </table:table-cell>
          <table:table-cell table:style-name="ce1" table:formula="of:=IF(MID([.B140];1;8)=&quot;academic&quot;;CONCATENATE(&quot;model_&quot;;SUBSTITUTE([.B140];&quot;.&quot;;&quot;_&quot;));IF(MID([.B140];1;4)=&quot;base&quot;;CONCATENATE(&quot;base.model_&quot;;SUBSTITUTE(MID([.B140];6;50);&quot;.&quot;;&quot;_&quot;));CONCATENATE(&quot;report_aeroo.model_&quot;;SUBSTITUTE(MID([.B140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1];&quot;.&quot;;&quot;_&quot;);MID([.D141];15;50)))" office:value-type="string" office:string-value="access_academic_distributive_detail_departament_manager">
            <text:p>access_academic_distributive_detail_departament_manager</text:p>
          </table:table-cell>
          <table:table-cell office:value-type="string">
            <text:p>academic.distributive.detail</text:p>
          </table:table-cell>
          <table:table-cell table:style-name="ce1" table:formula="of:=IF(MID([.B141];1;8)=&quot;academic&quot;;CONCATENATE(&quot;model_&quot;;SUBSTITUTE([.B141];&quot;.&quot;;&quot;_&quot;));IF(MID([.B141];1;4)=&quot;base&quot;;CONCATENATE(&quot;base.model_&quot;;SUBSTITUTE(MID([.B141];6;50);&quot;.&quot;;&quot;_&quot;));CONCATENATE(&quot;report_aeroo.model_&quot;;SUBSTITUTE(MID([.B141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2];&quot;.&quot;;&quot;_&quot;);MID([.D142];15;50)))" office:value-type="string" office:string-value="access_academic_distributive_line_departament_manager">
            <text:p>access_academic_distributive_line_departament_manager</text:p>
          </table:table-cell>
          <table:table-cell office:value-type="string">
            <text:p>academic.distributive.line</text:p>
          </table:table-cell>
          <table:table-cell table:style-name="ce1" table:formula="of:=IF(MID([.B142];1;8)=&quot;academic&quot;;CONCATENATE(&quot;model_&quot;;SUBSTITUTE([.B142];&quot;.&quot;;&quot;_&quot;));IF(MID([.B142];1;4)=&quot;base&quot;;CONCATENATE(&quot;base.model_&quot;;SUBSTITUTE(MID([.B142];6;50);&quot;.&quot;;&quot;_&quot;));CONCATENATE(&quot;report_aeroo.model_&quot;;SUBSTITUTE(MID([.B142];14;50);&quot;.&quot;;&quot;_&quot;))))" office:value-type="string" office:string-value="model_academic_distributive_line">
            <text:p>model_academic_distributive_lin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3];&quot;.&quot;;&quot;_&quot;);MID([.D143];15;50)))" office:value-type="string" office:string-value="access_academic_distributive_departament_manager">
            <text:p>access_academic_distributive_departament_manager</text:p>
          </table:table-cell>
          <table:table-cell office:value-type="string">
            <text:p>academic.distributive</text:p>
          </table:table-cell>
          <table:table-cell table:style-name="ce1" table:formula="of:=IF(MID([.B143];1;8)=&quot;academic&quot;;CONCATENATE(&quot;model_&quot;;SUBSTITUTE([.B143];&quot;.&quot;;&quot;_&quot;));IF(MID([.B143];1;4)=&quot;base&quot;;CONCATENATE(&quot;base.model_&quot;;SUBSTITUTE(MID([.B143];6;50);&quot;.&quot;;&quot;_&quot;));CONCATENATE(&quot;report_aeroo.model_&quot;;SUBSTITUTE(MID([.B143];14;50);&quot;.&quot;;&quot;_&quot;))))" office:value-type="string" office:string-value="model_academic_distributive">
            <text:p>model_academic_distributiv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4];&quot;.&quot;;&quot;_&quot;);MID([.D144];15;50)))" office:value-type="string" office:string-value="access_academic_educational_detail_departament_manager">
            <text:p>access_academic_educational_detail_departament_manager</text:p>
          </table:table-cell>
          <table:table-cell office:value-type="string">
            <text:p>academic.educational.detail</text:p>
          </table:table-cell>
          <table:table-cell table:style-name="ce1" table:formula="of:=IF(MID([.B144];1;8)=&quot;academic&quot;;CONCATENATE(&quot;model_&quot;;SUBSTITUTE([.B144];&quot;.&quot;;&quot;_&quot;));IF(MID([.B144];1;4)=&quot;base&quot;;CONCATENATE(&quot;base.model_&quot;;SUBSTITUTE(MID([.B144];6;50);&quot;.&quot;;&quot;_&quot;));CONCATENATE(&quot;report_aeroo.model_&quot;;SUBSTITUTE(MID([.B144];14;50);&quot;.&quot;;&quot;_&quot;))))" office:value-type="string" office:string-value="model_academic_educational_detail">
            <text:p>model_academic_educational_detail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5];&quot;.&quot;;&quot;_&quot;);MID([.D145];15;50)))" office:value-type="string" office:string-value="access_academic_edinstitution_departament_manager">
            <text:p>access_academic_edinstitution_departament_manager</text:p>
          </table:table-cell>
          <table:table-cell office:value-type="string">
            <text:p>academic.edinstitution</text:p>
          </table:table-cell>
          <table:table-cell table:style-name="ce1" table:formula="of:=IF(MID([.B145];1;8)=&quot;academic&quot;;CONCATENATE(&quot;model_&quot;;SUBSTITUTE([.B145];&quot;.&quot;;&quot;_&quot;));IF(MID([.B145];1;4)=&quot;base&quot;;CONCATENATE(&quot;base.model_&quot;;SUBSTITUTE(MID([.B145];6;50);&quot;.&quot;;&quot;_&quot;));CONCATENATE(&quot;report_aeroo.model_&quot;;SUBSTITUTE(MID([.B145];14;50);&quot;.&quot;;&quot;_&quot;))))" office:value-type="string" office:string-value="model_academic_edinstitution">
            <text:p>model_academic_edinstitution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6];&quot;.&quot;;&quot;_&quot;);MID([.D146];15;50)))" office:value-type="string" office:string-value="access_academic_enrollment_drag_line_departament_manager">
            <text:p>access_academic_enrollment_drag_line_departament_manager</text:p>
          </table:table-cell>
          <table:table-cell office:value-type="string">
            <text:p>academic.enrollment.drag.line</text:p>
          </table:table-cell>
          <table:table-cell table:style-name="ce1" table:formula="of:=IF(MID([.B146];1;8)=&quot;academic&quot;;CONCATENATE(&quot;model_&quot;;SUBSTITUTE([.B146];&quot;.&quot;;&quot;_&quot;));IF(MID([.B146];1;4)=&quot;base&quot;;CONCATENATE(&quot;base.model_&quot;;SUBSTITUTE(MID([.B146];6;50);&quot;.&quot;;&quot;_&quot;));CONCATENATE(&quot;report_aeroo.model_&quot;;SUBSTITUTE(MID([.B146];14;50);&quot;.&quot;;&quot;_&quot;))))" office:value-type="string" office:string-value="model_academic_enrollment_drag_line">
            <text:p>model_academic_enrollment_drag_lin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7];&quot;.&quot;;&quot;_&quot;);MID([.D147];15;50)))" office:value-type="string" office:string-value="access_academic_enrollment_departament_manager">
            <text:p>access_academic_enrollment_departament_manager</text:p>
          </table:table-cell>
          <table:table-cell office:value-type="string">
            <text:p>academic.enrollment</text:p>
          </table:table-cell>
          <table:table-cell table:style-name="ce1" table:formula="of:=IF(MID([.B147];1;8)=&quot;academic&quot;;CONCATENATE(&quot;model_&quot;;SUBSTITUTE([.B147];&quot;.&quot;;&quot;_&quot;));IF(MID([.B147];1;4)=&quot;base&quot;;CONCATENATE(&quot;base.model_&quot;;SUBSTITUTE(MID([.B147];6;50);&quot;.&quot;;&quot;_&quot;));CONCATENATE(&quot;report_aeroo.model_&quot;;SUBSTITUTE(MID([.B147];14;50);&quot;.&quot;;&quot;_&quot;))))" office:value-type="string" office:string-value="model_academic_enrollment">
            <text:p>model_academic_enrollment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8];&quot;.&quot;;&quot;_&quot;);MID([.D148];15;50)))" office:value-type="string" office:string-value="access_academic_enrollment_period_type_departament_manager">
            <text:p>access_academic_enrollment_period_type_departament_manager</text:p>
          </table:table-cell>
          <table:table-cell office:value-type="string">
            <text:p>academic.enrollment.period.type</text:p>
          </table:table-cell>
          <table:table-cell table:style-name="ce1" table:formula="of:=IF(MID([.B148];1;8)=&quot;academic&quot;;CONCATENATE(&quot;model_&quot;;SUBSTITUTE([.B148];&quot;.&quot;;&quot;_&quot;));IF(MID([.B148];1;4)=&quot;base&quot;;CONCATENATE(&quot;base.model_&quot;;SUBSTITUTE(MID([.B148];6;50);&quot;.&quot;;&quot;_&quot;));CONCATENATE(&quot;report_aeroo.model_&quot;;SUBSTITUTE(MID([.B148];14;50);&quot;.&quot;;&quot;_&quot;))))" office:value-type="string" office:string-value="model_academic_enrollment_period_type">
            <text:p>model_academic_enrollment_period_typ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9];&quot;.&quot;;&quot;_&quot;);MID([.D149];15;50)))" office:value-type="string" office:string-value="access_academic_enrollment_subject_line_departament_manager">
            <text:p>access_academic_enrollment_subject_line_departament_manager</text:p>
          </table:table-cell>
          <table:table-cell office:value-type="string">
            <text:p>academic.enrollment.subject.line</text:p>
          </table:table-cell>
          <table:table-cell table:style-name="ce1" table:formula="of:=IF(MID([.B149];1;8)=&quot;academic&quot;;CONCATENATE(&quot;model_&quot;;SUBSTITUTE([.B149];&quot;.&quot;;&quot;_&quot;));IF(MID([.B149];1;4)=&quot;base&quot;;CONCATENATE(&quot;base.model_&quot;;SUBSTITUTE(MID([.B149];6;50);&quot;.&quot;;&quot;_&quot;));CONCATENATE(&quot;report_aeroo.model_&quot;;SUBSTITUTE(MID([.B149];14;50);&quot;.&quot;;&quot;_&quot;))))" office:value-type="string" office:string-value="model_academic_enrollment_subject_line">
            <text:p>model_academic_enrollment_subject_lin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0];&quot;.&quot;;&quot;_&quot;);MID([.D150];15;50)))" office:value-type="string" office:string-value="access_academic_equivalence_departament_manager">
            <text:p>access_academic_equivalence_departament_manager</text:p>
          </table:table-cell>
          <table:table-cell office:value-type="string">
            <text:p>academic.equivalence</text:p>
          </table:table-cell>
          <table:table-cell table:style-name="ce1" table:formula="of:=IF(MID([.B150];1;8)=&quot;academic&quot;;CONCATENATE(&quot;model_&quot;;SUBSTITUTE([.B150];&quot;.&quot;;&quot;_&quot;));IF(MID([.B150];1;4)=&quot;base&quot;;CONCATENATE(&quot;base.model_&quot;;SUBSTITUTE(MID([.B150];6;50);&quot;.&quot;;&quot;_&quot;));CONCATENATE(&quot;report_aeroo.model_&quot;;SUBSTITUTE(MID([.B150];14;50);&quot;.&quot;;&quot;_&quot;))))" office:value-type="string" office:string-value="model_academic_equivalence">
            <text:p>model_academic_equivalenc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1];&quot;.&quot;;&quot;_&quot;);MID([.D151];15;50)))" office:value-type="string" office:string-value="access_academic_faculty_line_departament_manager">
            <text:p>access_academic_faculty_line_departament_manager</text:p>
          </table:table-cell>
          <table:table-cell office:value-type="string">
            <text:p>academic.faculty.line</text:p>
          </table:table-cell>
          <table:table-cell table:style-name="ce1" table:formula="of:=IF(MID([.B151];1;8)=&quot;academic&quot;;CONCATENATE(&quot;model_&quot;;SUBSTITUTE([.B151];&quot;.&quot;;&quot;_&quot;));IF(MID([.B151];1;4)=&quot;base&quot;;CONCATENATE(&quot;base.model_&quot;;SUBSTITUTE(MID([.B151];6;50);&quot;.&quot;;&quot;_&quot;));CONCATENATE(&quot;report_aeroo.model_&quot;;SUBSTITUTE(MID([.B151];14;50);&quot;.&quot;;&quot;_&quot;))))" office:value-type="string" office:string-value="model_academic_faculty_line">
            <text:p>model_academic_faculty_lin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2];&quot;.&quot;;&quot;_&quot;);MID([.D152];15;50)))" office:value-type="string" office:string-value="access_academic_faculty_departament_manager">
            <text:p>access_academic_faculty_departament_manager</text:p>
          </table:table-cell>
          <table:table-cell office:value-type="string">
            <text:p>academic.faculty</text:p>
          </table:table-cell>
          <table:table-cell table:style-name="ce1" table:formula="of:=IF(MID([.B152];1;8)=&quot;academic&quot;;CONCATENATE(&quot;model_&quot;;SUBSTITUTE([.B152];&quot;.&quot;;&quot;_&quot;));IF(MID([.B152];1;4)=&quot;base&quot;;CONCATENATE(&quot;base.model_&quot;;SUBSTITUTE(MID([.B152];6;50);&quot;.&quot;;&quot;_&quot;));CONCATENATE(&quot;report_aeroo.model_&quot;;SUBSTITUTE(MID([.B152];14;50);&quot;.&quot;;&quot;_&quot;))))" office:value-type="string" office:string-value="model_academic_faculty">
            <text:p>model_academic_faculty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3];&quot;.&quot;;&quot;_&quot;);MID([.D153];15;50)))" office:value-type="string" office:string-value="access_academic_family_departament_manager">
            <text:p>access_academic_family_departament_manager</text:p>
          </table:table-cell>
          <table:table-cell office:value-type="string">
            <text:p>academic.family</text:p>
          </table:table-cell>
          <table:table-cell table:style-name="ce1" table:formula="of:=IF(MID([.B153];1;8)=&quot;academic&quot;;CONCATENATE(&quot;model_&quot;;SUBSTITUTE([.B153];&quot;.&quot;;&quot;_&quot;));IF(MID([.B153];1;4)=&quot;base&quot;;CONCATENATE(&quot;base.model_&quot;;SUBSTITUTE(MID([.B153];6;50);&quot;.&quot;;&quot;_&quot;));CONCATENATE(&quot;report_aeroo.model_&quot;;SUBSTITUTE(MID([.B153];14;50);&quot;.&quot;;&quot;_&quot;))))" office:value-type="string" office:string-value="model_academic_family">
            <text:p>model_academic_family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4];&quot;.&quot;;&quot;_&quot;);MID([.D154];15;50)))" office:value-type="string" office:string-value="access_academic_inasistance_departament_manager">
            <text:p>access_academic_inasistance_departament_manager</text:p>
          </table:table-cell>
          <table:table-cell office:value-type="string">
            <text:p>academic.inasistance</text:p>
          </table:table-cell>
          <table:table-cell table:style-name="ce1" table:formula="of:=IF(MID([.B154];1;8)=&quot;academic&quot;;CONCATENATE(&quot;model_&quot;;SUBSTITUTE([.B154];&quot;.&quot;;&quot;_&quot;));IF(MID([.B154];1;4)=&quot;base&quot;;CONCATENATE(&quot;base.model_&quot;;SUBSTITUTE(MID([.B154];6;50);&quot;.&quot;;&quot;_&quot;));CONCATENATE(&quot;report_aeroo.model_&quot;;SUBSTITUTE(MID([.B154];14;50);&quot;.&quot;;&quot;_&quot;))))" office:value-type="string" office:string-value="model_academic_inasistance">
            <text:p>model_academic_inasistanc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5];&quot;.&quot;;&quot;_&quot;);MID([.D155];15;50)))" office:value-type="string" office:string-value="access_academic_rate_departament_manager">
            <text:p>access_academic_rate_departament_manager</text:p>
          </table:table-cell>
          <table:table-cell office:value-type="string">
            <text:p>academic.rate</text:p>
          </table:table-cell>
          <table:table-cell table:style-name="ce1" table:formula="of:=IF(MID([.B155];1;8)=&quot;academic&quot;;CONCATENATE(&quot;model_&quot;;SUBSTITUTE([.B155];&quot;.&quot;;&quot;_&quot;));IF(MID([.B155];1;4)=&quot;base&quot;;CONCATENATE(&quot;base.model_&quot;;SUBSTITUTE(MID([.B155];6;50);&quot;.&quot;;&quot;_&quot;));CONCATENATE(&quot;report_aeroo.model_&quot;;SUBSTITUTE(MID([.B155];14;50);&quot;.&quot;;&quot;_&quot;))))" office:value-type="string" office:string-value="model_academic_rate">
            <text:p>model_academic_rat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6];&quot;.&quot;;&quot;_&quot;);MID([.D156];15;50)))" office:value-type="string" office:string-value="access_academic_inscription_departament_manager">
            <text:p>access_academic_inscription_departament_manager</text:p>
          </table:table-cell>
          <table:table-cell office:value-type="string">
            <text:p>academic.inscription</text:p>
          </table:table-cell>
          <table:table-cell table:style-name="ce1" table:formula="of:=IF(MID([.B156];1;8)=&quot;academic&quot;;CONCATENATE(&quot;model_&quot;;SUBSTITUTE([.B156];&quot;.&quot;;&quot;_&quot;));IF(MID([.B156];1;4)=&quot;base&quot;;CONCATENATE(&quot;base.model_&quot;;SUBSTITUTE(MID([.B156];6;50);&quot;.&quot;;&quot;_&quot;));CONCATENATE(&quot;report_aeroo.model_&quot;;SUBSTITUTE(MID([.B156];14;50);&quot;.&quot;;&quot;_&quot;))))" office:value-type="string" office:string-value="model_academic_inscription">
            <text:p>model_academic_inscription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7];&quot;.&quot;;&quot;_&quot;);MID([.D157];15;50)))" office:value-type="string" office:string-value="access_academic_institution_departament_manager">
            <text:p>access_academic_institution_departament_manager</text:p>
          </table:table-cell>
          <table:table-cell office:value-type="string">
            <text:p>academic.institution</text:p>
          </table:table-cell>
          <table:table-cell table:style-name="ce1" table:formula="of:=IF(MID([.B157];1;8)=&quot;academic&quot;;CONCATENATE(&quot;model_&quot;;SUBSTITUTE([.B157];&quot;.&quot;;&quot;_&quot;));IF(MID([.B157];1;4)=&quot;base&quot;;CONCATENATE(&quot;base.model_&quot;;SUBSTITUTE(MID([.B157];6;50);&quot;.&quot;;&quot;_&quot;));CONCATENATE(&quot;report_aeroo.model_&quot;;SUBSTITUTE(MID([.B157];14;50);&quot;.&quot;;&quot;_&quot;))))" office:value-type="string" office:string-value="model_academic_institution">
            <text:p>model_academic_institution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8];&quot;.&quot;;&quot;_&quot;);MID([.D158];15;50)))" office:value-type="string" office:string-value="access_academic_grid_level_departament_manager">
            <text:p>access_academic_grid_level_departament_manager</text:p>
          </table:table-cell>
          <table:table-cell office:value-type="string">
            <text:p>academic.grid.level</text:p>
          </table:table-cell>
          <table:table-cell table:style-name="ce1" table:formula="of:=IF(MID([.B158];1;8)=&quot;academic&quot;;CONCATENATE(&quot;model_&quot;;SUBSTITUTE([.B158];&quot;.&quot;;&quot;_&quot;));IF(MID([.B158];1;4)=&quot;base&quot;;CONCATENATE(&quot;base.model_&quot;;SUBSTITUTE(MID([.B158];6;50);&quot;.&quot;;&quot;_&quot;));CONCATENATE(&quot;report_aeroo.model_&quot;;SUBSTITUTE(MID([.B158];14;50);&quot;.&quot;;&quot;_&quot;))))" office:value-type="string" office:string-value="model_academic_grid_level">
            <text:p>model_academic_grid_level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9];&quot;.&quot;;&quot;_&quot;);MID([.D159];15;50)))" office:value-type="string" office:string-value="access_academic_grid_departament_manager">
            <text:p>access_academic_grid_departament_manager</text:p>
          </table:table-cell>
          <table:table-cell office:value-type="string">
            <text:p>academic.grid</text:p>
          </table:table-cell>
          <table:table-cell table:style-name="ce1" table:formula="of:=IF(MID([.B159];1;8)=&quot;academic&quot;;CONCATENATE(&quot;model_&quot;;SUBSTITUTE([.B159];&quot;.&quot;;&quot;_&quot;));IF(MID([.B159];1;4)=&quot;base&quot;;CONCATENATE(&quot;base.model_&quot;;SUBSTITUTE(MID([.B159];6;50);&quot;.&quot;;&quot;_&quot;));CONCATENATE(&quot;report_aeroo.model_&quot;;SUBSTITUTE(MID([.B159];14;50);&quot;.&quot;;&quot;_&quot;))))" office:value-type="string" office:string-value="model_academic_grid">
            <text:p>model_academic_grid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0];&quot;.&quot;;&quot;_&quot;);MID([.D160];15;50)))" office:value-type="string" office:string-value="access_academic_input_departament_manager">
            <text:p>access_academic_input_departament_manager</text:p>
          </table:table-cell>
          <table:table-cell office:value-type="string">
            <text:p>academic.input</text:p>
          </table:table-cell>
          <table:table-cell table:style-name="ce1" table:formula="of:=IF(MID([.B160];1;8)=&quot;academic&quot;;CONCATENATE(&quot;model_&quot;;SUBSTITUTE([.B160];&quot;.&quot;;&quot;_&quot;));IF(MID([.B160];1;4)=&quot;base&quot;;CONCATENATE(&quot;base.model_&quot;;SUBSTITUTE(MID([.B160];6;50);&quot;.&quot;;&quot;_&quot;));CONCATENATE(&quot;report_aeroo.model_&quot;;SUBSTITUTE(MID([.B160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1];&quot;.&quot;;&quot;_&quot;);MID([.D161];15;50)))" office:value-type="string" office:string-value="access_academic_period_departament_manager">
            <text:p>access_academic_period_departament_manager</text:p>
          </table:table-cell>
          <table:table-cell office:value-type="string">
            <text:p>academic.period</text:p>
          </table:table-cell>
          <table:table-cell table:style-name="ce1" table:formula="of:=IF(MID([.B161];1;8)=&quot;academic&quot;;CONCATENATE(&quot;model_&quot;;SUBSTITUTE([.B161];&quot;.&quot;;&quot;_&quot;));IF(MID([.B161];1;4)=&quot;base&quot;;CONCATENATE(&quot;base.model_&quot;;SUBSTITUTE(MID([.B161];6;50);&quot;.&quot;;&quot;_&quot;));CONCATENATE(&quot;report_aeroo.model_&quot;;SUBSTITUTE(MID([.B161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2];&quot;.&quot;;&quot;_&quot;);MID([.D162];15;50)))" office:value-type="string" office:string-value="access_academic_person_departament_manager">
            <text:p>access_academic_person_departament_manager</text:p>
          </table:table-cell>
          <table:table-cell office:value-type="string">
            <text:p>academic.person</text:p>
          </table:table-cell>
          <table:table-cell table:style-name="ce1" table:formula="of:=IF(MID([.B162];1;8)=&quot;academic&quot;;CONCATENATE(&quot;model_&quot;;SUBSTITUTE([.B162];&quot;.&quot;;&quot;_&quot;));IF(MID([.B162];1;4)=&quot;base&quot;;CONCATENATE(&quot;base.model_&quot;;SUBSTITUTE(MID([.B162];6;50);&quot;.&quot;;&quot;_&quot;));CONCATENATE(&quot;report_aeroo.model_&quot;;SUBSTITUTE(MID([.B162];14;50);&quot;.&quot;;&quot;_&quot;))))" office:value-type="string" office:string-value="model_academic_person">
            <text:p>model_academic_person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3];&quot;.&quot;;&quot;_&quot;);MID([.D163];15;50)))" office:value-type="string" office:string-value="access_academic_registered_departament_manager">
            <text:p>access_academic_registered_departament_manager</text:p>
          </table:table-cell>
          <table:table-cell office:value-type="string">
            <text:p>academic.registered</text:p>
          </table:table-cell>
          <table:table-cell table:style-name="ce1" table:formula="of:=IF(MID([.B163];1;8)=&quot;academic&quot;;CONCATENATE(&quot;model_&quot;;SUBSTITUTE([.B163];&quot;.&quot;;&quot;_&quot;));IF(MID([.B163];1;4)=&quot;base&quot;;CONCATENATE(&quot;base.model_&quot;;SUBSTITUTE(MID([.B163];6;50);&quot;.&quot;;&quot;_&quot;));CONCATENATE(&quot;report_aeroo.model_&quot;;SUBSTITUTE(MID([.B163];14;50);&quot;.&quot;;&quot;_&quot;))))" office:value-type="string" office:string-value="model_academic_registered">
            <text:p>model_academic_registered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4];&quot;.&quot;;&quot;_&quot;);MID([.D164];15;50)))" office:value-type="string" office:string-value="access_academic_profession_departament_manager">
            <text:p>access_academic_profession_departament_manager</text:p>
          </table:table-cell>
          <table:table-cell office:value-type="string">
            <text:p>academic.profession</text:p>
          </table:table-cell>
          <table:table-cell table:style-name="ce1" table:formula="of:=IF(MID([.B164];1;8)=&quot;academic&quot;;CONCATENATE(&quot;model_&quot;;SUBSTITUTE([.B164];&quot;.&quot;;&quot;_&quot;));IF(MID([.B164];1;4)=&quot;base&quot;;CONCATENATE(&quot;base.model_&quot;;SUBSTITUTE(MID([.B164];6;50);&quot;.&quot;;&quot;_&quot;));CONCATENATE(&quot;report_aeroo.model_&quot;;SUBSTITUTE(MID([.B164];14;50);&quot;.&quot;;&quot;_&quot;))))" office:value-type="string" office:string-value="model_academic_profession">
            <text:p>model_academic_profession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5];&quot;.&quot;;&quot;_&quot;);MID([.D165];15;50)))" office:value-type="string" office:string-value="access_academic_qualitative_departament_manager">
            <text:p>access_academic_qualitative_departament_manager</text:p>
          </table:table-cell>
          <table:table-cell office:value-type="string">
            <text:p>academic.qualitative</text:p>
          </table:table-cell>
          <table:table-cell table:style-name="ce1" table:formula="of:=IF(MID([.B165];1;8)=&quot;academic&quot;;CONCATENATE(&quot;model_&quot;;SUBSTITUTE([.B165];&quot;.&quot;;&quot;_&quot;));IF(MID([.B165];1;4)=&quot;base&quot;;CONCATENATE(&quot;base.model_&quot;;SUBSTITUTE(MID([.B165];6;50);&quot;.&quot;;&quot;_&quot;));CONCATENATE(&quot;report_aeroo.model_&quot;;SUBSTITUTE(MID([.B165];14;50);&quot;.&quot;;&quot;_&quot;))))" office:value-type="string" office:string-value="model_academic_qualitative">
            <text:p>model_academic_qualitativ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6];&quot;.&quot;;&quot;_&quot;);MID([.D166];15;50)))" office:value-type="string" office:string-value="access_academic_ratify_departament_manager">
            <text:p>access_academic_ratify_departament_manager</text:p>
          </table:table-cell>
          <table:table-cell office:value-type="string">
            <text:p>academic.ratify</text:p>
          </table:table-cell>
          <table:table-cell table:style-name="ce1" table:formula="of:=IF(MID([.B166];1;8)=&quot;academic&quot;;CONCATENATE(&quot;model_&quot;;SUBSTITUTE([.B166];&quot;.&quot;;&quot;_&quot;));IF(MID([.B166];1;4)=&quot;base&quot;;CONCATENATE(&quot;base.model_&quot;;SUBSTITUTE(MID([.B166];6;50);&quot;.&quot;;&quot;_&quot;));CONCATENATE(&quot;report_aeroo.model_&quot;;SUBSTITUTE(MID([.B166];14;50);&quot;.&quot;;&quot;_&quot;))))" office:value-type="string" office:string-value="model_academic_ratify">
            <text:p>model_academic_ratify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7];&quot;.&quot;;&quot;_&quot;);MID([.D167];15;50)))" office:value-type="string" office:string-value="access_academic_schedule_line_departament_manager">
            <text:p>access_academic_schedule_line_departament_manager</text:p>
          </table:table-cell>
          <table:table-cell office:value-type="string">
            <text:p>academic.schedule.line</text:p>
          </table:table-cell>
          <table:table-cell table:style-name="ce1" table:formula="of:=IF(MID([.B167];1;8)=&quot;academic&quot;;CONCATENATE(&quot;model_&quot;;SUBSTITUTE([.B167];&quot;.&quot;;&quot;_&quot;));IF(MID([.B167];1;4)=&quot;base&quot;;CONCATENATE(&quot;base.model_&quot;;SUBSTITUTE(MID([.B167];6;50);&quot;.&quot;;&quot;_&quot;));CONCATENATE(&quot;report_aeroo.model_&quot;;SUBSTITUTE(MID([.B167];14;50);&quot;.&quot;;&quot;_&quot;))))" office:value-type="string" office:string-value="model_academic_schedule_line">
            <text:p>model_academic_schedule_lin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8];&quot;.&quot;;&quot;_&quot;);MID([.D168];15;50)))" office:value-type="string" office:string-value="access_academic_schedule_departament_manager">
            <text:p>access_academic_schedule_departament_manager</text:p>
          </table:table-cell>
          <table:table-cell office:value-type="string">
            <text:p>academic.schedule</text:p>
          </table:table-cell>
          <table:table-cell table:style-name="ce1" table:formula="of:=IF(MID([.B168];1;8)=&quot;academic&quot;;CONCATENATE(&quot;model_&quot;;SUBSTITUTE([.B168];&quot;.&quot;;&quot;_&quot;));IF(MID([.B168];1;4)=&quot;base&quot;;CONCATENATE(&quot;base.model_&quot;;SUBSTITUTE(MID([.B168];6;50);&quot;.&quot;;&quot;_&quot;));CONCATENATE(&quot;report_aeroo.model_&quot;;SUBSTITUTE(MID([.B168];14;50);&quot;.&quot;;&quot;_&quot;))))" office:value-type="string" office:string-value="model_academic_schedule">
            <text:p>model_academic_schedul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9];&quot;.&quot;;&quot;_&quot;);MID([.D169];15;50)))" office:value-type="string" office:string-value="access_academic_schoolperiod_departament_manager">
            <text:p>access_academic_schoolperiod_departament_manager</text:p>
          </table:table-cell>
          <table:table-cell office:value-type="string">
            <text:p>academic.schoolperiod</text:p>
          </table:table-cell>
          <table:table-cell table:style-name="ce1" table:formula="of:=IF(MID([.B169];1;8)=&quot;academic&quot;;CONCATENATE(&quot;model_&quot;;SUBSTITUTE([.B169];&quot;.&quot;;&quot;_&quot;));IF(MID([.B169];1;4)=&quot;base&quot;;CONCATENATE(&quot;base.model_&quot;;SUBSTITUTE(MID([.B169];6;50);&quot;.&quot;;&quot;_&quot;));CONCATENATE(&quot;report_aeroo.model_&quot;;SUBSTITUTE(MID([.B169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0];&quot;.&quot;;&quot;_&quot;);MID([.D170];15;50)))" office:value-type="string" office:string-value="access_academic_schoolperiod_rule_departament_manager">
            <text:p>access_academic_schoolperiod_rule_departament_manager</text:p>
          </table:table-cell>
          <table:table-cell office:value-type="string">
            <text:p>academic.schoolperiod.rule</text:p>
          </table:table-cell>
          <table:table-cell table:style-name="ce1" table:formula="of:=IF(MID([.B170];1;8)=&quot;academic&quot;;CONCATENATE(&quot;model_&quot;;SUBSTITUTE([.B170];&quot;.&quot;;&quot;_&quot;));IF(MID([.B170];1;4)=&quot;base&quot;;CONCATENATE(&quot;base.model_&quot;;SUBSTITUTE(MID([.B170];6;50);&quot;.&quot;;&quot;_&quot;));CONCATENATE(&quot;report_aeroo.model_&quot;;SUBSTITUTE(MID([.B170];14;50);&quot;.&quot;;&quot;_&quot;))))" office:value-type="string" office:string-value="model_academic_schoolperiod_rule">
            <text:p>model_academic_schoolperiod_rul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1];&quot;.&quot;;&quot;_&quot;);MID([.D171];15;50)))" office:value-type="string" office:string-value="access_base_res_country_state_departament_manager">
            <text:p>access_base_res_country_state_departament_manager</text:p>
          </table:table-cell>
          <table:table-cell office:value-type="string">
            <text:p>base.res.country.state</text:p>
          </table:table-cell>
          <table:table-cell table:style-name="ce1" table:formula="of:=IF(MID([.B171];1;8)=&quot;academic&quot;;CONCATENATE(&quot;model_&quot;;SUBSTITUTE([.B171];&quot;.&quot;;&quot;_&quot;));IF(MID([.B171];1;4)=&quot;base&quot;;CONCATENATE(&quot;base.model_&quot;;SUBSTITUTE(MID([.B171];6;50);&quot;.&quot;;&quot;_&quot;));CONCATENATE(&quot;report_aeroo.model_&quot;;SUBSTITUTE(MID([.B171];14;50);&quot;.&quot;;&quot;_&quot;))))" office:value-type="string" office:string-value="base.model_res_country_state">
            <text:p>base.model_res_country_stat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2];&quot;.&quot;;&quot;_&quot;);MID([.D172];15;50)))" office:value-type="string" office:string-value="access_academic_student_departament_manager">
            <text:p>access_academic_student_departament_manager</text:p>
          </table:table-cell>
          <table:table-cell office:value-type="string">
            <text:p>academic.student</text:p>
          </table:table-cell>
          <table:table-cell table:style-name="ce1" table:formula="of:=IF(MID([.B172];1;8)=&quot;academic&quot;;CONCATENATE(&quot;model_&quot;;SUBSTITUTE([.B172];&quot;.&quot;;&quot;_&quot;));IF(MID([.B172];1;4)=&quot;base&quot;;CONCATENATE(&quot;base.model_&quot;;SUBSTITUTE(MID([.B172];6;50);&quot;.&quot;;&quot;_&quot;));CONCATENATE(&quot;report_aeroo.model_&quot;;SUBSTITUTE(MID([.B172];14;50);&quot;.&quot;;&quot;_&quot;))))" office:value-type="string" office:string-value="model_academic_student">
            <text:p>model_academic_student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3];&quot;.&quot;;&quot;_&quot;);MID([.D173];15;50)))" office:value-type="string" office:string-value="access_academic_subject_departament_manager">
            <text:p>access_academic_subject_departament_manager</text:p>
          </table:table-cell>
          <table:table-cell office:value-type="string">
            <text:p>academic.subject</text:p>
          </table:table-cell>
          <table:table-cell table:style-name="ce1" table:formula="of:=IF(MID([.B173];1;8)=&quot;academic&quot;;CONCATENATE(&quot;model_&quot;;SUBSTITUTE([.B173];&quot;.&quot;;&quot;_&quot;));IF(MID([.B173];1;4)=&quot;base&quot;;CONCATENATE(&quot;base.model_&quot;;SUBSTITUTE(MID([.B173];6;50);&quot;.&quot;;&quot;_&quot;));CONCATENATE(&quot;report_aeroo.model_&quot;;SUBSTITUTE(MID([.B173];14;50);&quot;.&quot;;&quot;_&quot;))))" office:value-type="string" office:string-value="model_academic_subject">
            <text:p>model_academic_subject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4];&quot;.&quot;;&quot;_&quot;);MID([.D174];15;50)))" office:value-type="string" office:string-value="access_academic_teacher_departament_manager">
            <text:p>access_academic_teacher_departament_manager</text:p>
          </table:table-cell>
          <table:table-cell office:value-type="string">
            <text:p>academic.teacher</text:p>
          </table:table-cell>
          <table:table-cell table:style-name="ce1" table:formula="of:=IF(MID([.B174];1;8)=&quot;academic&quot;;CONCATENATE(&quot;model_&quot;;SUBSTITUTE([.B174];&quot;.&quot;;&quot;_&quot;));IF(MID([.B174];1;4)=&quot;base&quot;;CONCATENATE(&quot;base.model_&quot;;SUBSTITUTE(MID([.B174];6;50);&quot;.&quot;;&quot;_&quot;));CONCATENATE(&quot;report_aeroo.model_&quot;;SUBSTITUTE(MID([.B174];14;50);&quot;.&quot;;&quot;_&quot;))))" office:value-type="string" office:string-value="model_academic_teacher">
            <text:p>model_academic_teacher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5];&quot;.&quot;;&quot;_&quot;);MID([.D175];15;50)))" office:value-type="string" office:string-value="access_academic_unit_departament_manager">
            <text:p>access_academic_unit_departament_manager</text:p>
          </table:table-cell>
          <table:table-cell office:value-type="string">
            <text:p>academic.unit</text:p>
          </table:table-cell>
          <table:table-cell table:style-name="ce1" table:formula="of:=IF(MID([.B175];1;8)=&quot;academic&quot;;CONCATENATE(&quot;model_&quot;;SUBSTITUTE([.B175];&quot;.&quot;;&quot;_&quot;));IF(MID([.B175];1;4)=&quot;base&quot;;CONCATENATE(&quot;base.model_&quot;;SUBSTITUTE(MID([.B175];6;50);&quot;.&quot;;&quot;_&quot;));CONCATENATE(&quot;report_aeroo.model_&quot;;SUBSTITUTE(MID([.B175];14;50);&quot;.&quot;;&quot;_&quot;))))" office:value-type="string" office:string-value="model_academic_unit">
            <text:p>model_academic_unit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6];&quot;.&quot;;&quot;_&quot;);MID([.D176];15;50)))" office:value-type="string" office:string-value="access_base_res_partner_departament_manager">
            <text:p>access_base_res_partner_departament_manager</text:p>
          </table:table-cell>
          <table:table-cell office:value-type="string">
            <text:p>base.res.partner</text:p>
          </table:table-cell>
          <table:table-cell table:style-name="ce1" table:formula="of:=IF(MID([.B176];1;8)=&quot;academic&quot;;CONCATENATE(&quot;model_&quot;;SUBSTITUTE([.B176];&quot;.&quot;;&quot;_&quot;));IF(MID([.B176];1;4)=&quot;base&quot;;CONCATENATE(&quot;base.model_&quot;;SUBSTITUTE(MID([.B176];6;50);&quot;.&quot;;&quot;_&quot;));CONCATENATE(&quot;report_aeroo.model_&quot;;SUBSTITUTE(MID([.B176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7];&quot;.&quot;;&quot;_&quot;);MID([.D177];15;50)))" office:value-type="string" office:string-value="access_base_res_users_departament_manager">
            <text:p>access_base_res_users_departament_manager</text:p>
          </table:table-cell>
          <table:table-cell office:value-type="string">
            <text:p>base.res.users</text:p>
          </table:table-cell>
          <table:table-cell table:style-name="ce1" table:formula="of:=IF(MID([.B177];1;8)=&quot;academic&quot;;CONCATENATE(&quot;model_&quot;;SUBSTITUTE([.B177];&quot;.&quot;;&quot;_&quot;));IF(MID([.B177];1;4)=&quot;base&quot;;CONCATENATE(&quot;base.model_&quot;;SUBSTITUTE(MID([.B177];6;50);&quot;.&quot;;&quot;_&quot;));CONCATENATE(&quot;report_aeroo.model_&quot;;SUBSTITUTE(MID([.B177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8];&quot;.&quot;;&quot;_&quot;);MID([.D178];15;50)))" office:value-type="string" office:string-value="access_academic_title_departament_secretary">
            <text:p>access_academic_title_departament_secretary</text:p>
          </table:table-cell>
          <table:table-cell office:value-type="string">
            <text:p>academic.title</text:p>
          </table:table-cell>
          <table:table-cell table:style-name="ce1" table:formula="of:=IF(MID([.B178];1;8)=&quot;academic&quot;;CONCATENATE(&quot;model_&quot;;SUBSTITUTE([.B178];&quot;.&quot;;&quot;_&quot;));IF(MID([.B178];1;4)=&quot;base&quot;;CONCATENATE(&quot;base.model_&quot;;SUBSTITUTE(MID([.B178];6;50);&quot;.&quot;;&quot;_&quot;));CONCATENATE(&quot;report_aeroo.model_&quot;;SUBSTITUTE(MID([.B178];14;50);&quot;.&quot;;&quot;_&quot;))))" office:value-type="string" office:string-value="model_academic_title">
            <text:p>model_academic_titl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9];&quot;.&quot;;&quot;_&quot;);MID([.D179];15;50)))" office:value-type="string" office:string-value="access_academic_career_line_departament_secretary">
            <text:p>access_academic_career_line_departament_secretary</text:p>
          </table:table-cell>
          <table:table-cell office:value-type="string">
            <text:p>academic.career.line</text:p>
          </table:table-cell>
          <table:table-cell table:style-name="ce1" table:formula="of:=IF(MID([.B179];1;8)=&quot;academic&quot;;CONCATENATE(&quot;model_&quot;;SUBSTITUTE([.B179];&quot;.&quot;;&quot;_&quot;));IF(MID([.B179];1;4)=&quot;base&quot;;CONCATENATE(&quot;base.model_&quot;;SUBSTITUTE(MID([.B179];6;50);&quot;.&quot;;&quot;_&quot;));CONCATENATE(&quot;report_aeroo.model_&quot;;SUBSTITUTE(MID([.B179];14;50);&quot;.&quot;;&quot;_&quot;))))" office:value-type="string" office:string-value="model_academic_career_line">
            <text:p>model_academic_career_lin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0];&quot;.&quot;;&quot;_&quot;);MID([.D180];15;50)))" office:value-type="string" office:string-value="access_academic_career_departament_secretary">
            <text:p>access_academic_career_departament_secretary</text:p>
          </table:table-cell>
          <table:table-cell office:value-type="string">
            <text:p>academic.career</text:p>
          </table:table-cell>
          <table:table-cell table:style-name="ce1" table:formula="of:=IF(MID([.B180];1;8)=&quot;academic&quot;;CONCATENATE(&quot;model_&quot;;SUBSTITUTE([.B180];&quot;.&quot;;&quot;_&quot;));IF(MID([.B180];1;4)=&quot;base&quot;;CONCATENATE(&quot;base.model_&quot;;SUBSTITUTE(MID([.B180];6;50);&quot;.&quot;;&quot;_&quot;));CONCATENATE(&quot;report_aeroo.model_&quot;;SUBSTITUTE(MID([.B180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formula="of:=CONCATENATE(&quot;access_&quot;;CONCATENATE(SUBSTITUTE([.B181];&quot;.&quot;;&quot;_&quot;);MID([.D181];15;50)))" office:value-type="string" office:string-value="access_academic_charge_departament_secretary">
            <text:p>access_academic_charge_departament_secretary</text:p>
          </table:table-cell>
          <table:table-cell office:value-type="string">
            <text:p>academic.charge</text:p>
          </table:table-cell>
          <table:table-cell table:style-name="ce1" table:formula="of:=IF(MID([.B181];1;8)=&quot;academic&quot;;CONCATENATE(&quot;model_&quot;;SUBSTITUTE([.B181];&quot;.&quot;;&quot;_&quot;));IF(MID([.B181];1;4)=&quot;base&quot;;CONCATENATE(&quot;base.model_&quot;;SUBSTITUTE(MID([.B181];6;50);&quot;.&quot;;&quot;_&quot;));CONCATENATE(&quot;report_aeroo.model_&quot;;SUBSTITUTE(MID([.B181];14;50);&quot;.&quot;;&quot;_&quot;))))" office:value-type="string" office:string-value="model_academic_charge">
            <text:p>model_academic_charg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2];&quot;.&quot;;&quot;_&quot;);MID([.D182];15;50)))" office:value-type="string" office:string-value="access_academic_course_line_departament_secretary">
            <text:p>access_academic_course_line_departament_secretary</text:p>
          </table:table-cell>
          <table:table-cell office:value-type="string">
            <text:p>academic.course.line</text:p>
          </table:table-cell>
          <table:table-cell table:style-name="ce1" table:formula="of:=IF(MID([.B182];1;8)=&quot;academic&quot;;CONCATENATE(&quot;model_&quot;;SUBSTITUTE([.B182];&quot;.&quot;;&quot;_&quot;));IF(MID([.B182];1;4)=&quot;base&quot;;CONCATENATE(&quot;base.model_&quot;;SUBSTITUTE(MID([.B182];6;50);&quot;.&quot;;&quot;_&quot;));CONCATENATE(&quot;report_aeroo.model_&quot;;SUBSTITUTE(MID([.B182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departament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3];&quot;.&quot;;&quot;_&quot;);MID([.D183];15;50)))" office:value-type="string" office:string-value="access_academic_course_departament_secretary">
            <text:p>access_academic_course_departament_secretary</text:p>
          </table:table-cell>
          <table:table-cell office:value-type="string">
            <text:p>academic.course</text:p>
          </table:table-cell>
          <table:table-cell table:style-name="ce1" table:formula="of:=IF(MID([.B183];1;8)=&quot;academic&quot;;CONCATENATE(&quot;model_&quot;;SUBSTITUTE([.B183];&quot;.&quot;;&quot;_&quot;));IF(MID([.B183];1;4)=&quot;base&quot;;CONCATENATE(&quot;base.model_&quot;;SUBSTITUTE(MID([.B183];6;50);&quot;.&quot;;&quot;_&quot;));CONCATENATE(&quot;report_aeroo.model_&quot;;SUBSTITUTE(MID([.B183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4];&quot;.&quot;;&quot;_&quot;);MID([.D184];15;50)))" office:value-type="string" office:string-value="access_academic_course_parallel_departament_secretary">
            <text:p>access_academic_course_parallel_departament_secretary</text:p>
          </table:table-cell>
          <table:table-cell office:value-type="string">
            <text:p>academic.course.parallel</text:p>
          </table:table-cell>
          <table:table-cell table:style-name="ce1" table:formula="of:=IF(MID([.B184];1;8)=&quot;academic&quot;;CONCATENATE(&quot;model_&quot;;SUBSTITUTE([.B184];&quot;.&quot;;&quot;_&quot;));IF(MID([.B184];1;4)=&quot;base&quot;;CONCATENATE(&quot;base.model_&quot;;SUBSTITUTE(MID([.B184];6;50);&quot;.&quot;;&quot;_&quot;));CONCATENATE(&quot;report_aeroo.model_&quot;;SUBSTITUTE(MID([.B184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5];&quot;.&quot;;&quot;_&quot;);MID([.D185];15;50)))" office:value-type="string" office:string-value="access_academic_distributive_detail_departament_secretary">
            <text:p>access_academic_distributive_detail_departament_secretary</text:p>
          </table:table-cell>
          <table:table-cell office:value-type="string">
            <text:p>academic.distributive.detail</text:p>
          </table:table-cell>
          <table:table-cell table:style-name="ce1" table:formula="of:=IF(MID([.B185];1;8)=&quot;academic&quot;;CONCATENATE(&quot;model_&quot;;SUBSTITUTE([.B185];&quot;.&quot;;&quot;_&quot;));IF(MID([.B185];1;4)=&quot;base&quot;;CONCATENATE(&quot;base.model_&quot;;SUBSTITUTE(MID([.B185];6;50);&quot;.&quot;;&quot;_&quot;));CONCATENATE(&quot;report_aeroo.model_&quot;;SUBSTITUTE(MID([.B185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6];&quot;.&quot;;&quot;_&quot;);MID([.D186];15;50)))" office:value-type="string" office:string-value="access_academic_distributive_line_departament_secretary">
            <text:p>access_academic_distributive_line_departament_secretary</text:p>
          </table:table-cell>
          <table:table-cell office:value-type="string">
            <text:p>academic.distributive.line</text:p>
          </table:table-cell>
          <table:table-cell table:style-name="ce1" table:formula="of:=IF(MID([.B186];1;8)=&quot;academic&quot;;CONCATENATE(&quot;model_&quot;;SUBSTITUTE([.B186];&quot;.&quot;;&quot;_&quot;));IF(MID([.B186];1;4)=&quot;base&quot;;CONCATENATE(&quot;base.model_&quot;;SUBSTITUTE(MID([.B186];6;50);&quot;.&quot;;&quot;_&quot;));CONCATENATE(&quot;report_aeroo.model_&quot;;SUBSTITUTE(MID([.B186];14;50);&quot;.&quot;;&quot;_&quot;))))" office:value-type="string" office:string-value="model_academic_distributive_line">
            <text:p>model_academic_distributive_lin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7];&quot;.&quot;;&quot;_&quot;);MID([.D187];15;50)))" office:value-type="string" office:string-value="access_academic_distributive_departament_secretary">
            <text:p>access_academic_distributive_departament_secretary</text:p>
          </table:table-cell>
          <table:table-cell office:value-type="string">
            <text:p>academic.distributive</text:p>
          </table:table-cell>
          <table:table-cell table:style-name="ce1" table:formula="of:=IF(MID([.B187];1;8)=&quot;academic&quot;;CONCATENATE(&quot;model_&quot;;SUBSTITUTE([.B187];&quot;.&quot;;&quot;_&quot;));IF(MID([.B187];1;4)=&quot;base&quot;;CONCATENATE(&quot;base.model_&quot;;SUBSTITUTE(MID([.B187];6;50);&quot;.&quot;;&quot;_&quot;));CONCATENATE(&quot;report_aeroo.model_&quot;;SUBSTITUTE(MID([.B187];14;50);&quot;.&quot;;&quot;_&quot;))))" office:value-type="string" office:string-value="model_academic_distributive">
            <text:p>model_academic_distributiv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8];&quot;.&quot;;&quot;_&quot;);MID([.D188];15;50)))" office:value-type="string" office:string-value="access_academic_educational_detail_departament_secretary">
            <text:p>access_academic_educational_detail_departament_secretary</text:p>
          </table:table-cell>
          <table:table-cell office:value-type="string">
            <text:p>academic.educational.detail</text:p>
          </table:table-cell>
          <table:table-cell table:style-name="ce1" table:formula="of:=IF(MID([.B188];1;8)=&quot;academic&quot;;CONCATENATE(&quot;model_&quot;;SUBSTITUTE([.B188];&quot;.&quot;;&quot;_&quot;));IF(MID([.B188];1;4)=&quot;base&quot;;CONCATENATE(&quot;base.model_&quot;;SUBSTITUTE(MID([.B188];6;50);&quot;.&quot;;&quot;_&quot;));CONCATENATE(&quot;report_aeroo.model_&quot;;SUBSTITUTE(MID([.B188];14;50);&quot;.&quot;;&quot;_&quot;))))" office:value-type="string" office:string-value="model_academic_educational_detail">
            <text:p>model_academic_educational_detail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9];&quot;.&quot;;&quot;_&quot;);MID([.D189];15;50)))" office:value-type="string" office:string-value="access_academic_edinstitution_departament_secretary">
            <text:p>access_academic_edinstitution_departament_secretary</text:p>
          </table:table-cell>
          <table:table-cell office:value-type="string">
            <text:p>academic.edinstitution</text:p>
          </table:table-cell>
          <table:table-cell table:style-name="ce1" table:formula="of:=IF(MID([.B189];1;8)=&quot;academic&quot;;CONCATENATE(&quot;model_&quot;;SUBSTITUTE([.B189];&quot;.&quot;;&quot;_&quot;));IF(MID([.B189];1;4)=&quot;base&quot;;CONCATENATE(&quot;base.model_&quot;;SUBSTITUTE(MID([.B189];6;50);&quot;.&quot;;&quot;_&quot;));CONCATENATE(&quot;report_aeroo.model_&quot;;SUBSTITUTE(MID([.B189];14;50);&quot;.&quot;;&quot;_&quot;))))" office:value-type="string" office:string-value="model_academic_edinstitution">
            <text:p>model_academic_edinstitution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0];&quot;.&quot;;&quot;_&quot;);MID([.D190];15;50)))" office:value-type="string" office:string-value="access_academic_enrollment_drag_line_departament_secretary">
            <text:p>access_academic_enrollment_drag_line_departament_secretary</text:p>
          </table:table-cell>
          <table:table-cell office:value-type="string">
            <text:p>academic.enrollment.drag.line</text:p>
          </table:table-cell>
          <table:table-cell table:style-name="ce1" table:formula="of:=IF(MID([.B190];1;8)=&quot;academic&quot;;CONCATENATE(&quot;model_&quot;;SUBSTITUTE([.B190];&quot;.&quot;;&quot;_&quot;));IF(MID([.B190];1;4)=&quot;base&quot;;CONCATENATE(&quot;base.model_&quot;;SUBSTITUTE(MID([.B190];6;50);&quot;.&quot;;&quot;_&quot;));CONCATENATE(&quot;report_aeroo.model_&quot;;SUBSTITUTE(MID([.B190];14;50);&quot;.&quot;;&quot;_&quot;))))" office:value-type="string" office:string-value="model_academic_enrollment_drag_line">
            <text:p>model_academic_enrollment_drag_lin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1];&quot;.&quot;;&quot;_&quot;);MID([.D191];15;50)))" office:value-type="string" office:string-value="access_academic_enrollment_departament_secretary">
            <text:p>access_academic_enrollment_departament_secretary</text:p>
          </table:table-cell>
          <table:table-cell office:value-type="string">
            <text:p>academic.enrollment</text:p>
          </table:table-cell>
          <table:table-cell table:style-name="ce1" table:formula="of:=IF(MID([.B191];1;8)=&quot;academic&quot;;CONCATENATE(&quot;model_&quot;;SUBSTITUTE([.B191];&quot;.&quot;;&quot;_&quot;));IF(MID([.B191];1;4)=&quot;base&quot;;CONCATENATE(&quot;base.model_&quot;;SUBSTITUTE(MID([.B191];6;50);&quot;.&quot;;&quot;_&quot;));CONCATENATE(&quot;report_aeroo.model_&quot;;SUBSTITUTE(MID([.B191];14;50);&quot;.&quot;;&quot;_&quot;))))" office:value-type="string" office:string-value="model_academic_enrollment">
            <text:p>model_academic_enrollment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2];&quot;.&quot;;&quot;_&quot;);MID([.D192];15;50)))" office:value-type="string" office:string-value="access_academic_enrollment_period_type_departament_secretary">
            <text:p>access_academic_enrollment_period_type_departament_secretary</text:p>
          </table:table-cell>
          <table:table-cell office:value-type="string">
            <text:p>academic.enrollment.period.type</text:p>
          </table:table-cell>
          <table:table-cell table:style-name="ce1" table:formula="of:=IF(MID([.B192];1;8)=&quot;academic&quot;;CONCATENATE(&quot;model_&quot;;SUBSTITUTE([.B192];&quot;.&quot;;&quot;_&quot;));IF(MID([.B192];1;4)=&quot;base&quot;;CONCATENATE(&quot;base.model_&quot;;SUBSTITUTE(MID([.B192];6;50);&quot;.&quot;;&quot;_&quot;));CONCATENATE(&quot;report_aeroo.model_&quot;;SUBSTITUTE(MID([.B192];14;50);&quot;.&quot;;&quot;_&quot;))))" office:value-type="string" office:string-value="model_academic_enrollment_period_type">
            <text:p>model_academic_enrollment_period_typ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3];&quot;.&quot;;&quot;_&quot;);MID([.D193];15;50)))" office:value-type="string" office:string-value="access_academic_enrollment_subject_line_departament_secretary">
            <text:p>access_academic_enrollment_subject_line_departament_secretary</text:p>
          </table:table-cell>
          <table:table-cell office:value-type="string">
            <text:p>academic.enrollment.subject.line</text:p>
          </table:table-cell>
          <table:table-cell table:style-name="ce1" table:formula="of:=IF(MID([.B193];1;8)=&quot;academic&quot;;CONCATENATE(&quot;model_&quot;;SUBSTITUTE([.B193];&quot;.&quot;;&quot;_&quot;));IF(MID([.B193];1;4)=&quot;base&quot;;CONCATENATE(&quot;base.model_&quot;;SUBSTITUTE(MID([.B193];6;50);&quot;.&quot;;&quot;_&quot;));CONCATENATE(&quot;report_aeroo.model_&quot;;SUBSTITUTE(MID([.B193];14;50);&quot;.&quot;;&quot;_&quot;))))" office:value-type="string" office:string-value="model_academic_enrollment_subject_line">
            <text:p>model_academic_enrollment_subject_lin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4];&quot;.&quot;;&quot;_&quot;);MID([.D194];15;50)))" office:value-type="string" office:string-value="access_academic_equivalence_departament_secretary">
            <text:p>access_academic_equivalence_departament_secretary</text:p>
          </table:table-cell>
          <table:table-cell office:value-type="string">
            <text:p>academic.equivalence</text:p>
          </table:table-cell>
          <table:table-cell table:style-name="ce1" table:formula="of:=IF(MID([.B194];1;8)=&quot;academic&quot;;CONCATENATE(&quot;model_&quot;;SUBSTITUTE([.B194];&quot;.&quot;;&quot;_&quot;));IF(MID([.B194];1;4)=&quot;base&quot;;CONCATENATE(&quot;base.model_&quot;;SUBSTITUTE(MID([.B194];6;50);&quot;.&quot;;&quot;_&quot;));CONCATENATE(&quot;report_aeroo.model_&quot;;SUBSTITUTE(MID([.B194];14;50);&quot;.&quot;;&quot;_&quot;))))" office:value-type="string" office:string-value="model_academic_equivalence">
            <text:p>model_academic_equivalenc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5];&quot;.&quot;;&quot;_&quot;);MID([.D195];15;50)))" office:value-type="string" office:string-value="access_academic_faculty_line_departament_secretary">
            <text:p>access_academic_faculty_line_departament_secretary</text:p>
          </table:table-cell>
          <table:table-cell office:value-type="string">
            <text:p>academic.faculty.line</text:p>
          </table:table-cell>
          <table:table-cell table:style-name="ce1" table:formula="of:=IF(MID([.B195];1;8)=&quot;academic&quot;;CONCATENATE(&quot;model_&quot;;SUBSTITUTE([.B195];&quot;.&quot;;&quot;_&quot;));IF(MID([.B195];1;4)=&quot;base&quot;;CONCATENATE(&quot;base.model_&quot;;SUBSTITUTE(MID([.B195];6;50);&quot;.&quot;;&quot;_&quot;));CONCATENATE(&quot;report_aeroo.model_&quot;;SUBSTITUTE(MID([.B195];14;50);&quot;.&quot;;&quot;_&quot;))))" office:value-type="string" office:string-value="model_academic_faculty_line">
            <text:p>model_academic_faculty_lin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6];&quot;.&quot;;&quot;_&quot;);MID([.D196];15;50)))" office:value-type="string" office:string-value="access_academic_faculty_departament_secretary">
            <text:p>access_academic_faculty_departament_secretary</text:p>
          </table:table-cell>
          <table:table-cell office:value-type="string">
            <text:p>academic.faculty</text:p>
          </table:table-cell>
          <table:table-cell table:style-name="ce1" table:formula="of:=IF(MID([.B196];1;8)=&quot;academic&quot;;CONCATENATE(&quot;model_&quot;;SUBSTITUTE([.B196];&quot;.&quot;;&quot;_&quot;));IF(MID([.B196];1;4)=&quot;base&quot;;CONCATENATE(&quot;base.model_&quot;;SUBSTITUTE(MID([.B196];6;50);&quot;.&quot;;&quot;_&quot;));CONCATENATE(&quot;report_aeroo.model_&quot;;SUBSTITUTE(MID([.B196];14;50);&quot;.&quot;;&quot;_&quot;))))" office:value-type="string" office:string-value="model_academic_faculty">
            <text:p>model_academic_faculty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7];&quot;.&quot;;&quot;_&quot;);MID([.D197];15;50)))" office:value-type="string" office:string-value="access_academic_family_departament_secretary">
            <text:p>access_academic_family_departament_secretary</text:p>
          </table:table-cell>
          <table:table-cell office:value-type="string">
            <text:p>academic.family</text:p>
          </table:table-cell>
          <table:table-cell table:style-name="ce1" table:formula="of:=IF(MID([.B197];1;8)=&quot;academic&quot;;CONCATENATE(&quot;model_&quot;;SUBSTITUTE([.B197];&quot;.&quot;;&quot;_&quot;));IF(MID([.B197];1;4)=&quot;base&quot;;CONCATENATE(&quot;base.model_&quot;;SUBSTITUTE(MID([.B197];6;50);&quot;.&quot;;&quot;_&quot;));CONCATENATE(&quot;report_aeroo.model_&quot;;SUBSTITUTE(MID([.B197];14;50);&quot;.&quot;;&quot;_&quot;))))" office:value-type="string" office:string-value="model_academic_family">
            <text:p>model_academic_family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8];&quot;.&quot;;&quot;_&quot;);MID([.D198];15;50)))" office:value-type="string" office:string-value="access_academic_inasistance_departament_secretary">
            <text:p>access_academic_inasistance_departament_secretary</text:p>
          </table:table-cell>
          <table:table-cell office:value-type="string">
            <text:p>academic.inasistance</text:p>
          </table:table-cell>
          <table:table-cell table:style-name="ce1" table:formula="of:=IF(MID([.B198];1;8)=&quot;academic&quot;;CONCATENATE(&quot;model_&quot;;SUBSTITUTE([.B198];&quot;.&quot;;&quot;_&quot;));IF(MID([.B198];1;4)=&quot;base&quot;;CONCATENATE(&quot;base.model_&quot;;SUBSTITUTE(MID([.B198];6;50);&quot;.&quot;;&quot;_&quot;));CONCATENATE(&quot;report_aeroo.model_&quot;;SUBSTITUTE(MID([.B198];14;50);&quot;.&quot;;&quot;_&quot;))))" office:value-type="string" office:string-value="model_academic_inasistance">
            <text:p>model_academic_inasistanc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9];&quot;.&quot;;&quot;_&quot;);MID([.D199];15;50)))" office:value-type="string" office:string-value="access_academic_rate_departament_secretary">
            <text:p>access_academic_rate_departament_secretary</text:p>
          </table:table-cell>
          <table:table-cell office:value-type="string">
            <text:p>academic.rate</text:p>
          </table:table-cell>
          <table:table-cell table:style-name="ce1" table:formula="of:=IF(MID([.B199];1;8)=&quot;academic&quot;;CONCATENATE(&quot;model_&quot;;SUBSTITUTE([.B199];&quot;.&quot;;&quot;_&quot;));IF(MID([.B199];1;4)=&quot;base&quot;;CONCATENATE(&quot;base.model_&quot;;SUBSTITUTE(MID([.B199];6;50);&quot;.&quot;;&quot;_&quot;));CONCATENATE(&quot;report_aeroo.model_&quot;;SUBSTITUTE(MID([.B199];14;50);&quot;.&quot;;&quot;_&quot;))))" office:value-type="string" office:string-value="model_academic_rate">
            <text:p>model_academic_rat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0];&quot;.&quot;;&quot;_&quot;);MID([.D200];15;50)))" office:value-type="string" office:string-value="access_academic_inscription_departament_secretary">
            <text:p>access_academic_inscription_departament_secretary</text:p>
          </table:table-cell>
          <table:table-cell office:value-type="string">
            <text:p>academic.inscription</text:p>
          </table:table-cell>
          <table:table-cell table:style-name="ce1" table:formula="of:=IF(MID([.B200];1;8)=&quot;academic&quot;;CONCATENATE(&quot;model_&quot;;SUBSTITUTE([.B200];&quot;.&quot;;&quot;_&quot;));IF(MID([.B200];1;4)=&quot;base&quot;;CONCATENATE(&quot;base.model_&quot;;SUBSTITUTE(MID([.B200];6;50);&quot;.&quot;;&quot;_&quot;));CONCATENATE(&quot;report_aeroo.model_&quot;;SUBSTITUTE(MID([.B200];14;50);&quot;.&quot;;&quot;_&quot;))))" office:value-type="string" office:string-value="model_academic_inscription">
            <text:p>model_academic_inscription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1];&quot;.&quot;;&quot;_&quot;);MID([.D201];15;50)))" office:value-type="string" office:string-value="access_academic_institution_departament_secretary">
            <text:p>access_academic_institution_departament_secretary</text:p>
          </table:table-cell>
          <table:table-cell office:value-type="string">
            <text:p>academic.institution</text:p>
          </table:table-cell>
          <table:table-cell table:style-name="ce1" table:formula="of:=IF(MID([.B201];1;8)=&quot;academic&quot;;CONCATENATE(&quot;model_&quot;;SUBSTITUTE([.B201];&quot;.&quot;;&quot;_&quot;));IF(MID([.B201];1;4)=&quot;base&quot;;CONCATENATE(&quot;base.model_&quot;;SUBSTITUTE(MID([.B201];6;50);&quot;.&quot;;&quot;_&quot;));CONCATENATE(&quot;report_aeroo.model_&quot;;SUBSTITUTE(MID([.B201];14;50);&quot;.&quot;;&quot;_&quot;))))" office:value-type="string" office:string-value="model_academic_institution">
            <text:p>model_academic_institution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2];&quot;.&quot;;&quot;_&quot;);MID([.D202];15;50)))" office:value-type="string" office:string-value="access_academic_grid_level_departament_secretary">
            <text:p>access_academic_grid_level_departament_secretary</text:p>
          </table:table-cell>
          <table:table-cell office:value-type="string">
            <text:p>academic.grid.level</text:p>
          </table:table-cell>
          <table:table-cell table:style-name="ce1" table:formula="of:=IF(MID([.B202];1;8)=&quot;academic&quot;;CONCATENATE(&quot;model_&quot;;SUBSTITUTE([.B202];&quot;.&quot;;&quot;_&quot;));IF(MID([.B202];1;4)=&quot;base&quot;;CONCATENATE(&quot;base.model_&quot;;SUBSTITUTE(MID([.B202];6;50);&quot;.&quot;;&quot;_&quot;));CONCATENATE(&quot;report_aeroo.model_&quot;;SUBSTITUTE(MID([.B202];14;50);&quot;.&quot;;&quot;_&quot;))))" office:value-type="string" office:string-value="model_academic_grid_level">
            <text:p>model_academic_grid_level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3];&quot;.&quot;;&quot;_&quot;);MID([.D203];15;50)))" office:value-type="string" office:string-value="access_academic_grid_departament_secretary">
            <text:p>access_academic_grid_departament_secretary</text:p>
          </table:table-cell>
          <table:table-cell office:value-type="string">
            <text:p>academic.grid</text:p>
          </table:table-cell>
          <table:table-cell table:style-name="ce1" table:formula="of:=IF(MID([.B203];1;8)=&quot;academic&quot;;CONCATENATE(&quot;model_&quot;;SUBSTITUTE([.B203];&quot;.&quot;;&quot;_&quot;));IF(MID([.B203];1;4)=&quot;base&quot;;CONCATENATE(&quot;base.model_&quot;;SUBSTITUTE(MID([.B203];6;50);&quot;.&quot;;&quot;_&quot;));CONCATENATE(&quot;report_aeroo.model_&quot;;SUBSTITUTE(MID([.B203];14;50);&quot;.&quot;;&quot;_&quot;))))" office:value-type="string" office:string-value="model_academic_grid">
            <text:p>model_academic_grid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4];&quot;.&quot;;&quot;_&quot;);MID([.D204];15;50)))" office:value-type="string" office:string-value="access_academic_input_departament_secretary">
            <text:p>access_academic_input_departament_secretary</text:p>
          </table:table-cell>
          <table:table-cell office:value-type="string">
            <text:p>academic.input</text:p>
          </table:table-cell>
          <table:table-cell table:style-name="ce1" table:formula="of:=IF(MID([.B204];1;8)=&quot;academic&quot;;CONCATENATE(&quot;model_&quot;;SUBSTITUTE([.B204];&quot;.&quot;;&quot;_&quot;));IF(MID([.B204];1;4)=&quot;base&quot;;CONCATENATE(&quot;base.model_&quot;;SUBSTITUTE(MID([.B204];6;50);&quot;.&quot;;&quot;_&quot;));CONCATENATE(&quot;report_aeroo.model_&quot;;SUBSTITUTE(MID([.B204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5];&quot;.&quot;;&quot;_&quot;);MID([.D205];15;50)))" office:value-type="string" office:string-value="access_academic_period_departament_secretary">
            <text:p>access_academic_period_departament_secretary</text:p>
          </table:table-cell>
          <table:table-cell office:value-type="string">
            <text:p>academic.period</text:p>
          </table:table-cell>
          <table:table-cell table:style-name="ce1" table:formula="of:=IF(MID([.B205];1;8)=&quot;academic&quot;;CONCATENATE(&quot;model_&quot;;SUBSTITUTE([.B205];&quot;.&quot;;&quot;_&quot;));IF(MID([.B205];1;4)=&quot;base&quot;;CONCATENATE(&quot;base.model_&quot;;SUBSTITUTE(MID([.B205];6;50);&quot;.&quot;;&quot;_&quot;));CONCATENATE(&quot;report_aeroo.model_&quot;;SUBSTITUTE(MID([.B205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6];&quot;.&quot;;&quot;_&quot;);MID([.D206];15;50)))" office:value-type="string" office:string-value="access_academic_person_departament_secretary">
            <text:p>access_academic_person_departament_secretary</text:p>
          </table:table-cell>
          <table:table-cell office:value-type="string">
            <text:p>academic.person</text:p>
          </table:table-cell>
          <table:table-cell table:style-name="ce1" table:formula="of:=IF(MID([.B206];1;8)=&quot;academic&quot;;CONCATENATE(&quot;model_&quot;;SUBSTITUTE([.B206];&quot;.&quot;;&quot;_&quot;));IF(MID([.B206];1;4)=&quot;base&quot;;CONCATENATE(&quot;base.model_&quot;;SUBSTITUTE(MID([.B206];6;50);&quot;.&quot;;&quot;_&quot;));CONCATENATE(&quot;report_aeroo.model_&quot;;SUBSTITUTE(MID([.B206];14;50);&quot;.&quot;;&quot;_&quot;))))" office:value-type="string" office:string-value="model_academic_person">
            <text:p>model_academic_person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7];&quot;.&quot;;&quot;_&quot;);MID([.D207];15;50)))" office:value-type="string" office:string-value="access_academic_registered_departament_secretary">
            <text:p>access_academic_registered_departament_secretary</text:p>
          </table:table-cell>
          <table:table-cell office:value-type="string">
            <text:p>academic.registered</text:p>
          </table:table-cell>
          <table:table-cell table:style-name="ce1" table:formula="of:=IF(MID([.B207];1;8)=&quot;academic&quot;;CONCATENATE(&quot;model_&quot;;SUBSTITUTE([.B207];&quot;.&quot;;&quot;_&quot;));IF(MID([.B207];1;4)=&quot;base&quot;;CONCATENATE(&quot;base.model_&quot;;SUBSTITUTE(MID([.B207];6;50);&quot;.&quot;;&quot;_&quot;));CONCATENATE(&quot;report_aeroo.model_&quot;;SUBSTITUTE(MID([.B207];14;50);&quot;.&quot;;&quot;_&quot;))))" office:value-type="string" office:string-value="model_academic_registered">
            <text:p>model_academic_registered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8];&quot;.&quot;;&quot;_&quot;);MID([.D208];15;50)))" office:value-type="string" office:string-value="access_academic_profession_departament_secretary">
            <text:p>access_academic_profession_departament_secretary</text:p>
          </table:table-cell>
          <table:table-cell office:value-type="string">
            <text:p>academic.profession</text:p>
          </table:table-cell>
          <table:table-cell table:style-name="ce1" table:formula="of:=IF(MID([.B208];1;8)=&quot;academic&quot;;CONCATENATE(&quot;model_&quot;;SUBSTITUTE([.B208];&quot;.&quot;;&quot;_&quot;));IF(MID([.B208];1;4)=&quot;base&quot;;CONCATENATE(&quot;base.model_&quot;;SUBSTITUTE(MID([.B208];6;50);&quot;.&quot;;&quot;_&quot;));CONCATENATE(&quot;report_aeroo.model_&quot;;SUBSTITUTE(MID([.B208];14;50);&quot;.&quot;;&quot;_&quot;))))" office:value-type="string" office:string-value="model_academic_profession">
            <text:p>model_academic_profession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9];&quot;.&quot;;&quot;_&quot;);MID([.D209];15;50)))" office:value-type="string" office:string-value="access_academic_qualitative_departament_secretary">
            <text:p>access_academic_qualitative_departament_secretary</text:p>
          </table:table-cell>
          <table:table-cell office:value-type="string">
            <text:p>academic.qualitative</text:p>
          </table:table-cell>
          <table:table-cell table:style-name="ce1" table:formula="of:=IF(MID([.B209];1;8)=&quot;academic&quot;;CONCATENATE(&quot;model_&quot;;SUBSTITUTE([.B209];&quot;.&quot;;&quot;_&quot;));IF(MID([.B209];1;4)=&quot;base&quot;;CONCATENATE(&quot;base.model_&quot;;SUBSTITUTE(MID([.B209];6;50);&quot;.&quot;;&quot;_&quot;));CONCATENATE(&quot;report_aeroo.model_&quot;;SUBSTITUTE(MID([.B209];14;50);&quot;.&quot;;&quot;_&quot;))))" office:value-type="string" office:string-value="model_academic_qualitative">
            <text:p>model_academic_qualitativ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0];&quot;.&quot;;&quot;_&quot;);MID([.D210];15;50)))" office:value-type="string" office:string-value="access_academic_ratify_departament_secretary">
            <text:p>access_academic_ratify_departament_secretary</text:p>
          </table:table-cell>
          <table:table-cell office:value-type="string">
            <text:p>academic.ratify</text:p>
          </table:table-cell>
          <table:table-cell table:style-name="ce1" table:formula="of:=IF(MID([.B210];1;8)=&quot;academic&quot;;CONCATENATE(&quot;model_&quot;;SUBSTITUTE([.B210];&quot;.&quot;;&quot;_&quot;));IF(MID([.B210];1;4)=&quot;base&quot;;CONCATENATE(&quot;base.model_&quot;;SUBSTITUTE(MID([.B210];6;50);&quot;.&quot;;&quot;_&quot;));CONCATENATE(&quot;report_aeroo.model_&quot;;SUBSTITUTE(MID([.B210];14;50);&quot;.&quot;;&quot;_&quot;))))" office:value-type="string" office:string-value="model_academic_ratify">
            <text:p>model_academic_ratify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1];&quot;.&quot;;&quot;_&quot;);MID([.D211];15;50)))" office:value-type="string" office:string-value="access_academic_schedule_line_departament_secretary">
            <text:p>access_academic_schedule_line_departament_secretary</text:p>
          </table:table-cell>
          <table:table-cell office:value-type="string">
            <text:p>academic.schedule.line</text:p>
          </table:table-cell>
          <table:table-cell table:style-name="ce1" table:formula="of:=IF(MID([.B211];1;8)=&quot;academic&quot;;CONCATENATE(&quot;model_&quot;;SUBSTITUTE([.B211];&quot;.&quot;;&quot;_&quot;));IF(MID([.B211];1;4)=&quot;base&quot;;CONCATENATE(&quot;base.model_&quot;;SUBSTITUTE(MID([.B211];6;50);&quot;.&quot;;&quot;_&quot;));CONCATENATE(&quot;report_aeroo.model_&quot;;SUBSTITUTE(MID([.B211];14;50);&quot;.&quot;;&quot;_&quot;))))" office:value-type="string" office:string-value="model_academic_schedule_line">
            <text:p>model_academic_schedule_lin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2];&quot;.&quot;;&quot;_&quot;);MID([.D212];15;50)))" office:value-type="string" office:string-value="access_academic_schedule_departament_secretary">
            <text:p>access_academic_schedule_departament_secretary</text:p>
          </table:table-cell>
          <table:table-cell office:value-type="string">
            <text:p>academic.schedule</text:p>
          </table:table-cell>
          <table:table-cell table:style-name="ce1" table:formula="of:=IF(MID([.B212];1;8)=&quot;academic&quot;;CONCATENATE(&quot;model_&quot;;SUBSTITUTE([.B212];&quot;.&quot;;&quot;_&quot;));IF(MID([.B212];1;4)=&quot;base&quot;;CONCATENATE(&quot;base.model_&quot;;SUBSTITUTE(MID([.B212];6;50);&quot;.&quot;;&quot;_&quot;));CONCATENATE(&quot;report_aeroo.model_&quot;;SUBSTITUTE(MID([.B212];14;50);&quot;.&quot;;&quot;_&quot;))))" office:value-type="string" office:string-value="model_academic_schedule">
            <text:p>model_academic_schedul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3];&quot;.&quot;;&quot;_&quot;);MID([.D213];15;50)))" office:value-type="string" office:string-value="access_academic_schoolperiod_departament_secretary">
            <text:p>access_academic_schoolperiod_departament_secretary</text:p>
          </table:table-cell>
          <table:table-cell office:value-type="string">
            <text:p>academic.schoolperiod</text:p>
          </table:table-cell>
          <table:table-cell table:style-name="ce1" table:formula="of:=IF(MID([.B213];1;8)=&quot;academic&quot;;CONCATENATE(&quot;model_&quot;;SUBSTITUTE([.B213];&quot;.&quot;;&quot;_&quot;));IF(MID([.B213];1;4)=&quot;base&quot;;CONCATENATE(&quot;base.model_&quot;;SUBSTITUTE(MID([.B213];6;50);&quot;.&quot;;&quot;_&quot;));CONCATENATE(&quot;report_aeroo.model_&quot;;SUBSTITUTE(MID([.B213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4];&quot;.&quot;;&quot;_&quot;);MID([.D214];15;50)))" office:value-type="string" office:string-value="access_academic_schoolperiod_rule_departament_secretary">
            <text:p>access_academic_schoolperiod_rule_departament_secretary</text:p>
          </table:table-cell>
          <table:table-cell office:value-type="string">
            <text:p>academic.schoolperiod.rule</text:p>
          </table:table-cell>
          <table:table-cell table:style-name="ce1" table:formula="of:=IF(MID([.B214];1;8)=&quot;academic&quot;;CONCATENATE(&quot;model_&quot;;SUBSTITUTE([.B214];&quot;.&quot;;&quot;_&quot;));IF(MID([.B214];1;4)=&quot;base&quot;;CONCATENATE(&quot;base.model_&quot;;SUBSTITUTE(MID([.B214];6;50);&quot;.&quot;;&quot;_&quot;));CONCATENATE(&quot;report_aeroo.model_&quot;;SUBSTITUTE(MID([.B214];14;50);&quot;.&quot;;&quot;_&quot;))))" office:value-type="string" office:string-value="model_academic_schoolperiod_rule">
            <text:p>model_academic_schoolperiod_rul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5];&quot;.&quot;;&quot;_&quot;);MID([.D215];15;50)))" office:value-type="string" office:string-value="access_base_res_country_state_departament_secretary">
            <text:p>access_base_res_country_state_departament_secretary</text:p>
          </table:table-cell>
          <table:table-cell office:value-type="string">
            <text:p>base.res.country.state</text:p>
          </table:table-cell>
          <table:table-cell table:style-name="ce1" table:formula="of:=IF(MID([.B215];1;8)=&quot;academic&quot;;CONCATENATE(&quot;model_&quot;;SUBSTITUTE([.B215];&quot;.&quot;;&quot;_&quot;));IF(MID([.B215];1;4)=&quot;base&quot;;CONCATENATE(&quot;base.model_&quot;;SUBSTITUTE(MID([.B215];6;50);&quot;.&quot;;&quot;_&quot;));CONCATENATE(&quot;report_aeroo.model_&quot;;SUBSTITUTE(MID([.B215];14;50);&quot;.&quot;;&quot;_&quot;))))" office:value-type="string" office:string-value="base.model_res_country_state">
            <text:p>base.model_res_country_stat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6];&quot;.&quot;;&quot;_&quot;);MID([.D216];15;50)))" office:value-type="string" office:string-value="access_academic_student_departament_secretary">
            <text:p>access_academic_student_departament_secretary</text:p>
          </table:table-cell>
          <table:table-cell office:value-type="string">
            <text:p>academic.student</text:p>
          </table:table-cell>
          <table:table-cell table:style-name="ce1" table:formula="of:=IF(MID([.B216];1;8)=&quot;academic&quot;;CONCATENATE(&quot;model_&quot;;SUBSTITUTE([.B216];&quot;.&quot;;&quot;_&quot;));IF(MID([.B216];1;4)=&quot;base&quot;;CONCATENATE(&quot;base.model_&quot;;SUBSTITUTE(MID([.B216];6;50);&quot;.&quot;;&quot;_&quot;));CONCATENATE(&quot;report_aeroo.model_&quot;;SUBSTITUTE(MID([.B216];14;50);&quot;.&quot;;&quot;_&quot;))))" office:value-type="string" office:string-value="model_academic_student">
            <text:p>model_academic_student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7];&quot;.&quot;;&quot;_&quot;);MID([.D217];15;50)))" office:value-type="string" office:string-value="access_academic_subject_departament_secretary">
            <text:p>access_academic_subject_departament_secretary</text:p>
          </table:table-cell>
          <table:table-cell office:value-type="string">
            <text:p>academic.subject</text:p>
          </table:table-cell>
          <table:table-cell table:style-name="ce1" table:formula="of:=IF(MID([.B217];1;8)=&quot;academic&quot;;CONCATENATE(&quot;model_&quot;;SUBSTITUTE([.B217];&quot;.&quot;;&quot;_&quot;));IF(MID([.B217];1;4)=&quot;base&quot;;CONCATENATE(&quot;base.model_&quot;;SUBSTITUTE(MID([.B217];6;50);&quot;.&quot;;&quot;_&quot;));CONCATENATE(&quot;report_aeroo.model_&quot;;SUBSTITUTE(MID([.B217];14;50);&quot;.&quot;;&quot;_&quot;))))" office:value-type="string" office:string-value="model_academic_subject">
            <text:p>model_academic_subject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8];&quot;.&quot;;&quot;_&quot;);MID([.D218];15;50)))" office:value-type="string" office:string-value="access_academic_teacher_departament_secretary">
            <text:p>access_academic_teacher_departament_secretary</text:p>
          </table:table-cell>
          <table:table-cell office:value-type="string">
            <text:p>academic.teacher</text:p>
          </table:table-cell>
          <table:table-cell table:style-name="ce1" table:formula="of:=IF(MID([.B218];1;8)=&quot;academic&quot;;CONCATENATE(&quot;model_&quot;;SUBSTITUTE([.B218];&quot;.&quot;;&quot;_&quot;));IF(MID([.B218];1;4)=&quot;base&quot;;CONCATENATE(&quot;base.model_&quot;;SUBSTITUTE(MID([.B218];6;50);&quot;.&quot;;&quot;_&quot;));CONCATENATE(&quot;report_aeroo.model_&quot;;SUBSTITUTE(MID([.B218];14;50);&quot;.&quot;;&quot;_&quot;))))" office:value-type="string" office:string-value="model_academic_teacher">
            <text:p>model_academic_teacher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9];&quot;.&quot;;&quot;_&quot;);MID([.D219];15;50)))" office:value-type="string" office:string-value="access_academic_unit_departament_secretary">
            <text:p>access_academic_unit_departament_secretary</text:p>
          </table:table-cell>
          <table:table-cell office:value-type="string">
            <text:p>academic.unit</text:p>
          </table:table-cell>
          <table:table-cell table:style-name="ce1" table:formula="of:=IF(MID([.B219];1;8)=&quot;academic&quot;;CONCATENATE(&quot;model_&quot;;SUBSTITUTE([.B219];&quot;.&quot;;&quot;_&quot;));IF(MID([.B219];1;4)=&quot;base&quot;;CONCATENATE(&quot;base.model_&quot;;SUBSTITUTE(MID([.B219];6;50);&quot;.&quot;;&quot;_&quot;));CONCATENATE(&quot;report_aeroo.model_&quot;;SUBSTITUTE(MID([.B219];14;50);&quot;.&quot;;&quot;_&quot;))))" office:value-type="string" office:string-value="model_academic_unit">
            <text:p>model_academic_unit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0];&quot;.&quot;;&quot;_&quot;);MID([.D220];15;50)))" office:value-type="string" office:string-value="access_base_res_partner_departament_secretary">
            <text:p>access_base_res_partner_departament_secretary</text:p>
          </table:table-cell>
          <table:table-cell office:value-type="string">
            <text:p>base.res.partner</text:p>
          </table:table-cell>
          <table:table-cell table:style-name="ce1" table:formula="of:=IF(MID([.B220];1;8)=&quot;academic&quot;;CONCATENATE(&quot;model_&quot;;SUBSTITUTE([.B220];&quot;.&quot;;&quot;_&quot;));IF(MID([.B220];1;4)=&quot;base&quot;;CONCATENATE(&quot;base.model_&quot;;SUBSTITUTE(MID([.B220];6;50);&quot;.&quot;;&quot;_&quot;));CONCATENATE(&quot;report_aeroo.model_&quot;;SUBSTITUTE(MID([.B220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1];&quot;.&quot;;&quot;_&quot;);MID([.D221];15;50)))" office:value-type="string" office:string-value="access_base_res_users_departament_secretary">
            <text:p>access_base_res_users_departament_secretary</text:p>
          </table:table-cell>
          <table:table-cell office:value-type="string">
            <text:p>base.res.users</text:p>
          </table:table-cell>
          <table:table-cell table:style-name="ce1" table:formula="of:=IF(MID([.B221];1;8)=&quot;academic&quot;;CONCATENATE(&quot;model_&quot;;SUBSTITUTE([.B221];&quot;.&quot;;&quot;_&quot;));IF(MID([.B221];1;4)=&quot;base&quot;;CONCATENATE(&quot;base.model_&quot;;SUBSTITUTE(MID([.B221];6;50);&quot;.&quot;;&quot;_&quot;));CONCATENATE(&quot;report_aeroo.model_&quot;;SUBSTITUTE(MID([.B221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2];&quot;.&quot;;&quot;_&quot;);MID([.D222];15;50)))" office:value-type="string" office:string-value="access_academic_title_secretary">
            <text:p>access_academic_title_secretary</text:p>
          </table:table-cell>
          <table:table-cell office:value-type="string">
            <text:p>academic.title</text:p>
          </table:table-cell>
          <table:table-cell table:style-name="ce1" table:formula="of:=IF(MID([.B222];1;8)=&quot;academic&quot;;CONCATENATE(&quot;model_&quot;;SUBSTITUTE([.B222];&quot;.&quot;;&quot;_&quot;));IF(MID([.B222];1;4)=&quot;base&quot;;CONCATENATE(&quot;base.model_&quot;;SUBSTITUTE(MID([.B222];6;50);&quot;.&quot;;&quot;_&quot;));CONCATENATE(&quot;report_aeroo.model_&quot;;SUBSTITUTE(MID([.B222];14;50);&quot;.&quot;;&quot;_&quot;))))" office:value-type="string" office:string-value="model_academic_title">
            <text:p>model_academic_title</text:p>
          </table:table-cell>
          <table:table-cell office:value-type="string">
            <text:p>group_academic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3];&quot;.&quot;;&quot;_&quot;);MID([.D223];15;50)))" office:value-type="string" office:string-value="access_academic_career_line_secretary">
            <text:p>access_academic_career_line_secretary</text:p>
          </table:table-cell>
          <table:table-cell office:value-type="string">
            <text:p>academic.career.line</text:p>
          </table:table-cell>
          <table:table-cell table:style-name="ce1" table:formula="of:=IF(MID([.B223];1;8)=&quot;academic&quot;;CONCATENATE(&quot;model_&quot;;SUBSTITUTE([.B223];&quot;.&quot;;&quot;_&quot;));IF(MID([.B223];1;4)=&quot;base&quot;;CONCATENATE(&quot;base.model_&quot;;SUBSTITUTE(MID([.B223];6;50);&quot;.&quot;;&quot;_&quot;));CONCATENATE(&quot;report_aeroo.model_&quot;;SUBSTITUTE(MID([.B223];14;50);&quot;.&quot;;&quot;_&quot;))))" office:value-type="string" office:string-value="model_academic_career_line">
            <text:p>model_academic_career_line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4];&quot;.&quot;;&quot;_&quot;);MID([.D224];15;50)))" office:value-type="string" office:string-value="access_academic_career_secretary">
            <text:p>access_academic_career_secretary</text:p>
          </table:table-cell>
          <table:table-cell office:value-type="string">
            <text:p>academic.career</text:p>
          </table:table-cell>
          <table:table-cell table:style-name="ce1" table:formula="of:=IF(MID([.B224];1;8)=&quot;academic&quot;;CONCATENATE(&quot;model_&quot;;SUBSTITUTE([.B224];&quot;.&quot;;&quot;_&quot;));IF(MID([.B224];1;4)=&quot;base&quot;;CONCATENATE(&quot;base.model_&quot;;SUBSTITUTE(MID([.B224];6;50);&quot;.&quot;;&quot;_&quot;));CONCATENATE(&quot;report_aeroo.model_&quot;;SUBSTITUTE(MID([.B224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5];&quot;.&quot;;&quot;_&quot;);MID([.D225];15;50)))" office:value-type="string" office:string-value="access_academic_charge_secretary">
            <text:p>access_academic_charge_secretary</text:p>
          </table:table-cell>
          <table:table-cell office:value-type="string">
            <text:p>academic.charge</text:p>
          </table:table-cell>
          <table:table-cell table:style-name="ce1" table:formula="of:=IF(MID([.B225];1;8)=&quot;academic&quot;;CONCATENATE(&quot;model_&quot;;SUBSTITUTE([.B225];&quot;.&quot;;&quot;_&quot;));IF(MID([.B225];1;4)=&quot;base&quot;;CONCATENATE(&quot;base.model_&quot;;SUBSTITUTE(MID([.B225];6;50);&quot;.&quot;;&quot;_&quot;));CONCATENATE(&quot;report_aeroo.model_&quot;;SUBSTITUTE(MID([.B225];14;50);&quot;.&quot;;&quot;_&quot;))))" office:value-type="string" office:string-value="model_academic_charge">
            <text:p>model_academic_charge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6];&quot;.&quot;;&quot;_&quot;);MID([.D226];15;50)))" office:value-type="string" office:string-value="access_academic_course_line_secretary">
            <text:p>access_academic_course_line_secretary</text:p>
          </table:table-cell>
          <table:table-cell office:value-type="string">
            <text:p>academic.course.line</text:p>
          </table:table-cell>
          <table:table-cell table:style-name="ce1" table:formula="of:=IF(MID([.B226];1;8)=&quot;academic&quot;;CONCATENATE(&quot;model_&quot;;SUBSTITUTE([.B226];&quot;.&quot;;&quot;_&quot;));IF(MID([.B226];1;4)=&quot;base&quot;;CONCATENATE(&quot;base.model_&quot;;SUBSTITUTE(MID([.B226];6;50);&quot;.&quot;;&quot;_&quot;));CONCATENATE(&quot;report_aeroo.model_&quot;;SUBSTITUTE(MID([.B226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7];&quot;.&quot;;&quot;_&quot;);MID([.D227];15;50)))" office:value-type="string" office:string-value="access_academic_course_secretary">
            <text:p>access_academic_course_secretary</text:p>
          </table:table-cell>
          <table:table-cell office:value-type="string">
            <text:p>academic.course</text:p>
          </table:table-cell>
          <table:table-cell table:style-name="ce1" table:formula="of:=IF(MID([.B227];1;8)=&quot;academic&quot;;CONCATENATE(&quot;model_&quot;;SUBSTITUTE([.B227];&quot;.&quot;;&quot;_&quot;));IF(MID([.B227];1;4)=&quot;base&quot;;CONCATENATE(&quot;base.model_&quot;;SUBSTITUTE(MID([.B227];6;50);&quot;.&quot;;&quot;_&quot;));CONCATENATE(&quot;report_aeroo.model_&quot;;SUBSTITUTE(MID([.B227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secretary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8];&quot;.&quot;;&quot;_&quot;);MID([.D228];15;50)))" office:value-type="string" office:string-value="access_academic_course_parallel_secretary">
            <text:p>access_academic_course_parallel_secretary</text:p>
          </table:table-cell>
          <table:table-cell office:value-type="string">
            <text:p>academic.course.parallel</text:p>
          </table:table-cell>
          <table:table-cell table:style-name="ce1" table:formula="of:=IF(MID([.B228];1;8)=&quot;academic&quot;;CONCATENATE(&quot;model_&quot;;SUBSTITUTE([.B228];&quot;.&quot;;&quot;_&quot;));IF(MID([.B228];1;4)=&quot;base&quot;;CONCATENATE(&quot;base.model_&quot;;SUBSTITUTE(MID([.B228];6;50);&quot;.&quot;;&quot;_&quot;));CONCATENATE(&quot;report_aeroo.model_&quot;;SUBSTITUTE(MID([.B228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secretary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9];&quot;.&quot;;&quot;_&quot;);MID([.D229];15;50)))" office:value-type="string" office:string-value="access_academic_distributive_detail_secretary">
            <text:p>access_academic_distributive_detail_secretary</text:p>
          </table:table-cell>
          <table:table-cell office:value-type="string">
            <text:p>academic.distributive.detail</text:p>
          </table:table-cell>
          <table:table-cell table:style-name="ce1" table:formula="of:=IF(MID([.B229];1;8)=&quot;academic&quot;;CONCATENATE(&quot;model_&quot;;SUBSTITUTE([.B229];&quot;.&quot;;&quot;_&quot;));IF(MID([.B229];1;4)=&quot;base&quot;;CONCATENATE(&quot;base.model_&quot;;SUBSTITUTE(MID([.B229];6;50);&quot;.&quot;;&quot;_&quot;));CONCATENATE(&quot;report_aeroo.model_&quot;;SUBSTITUTE(MID([.B229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0];&quot;.&quot;;&quot;_&quot;);MID([.D230];15;50)))" office:value-type="string" office:string-value="access_academic_distributive_line_secretary">
            <text:p>access_academic_distributive_line_secretary</text:p>
          </table:table-cell>
          <table:table-cell office:value-type="string">
            <text:p>academic.distributive.line</text:p>
          </table:table-cell>
          <table:table-cell table:style-name="ce1" table:formula="of:=IF(MID([.B230];1;8)=&quot;academic&quot;;CONCATENATE(&quot;model_&quot;;SUBSTITUTE([.B230];&quot;.&quot;;&quot;_&quot;));IF(MID([.B230];1;4)=&quot;base&quot;;CONCATENATE(&quot;base.model_&quot;;SUBSTITUTE(MID([.B230];6;50);&quot;.&quot;;&quot;_&quot;));CONCATENATE(&quot;report_aeroo.model_&quot;;SUBSTITUTE(MID([.B230];14;50);&quot;.&quot;;&quot;_&quot;))))" office:value-type="string" office:string-value="model_academic_distributive_line">
            <text:p>model_academic_distributive_line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1];&quot;.&quot;;&quot;_&quot;);MID([.D231];15;50)))" office:value-type="string" office:string-value="access_academic_distributive_secretary">
            <text:p>access_academic_distributive_secretary</text:p>
          </table:table-cell>
          <table:table-cell office:value-type="string">
            <text:p>academic.distributive</text:p>
          </table:table-cell>
          <table:table-cell table:style-name="ce1" table:formula="of:=IF(MID([.B231];1;8)=&quot;academic&quot;;CONCATENATE(&quot;model_&quot;;SUBSTITUTE([.B231];&quot;.&quot;;&quot;_&quot;));IF(MID([.B231];1;4)=&quot;base&quot;;CONCATENATE(&quot;base.model_&quot;;SUBSTITUTE(MID([.B231];6;50);&quot;.&quot;;&quot;_&quot;));CONCATENATE(&quot;report_aeroo.model_&quot;;SUBSTITUTE(MID([.B231];14;50);&quot;.&quot;;&quot;_&quot;))))" office:value-type="string" office:string-value="model_academic_distributive">
            <text:p>model_academic_distributive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2];&quot;.&quot;;&quot;_&quot;);MID([.D232];15;50)))" office:value-type="string" office:string-value="access_academic_educational_detail_secretary">
            <text:p>access_academic_educational_detail_secretary</text:p>
          </table:table-cell>
          <table:table-cell office:value-type="string">
            <text:p>academic.educational.detail</text:p>
          </table:table-cell>
          <table:table-cell table:style-name="ce1" table:formula="of:=IF(MID([.B232];1;8)=&quot;academic&quot;;CONCATENATE(&quot;model_&quot;;SUBSTITUTE([.B232];&quot;.&quot;;&quot;_&quot;));IF(MID([.B232];1;4)=&quot;base&quot;;CONCATENATE(&quot;base.model_&quot;;SUBSTITUTE(MID([.B232];6;50);&quot;.&quot;;&quot;_&quot;));CONCATENATE(&quot;report_aeroo.model_&quot;;SUBSTITUTE(MID([.B232];14;50);&quot;.&quot;;&quot;_&quot;))))" office:value-type="string" office:string-value="model_academic_educational_detail">
            <text:p>model_academic_educational_detail</text:p>
          </table:table-cell>
          <table:table-cell office:value-type="string">
            <text:p>group_academic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3];&quot;.&quot;;&quot;_&quot;);MID([.D233];15;50)))" office:value-type="string" office:string-value="access_academic_edinstitution_secretary">
            <text:p>access_academic_edinstitution_secretary</text:p>
          </table:table-cell>
          <table:table-cell office:value-type="string">
            <text:p>academic.edinstitution</text:p>
          </table:table-cell>
          <table:table-cell table:style-name="ce1" table:formula="of:=IF(MID([.B233];1;8)=&quot;academic&quot;;CONCATENATE(&quot;model_&quot;;SUBSTITUTE([.B233];&quot;.&quot;;&quot;_&quot;));IF(MID([.B233];1;4)=&quot;base&quot;;CONCATENATE(&quot;base.model_&quot;;SUBSTITUTE(MID([.B233];6;50);&quot;.&quot;;&quot;_&quot;));CONCATENATE(&quot;report_aeroo.model_&quot;;SUBSTITUTE(MID([.B233];14;50);&quot;.&quot;;&quot;_&quot;))))" office:value-type="string" office:string-value="model_academic_edinstitution">
            <text:p>model_academic_edinstitution</text:p>
          </table:table-cell>
          <table:table-cell office:value-type="string">
            <text:p>group_academic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4];&quot;.&quot;;&quot;_&quot;);MID([.D234];15;50)))" office:value-type="string" office:string-value="access_academic_enrollment_drag_line_secretary">
            <text:p>access_academic_enrollment_drag_line_secretary</text:p>
          </table:table-cell>
          <table:table-cell office:value-type="string">
            <text:p>academic.enrollment.drag.line</text:p>
          </table:table-cell>
          <table:table-cell table:style-name="ce1" table:formula="of:=IF(MID([.B234];1;8)=&quot;academic&quot;;CONCATENATE(&quot;model_&quot;;SUBSTITUTE([.B234];&quot;.&quot;;&quot;_&quot;));IF(MID([.B234];1;4)=&quot;base&quot;;CONCATENATE(&quot;base.model_&quot;;SUBSTITUTE(MID([.B234];6;50);&quot;.&quot;;&quot;_&quot;));CONCATENATE(&quot;report_aeroo.model_&quot;;SUBSTITUTE(MID([.B234];14;50);&quot;.&quot;;&quot;_&quot;))))" office:value-type="string" office:string-value="model_academic_enrollment_drag_line">
            <text:p>model_academic_enrollment_drag_line</text:p>
          </table:table-cell>
          <table:table-cell office:value-type="string">
            <text:p>group_academic_secretary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5];&quot;.&quot;;&quot;_&quot;);MID([.D235];15;50)))" office:value-type="string" office:string-value="access_academic_enrollment_secretary">
            <text:p>access_academic_enrollment_secretary</text:p>
          </table:table-cell>
          <table:table-cell office:value-type="string">
            <text:p>academic.enrollment</text:p>
          </table:table-cell>
          <table:table-cell table:style-name="ce1" table:formula="of:=IF(MID([.B235];1;8)=&quot;academic&quot;;CONCATENATE(&quot;model_&quot;;SUBSTITUTE([.B235];&quot;.&quot;;&quot;_&quot;));IF(MID([.B235];1;4)=&quot;base&quot;;CONCATENATE(&quot;base.model_&quot;;SUBSTITUTE(MID([.B235];6;50);&quot;.&quot;;&quot;_&quot;));CONCATENATE(&quot;report_aeroo.model_&quot;;SUBSTITUTE(MID([.B235];14;50);&quot;.&quot;;&quot;_&quot;))))" office:value-type="string" office:string-value="model_academic_enrollment">
            <text:p>model_academic_enrollment</text:p>
          </table:table-cell>
          <table:table-cell office:value-type="string">
            <text:p>group_academic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6];&quot;.&quot;;&quot;_&quot;);MID([.D236];15;50)))" office:value-type="string" office:string-value="access_academic_enrollment_period_type_secretary">
            <text:p>access_academic_enrollment_period_type_secretary</text:p>
          </table:table-cell>
          <table:table-cell office:value-type="string">
            <text:p>academic.enrollment.period.type</text:p>
          </table:table-cell>
          <table:table-cell table:style-name="ce1" table:formula="of:=IF(MID([.B236];1;8)=&quot;academic&quot;;CONCATENATE(&quot;model_&quot;;SUBSTITUTE([.B236];&quot;.&quot;;&quot;_&quot;));IF(MID([.B236];1;4)=&quot;base&quot;;CONCATENATE(&quot;base.model_&quot;;SUBSTITUTE(MID([.B236];6;50);&quot;.&quot;;&quot;_&quot;));CONCATENATE(&quot;report_aeroo.model_&quot;;SUBSTITUTE(MID([.B236];14;50);&quot;.&quot;;&quot;_&quot;))))" office:value-type="string" office:string-value="model_academic_enrollment_period_type">
            <text:p>model_academic_enrollment_period_type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7];&quot;.&quot;;&quot;_&quot;);MID([.D237];15;50)))" office:value-type="string" office:string-value="access_academic_enrollment_subject_line_secretary">
            <text:p>access_academic_enrollment_subject_line_secretary</text:p>
          </table:table-cell>
          <table:table-cell office:value-type="string">
            <text:p>academic.enrollment.subject.line</text:p>
          </table:table-cell>
          <table:table-cell table:style-name="ce1" table:formula="of:=IF(MID([.B237];1;8)=&quot;academic&quot;;CONCATENATE(&quot;model_&quot;;SUBSTITUTE([.B237];&quot;.&quot;;&quot;_&quot;));IF(MID([.B237];1;4)=&quot;base&quot;;CONCATENATE(&quot;base.model_&quot;;SUBSTITUTE(MID([.B237];6;50);&quot;.&quot;;&quot;_&quot;));CONCATENATE(&quot;report_aeroo.model_&quot;;SUBSTITUTE(MID([.B237];14;50);&quot;.&quot;;&quot;_&quot;))))" office:value-type="string" office:string-value="model_academic_enrollment_subject_line">
            <text:p>model_academic_enrollment_subject_line</text:p>
          </table:table-cell>
          <table:table-cell office:value-type="string">
            <text:p>group_academic_secretary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8];&quot;.&quot;;&quot;_&quot;);MID([.D238];15;50)))" office:value-type="string" office:string-value="access_academic_equivalence_secretary">
            <text:p>access_academic_equivalence_secretary</text:p>
          </table:table-cell>
          <table:table-cell office:value-type="string">
            <text:p>academic.equivalence</text:p>
          </table:table-cell>
          <table:table-cell table:style-name="ce1" table:formula="of:=IF(MID([.B238];1;8)=&quot;academic&quot;;CONCATENATE(&quot;model_&quot;;SUBSTITUTE([.B238];&quot;.&quot;;&quot;_&quot;));IF(MID([.B238];1;4)=&quot;base&quot;;CONCATENATE(&quot;base.model_&quot;;SUBSTITUTE(MID([.B238];6;50);&quot;.&quot;;&quot;_&quot;));CONCATENATE(&quot;report_aeroo.model_&quot;;SUBSTITUTE(MID([.B238];14;50);&quot;.&quot;;&quot;_&quot;))))" office:value-type="string" office:string-value="model_academic_equivalence">
            <text:p>model_academic_equivalence</text:p>
          </table:table-cell>
          <table:table-cell office:value-type="string">
            <text:p>group_academic_secretary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9];&quot;.&quot;;&quot;_&quot;);MID([.D239];15;50)))" office:value-type="string" office:string-value="access_academic_faculty_line_secretary">
            <text:p>access_academic_faculty_line_secretary</text:p>
          </table:table-cell>
          <table:table-cell office:value-type="string">
            <text:p>academic.faculty.line</text:p>
          </table:table-cell>
          <table:table-cell table:style-name="ce1" table:formula="of:=IF(MID([.B239];1;8)=&quot;academic&quot;;CONCATENATE(&quot;model_&quot;;SUBSTITUTE([.B239];&quot;.&quot;;&quot;_&quot;));IF(MID([.B239];1;4)=&quot;base&quot;;CONCATENATE(&quot;base.model_&quot;;SUBSTITUTE(MID([.B239];6;50);&quot;.&quot;;&quot;_&quot;));CONCATENATE(&quot;report_aeroo.model_&quot;;SUBSTITUTE(MID([.B239];14;50);&quot;.&quot;;&quot;_&quot;))))" office:value-type="string" office:string-value="model_academic_faculty_line">
            <text:p>model_academic_faculty_line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0];&quot;.&quot;;&quot;_&quot;);MID([.D240];15;50)))" office:value-type="string" office:string-value="access_academic_faculty_secretary">
            <text:p>access_academic_faculty_secretary</text:p>
          </table:table-cell>
          <table:table-cell office:value-type="string">
            <text:p>academic.faculty</text:p>
          </table:table-cell>
          <table:table-cell table:style-name="ce1" table:formula="of:=IF(MID([.B240];1;8)=&quot;academic&quot;;CONCATENATE(&quot;model_&quot;;SUBSTITUTE([.B240];&quot;.&quot;;&quot;_&quot;));IF(MID([.B240];1;4)=&quot;base&quot;;CONCATENATE(&quot;base.model_&quot;;SUBSTITUTE(MID([.B240];6;50);&quot;.&quot;;&quot;_&quot;));CONCATENATE(&quot;report_aeroo.model_&quot;;SUBSTITUTE(MID([.B240];14;50);&quot;.&quot;;&quot;_&quot;))))" office:value-type="string" office:string-value="model_academic_faculty">
            <text:p>model_academic_faculty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1];&quot;.&quot;;&quot;_&quot;);MID([.D241];15;50)))" office:value-type="string" office:string-value="access_academic_family_secretary">
            <text:p>access_academic_family_secretary</text:p>
          </table:table-cell>
          <table:table-cell office:value-type="string">
            <text:p>academic.family</text:p>
          </table:table-cell>
          <table:table-cell table:style-name="ce1" table:formula="of:=IF(MID([.B241];1;8)=&quot;academic&quot;;CONCATENATE(&quot;model_&quot;;SUBSTITUTE([.B241];&quot;.&quot;;&quot;_&quot;));IF(MID([.B241];1;4)=&quot;base&quot;;CONCATENATE(&quot;base.model_&quot;;SUBSTITUTE(MID([.B241];6;50);&quot;.&quot;;&quot;_&quot;));CONCATENATE(&quot;report_aeroo.model_&quot;;SUBSTITUTE(MID([.B241];14;50);&quot;.&quot;;&quot;_&quot;))))" office:value-type="string" office:string-value="model_academic_family">
            <text:p>model_academic_family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2];&quot;.&quot;;&quot;_&quot;);MID([.D242];15;50)))" office:value-type="string" office:string-value="access_academic_inasistance_secretary">
            <text:p>access_academic_inasistance_secretary</text:p>
          </table:table-cell>
          <table:table-cell office:value-type="string">
            <text:p>academic.inasistance</text:p>
          </table:table-cell>
          <table:table-cell table:style-name="ce1" table:formula="of:=IF(MID([.B242];1;8)=&quot;academic&quot;;CONCATENATE(&quot;model_&quot;;SUBSTITUTE([.B242];&quot;.&quot;;&quot;_&quot;));IF(MID([.B242];1;4)=&quot;base&quot;;CONCATENATE(&quot;base.model_&quot;;SUBSTITUTE(MID([.B242];6;50);&quot;.&quot;;&quot;_&quot;));CONCATENATE(&quot;report_aeroo.model_&quot;;SUBSTITUTE(MID([.B242];14;50);&quot;.&quot;;&quot;_&quot;))))" office:value-type="string" office:string-value="model_academic_inasistance">
            <text:p>model_academic_inasistance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3];&quot;.&quot;;&quot;_&quot;);MID([.D243];15;50)))" office:value-type="string" office:string-value="access_academic_rate_secretary">
            <text:p>access_academic_rate_secretary</text:p>
          </table:table-cell>
          <table:table-cell office:value-type="string">
            <text:p>academic.rate</text:p>
          </table:table-cell>
          <table:table-cell table:style-name="ce1" table:formula="of:=IF(MID([.B243];1;8)=&quot;academic&quot;;CONCATENATE(&quot;model_&quot;;SUBSTITUTE([.B243];&quot;.&quot;;&quot;_&quot;));IF(MID([.B243];1;4)=&quot;base&quot;;CONCATENATE(&quot;base.model_&quot;;SUBSTITUTE(MID([.B243];6;50);&quot;.&quot;;&quot;_&quot;));CONCATENATE(&quot;report_aeroo.model_&quot;;SUBSTITUTE(MID([.B243];14;50);&quot;.&quot;;&quot;_&quot;))))" office:value-type="string" office:string-value="model_academic_rate">
            <text:p>model_academic_rate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4];&quot;.&quot;;&quot;_&quot;);MID([.D244];15;50)))" office:value-type="string" office:string-value="access_academic_inscription_secretary">
            <text:p>access_academic_inscription_secretary</text:p>
          </table:table-cell>
          <table:table-cell office:value-type="string">
            <text:p>academic.inscription</text:p>
          </table:table-cell>
          <table:table-cell table:style-name="ce1" table:formula="of:=IF(MID([.B244];1;8)=&quot;academic&quot;;CONCATENATE(&quot;model_&quot;;SUBSTITUTE([.B244];&quot;.&quot;;&quot;_&quot;));IF(MID([.B244];1;4)=&quot;base&quot;;CONCATENATE(&quot;base.model_&quot;;SUBSTITUTE(MID([.B244];6;50);&quot;.&quot;;&quot;_&quot;));CONCATENATE(&quot;report_aeroo.model_&quot;;SUBSTITUTE(MID([.B244];14;50);&quot;.&quot;;&quot;_&quot;))))" office:value-type="string" office:string-value="model_academic_inscription">
            <text:p>model_academic_inscription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5];&quot;.&quot;;&quot;_&quot;);MID([.D245];15;50)))" office:value-type="string" office:string-value="access_academic_institution_secretary">
            <text:p>access_academic_institution_secretary</text:p>
          </table:table-cell>
          <table:table-cell office:value-type="string">
            <text:p>academic.institution</text:p>
          </table:table-cell>
          <table:table-cell table:style-name="ce1" table:formula="of:=IF(MID([.B245];1;8)=&quot;academic&quot;;CONCATENATE(&quot;model_&quot;;SUBSTITUTE([.B245];&quot;.&quot;;&quot;_&quot;));IF(MID([.B245];1;4)=&quot;base&quot;;CONCATENATE(&quot;base.model_&quot;;SUBSTITUTE(MID([.B245];6;50);&quot;.&quot;;&quot;_&quot;));CONCATENATE(&quot;report_aeroo.model_&quot;;SUBSTITUTE(MID([.B245];14;50);&quot;.&quot;;&quot;_&quot;))))" office:value-type="string" office:string-value="model_academic_institution">
            <text:p>model_academic_institution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6];&quot;.&quot;;&quot;_&quot;);MID([.D246];15;50)))" office:value-type="string" office:string-value="access_academic_grid_level_secretary">
            <text:p>access_academic_grid_level_secretary</text:p>
          </table:table-cell>
          <table:table-cell office:value-type="string">
            <text:p>academic.grid.level</text:p>
          </table:table-cell>
          <table:table-cell table:style-name="ce1" table:formula="of:=IF(MID([.B246];1;8)=&quot;academic&quot;;CONCATENATE(&quot;model_&quot;;SUBSTITUTE([.B246];&quot;.&quot;;&quot;_&quot;));IF(MID([.B246];1;4)=&quot;base&quot;;CONCATENATE(&quot;base.model_&quot;;SUBSTITUTE(MID([.B246];6;50);&quot;.&quot;;&quot;_&quot;));CONCATENATE(&quot;report_aeroo.model_&quot;;SUBSTITUTE(MID([.B246];14;50);&quot;.&quot;;&quot;_&quot;))))" office:value-type="string" office:string-value="model_academic_grid_level">
            <text:p>model_academic_grid_level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7];&quot;.&quot;;&quot;_&quot;);MID([.D247];15;50)))" office:value-type="string" office:string-value="access_academic_grid_secretary">
            <text:p>access_academic_grid_secretary</text:p>
          </table:table-cell>
          <table:table-cell office:value-type="string">
            <text:p>academic.grid</text:p>
          </table:table-cell>
          <table:table-cell table:style-name="ce1" table:formula="of:=IF(MID([.B247];1;8)=&quot;academic&quot;;CONCATENATE(&quot;model_&quot;;SUBSTITUTE([.B247];&quot;.&quot;;&quot;_&quot;));IF(MID([.B247];1;4)=&quot;base&quot;;CONCATENATE(&quot;base.model_&quot;;SUBSTITUTE(MID([.B247];6;50);&quot;.&quot;;&quot;_&quot;));CONCATENATE(&quot;report_aeroo.model_&quot;;SUBSTITUTE(MID([.B247];14;50);&quot;.&quot;;&quot;_&quot;))))" office:value-type="string" office:string-value="model_academic_grid">
            <text:p>model_academic_grid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8];&quot;.&quot;;&quot;_&quot;);MID([.D248];15;50)))" office:value-type="string" office:string-value="access_academic_input_secretary">
            <text:p>access_academic_input_secretary</text:p>
          </table:table-cell>
          <table:table-cell office:value-type="string">
            <text:p>academic.input</text:p>
          </table:table-cell>
          <table:table-cell table:style-name="ce1" table:formula="of:=IF(MID([.B248];1;8)=&quot;academic&quot;;CONCATENATE(&quot;model_&quot;;SUBSTITUTE([.B248];&quot;.&quot;;&quot;_&quot;));IF(MID([.B248];1;4)=&quot;base&quot;;CONCATENATE(&quot;base.model_&quot;;SUBSTITUTE(MID([.B248];6;50);&quot;.&quot;;&quot;_&quot;));CONCATENATE(&quot;report_aeroo.model_&quot;;SUBSTITUTE(MID([.B248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9];&quot;.&quot;;&quot;_&quot;);MID([.D249];15;50)))" office:value-type="string" office:string-value="access_academic_period_secretary">
            <text:p>access_academic_period_secretary</text:p>
          </table:table-cell>
          <table:table-cell office:value-type="string">
            <text:p>academic.period</text:p>
          </table:table-cell>
          <table:table-cell table:style-name="ce1" table:formula="of:=IF(MID([.B249];1;8)=&quot;academic&quot;;CONCATENATE(&quot;model_&quot;;SUBSTITUTE([.B249];&quot;.&quot;;&quot;_&quot;));IF(MID([.B249];1;4)=&quot;base&quot;;CONCATENATE(&quot;base.model_&quot;;SUBSTITUTE(MID([.B249];6;50);&quot;.&quot;;&quot;_&quot;));CONCATENATE(&quot;report_aeroo.model_&quot;;SUBSTITUTE(MID([.B249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0];&quot;.&quot;;&quot;_&quot;);MID([.D250];15;50)))" office:value-type="string" office:string-value="access_academic_person_secretary">
            <text:p>access_academic_person_secretary</text:p>
          </table:table-cell>
          <table:table-cell office:value-type="string">
            <text:p>academic.person</text:p>
          </table:table-cell>
          <table:table-cell table:style-name="ce1" table:formula="of:=IF(MID([.B250];1;8)=&quot;academic&quot;;CONCATENATE(&quot;model_&quot;;SUBSTITUTE([.B250];&quot;.&quot;;&quot;_&quot;));IF(MID([.B250];1;4)=&quot;base&quot;;CONCATENATE(&quot;base.model_&quot;;SUBSTITUTE(MID([.B250];6;50);&quot;.&quot;;&quot;_&quot;));CONCATENATE(&quot;report_aeroo.model_&quot;;SUBSTITUTE(MID([.B250];14;50);&quot;.&quot;;&quot;_&quot;))))" office:value-type="string" office:string-value="model_academic_person">
            <text:p>model_academic_person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1];&quot;.&quot;;&quot;_&quot;);MID([.D251];15;50)))" office:value-type="string" office:string-value="access_academic_registered_secretary">
            <text:p>access_academic_registered_secretary</text:p>
          </table:table-cell>
          <table:table-cell office:value-type="string">
            <text:p>academic.registered</text:p>
          </table:table-cell>
          <table:table-cell table:style-name="ce1" table:formula="of:=IF(MID([.B251];1;8)=&quot;academic&quot;;CONCATENATE(&quot;model_&quot;;SUBSTITUTE([.B251];&quot;.&quot;;&quot;_&quot;));IF(MID([.B251];1;4)=&quot;base&quot;;CONCATENATE(&quot;base.model_&quot;;SUBSTITUTE(MID([.B251];6;50);&quot;.&quot;;&quot;_&quot;));CONCATENATE(&quot;report_aeroo.model_&quot;;SUBSTITUTE(MID([.B251];14;50);&quot;.&quot;;&quot;_&quot;))))" office:value-type="string" office:string-value="model_academic_registered">
            <text:p>model_academic_registered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2];&quot;.&quot;;&quot;_&quot;);MID([.D252];15;50)))" office:value-type="string" office:string-value="access_academic_profession_secretary">
            <text:p>access_academic_profession_secretary</text:p>
          </table:table-cell>
          <table:table-cell office:value-type="string">
            <text:p>academic.profession</text:p>
          </table:table-cell>
          <table:table-cell table:style-name="ce1" table:formula="of:=IF(MID([.B252];1;8)=&quot;academic&quot;;CONCATENATE(&quot;model_&quot;;SUBSTITUTE([.B252];&quot;.&quot;;&quot;_&quot;));IF(MID([.B252];1;4)=&quot;base&quot;;CONCATENATE(&quot;base.model_&quot;;SUBSTITUTE(MID([.B252];6;50);&quot;.&quot;;&quot;_&quot;));CONCATENATE(&quot;report_aeroo.model_&quot;;SUBSTITUTE(MID([.B252];14;50);&quot;.&quot;;&quot;_&quot;))))" office:value-type="string" office:string-value="model_academic_profession">
            <text:p>model_academic_profession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3];&quot;.&quot;;&quot;_&quot;);MID([.D253];15;50)))" office:value-type="string" office:string-value="access_academic_qualitative_secretary">
            <text:p>access_academic_qualitative_secretary</text:p>
          </table:table-cell>
          <table:table-cell office:value-type="string">
            <text:p>academic.qualitative</text:p>
          </table:table-cell>
          <table:table-cell table:style-name="ce1" table:formula="of:=IF(MID([.B253];1;8)=&quot;academic&quot;;CONCATENATE(&quot;model_&quot;;SUBSTITUTE([.B253];&quot;.&quot;;&quot;_&quot;));IF(MID([.B253];1;4)=&quot;base&quot;;CONCATENATE(&quot;base.model_&quot;;SUBSTITUTE(MID([.B253];6;50);&quot;.&quot;;&quot;_&quot;));CONCATENATE(&quot;report_aeroo.model_&quot;;SUBSTITUTE(MID([.B253];14;50);&quot;.&quot;;&quot;_&quot;))))" office:value-type="string" office:string-value="model_academic_qualitative">
            <text:p>model_academic_qualitative</text:p>
          </table:table-cell>
          <table:table-cell office:value-type="string">
            <text:p>group_academic_secretary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4];&quot;.&quot;;&quot;_&quot;);MID([.D254];15;50)))" office:value-type="string" office:string-value="access_academic_ratify_secretary">
            <text:p>access_academic_ratify_secretary</text:p>
          </table:table-cell>
          <table:table-cell office:value-type="string">
            <text:p>academic.ratify</text:p>
          </table:table-cell>
          <table:table-cell table:style-name="ce1" table:formula="of:=IF(MID([.B254];1;8)=&quot;academic&quot;;CONCATENATE(&quot;model_&quot;;SUBSTITUTE([.B254];&quot;.&quot;;&quot;_&quot;));IF(MID([.B254];1;4)=&quot;base&quot;;CONCATENATE(&quot;base.model_&quot;;SUBSTITUTE(MID([.B254];6;50);&quot;.&quot;;&quot;_&quot;));CONCATENATE(&quot;report_aeroo.model_&quot;;SUBSTITUTE(MID([.B254];14;50);&quot;.&quot;;&quot;_&quot;))))" office:value-type="string" office:string-value="model_academic_ratify">
            <text:p>model_academic_ratify</text:p>
          </table:table-cell>
          <table:table-cell office:value-type="string">
            <text:p>group_academic_secretary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5];&quot;.&quot;;&quot;_&quot;);MID([.D255];15;50)))" office:value-type="string" office:string-value="access_academic_schedule_line_secretary">
            <text:p>access_academic_schedule_line_secretary</text:p>
          </table:table-cell>
          <table:table-cell office:value-type="string">
            <text:p>academic.schedule.line</text:p>
          </table:table-cell>
          <table:table-cell table:style-name="ce1" table:formula="of:=IF(MID([.B255];1;8)=&quot;academic&quot;;CONCATENATE(&quot;model_&quot;;SUBSTITUTE([.B255];&quot;.&quot;;&quot;_&quot;));IF(MID([.B255];1;4)=&quot;base&quot;;CONCATENATE(&quot;base.model_&quot;;SUBSTITUTE(MID([.B255];6;50);&quot;.&quot;;&quot;_&quot;));CONCATENATE(&quot;report_aeroo.model_&quot;;SUBSTITUTE(MID([.B255];14;50);&quot;.&quot;;&quot;_&quot;))))" office:value-type="string" office:string-value="model_academic_schedule_line">
            <text:p>model_academic_schedule_line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6];&quot;.&quot;;&quot;_&quot;);MID([.D256];15;50)))" office:value-type="string" office:string-value="access_academic_schedule_secretary">
            <text:p>access_academic_schedule_secretary</text:p>
          </table:table-cell>
          <table:table-cell office:value-type="string">
            <text:p>academic.schedule</text:p>
          </table:table-cell>
          <table:table-cell table:style-name="ce1" table:formula="of:=IF(MID([.B256];1;8)=&quot;academic&quot;;CONCATENATE(&quot;model_&quot;;SUBSTITUTE([.B256];&quot;.&quot;;&quot;_&quot;));IF(MID([.B256];1;4)=&quot;base&quot;;CONCATENATE(&quot;base.model_&quot;;SUBSTITUTE(MID([.B256];6;50);&quot;.&quot;;&quot;_&quot;));CONCATENATE(&quot;report_aeroo.model_&quot;;SUBSTITUTE(MID([.B256];14;50);&quot;.&quot;;&quot;_&quot;))))" office:value-type="string" office:string-value="model_academic_schedule">
            <text:p>model_academic_schedule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7];&quot;.&quot;;&quot;_&quot;);MID([.D257];15;50)))" office:value-type="string" office:string-value="access_academic_schoolperiod_secretary">
            <text:p>access_academic_schoolperiod_secretary</text:p>
          </table:table-cell>
          <table:table-cell office:value-type="string">
            <text:p>academic.schoolperiod</text:p>
          </table:table-cell>
          <table:table-cell table:style-name="ce1" table:formula="of:=IF(MID([.B257];1;8)=&quot;academic&quot;;CONCATENATE(&quot;model_&quot;;SUBSTITUTE([.B257];&quot;.&quot;;&quot;_&quot;));IF(MID([.B257];1;4)=&quot;base&quot;;CONCATENATE(&quot;base.model_&quot;;SUBSTITUTE(MID([.B257];6;50);&quot;.&quot;;&quot;_&quot;));CONCATENATE(&quot;report_aeroo.model_&quot;;SUBSTITUTE(MID([.B257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8];&quot;.&quot;;&quot;_&quot;);MID([.D258];15;50)))" office:value-type="string" office:string-value="access_academic_schoolperiod_rule_secretary">
            <text:p>access_academic_schoolperiod_rule_secretary</text:p>
          </table:table-cell>
          <table:table-cell office:value-type="string">
            <text:p>academic.schoolperiod.rule</text:p>
          </table:table-cell>
          <table:table-cell table:style-name="ce1" table:formula="of:=IF(MID([.B258];1;8)=&quot;academic&quot;;CONCATENATE(&quot;model_&quot;;SUBSTITUTE([.B258];&quot;.&quot;;&quot;_&quot;));IF(MID([.B258];1;4)=&quot;base&quot;;CONCATENATE(&quot;base.model_&quot;;SUBSTITUTE(MID([.B258];6;50);&quot;.&quot;;&quot;_&quot;));CONCATENATE(&quot;report_aeroo.model_&quot;;SUBSTITUTE(MID([.B258];14;50);&quot;.&quot;;&quot;_&quot;))))" office:value-type="string" office:string-value="model_academic_schoolperiod_rule">
            <text:p>model_academic_schoolperiod_rule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9];&quot;.&quot;;&quot;_&quot;);MID([.D259];15;50)))" office:value-type="string" office:string-value="access_base_res_country_state_secretary">
            <text:p>access_base_res_country_state_secretary</text:p>
          </table:table-cell>
          <table:table-cell office:value-type="string">
            <text:p>base.res.country.state</text:p>
          </table:table-cell>
          <table:table-cell table:style-name="ce1" table:formula="of:=IF(MID([.B259];1;8)=&quot;academic&quot;;CONCATENATE(&quot;model_&quot;;SUBSTITUTE([.B259];&quot;.&quot;;&quot;_&quot;));IF(MID([.B259];1;4)=&quot;base&quot;;CONCATENATE(&quot;base.model_&quot;;SUBSTITUTE(MID([.B259];6;50);&quot;.&quot;;&quot;_&quot;));CONCATENATE(&quot;report_aeroo.model_&quot;;SUBSTITUTE(MID([.B259];14;50);&quot;.&quot;;&quot;_&quot;))))" office:value-type="string" office:string-value="base.model_res_country_state">
            <text:p>base.model_res_country_state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0];&quot;.&quot;;&quot;_&quot;);MID([.D260];15;50)))" office:value-type="string" office:string-value="access_academic_student_secretary">
            <text:p>access_academic_student_secretary</text:p>
          </table:table-cell>
          <table:table-cell office:value-type="string">
            <text:p>academic.student</text:p>
          </table:table-cell>
          <table:table-cell table:style-name="ce1" table:formula="of:=IF(MID([.B260];1;8)=&quot;academic&quot;;CONCATENATE(&quot;model_&quot;;SUBSTITUTE([.B260];&quot;.&quot;;&quot;_&quot;));IF(MID([.B260];1;4)=&quot;base&quot;;CONCATENATE(&quot;base.model_&quot;;SUBSTITUTE(MID([.B260];6;50);&quot;.&quot;;&quot;_&quot;));CONCATENATE(&quot;report_aeroo.model_&quot;;SUBSTITUTE(MID([.B260];14;50);&quot;.&quot;;&quot;_&quot;))))" office:value-type="string" office:string-value="model_academic_student">
            <text:p>model_academic_student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1];&quot;.&quot;;&quot;_&quot;);MID([.D261];15;50)))" office:value-type="string" office:string-value="access_academic_subject_secretary">
            <text:p>access_academic_subject_secretary</text:p>
          </table:table-cell>
          <table:table-cell office:value-type="string">
            <text:p>academic.subject</text:p>
          </table:table-cell>
          <table:table-cell table:style-name="ce1" table:formula="of:=IF(MID([.B261];1;8)=&quot;academic&quot;;CONCATENATE(&quot;model_&quot;;SUBSTITUTE([.B261];&quot;.&quot;;&quot;_&quot;));IF(MID([.B261];1;4)=&quot;base&quot;;CONCATENATE(&quot;base.model_&quot;;SUBSTITUTE(MID([.B261];6;50);&quot;.&quot;;&quot;_&quot;));CONCATENATE(&quot;report_aeroo.model_&quot;;SUBSTITUTE(MID([.B261];14;50);&quot;.&quot;;&quot;_&quot;))))" office:value-type="string" office:string-value="model_academic_subject">
            <text:p>model_academic_subject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2];&quot;.&quot;;&quot;_&quot;);MID([.D262];15;50)))" office:value-type="string" office:string-value="access_academic_teacher_secretary">
            <text:p>access_academic_teacher_secretary</text:p>
          </table:table-cell>
          <table:table-cell office:value-type="string">
            <text:p>academic.teacher</text:p>
          </table:table-cell>
          <table:table-cell table:style-name="ce1" table:formula="of:=IF(MID([.B262];1;8)=&quot;academic&quot;;CONCATENATE(&quot;model_&quot;;SUBSTITUTE([.B262];&quot;.&quot;;&quot;_&quot;));IF(MID([.B262];1;4)=&quot;base&quot;;CONCATENATE(&quot;base.model_&quot;;SUBSTITUTE(MID([.B262];6;50);&quot;.&quot;;&quot;_&quot;));CONCATENATE(&quot;report_aeroo.model_&quot;;SUBSTITUTE(MID([.B262];14;50);&quot;.&quot;;&quot;_&quot;))))" office:value-type="string" office:string-value="model_academic_teacher">
            <text:p>model_academic_teacher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3];&quot;.&quot;;&quot;_&quot;);MID([.D263];15;50)))" office:value-type="string" office:string-value="access_academic_unit_secretary">
            <text:p>access_academic_unit_secretary</text:p>
          </table:table-cell>
          <table:table-cell office:value-type="string">
            <text:p>academic.unit</text:p>
          </table:table-cell>
          <table:table-cell table:style-name="ce1" table:formula="of:=IF(MID([.B263];1;8)=&quot;academic&quot;;CONCATENATE(&quot;model_&quot;;SUBSTITUTE([.B263];&quot;.&quot;;&quot;_&quot;));IF(MID([.B263];1;4)=&quot;base&quot;;CONCATENATE(&quot;base.model_&quot;;SUBSTITUTE(MID([.B263];6;50);&quot;.&quot;;&quot;_&quot;));CONCATENATE(&quot;report_aeroo.model_&quot;;SUBSTITUTE(MID([.B263];14;50);&quot;.&quot;;&quot;_&quot;))))" office:value-type="string" office:string-value="model_academic_unit">
            <text:p>model_academic_unit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4];&quot;.&quot;;&quot;_&quot;);MID([.D264];15;50)))" office:value-type="string" office:string-value="access_base_res_partner_secretary">
            <text:p>access_base_res_partner_secretary</text:p>
          </table:table-cell>
          <table:table-cell office:value-type="string">
            <text:p>base.res.partner</text:p>
          </table:table-cell>
          <table:table-cell table:style-name="ce1" table:formula="of:=IF(MID([.B264];1;8)=&quot;academic&quot;;CONCATENATE(&quot;model_&quot;;SUBSTITUTE([.B264];&quot;.&quot;;&quot;_&quot;));IF(MID([.B264];1;4)=&quot;base&quot;;CONCATENATE(&quot;base.model_&quot;;SUBSTITUTE(MID([.B264];6;50);&quot;.&quot;;&quot;_&quot;));CONCATENATE(&quot;report_aeroo.model_&quot;;SUBSTITUTE(MID([.B264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5];&quot;.&quot;;&quot;_&quot;);MID([.D265];15;50)))" office:value-type="string" office:string-value="access_base_res_users_secretary">
            <text:p>access_base_res_users_secretary</text:p>
          </table:table-cell>
          <table:table-cell office:value-type="string">
            <text:p>base.res.users</text:p>
          </table:table-cell>
          <table:table-cell table:style-name="ce1" table:formula="of:=IF(MID([.B265];1;8)=&quot;academic&quot;;CONCATENATE(&quot;model_&quot;;SUBSTITUTE([.B265];&quot;.&quot;;&quot;_&quot;));IF(MID([.B265];1;4)=&quot;base&quot;;CONCATENATE(&quot;base.model_&quot;;SUBSTITUTE(MID([.B265];6;50);&quot;.&quot;;&quot;_&quot;));CONCATENATE(&quot;report_aeroo.model_&quot;;SUBSTITUTE(MID([.B265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6];&quot;.&quot;;&quot;_&quot;);MID([.D266];15;50)))" office:value-type="string" office:string-value="access_base_res_partner_secretary">
            <text:p>access_base_res_partner_secretary</text:p>
          </table:table-cell>
          <table:table-cell office:value-type="string">
            <text:p>base.res.partner</text:p>
          </table:table-cell>
          <table:table-cell table:style-name="ce1" table:formula="of:=IF(MID([.B266];1;8)=&quot;academic&quot;;CONCATENATE(&quot;model_&quot;;SUBSTITUTE([.B266];&quot;.&quot;;&quot;_&quot;));IF(MID([.B266];1;4)=&quot;base&quot;;CONCATENATE(&quot;base.model_&quot;;SUBSTITUTE(MID([.B266];6;50);&quot;.&quot;;&quot;_&quot;));CONCATENATE(&quot;report_aeroo.model_&quot;;SUBSTITUTE(MID([.B266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7];&quot;.&quot;;&quot;_&quot;);MID([.D267];15;50)))" office:value-type="string" office:string-value="access_base_res_users_secretary">
            <text:p>access_base_res_users_secretary</text:p>
          </table:table-cell>
          <table:table-cell office:value-type="string">
            <text:p>base.res.users</text:p>
          </table:table-cell>
          <table:table-cell table:style-name="ce1" table:formula="of:=IF(MID([.B267];1;8)=&quot;academic&quot;;CONCATENATE(&quot;model_&quot;;SUBSTITUTE([.B267];&quot;.&quot;;&quot;_&quot;));IF(MID([.B267];1;4)=&quot;base&quot;;CONCATENATE(&quot;base.model_&quot;;SUBSTITUTE(MID([.B267];6;50);&quot;.&quot;;&quot;_&quot;));CONCATENATE(&quot;report_aeroo.model_&quot;;SUBSTITUTE(MID([.B267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8];&quot;.&quot;;&quot;_&quot;);MID([.D268];15;50)))" office:value-type="string" office:string-value="access_report_aeroo_report_mimetypes_secretary">
            <text:p>access_report_aeroo_report_mimetypes_secretary</text:p>
          </table:table-cell>
          <table:table-cell office:value-type="string">
            <text:p>report_aeroo.report.mimetypes</text:p>
          </table:table-cell>
          <table:table-cell table:style-name="ce1" table:formula="of:=IF(MID([.B268];1;8)=&quot;academic&quot;;CONCATENATE(&quot;model_&quot;;SUBSTITUTE([.B268];&quot;.&quot;;&quot;_&quot;));IF(MID([.B268];1;4)=&quot;base&quot;;CONCATENATE(&quot;base.model_&quot;;SUBSTITUTE(MID([.B268];6;50);&quot;.&quot;;&quot;_&quot;));CONCATENATE(&quot;report_aeroo.model_&quot;;SUBSTITUTE(MID([.B268];14;50);&quot;.&quot;;&quot;_&quot;))))" office:value-type="string" office:string-value="report_aeroo.model_report_mimetypes">
            <text:p>report_aeroo.model_report_mimetypes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9];&quot;.&quot;;&quot;_&quot;);MID([.D269];15;50)))" office:value-type="string" office:string-value="access_academic_title_teacher">
            <text:p>access_academic_title_teacher</text:p>
          </table:table-cell>
          <table:table-cell office:value-type="string">
            <text:p>academic.title</text:p>
          </table:table-cell>
          <table:table-cell table:style-name="ce1" table:formula="of:=IF(MID([.B269];1;8)=&quot;academic&quot;;CONCATENATE(&quot;model_&quot;;SUBSTITUTE([.B269];&quot;.&quot;;&quot;_&quot;));IF(MID([.B269];1;4)=&quot;base&quot;;CONCATENATE(&quot;base.model_&quot;;SUBSTITUTE(MID([.B269];6;50);&quot;.&quot;;&quot;_&quot;));CONCATENATE(&quot;report_aeroo.model_&quot;;SUBSTITUTE(MID([.B269];14;50);&quot;.&quot;;&quot;_&quot;))))" office:value-type="string" office:string-value="model_academic_title">
            <text:p>model_academic_title</text:p>
          </table:table-cell>
          <table:table-cell office:value-type="string">
            <text:p>group_academic_teacher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0];&quot;.&quot;;&quot;_&quot;);MID([.D270];15;50)))" office:value-type="string" office:string-value="access_academic_career_teacher">
            <text:p>access_academic_career_teacher</text:p>
          </table:table-cell>
          <table:table-cell office:value-type="string">
            <text:p>academic.career</text:p>
          </table:table-cell>
          <table:table-cell table:style-name="ce1" table:formula="of:=IF(MID([.B270];1;8)=&quot;academic&quot;;CONCATENATE(&quot;model_&quot;;SUBSTITUTE([.B270];&quot;.&quot;;&quot;_&quot;));IF(MID([.B270];1;4)=&quot;base&quot;;CONCATENATE(&quot;base.model_&quot;;SUBSTITUTE(MID([.B270];6;50);&quot;.&quot;;&quot;_&quot;));CONCATENATE(&quot;report_aeroo.model_&quot;;SUBSTITUTE(MID([.B270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1];&quot;.&quot;;&quot;_&quot;);MID([.D271];15;50)))" office:value-type="string" office:string-value="access_academic_career_line_teacher">
            <text:p>access_academic_career_line_teacher</text:p>
          </table:table-cell>
          <table:table-cell office:value-type="string">
            <text:p>academic.career.line</text:p>
          </table:table-cell>
          <table:table-cell table:style-name="ce1" table:formula="of:=IF(MID([.B271];1;8)=&quot;academic&quot;;CONCATENATE(&quot;model_&quot;;SUBSTITUTE([.B271];&quot;.&quot;;&quot;_&quot;));IF(MID([.B271];1;4)=&quot;base&quot;;CONCATENATE(&quot;base.model_&quot;;SUBSTITUTE(MID([.B271];6;50);&quot;.&quot;;&quot;_&quot;));CONCATENATE(&quot;report_aeroo.model_&quot;;SUBSTITUTE(MID([.B271];14;50);&quot;.&quot;;&quot;_&quot;))))" office:value-type="string" office:string-value="model_academic_career_line">
            <text:p>model_academic_career_lin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formula="of:=CONCATENATE(&quot;access_&quot;;CONCATENATE(SUBSTITUTE([.B272];&quot;.&quot;;&quot;_&quot;);MID([.D272];15;50)))" office:value-type="string" office:string-value="access_academic_charge_teacher">
            <text:p>access_academic_charge_teacher</text:p>
          </table:table-cell>
          <table:table-cell office:value-type="string">
            <text:p>academic.charge</text:p>
          </table:table-cell>
          <table:table-cell table:style-name="ce1" table:formula="of:=IF(MID([.B272];1;8)=&quot;academic&quot;;CONCATENATE(&quot;model_&quot;;SUBSTITUTE([.B272];&quot;.&quot;;&quot;_&quot;));IF(MID([.B272];1;4)=&quot;base&quot;;CONCATENATE(&quot;base.model_&quot;;SUBSTITUTE(MID([.B272];6;50);&quot;.&quot;;&quot;_&quot;));CONCATENATE(&quot;report_aeroo.model_&quot;;SUBSTITUTE(MID([.B272];14;50);&quot;.&quot;;&quot;_&quot;))))" office:value-type="string" office:string-value="model_academic_charge">
            <text:p>model_academic_charg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3];&quot;.&quot;;&quot;_&quot;);MID([.D273];15;50)))" office:value-type="string" office:string-value="access_academic_course_teacher">
            <text:p>access_academic_course_teacher</text:p>
          </table:table-cell>
          <table:table-cell office:value-type="string">
            <text:p>academic.course</text:p>
          </table:table-cell>
          <table:table-cell table:style-name="ce1" table:formula="of:=IF(MID([.B273];1;8)=&quot;academic&quot;;CONCATENATE(&quot;model_&quot;;SUBSTITUTE([.B273];&quot;.&quot;;&quot;_&quot;));IF(MID([.B273];1;4)=&quot;base&quot;;CONCATENATE(&quot;base.model_&quot;;SUBSTITUTE(MID([.B273];6;50);&quot;.&quot;;&quot;_&quot;));CONCATENATE(&quot;report_aeroo.model_&quot;;SUBSTITUTE(MID([.B273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4];&quot;.&quot;;&quot;_&quot;);MID([.D274];15;50)))" office:value-type="string" office:string-value="access_academic_course_line_teacher">
            <text:p>access_academic_course_line_teacher</text:p>
          </table:table-cell>
          <table:table-cell office:value-type="string">
            <text:p>academic.course.line</text:p>
          </table:table-cell>
          <table:table-cell table:style-name="ce1" table:formula="of:=IF(MID([.B274];1;8)=&quot;academic&quot;;CONCATENATE(&quot;model_&quot;;SUBSTITUTE([.B274];&quot;.&quot;;&quot;_&quot;));IF(MID([.B274];1;4)=&quot;base&quot;;CONCATENATE(&quot;base.model_&quot;;SUBSTITUTE(MID([.B274];6;50);&quot;.&quot;;&quot;_&quot;));CONCATENATE(&quot;report_aeroo.model_&quot;;SUBSTITUTE(MID([.B274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5];&quot;.&quot;;&quot;_&quot;);MID([.D275];15;50)))" office:value-type="string" office:string-value="access_academic_course_parallel_teacher">
            <text:p>access_academic_course_parallel_teacher</text:p>
          </table:table-cell>
          <table:table-cell office:value-type="string">
            <text:p>academic.course.parallel</text:p>
          </table:table-cell>
          <table:table-cell table:style-name="ce1" table:formula="of:=IF(MID([.B275];1;8)=&quot;academic&quot;;CONCATENATE(&quot;model_&quot;;SUBSTITUTE([.B275];&quot;.&quot;;&quot;_&quot;));IF(MID([.B275];1;4)=&quot;base&quot;;CONCATENATE(&quot;base.model_&quot;;SUBSTITUTE(MID([.B275];6;50);&quot;.&quot;;&quot;_&quot;));CONCATENATE(&quot;report_aeroo.model_&quot;;SUBSTITUTE(MID([.B275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6];&quot;.&quot;;&quot;_&quot;);MID([.D276];15;50)))" office:value-type="string" office:string-value="access_academic_distributive_teacher">
            <text:p>access_academic_distributive_teacher</text:p>
          </table:table-cell>
          <table:table-cell office:value-type="string">
            <text:p>academic.distributive</text:p>
          </table:table-cell>
          <table:table-cell table:style-name="ce1" table:formula="of:=IF(MID([.B276];1;8)=&quot;academic&quot;;CONCATENATE(&quot;model_&quot;;SUBSTITUTE([.B276];&quot;.&quot;;&quot;_&quot;));IF(MID([.B276];1;4)=&quot;base&quot;;CONCATENATE(&quot;base.model_&quot;;SUBSTITUTE(MID([.B276];6;50);&quot;.&quot;;&quot;_&quot;));CONCATENATE(&quot;report_aeroo.model_&quot;;SUBSTITUTE(MID([.B276];14;50);&quot;.&quot;;&quot;_&quot;))))" office:value-type="string" office:string-value="model_academic_distributive">
            <text:p>model_academic_distributiv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7];&quot;.&quot;;&quot;_&quot;);MID([.D277];15;50)))" office:value-type="string" office:string-value="access_academic_distributive_detail_teacher">
            <text:p>access_academic_distributive_detail_teacher</text:p>
          </table:table-cell>
          <table:table-cell office:value-type="string">
            <text:p>academic.distributive.detail</text:p>
          </table:table-cell>
          <table:table-cell table:style-name="ce1" table:formula="of:=IF(MID([.B277];1;8)=&quot;academic&quot;;CONCATENATE(&quot;model_&quot;;SUBSTITUTE([.B277];&quot;.&quot;;&quot;_&quot;));IF(MID([.B277];1;4)=&quot;base&quot;;CONCATENATE(&quot;base.model_&quot;;SUBSTITUTE(MID([.B277];6;50);&quot;.&quot;;&quot;_&quot;));CONCATENATE(&quot;report_aeroo.model_&quot;;SUBSTITUTE(MID([.B277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8];&quot;.&quot;;&quot;_&quot;);MID([.D278];15;50)))" office:value-type="string" office:string-value="access_academic_distributive_line_teacher">
            <text:p>access_academic_distributive_line_teacher</text:p>
          </table:table-cell>
          <table:table-cell office:value-type="string">
            <text:p>academic.distributive.line</text:p>
          </table:table-cell>
          <table:table-cell table:style-name="ce1" table:formula="of:=IF(MID([.B278];1;8)=&quot;academic&quot;;CONCATENATE(&quot;model_&quot;;SUBSTITUTE([.B278];&quot;.&quot;;&quot;_&quot;));IF(MID([.B278];1;4)=&quot;base&quot;;CONCATENATE(&quot;base.model_&quot;;SUBSTITUTE(MID([.B278];6;50);&quot;.&quot;;&quot;_&quot;));CONCATENATE(&quot;report_aeroo.model_&quot;;SUBSTITUTE(MID([.B278];14;50);&quot;.&quot;;&quot;_&quot;))))" office:value-type="string" office:string-value="model_academic_distributive_line">
            <text:p>model_academic_distributive_lin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9];&quot;.&quot;;&quot;_&quot;);MID([.D279];15;50)))" office:value-type="string" office:string-value="access_academic_edinstitution_teacher">
            <text:p>access_academic_edinstitution_teacher</text:p>
          </table:table-cell>
          <table:table-cell office:value-type="string">
            <text:p>academic.edinstitution</text:p>
          </table:table-cell>
          <table:table-cell table:style-name="ce1" table:formula="of:=IF(MID([.B279];1;8)=&quot;academic&quot;;CONCATENATE(&quot;model_&quot;;SUBSTITUTE([.B279];&quot;.&quot;;&quot;_&quot;));IF(MID([.B279];1;4)=&quot;base&quot;;CONCATENATE(&quot;base.model_&quot;;SUBSTITUTE(MID([.B279];6;50);&quot;.&quot;;&quot;_&quot;));CONCATENATE(&quot;report_aeroo.model_&quot;;SUBSTITUTE(MID([.B279];14;50);&quot;.&quot;;&quot;_&quot;))))" office:value-type="string" office:string-value="model_academic_edinstitution">
            <text:p>model_academic_edinstitution</text:p>
          </table:table-cell>
          <table:table-cell office:value-type="string">
            <text:p>group_academic_teacher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0];&quot;.&quot;;&quot;_&quot;);MID([.D280];15;50)))" office:value-type="string" office:string-value="access_academic_educational_detail_teacher">
            <text:p>access_academic_educational_detail_teacher</text:p>
          </table:table-cell>
          <table:table-cell office:value-type="string">
            <text:p>academic.educational.detail</text:p>
          </table:table-cell>
          <table:table-cell table:style-name="ce1" table:formula="of:=IF(MID([.B280];1;8)=&quot;academic&quot;;CONCATENATE(&quot;model_&quot;;SUBSTITUTE([.B280];&quot;.&quot;;&quot;_&quot;));IF(MID([.B280];1;4)=&quot;base&quot;;CONCATENATE(&quot;base.model_&quot;;SUBSTITUTE(MID([.B280];6;50);&quot;.&quot;;&quot;_&quot;));CONCATENATE(&quot;report_aeroo.model_&quot;;SUBSTITUTE(MID([.B280];14;50);&quot;.&quot;;&quot;_&quot;))))" office:value-type="string" office:string-value="model_academic_educational_detail">
            <text:p>model_academic_educational_detail</text:p>
          </table:table-cell>
          <table:table-cell office:value-type="string">
            <text:p>group_academic_teacher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1];&quot;.&quot;;&quot;_&quot;);MID([.D281];15;50)))" office:value-type="string" office:string-value="access_academic_enrollment_teacher">
            <text:p>access_academic_enrollment_teacher</text:p>
          </table:table-cell>
          <table:table-cell office:value-type="string">
            <text:p>academic.enrollment</text:p>
          </table:table-cell>
          <table:table-cell table:style-name="ce1" table:formula="of:=IF(MID([.B281];1;8)=&quot;academic&quot;;CONCATENATE(&quot;model_&quot;;SUBSTITUTE([.B281];&quot;.&quot;;&quot;_&quot;));IF(MID([.B281];1;4)=&quot;base&quot;;CONCATENATE(&quot;base.model_&quot;;SUBSTITUTE(MID([.B281];6;50);&quot;.&quot;;&quot;_&quot;));CONCATENATE(&quot;report_aeroo.model_&quot;;SUBSTITUTE(MID([.B281];14;50);&quot;.&quot;;&quot;_&quot;))))" office:value-type="string" office:string-value="model_academic_enrollment">
            <text:p>model_academic_enrollment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2];&quot;.&quot;;&quot;_&quot;);MID([.D282];15;50)))" office:value-type="string" office:string-value="access_academic_enrollment_drag_line_teacher">
            <text:p>access_academic_enrollment_drag_line_teacher</text:p>
          </table:table-cell>
          <table:table-cell office:value-type="string">
            <text:p>academic.enrollment.drag.line</text:p>
          </table:table-cell>
          <table:table-cell table:style-name="ce1" table:formula="of:=IF(MID([.B282];1;8)=&quot;academic&quot;;CONCATENATE(&quot;model_&quot;;SUBSTITUTE([.B282];&quot;.&quot;;&quot;_&quot;));IF(MID([.B282];1;4)=&quot;base&quot;;CONCATENATE(&quot;base.model_&quot;;SUBSTITUTE(MID([.B282];6;50);&quot;.&quot;;&quot;_&quot;));CONCATENATE(&quot;report_aeroo.model_&quot;;SUBSTITUTE(MID([.B282];14;50);&quot;.&quot;;&quot;_&quot;))))" office:value-type="string" office:string-value="model_academic_enrollment_drag_line">
            <text:p>model_academic_enrollment_drag_lin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3];&quot;.&quot;;&quot;_&quot;);MID([.D283];15;50)))" office:value-type="string" office:string-value="access_academic_enrollment_period_type_teacher">
            <text:p>access_academic_enrollment_period_type_teacher</text:p>
          </table:table-cell>
          <table:table-cell office:value-type="string">
            <text:p>academic.enrollment.period.type</text:p>
          </table:table-cell>
          <table:table-cell table:style-name="ce1" table:formula="of:=IF(MID([.B283];1;8)=&quot;academic&quot;;CONCATENATE(&quot;model_&quot;;SUBSTITUTE([.B283];&quot;.&quot;;&quot;_&quot;));IF(MID([.B283];1;4)=&quot;base&quot;;CONCATENATE(&quot;base.model_&quot;;SUBSTITUTE(MID([.B283];6;50);&quot;.&quot;;&quot;_&quot;));CONCATENATE(&quot;report_aeroo.model_&quot;;SUBSTITUTE(MID([.B283];14;50);&quot;.&quot;;&quot;_&quot;))))" office:value-type="string" office:string-value="model_academic_enrollment_period_type">
            <text:p>model_academic_enrollment_period_type</text:p>
          </table:table-cell>
          <table:table-cell office:value-type="string">
            <text:p>group_academic_teacher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4];&quot;.&quot;;&quot;_&quot;);MID([.D284];15;50)))" office:value-type="string" office:string-value="access_academic_enrollment_subject_line_teacher">
            <text:p>access_academic_enrollment_subject_line_teacher</text:p>
          </table:table-cell>
          <table:table-cell office:value-type="string">
            <text:p>academic.enrollment.subject.line</text:p>
          </table:table-cell>
          <table:table-cell table:style-name="ce1" table:formula="of:=IF(MID([.B284];1;8)=&quot;academic&quot;;CONCATENATE(&quot;model_&quot;;SUBSTITUTE([.B284];&quot;.&quot;;&quot;_&quot;));IF(MID([.B284];1;4)=&quot;base&quot;;CONCATENATE(&quot;base.model_&quot;;SUBSTITUTE(MID([.B284];6;50);&quot;.&quot;;&quot;_&quot;));CONCATENATE(&quot;report_aeroo.model_&quot;;SUBSTITUTE(MID([.B284];14;50);&quot;.&quot;;&quot;_&quot;))))" office:value-type="string" office:string-value="model_academic_enrollment_subject_line">
            <text:p>model_academic_enrollment_subject_line</text:p>
          </table:table-cell>
          <table:table-cell office:value-type="string">
            <text:p>group_academic_teacher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5];&quot;.&quot;;&quot;_&quot;);MID([.D285];15;50)))" office:value-type="string" office:string-value="access_academic_faculty_teacher">
            <text:p>access_academic_faculty_teacher</text:p>
          </table:table-cell>
          <table:table-cell office:value-type="string">
            <text:p>academic.faculty</text:p>
          </table:table-cell>
          <table:table-cell table:style-name="ce1" table:formula="of:=IF(MID([.B285];1;8)=&quot;academic&quot;;CONCATENATE(&quot;model_&quot;;SUBSTITUTE([.B285];&quot;.&quot;;&quot;_&quot;));IF(MID([.B285];1;4)=&quot;base&quot;;CONCATENATE(&quot;base.model_&quot;;SUBSTITUTE(MID([.B285];6;50);&quot;.&quot;;&quot;_&quot;));CONCATENATE(&quot;report_aeroo.model_&quot;;SUBSTITUTE(MID([.B285];14;50);&quot;.&quot;;&quot;_&quot;))))" office:value-type="string" office:string-value="model_academic_faculty">
            <text:p>model_academic_faculty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6];&quot;.&quot;;&quot;_&quot;);MID([.D286];15;50)))" office:value-type="string" office:string-value="access_academic_faculty_line_teacher">
            <text:p>access_academic_faculty_line_teacher</text:p>
          </table:table-cell>
          <table:table-cell office:value-type="string">
            <text:p>academic.faculty.line</text:p>
          </table:table-cell>
          <table:table-cell table:style-name="ce1" table:formula="of:=IF(MID([.B286];1;8)=&quot;academic&quot;;CONCATENATE(&quot;model_&quot;;SUBSTITUTE([.B286];&quot;.&quot;;&quot;_&quot;));IF(MID([.B286];1;4)=&quot;base&quot;;CONCATENATE(&quot;base.model_&quot;;SUBSTITUTE(MID([.B286];6;50);&quot;.&quot;;&quot;_&quot;));CONCATENATE(&quot;report_aeroo.model_&quot;;SUBSTITUTE(MID([.B286];14;50);&quot;.&quot;;&quot;_&quot;))))" office:value-type="string" office:string-value="model_academic_faculty_line">
            <text:p>model_academic_faculty_lin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7];&quot;.&quot;;&quot;_&quot;);MID([.D287];15;50)))" office:value-type="string" office:string-value="access_academic_family_teacher">
            <text:p>access_academic_family_teacher</text:p>
          </table:table-cell>
          <table:table-cell office:value-type="string">
            <text:p>academic.family</text:p>
          </table:table-cell>
          <table:table-cell table:style-name="ce1" table:formula="of:=IF(MID([.B287];1;8)=&quot;academic&quot;;CONCATENATE(&quot;model_&quot;;SUBSTITUTE([.B287];&quot;.&quot;;&quot;_&quot;));IF(MID([.B287];1;4)=&quot;base&quot;;CONCATENATE(&quot;base.model_&quot;;SUBSTITUTE(MID([.B287];6;50);&quot;.&quot;;&quot;_&quot;));CONCATENATE(&quot;report_aeroo.model_&quot;;SUBSTITUTE(MID([.B287];14;50);&quot;.&quot;;&quot;_&quot;))))" office:value-type="string" office:string-value="model_academic_family">
            <text:p>model_academic_family</text:p>
          </table:table-cell>
          <table:table-cell office:value-type="string">
            <text:p>group_academic_teacher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8];&quot;.&quot;;&quot;_&quot;);MID([.D288];15;50)))" office:value-type="string" office:string-value="access_academic_rate_teacher">
            <text:p>access_academic_rate_teacher</text:p>
          </table:table-cell>
          <table:table-cell office:value-type="string">
            <text:p>academic.rate</text:p>
          </table:table-cell>
          <table:table-cell table:style-name="ce1" table:formula="of:=IF(MID([.B288];1;8)=&quot;academic&quot;;CONCATENATE(&quot;model_&quot;;SUBSTITUTE([.B288];&quot;.&quot;;&quot;_&quot;));IF(MID([.B288];1;4)=&quot;base&quot;;CONCATENATE(&quot;base.model_&quot;;SUBSTITUTE(MID([.B288];6;50);&quot;.&quot;;&quot;_&quot;));CONCATENATE(&quot;report_aeroo.model_&quot;;SUBSTITUTE(MID([.B288];14;50);&quot;.&quot;;&quot;_&quot;))))" office:value-type="string" office:string-value="model_academic_rate">
            <text:p>model_academic_rate</text:p>
          </table:table-cell>
          <table:table-cell office:value-type="string">
            <text:p>group_academic_teach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9];&quot;.&quot;;&quot;_&quot;);MID([.D289];15;50)))" office:value-type="string" office:string-value="access_academic_inscription_teacher">
            <text:p>access_academic_inscription_teacher</text:p>
          </table:table-cell>
          <table:table-cell office:value-type="string">
            <text:p>academic.inscription</text:p>
          </table:table-cell>
          <table:table-cell table:style-name="ce1" table:formula="of:=IF(MID([.B289];1;8)=&quot;academic&quot;;CONCATENATE(&quot;model_&quot;;SUBSTITUTE([.B289];&quot;.&quot;;&quot;_&quot;));IF(MID([.B289];1;4)=&quot;base&quot;;CONCATENATE(&quot;base.model_&quot;;SUBSTITUTE(MID([.B289];6;50);&quot;.&quot;;&quot;_&quot;));CONCATENATE(&quot;report_aeroo.model_&quot;;SUBSTITUTE(MID([.B289];14;50);&quot;.&quot;;&quot;_&quot;))))" office:value-type="string" office:string-value="model_academic_inscription">
            <text:p>model_academic_inscription</text:p>
          </table:table-cell>
          <table:table-cell office:value-type="string">
            <text:p>group_academic_teach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0];&quot;.&quot;;&quot;_&quot;);MID([.D290];15;50)))" office:value-type="string" office:string-value="access_academic_institution_teacher">
            <text:p>access_academic_institution_teacher</text:p>
          </table:table-cell>
          <table:table-cell office:value-type="string">
            <text:p>academic.institution</text:p>
          </table:table-cell>
          <table:table-cell table:style-name="ce1" table:formula="of:=IF(MID([.B290];1;8)=&quot;academic&quot;;CONCATENATE(&quot;model_&quot;;SUBSTITUTE([.B290];&quot;.&quot;;&quot;_&quot;));IF(MID([.B290];1;4)=&quot;base&quot;;CONCATENATE(&quot;base.model_&quot;;SUBSTITUTE(MID([.B290];6;50);&quot;.&quot;;&quot;_&quot;));CONCATENATE(&quot;report_aeroo.model_&quot;;SUBSTITUTE(MID([.B290];14;50);&quot;.&quot;;&quot;_&quot;))))" office:value-type="string" office:string-value="model_academic_institution">
            <text:p>model_academic_institution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1];&quot;.&quot;;&quot;_&quot;);MID([.D291];15;50)))" office:value-type="string" office:string-value="access_academic_grid_teacher">
            <text:p>access_academic_grid_teacher</text:p>
          </table:table-cell>
          <table:table-cell office:value-type="string">
            <text:p>academic.grid</text:p>
          </table:table-cell>
          <table:table-cell table:style-name="ce1" table:formula="of:=IF(MID([.B291];1;8)=&quot;academic&quot;;CONCATENATE(&quot;model_&quot;;SUBSTITUTE([.B291];&quot;.&quot;;&quot;_&quot;));IF(MID([.B291];1;4)=&quot;base&quot;;CONCATENATE(&quot;base.model_&quot;;SUBSTITUTE(MID([.B291];6;50);&quot;.&quot;;&quot;_&quot;));CONCATENATE(&quot;report_aeroo.model_&quot;;SUBSTITUTE(MID([.B291];14;50);&quot;.&quot;;&quot;_&quot;))))" office:value-type="string" office:string-value="model_academic_grid">
            <text:p>model_academic_grid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2];&quot;.&quot;;&quot;_&quot;);MID([.D292];15;50)))" office:value-type="string" office:string-value="access_academic_grid_level_teacher">
            <text:p>access_academic_grid_level_teacher</text:p>
          </table:table-cell>
          <table:table-cell office:value-type="string">
            <text:p>academic.grid.level</text:p>
          </table:table-cell>
          <table:table-cell table:style-name="ce1" table:formula="of:=IF(MID([.B292];1;8)=&quot;academic&quot;;CONCATENATE(&quot;model_&quot;;SUBSTITUTE([.B292];&quot;.&quot;;&quot;_&quot;));IF(MID([.B292];1;4)=&quot;base&quot;;CONCATENATE(&quot;base.model_&quot;;SUBSTITUTE(MID([.B292];6;50);&quot;.&quot;;&quot;_&quot;));CONCATENATE(&quot;report_aeroo.model_&quot;;SUBSTITUTE(MID([.B292];14;50);&quot;.&quot;;&quot;_&quot;))))" office:value-type="string" office:string-value="model_academic_grid_level">
            <text:p>model_academic_grid_level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3];&quot;.&quot;;&quot;_&quot;);MID([.D293];15;50)))" office:value-type="string" office:string-value="access_academic_period_teacher">
            <text:p>access_academic_period_teacher</text:p>
          </table:table-cell>
          <table:table-cell office:value-type="string">
            <text:p>academic.period</text:p>
          </table:table-cell>
          <table:table-cell table:style-name="ce1" table:formula="of:=IF(MID([.B293];1;8)=&quot;academic&quot;;CONCATENATE(&quot;model_&quot;;SUBSTITUTE([.B293];&quot;.&quot;;&quot;_&quot;));IF(MID([.B293];1;4)=&quot;base&quot;;CONCATENATE(&quot;base.model_&quot;;SUBSTITUTE(MID([.B293];6;50);&quot;.&quot;;&quot;_&quot;));CONCATENATE(&quot;report_aeroo.model_&quot;;SUBSTITUTE(MID([.B293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4];&quot;.&quot;;&quot;_&quot;);MID([.D294];15;50)))" office:value-type="string" office:string-value="access_academic_input_teacher">
            <text:p>access_academic_input_teacher</text:p>
          </table:table-cell>
          <table:table-cell office:value-type="string">
            <text:p>academic.input</text:p>
          </table:table-cell>
          <table:table-cell table:style-name="ce1" table:formula="of:=IF(MID([.B294];1;8)=&quot;academic&quot;;CONCATENATE(&quot;model_&quot;;SUBSTITUTE([.B294];&quot;.&quot;;&quot;_&quot;));IF(MID([.B294];1;4)=&quot;base&quot;;CONCATENATE(&quot;base.model_&quot;;SUBSTITUTE(MID([.B294];6;50);&quot;.&quot;;&quot;_&quot;));CONCATENATE(&quot;report_aeroo.model_&quot;;SUBSTITUTE(MID([.B294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5];&quot;.&quot;;&quot;_&quot;);MID([.D295];15;50)))" office:value-type="string" office:string-value="access_academic_registered_teacher">
            <text:p>access_academic_registered_teacher</text:p>
          </table:table-cell>
          <table:table-cell office:value-type="string">
            <text:p>academic.registered</text:p>
          </table:table-cell>
          <table:table-cell table:style-name="ce1" table:formula="of:=IF(MID([.B295];1;8)=&quot;academic&quot;;CONCATENATE(&quot;model_&quot;;SUBSTITUTE([.B295];&quot;.&quot;;&quot;_&quot;));IF(MID([.B295];1;4)=&quot;base&quot;;CONCATENATE(&quot;base.model_&quot;;SUBSTITUTE(MID([.B295];6;50);&quot;.&quot;;&quot;_&quot;));CONCATENATE(&quot;report_aeroo.model_&quot;;SUBSTITUTE(MID([.B295];14;50);&quot;.&quot;;&quot;_&quot;))))" office:value-type="string" office:string-value="model_academic_registered">
            <text:p>model_academic_registered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6];&quot;.&quot;;&quot;_&quot;);MID([.D296];15;50)))" office:value-type="string" office:string-value="access_academic_profession_teacher">
            <text:p>access_academic_profession_teacher</text:p>
          </table:table-cell>
          <table:table-cell office:value-type="string">
            <text:p>academic.profession</text:p>
          </table:table-cell>
          <table:table-cell table:style-name="ce1" table:formula="of:=IF(MID([.B296];1;8)=&quot;academic&quot;;CONCATENATE(&quot;model_&quot;;SUBSTITUTE([.B296];&quot;.&quot;;&quot;_&quot;));IF(MID([.B296];1;4)=&quot;base&quot;;CONCATENATE(&quot;base.model_&quot;;SUBSTITUTE(MID([.B296];6;50);&quot;.&quot;;&quot;_&quot;));CONCATENATE(&quot;report_aeroo.model_&quot;;SUBSTITUTE(MID([.B296];14;50);&quot;.&quot;;&quot;_&quot;))))" office:value-type="string" office:string-value="model_academic_profession">
            <text:p>model_academic_profession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7];&quot;.&quot;;&quot;_&quot;);MID([.D297];15;50)))" office:value-type="string" office:string-value="access_academic_ratify_teacher">
            <text:p>access_academic_ratify_teacher</text:p>
          </table:table-cell>
          <table:table-cell office:value-type="string">
            <text:p>academic.ratify</text:p>
          </table:table-cell>
          <table:table-cell table:style-name="ce1" table:formula="of:=IF(MID([.B297];1;8)=&quot;academic&quot;;CONCATENATE(&quot;model_&quot;;SUBSTITUTE([.B297];&quot;.&quot;;&quot;_&quot;));IF(MID([.B297];1;4)=&quot;base&quot;;CONCATENATE(&quot;base.model_&quot;;SUBSTITUTE(MID([.B297];6;50);&quot;.&quot;;&quot;_&quot;));CONCATENATE(&quot;report_aeroo.model_&quot;;SUBSTITUTE(MID([.B297];14;50);&quot;.&quot;;&quot;_&quot;))))" office:value-type="string" office:string-value="model_academic_ratify">
            <text:p>model_academic_ratify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8];&quot;.&quot;;&quot;_&quot;);MID([.D298];15;50)))" office:value-type="string" office:string-value="access_academic_schoolperiod_teacher">
            <text:p>access_academic_schoolperiod_teacher</text:p>
          </table:table-cell>
          <table:table-cell office:value-type="string">
            <text:p>academic.schoolperiod</text:p>
          </table:table-cell>
          <table:table-cell table:style-name="ce1" table:formula="of:=IF(MID([.B298];1;8)=&quot;academic&quot;;CONCATENATE(&quot;model_&quot;;SUBSTITUTE([.B298];&quot;.&quot;;&quot;_&quot;));IF(MID([.B298];1;4)=&quot;base&quot;;CONCATENATE(&quot;base.model_&quot;;SUBSTITUTE(MID([.B298];6;50);&quot;.&quot;;&quot;_&quot;));CONCATENATE(&quot;report_aeroo.model_&quot;;SUBSTITUTE(MID([.B298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9];&quot;.&quot;;&quot;_&quot;);MID([.D299];15;50)))" office:value-type="string" office:string-value="access_academic_schoolperiod_rule_teacher">
            <text:p>access_academic_schoolperiod_rule_teacher</text:p>
          </table:table-cell>
          <table:table-cell office:value-type="string">
            <text:p>academic.schoolperiod.rule</text:p>
          </table:table-cell>
          <table:table-cell table:style-name="ce1" table:formula="of:=IF(MID([.B299];1;8)=&quot;academic&quot;;CONCATENATE(&quot;model_&quot;;SUBSTITUTE([.B299];&quot;.&quot;;&quot;_&quot;));IF(MID([.B299];1;4)=&quot;base&quot;;CONCATENATE(&quot;base.model_&quot;;SUBSTITUTE(MID([.B299];6;50);&quot;.&quot;;&quot;_&quot;));CONCATENATE(&quot;report_aeroo.model_&quot;;SUBSTITUTE(MID([.B299];14;50);&quot;.&quot;;&quot;_&quot;))))" office:value-type="string" office:string-value="model_academic_schoolperiod_rule">
            <text:p>model_academic_schoolperiod_rul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0];&quot;.&quot;;&quot;_&quot;);MID([.D300];15;50)))" office:value-type="string" office:string-value="access_base_res_country_state_teacher">
            <text:p>access_base_res_country_state_teacher</text:p>
          </table:table-cell>
          <table:table-cell office:value-type="string">
            <text:p>base.res.country.state</text:p>
          </table:table-cell>
          <table:table-cell table:style-name="ce1" table:formula="of:=IF(MID([.B300];1;8)=&quot;academic&quot;;CONCATENATE(&quot;model_&quot;;SUBSTITUTE([.B300];&quot;.&quot;;&quot;_&quot;));IF(MID([.B300];1;4)=&quot;base&quot;;CONCATENATE(&quot;base.model_&quot;;SUBSTITUTE(MID([.B300];6;50);&quot;.&quot;;&quot;_&quot;));CONCATENATE(&quot;report_aeroo.model_&quot;;SUBSTITUTE(MID([.B300];14;50);&quot;.&quot;;&quot;_&quot;))))" office:value-type="string" office:string-value="base.model_res_country_state">
            <text:p>base.model_res_country_stat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1];&quot;.&quot;;&quot;_&quot;);MID([.D301];15;50)))" office:value-type="string" office:string-value="access_academic_student_teacher">
            <text:p>access_academic_student_teacher</text:p>
          </table:table-cell>
          <table:table-cell office:value-type="string">
            <text:p>academic.student</text:p>
          </table:table-cell>
          <table:table-cell table:style-name="ce1" table:formula="of:=IF(MID([.B301];1;8)=&quot;academic&quot;;CONCATENATE(&quot;model_&quot;;SUBSTITUTE([.B301];&quot;.&quot;;&quot;_&quot;));IF(MID([.B301];1;4)=&quot;base&quot;;CONCATENATE(&quot;base.model_&quot;;SUBSTITUTE(MID([.B301];6;50);&quot;.&quot;;&quot;_&quot;));CONCATENATE(&quot;report_aeroo.model_&quot;;SUBSTITUTE(MID([.B301];14;50);&quot;.&quot;;&quot;_&quot;))))" office:value-type="string" office:string-value="model_academic_student">
            <text:p>model_academic_student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2];&quot;.&quot;;&quot;_&quot;);MID([.D302];15;50)))" office:value-type="string" office:string-value="access_academic_subject_teacher">
            <text:p>access_academic_subject_teacher</text:p>
          </table:table-cell>
          <table:table-cell office:value-type="string">
            <text:p>academic.subject</text:p>
          </table:table-cell>
          <table:table-cell table:style-name="ce1" table:formula="of:=IF(MID([.B302];1;8)=&quot;academic&quot;;CONCATENATE(&quot;model_&quot;;SUBSTITUTE([.B302];&quot;.&quot;;&quot;_&quot;));IF(MID([.B302];1;4)=&quot;base&quot;;CONCATENATE(&quot;base.model_&quot;;SUBSTITUTE(MID([.B302];6;50);&quot;.&quot;;&quot;_&quot;));CONCATENATE(&quot;report_aeroo.model_&quot;;SUBSTITUTE(MID([.B302];14;50);&quot;.&quot;;&quot;_&quot;))))" office:value-type="string" office:string-value="model_academic_subject">
            <text:p>model_academic_subject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3];&quot;.&quot;;&quot;_&quot;);MID([.D303];15;50)))" office:value-type="string" office:string-value="access_academic_teacher_teacher">
            <text:p>access_academic_teacher_teacher</text:p>
          </table:table-cell>
          <table:table-cell office:value-type="string">
            <text:p>academic.teacher</text:p>
          </table:table-cell>
          <table:table-cell table:style-name="ce1" table:formula="of:=IF(MID([.B303];1;8)=&quot;academic&quot;;CONCATENATE(&quot;model_&quot;;SUBSTITUTE([.B303];&quot;.&quot;;&quot;_&quot;));IF(MID([.B303];1;4)=&quot;base&quot;;CONCATENATE(&quot;base.model_&quot;;SUBSTITUTE(MID([.B303];6;50);&quot;.&quot;;&quot;_&quot;));CONCATENATE(&quot;report_aeroo.model_&quot;;SUBSTITUTE(MID([.B303];14;50);&quot;.&quot;;&quot;_&quot;))))" office:value-type="string" office:string-value="model_academic_teacher">
            <text:p>model_academic_teacher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4];&quot;.&quot;;&quot;_&quot;);MID([.D304];15;50)))" office:value-type="string" office:string-value="access_academic_unit_teacher">
            <text:p>access_academic_unit_teacher</text:p>
          </table:table-cell>
          <table:table-cell office:value-type="string">
            <text:p>academic.unit</text:p>
          </table:table-cell>
          <table:table-cell table:style-name="ce1" table:formula="of:=IF(MID([.B304];1;8)=&quot;academic&quot;;CONCATENATE(&quot;model_&quot;;SUBSTITUTE([.B304];&quot;.&quot;;&quot;_&quot;));IF(MID([.B304];1;4)=&quot;base&quot;;CONCATENATE(&quot;base.model_&quot;;SUBSTITUTE(MID([.B304];6;50);&quot;.&quot;;&quot;_&quot;));CONCATENATE(&quot;report_aeroo.model_&quot;;SUBSTITUTE(MID([.B304];14;50);&quot;.&quot;;&quot;_&quot;))))" office:value-type="string" office:string-value="model_academic_unit">
            <text:p>model_academic_unit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5];&quot;.&quot;;&quot;_&quot;);MID([.D305];15;50)))" office:value-type="string" office:string-value="access_base_res_partner_teacher">
            <text:p>access_base_res_partner_teacher</text:p>
          </table:table-cell>
          <table:table-cell office:value-type="string">
            <text:p>base.res.partner</text:p>
          </table:table-cell>
          <table:table-cell table:style-name="ce1" table:formula="of:=IF(MID([.B305];1;8)=&quot;academic&quot;;CONCATENATE(&quot;model_&quot;;SUBSTITUTE([.B305];&quot;.&quot;;&quot;_&quot;));IF(MID([.B305];1;4)=&quot;base&quot;;CONCATENATE(&quot;base.model_&quot;;SUBSTITUTE(MID([.B305];6;50);&quot;.&quot;;&quot;_&quot;));CONCATENATE(&quot;report_aeroo.model_&quot;;SUBSTITUTE(MID([.B305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teach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</table:table-row>
        <table:table-row table:style-name="ro1">
          <table:table-cell table:style-name="ce1" table:formula="of:=CONCATENATE(&quot;access_&quot;;CONCATENATE(SUBSTITUTE([.B306];&quot;.&quot;;&quot;_&quot;);MID([.D306];15;50)))" office:value-type="string" office:string-value="access_base_res_users_teacher">
            <text:p>access_base_res_users_teacher</text:p>
          </table:table-cell>
          <table:table-cell office:value-type="string">
            <text:p>base.res.users</text:p>
          </table:table-cell>
          <table:table-cell table:style-name="ce1" table:formula="of:=IF(MID([.B306];1;8)=&quot;academic&quot;;CONCATENATE(&quot;model_&quot;;SUBSTITUTE([.B306];&quot;.&quot;;&quot;_&quot;));IF(MID([.B306];1;4)=&quot;base&quot;;CONCATENATE(&quot;base.model_&quot;;SUBSTITUTE(MID([.B306];6;50);&quot;.&quot;;&quot;_&quot;));CONCATENATE(&quot;report_aeroo.model_&quot;;SUBSTITUTE(MID([.B306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teach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</table:table-row>
        <table:table-row table:style-name="ro1">
          <table:table-cell table:style-name="ce1" table:formula="of:=CONCATENATE(&quot;access_&quot;;CONCATENATE(SUBSTITUTE([.B307];&quot;.&quot;;&quot;_&quot;);MID([.D307];15;50)))" office:value-type="string" office:string-value="access_report_aeroo_report_mimetypes_teacher">
            <text:p>access_report_aeroo_report_mimetypes_teacher</text:p>
          </table:table-cell>
          <table:table-cell office:value-type="string">
            <text:p>report_aeroo.report.mimetypes</text:p>
          </table:table-cell>
          <table:table-cell table:style-name="ce1" table:formula="of:=IF(MID([.B307];1;8)=&quot;academic&quot;;CONCATENATE(&quot;model_&quot;;SUBSTITUTE([.B307];&quot;.&quot;;&quot;_&quot;));IF(MID([.B307];1;4)=&quot;base&quot;;CONCATENATE(&quot;base.model_&quot;;SUBSTITUTE(MID([.B307];6;50);&quot;.&quot;;&quot;_&quot;));CONCATENATE(&quot;report_aeroo.model_&quot;;SUBSTITUTE(MID([.B307];14;50);&quot;.&quot;;&quot;_&quot;))))" office:value-type="string" office:string-value="report_aeroo.model_report_mimetypes">
            <text:p>report_aeroo.model_report_mimetypes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</table:table-row>
        <table:table-row table:style-name="ro1">
          <table:table-cell table:style-name="ce1" table:formula="of:=CONCATENATE(&quot;access_&quot;;CONCATENATE(SUBSTITUTE([.B308];&quot;.&quot;;&quot;_&quot;);MID([.D308];15;50)))" office:value-type="string" office:string-value="access_academic_career_inspector">
            <text:p>access_academic_career_inspector</text:p>
          </table:table-cell>
          <table:table-cell office:value-type="string">
            <text:p>academic.career</text:p>
          </table:table-cell>
          <table:table-cell table:style-name="ce1" table:formula="of:=IF(MID([.B308];1;8)=&quot;academic&quot;;CONCATENATE(&quot;model_&quot;;SUBSTITUTE([.B308];&quot;.&quot;;&quot;_&quot;));IF(MID([.B308];1;4)=&quot;base&quot;;CONCATENATE(&quot;base.model_&quot;;SUBSTITUTE(MID([.B308];6;50);&quot;.&quot;;&quot;_&quot;));CONCATENATE(&quot;report_aeroo.model_&quot;;SUBSTITUTE(MID([.B308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inspecto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9];&quot;.&quot;;&quot;_&quot;);MID([.D309];15;50)))" office:value-type="string" office:string-value="access_academic_course_inspector">
            <text:p>access_academic_course_inspector</text:p>
          </table:table-cell>
          <table:table-cell office:value-type="string">
            <text:p>academic.course</text:p>
          </table:table-cell>
          <table:table-cell table:style-name="ce1" table:formula="of:=IF(MID([.B309];1;8)=&quot;academic&quot;;CONCATENATE(&quot;model_&quot;;SUBSTITUTE([.B309];&quot;.&quot;;&quot;_&quot;));IF(MID([.B309];1;4)=&quot;base&quot;;CONCATENATE(&quot;base.model_&quot;;SUBSTITUTE(MID([.B309];6;50);&quot;.&quot;;&quot;_&quot;));CONCATENATE(&quot;report_aeroo.model_&quot;;SUBSTITUTE(MID([.B309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inspecto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0];&quot;.&quot;;&quot;_&quot;);MID([.D310];15;50)))" office:value-type="string" office:string-value="access_academic_course_line_inspector">
            <text:p>access_academic_course_line_inspector</text:p>
          </table:table-cell>
          <table:table-cell office:value-type="string">
            <text:p>academic.course.line</text:p>
          </table:table-cell>
          <table:table-cell table:style-name="ce1" table:formula="of:=IF(MID([.B310];1;8)=&quot;academic&quot;;CONCATENATE(&quot;model_&quot;;SUBSTITUTE([.B310];&quot;.&quot;;&quot;_&quot;));IF(MID([.B310];1;4)=&quot;base&quot;;CONCATENATE(&quot;base.model_&quot;;SUBSTITUTE(MID([.B310];6;50);&quot;.&quot;;&quot;_&quot;));CONCATENATE(&quot;report_aeroo.model_&quot;;SUBSTITUTE(MID([.B310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inspecto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1];&quot;.&quot;;&quot;_&quot;);MID([.D311];15;50)))" office:value-type="string" office:string-value="access_academic_course_parallel_inspector">
            <text:p>access_academic_course_parallel_inspector</text:p>
          </table:table-cell>
          <table:table-cell office:value-type="string">
            <text:p>academic.course.parallel</text:p>
          </table:table-cell>
          <table:table-cell table:style-name="ce1" table:formula="of:=IF(MID([.B311];1;8)=&quot;academic&quot;;CONCATENATE(&quot;model_&quot;;SUBSTITUTE([.B311];&quot;.&quot;;&quot;_&quot;));IF(MID([.B311];1;4)=&quot;base&quot;;CONCATENATE(&quot;base.model_&quot;;SUBSTITUTE(MID([.B311];6;50);&quot;.&quot;;&quot;_&quot;));CONCATENATE(&quot;report_aeroo.model_&quot;;SUBSTITUTE(MID([.B311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inspecto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2];&quot;.&quot;;&quot;_&quot;);MID([.D312];15;50)))" office:value-type="string" office:string-value="access_academic_distributive_detail_inspector">
            <text:p>access_academic_distributive_detail_inspector</text:p>
          </table:table-cell>
          <table:table-cell office:value-type="string">
            <text:p>academic.distributive.detail</text:p>
          </table:table-cell>
          <table:table-cell table:style-name="ce1" table:formula="of:=IF(MID([.B312];1;8)=&quot;academic&quot;;CONCATENATE(&quot;model_&quot;;SUBSTITUTE([.B312];&quot;.&quot;;&quot;_&quot;));IF(MID([.B312];1;4)=&quot;base&quot;;CONCATENATE(&quot;base.model_&quot;;SUBSTITUTE(MID([.B312];6;50);&quot;.&quot;;&quot;_&quot;));CONCATENATE(&quot;report_aeroo.model_&quot;;SUBSTITUTE(MID([.B312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inspecto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3];&quot;.&quot;;&quot;_&quot;);MID([.D313];15;50)))" office:value-type="string" office:string-value="access_academic_inasistance_inspector">
            <text:p>access_academic_inasistance_inspector</text:p>
          </table:table-cell>
          <table:table-cell office:value-type="string">
            <text:p>academic.inasistance</text:p>
          </table:table-cell>
          <table:table-cell table:style-name="ce1" table:formula="of:=IF(MID([.B313];1;8)=&quot;academic&quot;;CONCATENATE(&quot;model_&quot;;SUBSTITUTE([.B313];&quot;.&quot;;&quot;_&quot;));IF(MID([.B313];1;4)=&quot;base&quot;;CONCATENATE(&quot;base.model_&quot;;SUBSTITUTE(MID([.B313];6;50);&quot;.&quot;;&quot;_&quot;));CONCATENATE(&quot;report_aeroo.model_&quot;;SUBSTITUTE(MID([.B313];14;50);&quot;.&quot;;&quot;_&quot;))))" office:value-type="string" office:string-value="model_academic_inasistance">
            <text:p>model_academic_inasistance</text:p>
          </table:table-cell>
          <table:table-cell office:value-type="string">
            <text:p>group_academic_inspecto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4];&quot;.&quot;;&quot;_&quot;);MID([.D314];15;50)))" office:value-type="string" office:string-value="access_academic_input_inspector">
            <text:p>access_academic_input_inspector</text:p>
          </table:table-cell>
          <table:table-cell office:value-type="string">
            <text:p>academic.input</text:p>
          </table:table-cell>
          <table:table-cell table:style-name="ce1" table:formula="of:=IF(MID([.B314];1;8)=&quot;academic&quot;;CONCATENATE(&quot;model_&quot;;SUBSTITUTE([.B314];&quot;.&quot;;&quot;_&quot;));IF(MID([.B314];1;4)=&quot;base&quot;;CONCATENATE(&quot;base.model_&quot;;SUBSTITUTE(MID([.B314];6;50);&quot;.&quot;;&quot;_&quot;));CONCATENATE(&quot;report_aeroo.model_&quot;;SUBSTITUTE(MID([.B314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inspecto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5];&quot;.&quot;;&quot;_&quot;);MID([.D315];15;50)))" office:value-type="string" office:string-value="access_academic_period_inspector">
            <text:p>access_academic_period_inspector</text:p>
          </table:table-cell>
          <table:table-cell office:value-type="string">
            <text:p>academic.period</text:p>
          </table:table-cell>
          <table:table-cell table:style-name="ce1" table:formula="of:=IF(MID([.B315];1;8)=&quot;academic&quot;;CONCATENATE(&quot;model_&quot;;SUBSTITUTE([.B315];&quot;.&quot;;&quot;_&quot;));IF(MID([.B315];1;4)=&quot;base&quot;;CONCATENATE(&quot;base.model_&quot;;SUBSTITUTE(MID([.B315];6;50);&quot;.&quot;;&quot;_&quot;));CONCATENATE(&quot;report_aeroo.model_&quot;;SUBSTITUTE(MID([.B315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inspecto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6];&quot;.&quot;;&quot;_&quot;);MID([.D316];15;50)))" office:value-type="string" office:string-value="access_academic_schoolperiod_inspector">
            <text:p>access_academic_schoolperiod_inspector</text:p>
          </table:table-cell>
          <table:table-cell office:value-type="string">
            <text:p>academic.schoolperiod</text:p>
          </table:table-cell>
          <table:table-cell table:style-name="ce1" table:formula="of:=IF(MID([.B316];1;8)=&quot;academic&quot;;CONCATENATE(&quot;model_&quot;;SUBSTITUTE([.B316];&quot;.&quot;;&quot;_&quot;));IF(MID([.B316];1;4)=&quot;base&quot;;CONCATENATE(&quot;base.model_&quot;;SUBSTITUTE(MID([.B316];6;50);&quot;.&quot;;&quot;_&quot;));CONCATENATE(&quot;report_aeroo.model_&quot;;SUBSTITUTE(MID([.B316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inspecto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7];&quot;.&quot;;&quot;_&quot;);MID([.D317];15;50)))" office:value-type="string" office:string-value="access_academic_title_student">
            <text:p>access_academic_title_student</text:p>
          </table:table-cell>
          <table:table-cell office:value-type="string">
            <text:p>academic.title</text:p>
          </table:table-cell>
          <table:table-cell table:style-name="ce1" table:formula="of:=IF(MID([.B317];1;8)=&quot;academic&quot;;CONCATENATE(&quot;model_&quot;;SUBSTITUTE([.B317];&quot;.&quot;;&quot;_&quot;));IF(MID([.B317];1;4)=&quot;base&quot;;CONCATENATE(&quot;base.model_&quot;;SUBSTITUTE(MID([.B317];6;50);&quot;.&quot;;&quot;_&quot;));CONCATENATE(&quot;report_aeroo.model_&quot;;SUBSTITUTE(MID([.B317];14;50);&quot;.&quot;;&quot;_&quot;))))" office:value-type="string" office:string-value="model_academic_title">
            <text:p>model_academic_titl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8];&quot;.&quot;;&quot;_&quot;);MID([.D318];15;50)))" office:value-type="string" office:string-value="access_academic_career_line_student">
            <text:p>access_academic_career_line_student</text:p>
          </table:table-cell>
          <table:table-cell office:value-type="string">
            <text:p>academic.career.line</text:p>
          </table:table-cell>
          <table:table-cell table:style-name="ce1" table:formula="of:=IF(MID([.B318];1;8)=&quot;academic&quot;;CONCATENATE(&quot;model_&quot;;SUBSTITUTE([.B318];&quot;.&quot;;&quot;_&quot;));IF(MID([.B318];1;4)=&quot;base&quot;;CONCATENATE(&quot;base.model_&quot;;SUBSTITUTE(MID([.B318];6;50);&quot;.&quot;;&quot;_&quot;));CONCATENATE(&quot;report_aeroo.model_&quot;;SUBSTITUTE(MID([.B318];14;50);&quot;.&quot;;&quot;_&quot;))))" office:value-type="string" office:string-value="model_academic_career_line">
            <text:p>model_academic_career_lin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9];&quot;.&quot;;&quot;_&quot;);MID([.D319];15;50)))" office:value-type="string" office:string-value="access_academic_career_student">
            <text:p>access_academic_career_student</text:p>
          </table:table-cell>
          <table:table-cell office:value-type="string">
            <text:p>academic.career</text:p>
          </table:table-cell>
          <table:table-cell table:style-name="ce1" table:formula="of:=IF(MID([.B319];1;8)=&quot;academic&quot;;CONCATENATE(&quot;model_&quot;;SUBSTITUTE([.B319];&quot;.&quot;;&quot;_&quot;));IF(MID([.B319];1;4)=&quot;base&quot;;CONCATENATE(&quot;base.model_&quot;;SUBSTITUTE(MID([.B319];6;50);&quot;.&quot;;&quot;_&quot;));CONCATENATE(&quot;report_aeroo.model_&quot;;SUBSTITUTE(MID([.B319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0];&quot;.&quot;;&quot;_&quot;);MID([.D320];15;50)))" office:value-type="string" office:string-value="access_academic_charge_student">
            <text:p>access_academic_charge_student</text:p>
          </table:table-cell>
          <table:table-cell office:value-type="string">
            <text:p>academic.charge</text:p>
          </table:table-cell>
          <table:table-cell table:style-name="ce1" table:formula="of:=IF(MID([.B320];1;8)=&quot;academic&quot;;CONCATENATE(&quot;model_&quot;;SUBSTITUTE([.B320];&quot;.&quot;;&quot;_&quot;));IF(MID([.B320];1;4)=&quot;base&quot;;CONCATENATE(&quot;base.model_&quot;;SUBSTITUTE(MID([.B320];6;50);&quot;.&quot;;&quot;_&quot;));CONCATENATE(&quot;report_aeroo.model_&quot;;SUBSTITUTE(MID([.B320];14;50);&quot;.&quot;;&quot;_&quot;))))" office:value-type="string" office:string-value="model_academic_charge">
            <text:p>model_academic_charge</text:p>
          </table:table-cell>
          <table:table-cell office:value-type="string">
            <text:p>group_academic_student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1];&quot;.&quot;;&quot;_&quot;);MID([.D321];15;50)))" office:value-type="string" office:string-value="access_academic_course_line_student">
            <text:p>access_academic_course_line_student</text:p>
          </table:table-cell>
          <table:table-cell office:value-type="string">
            <text:p>academic.course.line</text:p>
          </table:table-cell>
          <table:table-cell table:style-name="ce1" table:formula="of:=IF(MID([.B321];1;8)=&quot;academic&quot;;CONCATENATE(&quot;model_&quot;;SUBSTITUTE([.B321];&quot;.&quot;;&quot;_&quot;));IF(MID([.B321];1;4)=&quot;base&quot;;CONCATENATE(&quot;base.model_&quot;;SUBSTITUTE(MID([.B321];6;50);&quot;.&quot;;&quot;_&quot;));CONCATENATE(&quot;report_aeroo.model_&quot;;SUBSTITUTE(MID([.B321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2];&quot;.&quot;;&quot;_&quot;);MID([.D322];15;50)))" office:value-type="string" office:string-value="access_academic_course_student">
            <text:p>access_academic_course_student</text:p>
          </table:table-cell>
          <table:table-cell office:value-type="string">
            <text:p>academic.course</text:p>
          </table:table-cell>
          <table:table-cell table:style-name="ce1" table:formula="of:=IF(MID([.B322];1;8)=&quot;academic&quot;;CONCATENATE(&quot;model_&quot;;SUBSTITUTE([.B322];&quot;.&quot;;&quot;_&quot;));IF(MID([.B322];1;4)=&quot;base&quot;;CONCATENATE(&quot;base.model_&quot;;SUBSTITUTE(MID([.B322];6;50);&quot;.&quot;;&quot;_&quot;));CONCATENATE(&quot;report_aeroo.model_&quot;;SUBSTITUTE(MID([.B322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3];&quot;.&quot;;&quot;_&quot;);MID([.D323];15;50)))" office:value-type="string" office:string-value="access_academic_course_parallel_student">
            <text:p>access_academic_course_parallel_student</text:p>
          </table:table-cell>
          <table:table-cell office:value-type="string">
            <text:p>academic.course.parallel</text:p>
          </table:table-cell>
          <table:table-cell table:style-name="ce1" table:formula="of:=IF(MID([.B323];1;8)=&quot;academic&quot;;CONCATENATE(&quot;model_&quot;;SUBSTITUTE([.B323];&quot;.&quot;;&quot;_&quot;));IF(MID([.B323];1;4)=&quot;base&quot;;CONCATENATE(&quot;base.model_&quot;;SUBSTITUTE(MID([.B323];6;50);&quot;.&quot;;&quot;_&quot;));CONCATENATE(&quot;report_aeroo.model_&quot;;SUBSTITUTE(MID([.B323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4];&quot;.&quot;;&quot;_&quot;);MID([.D324];15;50)))" office:value-type="string" office:string-value="access_academic_distributive_detail_student">
            <text:p>access_academic_distributive_detail_student</text:p>
          </table:table-cell>
          <table:table-cell office:value-type="string">
            <text:p>academic.distributive.detail</text:p>
          </table:table-cell>
          <table:table-cell table:style-name="ce1" table:formula="of:=IF(MID([.B324];1;8)=&quot;academic&quot;;CONCATENATE(&quot;model_&quot;;SUBSTITUTE([.B324];&quot;.&quot;;&quot;_&quot;));IF(MID([.B324];1;4)=&quot;base&quot;;CONCATENATE(&quot;base.model_&quot;;SUBSTITUTE(MID([.B324];6;50);&quot;.&quot;;&quot;_&quot;));CONCATENATE(&quot;report_aeroo.model_&quot;;SUBSTITUTE(MID([.B324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student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5];&quot;.&quot;;&quot;_&quot;);MID([.D325];15;50)))" office:value-type="string" office:string-value="access_academic_distributive_line_student">
            <text:p>access_academic_distributive_line_student</text:p>
          </table:table-cell>
          <table:table-cell office:value-type="string">
            <text:p>academic.distributive.line</text:p>
          </table:table-cell>
          <table:table-cell table:style-name="ce1" table:formula="of:=IF(MID([.B325];1;8)=&quot;academic&quot;;CONCATENATE(&quot;model_&quot;;SUBSTITUTE([.B325];&quot;.&quot;;&quot;_&quot;));IF(MID([.B325];1;4)=&quot;base&quot;;CONCATENATE(&quot;base.model_&quot;;SUBSTITUTE(MID([.B325];6;50);&quot;.&quot;;&quot;_&quot;));CONCATENATE(&quot;report_aeroo.model_&quot;;SUBSTITUTE(MID([.B325];14;50);&quot;.&quot;;&quot;_&quot;))))" office:value-type="string" office:string-value="model_academic_distributive_line">
            <text:p>model_academic_distributive_line</text:p>
          </table:table-cell>
          <table:table-cell office:value-type="string">
            <text:p>group_academic_student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6];&quot;.&quot;;&quot;_&quot;);MID([.D326];15;50)))" office:value-type="string" office:string-value="access_academic_distributive_student">
            <text:p>access_academic_distributive_student</text:p>
          </table:table-cell>
          <table:table-cell office:value-type="string">
            <text:p>academic.distributive</text:p>
          </table:table-cell>
          <table:table-cell table:style-name="ce1" table:formula="of:=IF(MID([.B326];1;8)=&quot;academic&quot;;CONCATENATE(&quot;model_&quot;;SUBSTITUTE([.B326];&quot;.&quot;;&quot;_&quot;));IF(MID([.B326];1;4)=&quot;base&quot;;CONCATENATE(&quot;base.model_&quot;;SUBSTITUTE(MID([.B326];6;50);&quot;.&quot;;&quot;_&quot;));CONCATENATE(&quot;report_aeroo.model_&quot;;SUBSTITUTE(MID([.B326];14;50);&quot;.&quot;;&quot;_&quot;))))" office:value-type="string" office:string-value="model_academic_distributive">
            <text:p>model_academic_distributive</text:p>
          </table:table-cell>
          <table:table-cell office:value-type="string">
            <text:p>group_academic_student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7];&quot;.&quot;;&quot;_&quot;);MID([.D327];15;50)))" office:value-type="string" office:string-value="access_academic_educational_detail_student">
            <text:p>access_academic_educational_detail_student</text:p>
          </table:table-cell>
          <table:table-cell office:value-type="string">
            <text:p>academic.educational.detail</text:p>
          </table:table-cell>
          <table:table-cell table:style-name="ce1" table:formula="of:=IF(MID([.B327];1;8)=&quot;academic&quot;;CONCATENATE(&quot;model_&quot;;SUBSTITUTE([.B327];&quot;.&quot;;&quot;_&quot;));IF(MID([.B327];1;4)=&quot;base&quot;;CONCATENATE(&quot;base.model_&quot;;SUBSTITUTE(MID([.B327];6;50);&quot;.&quot;;&quot;_&quot;));CONCATENATE(&quot;report_aeroo.model_&quot;;SUBSTITUTE(MID([.B327];14;50);&quot;.&quot;;&quot;_&quot;))))" office:value-type="string" office:string-value="model_academic_educational_detail">
            <text:p>model_academic_educational_detail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8];&quot;.&quot;;&quot;_&quot;);MID([.D328];15;50)))" office:value-type="string" office:string-value="access_academic_edinstitution_student">
            <text:p>access_academic_edinstitution_student</text:p>
          </table:table-cell>
          <table:table-cell office:value-type="string">
            <text:p>academic.edinstitution</text:p>
          </table:table-cell>
          <table:table-cell table:style-name="ce1" table:formula="of:=IF(MID([.B328];1;8)=&quot;academic&quot;;CONCATENATE(&quot;model_&quot;;SUBSTITUTE([.B328];&quot;.&quot;;&quot;_&quot;));IF(MID([.B328];1;4)=&quot;base&quot;;CONCATENATE(&quot;base.model_&quot;;SUBSTITUTE(MID([.B328];6;50);&quot;.&quot;;&quot;_&quot;));CONCATENATE(&quot;report_aeroo.model_&quot;;SUBSTITUTE(MID([.B328];14;50);&quot;.&quot;;&quot;_&quot;))))" office:value-type="string" office:string-value="model_academic_edinstitution">
            <text:p>model_academic_edinstitution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9];&quot;.&quot;;&quot;_&quot;);MID([.D329];15;50)))" office:value-type="string" office:string-value="access_academic_enrollment_drag_line_student">
            <text:p>access_academic_enrollment_drag_line_student</text:p>
          </table:table-cell>
          <table:table-cell office:value-type="string">
            <text:p>academic.enrollment.drag.line</text:p>
          </table:table-cell>
          <table:table-cell table:style-name="ce1" table:formula="of:=IF(MID([.B329];1;8)=&quot;academic&quot;;CONCATENATE(&quot;model_&quot;;SUBSTITUTE([.B329];&quot;.&quot;;&quot;_&quot;));IF(MID([.B329];1;4)=&quot;base&quot;;CONCATENATE(&quot;base.model_&quot;;SUBSTITUTE(MID([.B329];6;50);&quot;.&quot;;&quot;_&quot;));CONCATENATE(&quot;report_aeroo.model_&quot;;SUBSTITUTE(MID([.B329];14;50);&quot;.&quot;;&quot;_&quot;))))" office:value-type="string" office:string-value="model_academic_enrollment_drag_line">
            <text:p>model_academic_enrollment_drag_lin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0];&quot;.&quot;;&quot;_&quot;);MID([.D330];15;50)))" office:value-type="string" office:string-value="access_academic_enrollment_student">
            <text:p>access_academic_enrollment_student</text:p>
          </table:table-cell>
          <table:table-cell office:value-type="string">
            <text:p>academic.enrollment</text:p>
          </table:table-cell>
          <table:table-cell table:style-name="ce1" table:formula="of:=IF(MID([.B330];1;8)=&quot;academic&quot;;CONCATENATE(&quot;model_&quot;;SUBSTITUTE([.B330];&quot;.&quot;;&quot;_&quot;));IF(MID([.B330];1;4)=&quot;base&quot;;CONCATENATE(&quot;base.model_&quot;;SUBSTITUTE(MID([.B330];6;50);&quot;.&quot;;&quot;_&quot;));CONCATENATE(&quot;report_aeroo.model_&quot;;SUBSTITUTE(MID([.B330];14;50);&quot;.&quot;;&quot;_&quot;))))" office:value-type="string" office:string-value="model_academic_enrollment">
            <text:p>model_academic_enrollment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1];&quot;.&quot;;&quot;_&quot;);MID([.D331];15;50)))" office:value-type="string" office:string-value="access_academic_enrollment_period_type_student">
            <text:p>access_academic_enrollment_period_type_student</text:p>
          </table:table-cell>
          <table:table-cell office:value-type="string">
            <text:p>academic.enrollment.period.type</text:p>
          </table:table-cell>
          <table:table-cell table:style-name="ce1" table:formula="of:=IF(MID([.B331];1;8)=&quot;academic&quot;;CONCATENATE(&quot;model_&quot;;SUBSTITUTE([.B331];&quot;.&quot;;&quot;_&quot;));IF(MID([.B331];1;4)=&quot;base&quot;;CONCATENATE(&quot;base.model_&quot;;SUBSTITUTE(MID([.B331];6;50);&quot;.&quot;;&quot;_&quot;));CONCATENATE(&quot;report_aeroo.model_&quot;;SUBSTITUTE(MID([.B331];14;50);&quot;.&quot;;&quot;_&quot;))))" office:value-type="string" office:string-value="model_academic_enrollment_period_type">
            <text:p>model_academic_enrollment_period_typ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2];&quot;.&quot;;&quot;_&quot;);MID([.D332];15;50)))" office:value-type="string" office:string-value="access_academic_enrollment_subject_line_student">
            <text:p>access_academic_enrollment_subject_line_student</text:p>
          </table:table-cell>
          <table:table-cell office:value-type="string">
            <text:p>academic.enrollment.subject.line</text:p>
          </table:table-cell>
          <table:table-cell table:style-name="ce1" table:formula="of:=IF(MID([.B332];1;8)=&quot;academic&quot;;CONCATENATE(&quot;model_&quot;;SUBSTITUTE([.B332];&quot;.&quot;;&quot;_&quot;));IF(MID([.B332];1;4)=&quot;base&quot;;CONCATENATE(&quot;base.model_&quot;;SUBSTITUTE(MID([.B332];6;50);&quot;.&quot;;&quot;_&quot;));CONCATENATE(&quot;report_aeroo.model_&quot;;SUBSTITUTE(MID([.B332];14;50);&quot;.&quot;;&quot;_&quot;))))" office:value-type="string" office:string-value="model_academic_enrollment_subject_line">
            <text:p>model_academic_enrollment_subject_lin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3];&quot;.&quot;;&quot;_&quot;);MID([.D333];15;50)))" office:value-type="string" office:string-value="access_academic_equivalence_student">
            <text:p>access_academic_equivalence_student</text:p>
          </table:table-cell>
          <table:table-cell office:value-type="string">
            <text:p>academic.equivalence</text:p>
          </table:table-cell>
          <table:table-cell table:style-name="ce1" table:formula="of:=IF(MID([.B333];1;8)=&quot;academic&quot;;CONCATENATE(&quot;model_&quot;;SUBSTITUTE([.B333];&quot;.&quot;;&quot;_&quot;));IF(MID([.B333];1;4)=&quot;base&quot;;CONCATENATE(&quot;base.model_&quot;;SUBSTITUTE(MID([.B333];6;50);&quot;.&quot;;&quot;_&quot;));CONCATENATE(&quot;report_aeroo.model_&quot;;SUBSTITUTE(MID([.B333];14;50);&quot;.&quot;;&quot;_&quot;))))" office:value-type="string" office:string-value="model_academic_equivalence">
            <text:p>model_academic_equivalenc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4];&quot;.&quot;;&quot;_&quot;);MID([.D334];15;50)))" office:value-type="string" office:string-value="access_academic_faculty_line_student">
            <text:p>access_academic_faculty_line_student</text:p>
          </table:table-cell>
          <table:table-cell office:value-type="string">
            <text:p>academic.faculty.line</text:p>
          </table:table-cell>
          <table:table-cell table:style-name="ce1" table:formula="of:=IF(MID([.B334];1;8)=&quot;academic&quot;;CONCATENATE(&quot;model_&quot;;SUBSTITUTE([.B334];&quot;.&quot;;&quot;_&quot;));IF(MID([.B334];1;4)=&quot;base&quot;;CONCATENATE(&quot;base.model_&quot;;SUBSTITUTE(MID([.B334];6;50);&quot;.&quot;;&quot;_&quot;));CONCATENATE(&quot;report_aeroo.model_&quot;;SUBSTITUTE(MID([.B334];14;50);&quot;.&quot;;&quot;_&quot;))))" office:value-type="string" office:string-value="model_academic_faculty_line">
            <text:p>model_academic_faculty_lin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5];&quot;.&quot;;&quot;_&quot;);MID([.D335];15;50)))" office:value-type="string" office:string-value="access_academic_faculty_student">
            <text:p>access_academic_faculty_student</text:p>
          </table:table-cell>
          <table:table-cell office:value-type="string">
            <text:p>academic.faculty</text:p>
          </table:table-cell>
          <table:table-cell table:style-name="ce1" table:formula="of:=IF(MID([.B335];1;8)=&quot;academic&quot;;CONCATENATE(&quot;model_&quot;;SUBSTITUTE([.B335];&quot;.&quot;;&quot;_&quot;));IF(MID([.B335];1;4)=&quot;base&quot;;CONCATENATE(&quot;base.model_&quot;;SUBSTITUTE(MID([.B335];6;50);&quot;.&quot;;&quot;_&quot;));CONCATENATE(&quot;report_aeroo.model_&quot;;SUBSTITUTE(MID([.B335];14;50);&quot;.&quot;;&quot;_&quot;))))" office:value-type="string" office:string-value="model_academic_faculty">
            <text:p>model_academic_faculty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6];&quot;.&quot;;&quot;_&quot;);MID([.D336];15;50)))" office:value-type="string" office:string-value="access_academic_family_student">
            <text:p>access_academic_family_student</text:p>
          </table:table-cell>
          <table:table-cell office:value-type="string">
            <text:p>academic.family</text:p>
          </table:table-cell>
          <table:table-cell table:style-name="ce1" table:formula="of:=IF(MID([.B336];1;8)=&quot;academic&quot;;CONCATENATE(&quot;model_&quot;;SUBSTITUTE([.B336];&quot;.&quot;;&quot;_&quot;));IF(MID([.B336];1;4)=&quot;base&quot;;CONCATENATE(&quot;base.model_&quot;;SUBSTITUTE(MID([.B336];6;50);&quot;.&quot;;&quot;_&quot;));CONCATENATE(&quot;report_aeroo.model_&quot;;SUBSTITUTE(MID([.B336];14;50);&quot;.&quot;;&quot;_&quot;))))" office:value-type="string" office:string-value="model_academic_family">
            <text:p>model_academic_family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7];&quot;.&quot;;&quot;_&quot;);MID([.D337];15;50)))" office:value-type="string" office:string-value="access_academic_inasistance_student">
            <text:p>access_academic_inasistance_student</text:p>
          </table:table-cell>
          <table:table-cell office:value-type="string">
            <text:p>academic.inasistance</text:p>
          </table:table-cell>
          <table:table-cell table:style-name="ce1" table:formula="of:=IF(MID([.B337];1;8)=&quot;academic&quot;;CONCATENATE(&quot;model_&quot;;SUBSTITUTE([.B337];&quot;.&quot;;&quot;_&quot;));IF(MID([.B337];1;4)=&quot;base&quot;;CONCATENATE(&quot;base.model_&quot;;SUBSTITUTE(MID([.B337];6;50);&quot;.&quot;;&quot;_&quot;));CONCATENATE(&quot;report_aeroo.model_&quot;;SUBSTITUTE(MID([.B337];14;50);&quot;.&quot;;&quot;_&quot;))))" office:value-type="string" office:string-value="model_academic_inasistance">
            <text:p>model_academic_inasistanc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8];&quot;.&quot;;&quot;_&quot;);MID([.D338];15;50)))" office:value-type="string" office:string-value="access_academic_rate_student">
            <text:p>access_academic_rate_student</text:p>
          </table:table-cell>
          <table:table-cell office:value-type="string">
            <text:p>academic.rate</text:p>
          </table:table-cell>
          <table:table-cell table:style-name="ce1" table:formula="of:=IF(MID([.B338];1;8)=&quot;academic&quot;;CONCATENATE(&quot;model_&quot;;SUBSTITUTE([.B338];&quot;.&quot;;&quot;_&quot;));IF(MID([.B338];1;4)=&quot;base&quot;;CONCATENATE(&quot;base.model_&quot;;SUBSTITUTE(MID([.B338];6;50);&quot;.&quot;;&quot;_&quot;));CONCATENATE(&quot;report_aeroo.model_&quot;;SUBSTITUTE(MID([.B338];14;50);&quot;.&quot;;&quot;_&quot;))))" office:value-type="string" office:string-value="model_academic_rate">
            <text:p>model_academic_rat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9];&quot;.&quot;;&quot;_&quot;);MID([.D339];15;50)))" office:value-type="string" office:string-value="access_academic_inscription_student">
            <text:p>access_academic_inscription_student</text:p>
          </table:table-cell>
          <table:table-cell office:value-type="string">
            <text:p>academic.inscription</text:p>
          </table:table-cell>
          <table:table-cell table:style-name="ce1" table:formula="of:=IF(MID([.B339];1;8)=&quot;academic&quot;;CONCATENATE(&quot;model_&quot;;SUBSTITUTE([.B339];&quot;.&quot;;&quot;_&quot;));IF(MID([.B339];1;4)=&quot;base&quot;;CONCATENATE(&quot;base.model_&quot;;SUBSTITUTE(MID([.B339];6;50);&quot;.&quot;;&quot;_&quot;));CONCATENATE(&quot;report_aeroo.model_&quot;;SUBSTITUTE(MID([.B339];14;50);&quot;.&quot;;&quot;_&quot;))))" office:value-type="string" office:string-value="model_academic_inscription">
            <text:p>model_academic_inscription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0];&quot;.&quot;;&quot;_&quot;);MID([.D340];15;50)))" office:value-type="string" office:string-value="access_academic_institution_student">
            <text:p>access_academic_institution_student</text:p>
          </table:table-cell>
          <table:table-cell office:value-type="string">
            <text:p>academic.institution</text:p>
          </table:table-cell>
          <table:table-cell table:style-name="ce1" table:formula="of:=IF(MID([.B340];1;8)=&quot;academic&quot;;CONCATENATE(&quot;model_&quot;;SUBSTITUTE([.B340];&quot;.&quot;;&quot;_&quot;));IF(MID([.B340];1;4)=&quot;base&quot;;CONCATENATE(&quot;base.model_&quot;;SUBSTITUTE(MID([.B340];6;50);&quot;.&quot;;&quot;_&quot;));CONCATENATE(&quot;report_aeroo.model_&quot;;SUBSTITUTE(MID([.B340];14;50);&quot;.&quot;;&quot;_&quot;))))" office:value-type="string" office:string-value="model_academic_institution">
            <text:p>model_academic_institution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1];&quot;.&quot;;&quot;_&quot;);MID([.D341];15;50)))" office:value-type="string" office:string-value="access_academic_grid_level_student">
            <text:p>access_academic_grid_level_student</text:p>
          </table:table-cell>
          <table:table-cell office:value-type="string">
            <text:p>academic.grid.level</text:p>
          </table:table-cell>
          <table:table-cell table:style-name="ce1" table:formula="of:=IF(MID([.B341];1;8)=&quot;academic&quot;;CONCATENATE(&quot;model_&quot;;SUBSTITUTE([.B341];&quot;.&quot;;&quot;_&quot;));IF(MID([.B341];1;4)=&quot;base&quot;;CONCATENATE(&quot;base.model_&quot;;SUBSTITUTE(MID([.B341];6;50);&quot;.&quot;;&quot;_&quot;));CONCATENATE(&quot;report_aeroo.model_&quot;;SUBSTITUTE(MID([.B341];14;50);&quot;.&quot;;&quot;_&quot;))))" office:value-type="string" office:string-value="model_academic_grid_level">
            <text:p>model_academic_grid_level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2];&quot;.&quot;;&quot;_&quot;);MID([.D342];15;50)))" office:value-type="string" office:string-value="access_academic_grid_student">
            <text:p>access_academic_grid_student</text:p>
          </table:table-cell>
          <table:table-cell office:value-type="string">
            <text:p>academic.grid</text:p>
          </table:table-cell>
          <table:table-cell table:style-name="ce1" table:formula="of:=IF(MID([.B342];1;8)=&quot;academic&quot;;CONCATENATE(&quot;model_&quot;;SUBSTITUTE([.B342];&quot;.&quot;;&quot;_&quot;));IF(MID([.B342];1;4)=&quot;base&quot;;CONCATENATE(&quot;base.model_&quot;;SUBSTITUTE(MID([.B342];6;50);&quot;.&quot;;&quot;_&quot;));CONCATENATE(&quot;report_aeroo.model_&quot;;SUBSTITUTE(MID([.B342];14;50);&quot;.&quot;;&quot;_&quot;))))" office:value-type="string" office:string-value="model_academic_grid">
            <text:p>model_academic_grid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3];&quot;.&quot;;&quot;_&quot;);MID([.D343];15;50)))" office:value-type="string" office:string-value="access_academic_input_student">
            <text:p>access_academic_input_student</text:p>
          </table:table-cell>
          <table:table-cell office:value-type="string">
            <text:p>academic.input</text:p>
          </table:table-cell>
          <table:table-cell table:style-name="ce1" table:formula="of:=IF(MID([.B343];1;8)=&quot;academic&quot;;CONCATENATE(&quot;model_&quot;;SUBSTITUTE([.B343];&quot;.&quot;;&quot;_&quot;));IF(MID([.B343];1;4)=&quot;base&quot;;CONCATENATE(&quot;base.model_&quot;;SUBSTITUTE(MID([.B343];6;50);&quot;.&quot;;&quot;_&quot;));CONCATENATE(&quot;report_aeroo.model_&quot;;SUBSTITUTE(MID([.B343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4];&quot;.&quot;;&quot;_&quot;);MID([.D344];15;50)))" office:value-type="string" office:string-value="access_academic_period_student">
            <text:p>access_academic_period_student</text:p>
          </table:table-cell>
          <table:table-cell office:value-type="string">
            <text:p>academic.period</text:p>
          </table:table-cell>
          <table:table-cell table:style-name="ce1" table:formula="of:=IF(MID([.B344];1;8)=&quot;academic&quot;;CONCATENATE(&quot;model_&quot;;SUBSTITUTE([.B344];&quot;.&quot;;&quot;_&quot;));IF(MID([.B344];1;4)=&quot;base&quot;;CONCATENATE(&quot;base.model_&quot;;SUBSTITUTE(MID([.B344];6;50);&quot;.&quot;;&quot;_&quot;));CONCATENATE(&quot;report_aeroo.model_&quot;;SUBSTITUTE(MID([.B344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5];&quot;.&quot;;&quot;_&quot;);MID([.D345];15;50)))" office:value-type="string" office:string-value="access_academic_person_student">
            <text:p>access_academic_person_student</text:p>
          </table:table-cell>
          <table:table-cell office:value-type="string">
            <text:p>academic.person</text:p>
          </table:table-cell>
          <table:table-cell table:style-name="ce1" table:formula="of:=IF(MID([.B345];1;8)=&quot;academic&quot;;CONCATENATE(&quot;model_&quot;;SUBSTITUTE([.B345];&quot;.&quot;;&quot;_&quot;));IF(MID([.B345];1;4)=&quot;base&quot;;CONCATENATE(&quot;base.model_&quot;;SUBSTITUTE(MID([.B345];6;50);&quot;.&quot;;&quot;_&quot;));CONCATENATE(&quot;report_aeroo.model_&quot;;SUBSTITUTE(MID([.B345];14;50);&quot;.&quot;;&quot;_&quot;))))" office:value-type="string" office:string-value="model_academic_person">
            <text:p>model_academic_person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6];&quot;.&quot;;&quot;_&quot;);MID([.D346];15;50)))" office:value-type="string" office:string-value="access_academic_registered_student">
            <text:p>access_academic_registered_student</text:p>
          </table:table-cell>
          <table:table-cell office:value-type="string">
            <text:p>academic.registered</text:p>
          </table:table-cell>
          <table:table-cell table:style-name="ce1" table:formula="of:=IF(MID([.B346];1;8)=&quot;academic&quot;;CONCATENATE(&quot;model_&quot;;SUBSTITUTE([.B346];&quot;.&quot;;&quot;_&quot;));IF(MID([.B346];1;4)=&quot;base&quot;;CONCATENATE(&quot;base.model_&quot;;SUBSTITUTE(MID([.B346];6;50);&quot;.&quot;;&quot;_&quot;));CONCATENATE(&quot;report_aeroo.model_&quot;;SUBSTITUTE(MID([.B346];14;50);&quot;.&quot;;&quot;_&quot;))))" office:value-type="string" office:string-value="model_academic_registered">
            <text:p>model_academic_registered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7];&quot;.&quot;;&quot;_&quot;);MID([.D347];15;50)))" office:value-type="string" office:string-value="access_academic_profession_student">
            <text:p>access_academic_profession_student</text:p>
          </table:table-cell>
          <table:table-cell office:value-type="string">
            <text:p>academic.profession</text:p>
          </table:table-cell>
          <table:table-cell table:style-name="ce1" table:formula="of:=IF(MID([.B347];1;8)=&quot;academic&quot;;CONCATENATE(&quot;model_&quot;;SUBSTITUTE([.B347];&quot;.&quot;;&quot;_&quot;));IF(MID([.B347];1;4)=&quot;base&quot;;CONCATENATE(&quot;base.model_&quot;;SUBSTITUTE(MID([.B347];6;50);&quot;.&quot;;&quot;_&quot;));CONCATENATE(&quot;report_aeroo.model_&quot;;SUBSTITUTE(MID([.B347];14;50);&quot;.&quot;;&quot;_&quot;))))" office:value-type="string" office:string-value="model_academic_profession">
            <text:p>model_academic_profession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8];&quot;.&quot;;&quot;_&quot;);MID([.D348];15;50)))" office:value-type="string" office:string-value="access_academic_qualitative_student">
            <text:p>access_academic_qualitative_student</text:p>
          </table:table-cell>
          <table:table-cell office:value-type="string">
            <text:p>academic.qualitative</text:p>
          </table:table-cell>
          <table:table-cell table:style-name="ce1" table:formula="of:=IF(MID([.B348];1;8)=&quot;academic&quot;;CONCATENATE(&quot;model_&quot;;SUBSTITUTE([.B348];&quot;.&quot;;&quot;_&quot;));IF(MID([.B348];1;4)=&quot;base&quot;;CONCATENATE(&quot;base.model_&quot;;SUBSTITUTE(MID([.B348];6;50);&quot;.&quot;;&quot;_&quot;));CONCATENATE(&quot;report_aeroo.model_&quot;;SUBSTITUTE(MID([.B348];14;50);&quot;.&quot;;&quot;_&quot;))))" office:value-type="string" office:string-value="model_academic_qualitative">
            <text:p>model_academic_qualitativ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9];&quot;.&quot;;&quot;_&quot;);MID([.D349];15;50)))" office:value-type="string" office:string-value="access_academic_ratify_student">
            <text:p>access_academic_ratify_student</text:p>
          </table:table-cell>
          <table:table-cell office:value-type="string">
            <text:p>academic.ratify</text:p>
          </table:table-cell>
          <table:table-cell table:style-name="ce1" table:formula="of:=IF(MID([.B349];1;8)=&quot;academic&quot;;CONCATENATE(&quot;model_&quot;;SUBSTITUTE([.B349];&quot;.&quot;;&quot;_&quot;));IF(MID([.B349];1;4)=&quot;base&quot;;CONCATENATE(&quot;base.model_&quot;;SUBSTITUTE(MID([.B349];6;50);&quot;.&quot;;&quot;_&quot;));CONCATENATE(&quot;report_aeroo.model_&quot;;SUBSTITUTE(MID([.B349];14;50);&quot;.&quot;;&quot;_&quot;))))" office:value-type="string" office:string-value="model_academic_ratify">
            <text:p>model_academic_ratify</text:p>
          </table:table-cell>
          <table:table-cell office:value-type="string">
            <text:p>group_academic_student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0];&quot;.&quot;;&quot;_&quot;);MID([.D350];15;50)))" office:value-type="string" office:string-value="access_academic_schedule_line_student">
            <text:p>access_academic_schedule_line_student</text:p>
          </table:table-cell>
          <table:table-cell office:value-type="string">
            <text:p>academic.schedule.line</text:p>
          </table:table-cell>
          <table:table-cell table:style-name="ce1" table:formula="of:=IF(MID([.B350];1;8)=&quot;academic&quot;;CONCATENATE(&quot;model_&quot;;SUBSTITUTE([.B350];&quot;.&quot;;&quot;_&quot;));IF(MID([.B350];1;4)=&quot;base&quot;;CONCATENATE(&quot;base.model_&quot;;SUBSTITUTE(MID([.B350];6;50);&quot;.&quot;;&quot;_&quot;));CONCATENATE(&quot;report_aeroo.model_&quot;;SUBSTITUTE(MID([.B350];14;50);&quot;.&quot;;&quot;_&quot;))))" office:value-type="string" office:string-value="model_academic_schedule_line">
            <text:p>model_academic_schedule_lin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1];&quot;.&quot;;&quot;_&quot;);MID([.D351];15;50)))" office:value-type="string" office:string-value="access_academic_schedule_student">
            <text:p>access_academic_schedule_student</text:p>
          </table:table-cell>
          <table:table-cell office:value-type="string">
            <text:p>academic.schedule</text:p>
          </table:table-cell>
          <table:table-cell table:style-name="ce1" table:formula="of:=IF(MID([.B351];1;8)=&quot;academic&quot;;CONCATENATE(&quot;model_&quot;;SUBSTITUTE([.B351];&quot;.&quot;;&quot;_&quot;));IF(MID([.B351];1;4)=&quot;base&quot;;CONCATENATE(&quot;base.model_&quot;;SUBSTITUTE(MID([.B351];6;50);&quot;.&quot;;&quot;_&quot;));CONCATENATE(&quot;report_aeroo.model_&quot;;SUBSTITUTE(MID([.B351];14;50);&quot;.&quot;;&quot;_&quot;))))" office:value-type="string" office:string-value="model_academic_schedule">
            <text:p>model_academic_schedul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2];&quot;.&quot;;&quot;_&quot;);MID([.D352];15;50)))" office:value-type="string" office:string-value="access_academic_schoolperiod_student">
            <text:p>access_academic_schoolperiod_student</text:p>
          </table:table-cell>
          <table:table-cell office:value-type="string">
            <text:p>academic.schoolperiod</text:p>
          </table:table-cell>
          <table:table-cell table:style-name="ce1" table:formula="of:=IF(MID([.B352];1;8)=&quot;academic&quot;;CONCATENATE(&quot;model_&quot;;SUBSTITUTE([.B352];&quot;.&quot;;&quot;_&quot;));IF(MID([.B352];1;4)=&quot;base&quot;;CONCATENATE(&quot;base.model_&quot;;SUBSTITUTE(MID([.B352];6;50);&quot;.&quot;;&quot;_&quot;));CONCATENATE(&quot;report_aeroo.model_&quot;;SUBSTITUTE(MID([.B352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3];&quot;.&quot;;&quot;_&quot;);MID([.D353];15;50)))" office:value-type="string" office:string-value="access_academic_schoolperiod_rule_student">
            <text:p>access_academic_schoolperiod_rule_student</text:p>
          </table:table-cell>
          <table:table-cell office:value-type="string">
            <text:p>academic.schoolperiod.rule</text:p>
          </table:table-cell>
          <table:table-cell table:style-name="ce1" table:formula="of:=IF(MID([.B353];1;8)=&quot;academic&quot;;CONCATENATE(&quot;model_&quot;;SUBSTITUTE([.B353];&quot;.&quot;;&quot;_&quot;));IF(MID([.B353];1;4)=&quot;base&quot;;CONCATENATE(&quot;base.model_&quot;;SUBSTITUTE(MID([.B353];6;50);&quot;.&quot;;&quot;_&quot;));CONCATENATE(&quot;report_aeroo.model_&quot;;SUBSTITUTE(MID([.B353];14;50);&quot;.&quot;;&quot;_&quot;))))" office:value-type="string" office:string-value="model_academic_schoolperiod_rule">
            <text:p>model_academic_schoolperiod_rule</text:p>
          </table:table-cell>
          <table:table-cell office:value-type="string">
            <text:p>group_academic_student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4];&quot;.&quot;;&quot;_&quot;);MID([.D354];15;50)))" office:value-type="string" office:string-value="access_base_res_country_state_student">
            <text:p>access_base_res_country_state_student</text:p>
          </table:table-cell>
          <table:table-cell office:value-type="string">
            <text:p>base.res.country.state</text:p>
          </table:table-cell>
          <table:table-cell table:style-name="ce1" table:formula="of:=IF(MID([.B354];1;8)=&quot;academic&quot;;CONCATENATE(&quot;model_&quot;;SUBSTITUTE([.B354];&quot;.&quot;;&quot;_&quot;));IF(MID([.B354];1;4)=&quot;base&quot;;CONCATENATE(&quot;base.model_&quot;;SUBSTITUTE(MID([.B354];6;50);&quot;.&quot;;&quot;_&quot;));CONCATENATE(&quot;report_aeroo.model_&quot;;SUBSTITUTE(MID([.B354];14;50);&quot;.&quot;;&quot;_&quot;))))" office:value-type="string" office:string-value="base.model_res_country_state">
            <text:p>base.model_res_country_stat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5];&quot;.&quot;;&quot;_&quot;);MID([.D355];15;50)))" office:value-type="string" office:string-value="access_academic_student_student">
            <text:p>access_academic_student_student</text:p>
          </table:table-cell>
          <table:table-cell office:value-type="string">
            <text:p>academic.student</text:p>
          </table:table-cell>
          <table:table-cell table:style-name="ce1" table:formula="of:=IF(MID([.B355];1;8)=&quot;academic&quot;;CONCATENATE(&quot;model_&quot;;SUBSTITUTE([.B355];&quot;.&quot;;&quot;_&quot;));IF(MID([.B355];1;4)=&quot;base&quot;;CONCATENATE(&quot;base.model_&quot;;SUBSTITUTE(MID([.B355];6;50);&quot;.&quot;;&quot;_&quot;));CONCATENATE(&quot;report_aeroo.model_&quot;;SUBSTITUTE(MID([.B355];14;50);&quot;.&quot;;&quot;_&quot;))))" office:value-type="string" office:string-value="model_academic_student">
            <text:p>model_academic_student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6];&quot;.&quot;;&quot;_&quot;);MID([.D356];15;50)))" office:value-type="string" office:string-value="access_academic_subject_student">
            <text:p>access_academic_subject_student</text:p>
          </table:table-cell>
          <table:table-cell office:value-type="string">
            <text:p>academic.subject</text:p>
          </table:table-cell>
          <table:table-cell table:style-name="ce1" table:formula="of:=IF(MID([.B356];1;8)=&quot;academic&quot;;CONCATENATE(&quot;model_&quot;;SUBSTITUTE([.B356];&quot;.&quot;;&quot;_&quot;));IF(MID([.B356];1;4)=&quot;base&quot;;CONCATENATE(&quot;base.model_&quot;;SUBSTITUTE(MID([.B356];6;50);&quot;.&quot;;&quot;_&quot;));CONCATENATE(&quot;report_aeroo.model_&quot;;SUBSTITUTE(MID([.B356];14;50);&quot;.&quot;;&quot;_&quot;))))" office:value-type="string" office:string-value="model_academic_subject">
            <text:p>model_academic_subject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7];&quot;.&quot;;&quot;_&quot;);MID([.D357];15;50)))" office:value-type="string" office:string-value="access_academic_teacher_student">
            <text:p>access_academic_teacher_student</text:p>
          </table:table-cell>
          <table:table-cell office:value-type="string">
            <text:p>academic.teacher</text:p>
          </table:table-cell>
          <table:table-cell table:style-name="ce1" table:formula="of:=IF(MID([.B357];1;8)=&quot;academic&quot;;CONCATENATE(&quot;model_&quot;;SUBSTITUTE([.B357];&quot;.&quot;;&quot;_&quot;));IF(MID([.B357];1;4)=&quot;base&quot;;CONCATENATE(&quot;base.model_&quot;;SUBSTITUTE(MID([.B357];6;50);&quot;.&quot;;&quot;_&quot;));CONCATENATE(&quot;report_aeroo.model_&quot;;SUBSTITUTE(MID([.B357];14;50);&quot;.&quot;;&quot;_&quot;))))" office:value-type="string" office:string-value="model_academic_teacher">
            <text:p>model_academic_teacher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8];&quot;.&quot;;&quot;_&quot;);MID([.D358];15;50)))" office:value-type="string" office:string-value="access_academic_unit_student">
            <text:p>access_academic_unit_student</text:p>
          </table:table-cell>
          <table:table-cell office:value-type="string">
            <text:p>academic.unit</text:p>
          </table:table-cell>
          <table:table-cell table:style-name="ce1" table:formula="of:=IF(MID([.B358];1;8)=&quot;academic&quot;;CONCATENATE(&quot;model_&quot;;SUBSTITUTE([.B358];&quot;.&quot;;&quot;_&quot;));IF(MID([.B358];1;4)=&quot;base&quot;;CONCATENATE(&quot;base.model_&quot;;SUBSTITUTE(MID([.B358];6;50);&quot;.&quot;;&quot;_&quot;));CONCATENATE(&quot;report_aeroo.model_&quot;;SUBSTITUTE(MID([.B358];14;50);&quot;.&quot;;&quot;_&quot;))))" office:value-type="string" office:string-value="model_academic_unit">
            <text:p>model_academic_unit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9];&quot;.&quot;;&quot;_&quot;);MID([.D359];15;50)))" office:value-type="string" office:string-value="access_base_res_partner_student">
            <text:p>access_base_res_partner_student</text:p>
          </table:table-cell>
          <table:table-cell office:value-type="string">
            <text:p>base.res.partner</text:p>
          </table:table-cell>
          <table:table-cell table:style-name="ce1" table:formula="of:=IF(MID([.B359];1;8)=&quot;academic&quot;;CONCATENATE(&quot;model_&quot;;SUBSTITUTE([.B359];&quot;.&quot;;&quot;_&quot;));IF(MID([.B359];1;4)=&quot;base&quot;;CONCATENATE(&quot;base.model_&quot;;SUBSTITUTE(MID([.B359];6;50);&quot;.&quot;;&quot;_&quot;));CONCATENATE(&quot;report_aeroo.model_&quot;;SUBSTITUTE(MID([.B359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student</text:p>
          </table:table-cell>
          <table:table-cell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60];&quot;.&quot;;&quot;_&quot;);MID([.D360];15;50)))" office:value-type="string" office:string-value="access_base_res_users_student">
            <text:p>access_base_res_users_student</text:p>
          </table:table-cell>
          <table:table-cell office:value-type="string">
            <text:p>base.res.users</text:p>
          </table:table-cell>
          <table:table-cell table:style-name="ce1" table:formula="of:=IF(MID([.B360];1;8)=&quot;academic&quot;;CONCATENATE(&quot;model_&quot;;SUBSTITUTE([.B360];&quot;.&quot;;&quot;_&quot;));IF(MID([.B360];1;4)=&quot;base&quot;;CONCATENATE(&quot;base.model_&quot;;SUBSTITUTE(MID([.B360];6;50);&quot;.&quot;;&quot;_&quot;));CONCATENATE(&quot;report_aeroo.model_&quot;;SUBSTITUTE(MID([.B360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student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61];&quot;.&quot;;&quot;_&quot;);MID([.D361];15;50)))" office:value-type="string" office:string-value="access_report_aeroo_report_mimetypes_teacher">
            <text:p>access_report_aeroo_report_mimetypes_teacher</text:p>
          </table:table-cell>
          <table:table-cell office:value-type="string">
            <text:p>report_aeroo.report.mimetypes</text:p>
          </table:table-cell>
          <table:table-cell table:style-name="ce1" table:formula="of:=IF(MID([.B361];1;8)=&quot;academic&quot;;CONCATENATE(&quot;model_&quot;;SUBSTITUTE([.B361];&quot;.&quot;;&quot;_&quot;));IF(MID([.B361];1;4)=&quot;base&quot;;CONCATENATE(&quot;base.model_&quot;;SUBSTITUTE(MID([.B361];6;50);&quot;.&quot;;&quot;_&quot;));CONCATENATE(&quot;report_aeroo.model_&quot;;SUBSTITUTE(MID([.B361];14;50);&quot;.&quot;;&quot;_&quot;))))" office:value-type="string" office:string-value="report_aeroo.model_report_mimetypes">
            <text:p>report_aeroo.model_report_mimetypes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"/>
          <table:table-cell table:number-columns-repeated="1016"/>
        </table:table-row>
        <table:table-row table:style-name="ro1">
          <table:table-cell/>
          <table:table-cell table:style-name="ce1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1"/>
          <table:table-cell table:number-columns-repeated="1016"/>
        </table:table-row>
        <table:table-row table:style-name="ro1">
          <table:table-cell/>
          <table:table-cell table:style-name="ce1" table:number-columns-repeated="2"/>
          <table:table-cell table:number-columns-repeated="1016"/>
        </table:table-row>
        <table:table-row table:style-name="ro1" table:number-rows-repeated="3">
          <table:table-cell table:number-columns-repeated="2"/>
          <table:table-cell table:style-name="ce1"/>
          <table:table-cell table:number-columns-repeated="1016"/>
        </table:table-row>
        <table:table-row table:style-name="ro2" table:number-rows-repeated="1048207">
          <table:table-cell table:number-columns-repeated="1019"/>
        </table:table-row>
        <table:table-row table:style-name="ro2">
          <table:table-cell table:number-columns-repeated="1019"/>
        </table:table-row>
      </table:table>
      <table:table table:name="Hoja2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4" table:default-cell-style-name="Default"/>
        <table:table-column table:style-name="co17" table:number-columns-repeated="1016" table:default-cell-style-name="Default"/>
        <table:table-row table:style-name="ro3">
          <table:table-cell table:style-name="ce3" office:value-type="string">
            <text:p>id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model_id:id</text:p>
          </table:table-cell>
          <table:table-cell table:style-name="ce3" office:value-type="string">
            <text:p>group_id:id</text:p>
          </table:table-cell>
          <table:table-cell table:style-name="ce11" office:value-type="string">
            <text:p>perm_read</text:p>
          </table:table-cell>
          <table:table-cell table:style-name="ce11" office:value-type="string">
            <text:p>perm_write</text:p>
          </table:table-cell>
          <table:table-cell table:style-name="ce11" office:value-type="string">
            <text:p>perm_create</text:p>
          </table:table-cell>
          <table:table-cell table:style-name="ce11" office:value-type="string">
            <text:p>perm_unlink</text:p>
          </table:table-cell>
          <table:table-cell table:style-name="ce50" table:number-columns-repeated="1016"/>
        </table:table-row>
        <table:table-row table:style-name="ro4">
          <table:table-cell table:style-name="ce4" table:formula="of:=CONCATENATE( &quot;access_&quot;;  SUBSTITUTE([.B2];&quot;.&quot;;&quot;_&quot;); &quot;_&quot; ;RIGHT([.D2];LEN([.D2])-FIND(&quot;_&quot;;[.D2]))          )" office:value-type="string" office:string-value="access_base_res_country_kemas_manager">
            <text:p>access_base_res_country_kemas_manager</text:p>
          </table:table-cell>
          <table:table-cell table:style-name="ce8" office:value-type="string">
            <text:p>base.res.country</text:p>
          </table:table-cell>
          <table:table-cell table:style-name="ce4" table:formula="of:=CONCATENATE(LEFT([.B2];FIND(&quot;.&quot;;[.B2])); &quot;model_&quot;;  SUBSTITUTE(RIGHT([.B2];LEN([.B2])-FIND(&quot;.&quot;;[.B2]));&quot;.&quot;;&quot;_&quot;)          )" office:value-type="string" office:string-value="base.model_res_country">
            <text:p>base.model_res_country</text:p>
          </table:table-cell>
          <table:table-cell table:style-name="ce8" office:value-type="string">
            <text:p>group_kemas_manager</text:p>
          </table:table-cell>
          <table:table-cell table:number-columns-repeated="4" table:style-name="ce12" office:value-type="float" office:value="1">
            <text:p>1</text:p>
          </table:table-cell>
          <table:table-cell table:style-name="ce51" table:number-columns-repeated="1016"/>
        </table:table-row>
        <table:table-row table:style-name="ro4">
          <table:table-cell table:style-name="ce4" table:formula="of:=CONCATENATE( &quot;access_&quot;;  SUBSTITUTE([.B3];&quot;.&quot;;&quot;_&quot;); &quot;_&quot; ;RIGHT([.D3];LEN([.D3])-FIND(&quot;_&quot;;[.D3]))          )" office:value-type="string" office:string-value="access_base_res_country_state_kemas_manager">
            <text:p>access_base_res_country_state_kemas_manager</text:p>
          </table:table-cell>
          <table:table-cell table:style-name="ce8" office:value-type="string">
            <text:p>base.res.country.state</text:p>
          </table:table-cell>
          <table:table-cell table:style-name="ce4" table:formula="of:=CONCATENATE(LEFT([.B3];FIND(&quot;.&quot;;[.B3])); &quot;model_&quot;;  SUBSTITUTE(RIGHT([.B3];LEN([.B3])-FIND(&quot;.&quot;;[.B3]));&quot;.&quot;;&quot;_&quot;)          )" office:value-type="string" office:string-value="base.model_res_country_state">
            <text:p>base.model_res_country_state</text:p>
          </table:table-cell>
          <table:table-cell table:style-name="ce8" office:value-type="string">
            <text:p>group_kemas_manager</text:p>
          </table:table-cell>
          <table:table-cell table:number-columns-repeated="4" table:style-name="ce12" office:value-type="float" office:value="1">
            <text:p>1</text:p>
          </table:table-cell>
          <table:table-cell table:style-name="ce51" table:number-columns-repeated="1016"/>
        </table:table-row>
        <table:table-row table:style-name="ro4">
          <table:table-cell table:style-name="ce4" table:formula="of:=CONCATENATE( &quot;access_&quot;;  SUBSTITUTE([.B4];&quot;.&quot;;&quot;_&quot;); &quot;_&quot; ;RIGHT([.D4];LEN([.D4])-FIND(&quot;_&quot;;[.D4]))          )" office:value-type="string" office:string-value="access_base_res_partner_kemas_manager">
            <text:p>access_base_res_partner_kemas_manager</text:p>
          </table:table-cell>
          <table:table-cell table:style-name="ce8" office:value-type="string">
            <text:p>base.res.partner</text:p>
          </table:table-cell>
          <table:table-cell table:style-name="ce4" table:formula="of:=CONCATENATE(LEFT([.B4];FIND(&quot;.&quot;;[.B4])); &quot;model_&quot;;  SUBSTITUTE(RIGHT([.B4];LEN([.B4])-FIND(&quot;.&quot;;[.B4]));&quot;.&quot;;&quot;_&quot;)          )" office:value-type="string" office:string-value="base.model_res_partner">
            <text:p>base.model_res_partner</text:p>
          </table:table-cell>
          <table:table-cell table:style-name="ce8" office:value-type="string">
            <text:p>group_kemas_manager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51" table:number-columns-repeated="1016"/>
        </table:table-row>
        <table:table-row table:style-name="ro4">
          <table:table-cell table:style-name="ce4" table:formula="of:=CONCATENATE( &quot;access_&quot;;  SUBSTITUTE([.B5];&quot;.&quot;;&quot;_&quot;); &quot;_&quot; ;RIGHT([.D5];LEN([.D5])-FIND(&quot;_&quot;;[.D5]))          )" office:value-type="string" office:string-value="access_base_res_company_kemas_manager">
            <text:p>access_base_res_company_kemas_manager</text:p>
          </table:table-cell>
          <table:table-cell table:style-name="ce8" office:value-type="string">
            <text:p>base.res.company</text:p>
          </table:table-cell>
          <table:table-cell table:style-name="ce4" table:formula="of:=CONCATENATE(LEFT([.B5];FIND(&quot;.&quot;;[.B5])); &quot;model_&quot;;  SUBSTITUTE(RIGHT([.B5];LEN([.B5])-FIND(&quot;.&quot;;[.B5]));&quot;.&quot;;&quot;_&quot;)          )" office:value-type="string" office:string-value="base.model_res_company">
            <text:p>base.model_res_company</text:p>
          </table:table-cell>
          <table:table-cell table:style-name="ce8"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style-name="ce51" table:number-columns-repeated="1016"/>
        </table:table-row>
        <table:table-row table:style-name="ro4">
          <table:table-cell table:style-name="ce4" table:formula="of:=CONCATENATE( &quot;access_&quot;;  SUBSTITUTE([.B6];&quot;.&quot;;&quot;_&quot;); &quot;_&quot; ;RIGHT([.D6];LEN([.D6])-FIND(&quot;_&quot;;[.D6]))          )" office:value-type="string" office:string-value="access_base_res_users_kemas_manager">
            <text:p>access_base_res_users_kemas_manager</text:p>
          </table:table-cell>
          <table:table-cell table:style-name="ce8" office:value-type="string">
            <text:p>base.res.users</text:p>
          </table:table-cell>
          <table:table-cell table:style-name="ce4" table:formula="of:=CONCATENATE(LEFT([.B6];FIND(&quot;.&quot;;[.B6])); &quot;model_&quot;;  SUBSTITUTE(RIGHT([.B6];LEN([.B6])-FIND(&quot;.&quot;;[.B6]));&quot;.&quot;;&quot;_&quot;)          )" office:value-type="string" office:string-value="base.model_res_users">
            <text:p>base.model_res_users</text:p>
          </table:table-cell>
          <table:table-cell table:style-name="ce8" office:value-type="string">
            <text:p>group_kemas_manager</text:p>
          </table:table-cell>
          <table:table-cell table:number-columns-repeated="4" table:style-name="ce12" office:value-type="float" office:value="1">
            <text:p>1</text:p>
          </table:table-cell>
          <table:table-cell table:style-name="ce51" table:number-columns-repeated="1016"/>
        </table:table-row>
        <table:table-row table:style-name="ro4">
          <table:table-cell table:style-name="ce4" table:formula="of:=CONCATENATE( &quot;access_&quot;;  SUBSTITUTE([.B7];&quot;.&quot;;&quot;_&quot;); &quot;_&quot; ;RIGHT([.D7];LEN([.D7])-FIND(&quot;_&quot;;[.D7]))          )" office:value-type="string" office:string-value="access_base_ir_sequence_kemas_manager">
            <text:p>access_base_ir_sequence_kemas_manager</text:p>
          </table:table-cell>
          <table:table-cell table:style-name="ce8" office:value-type="string">
            <text:p>base.ir.sequence</text:p>
          </table:table-cell>
          <table:table-cell table:style-name="ce4" table:formula="of:=CONCATENATE(LEFT([.B7];FIND(&quot;.&quot;;[.B7])); &quot;model_&quot;;  SUBSTITUTE(RIGHT([.B7];LEN([.B7])-FIND(&quot;.&quot;;[.B7]));&quot;.&quot;;&quot;_&quot;)          )" office:value-type="string" office:string-value="base.model_ir_sequence">
            <text:p>base.model_ir_sequence</text:p>
          </table:table-cell>
          <table:table-cell table:style-name="ce8" office:value-type="string">
            <text:p>group_kemas_manager</text:p>
          </table:table-cell>
          <table:table-cell table:number-columns-repeated="4" table:style-name="ce12" office:value-type="float" office:value="1">
            <text:p>1</text:p>
          </table:table-cell>
          <table:table-cell table:style-name="ce51" table:number-columns-repeated="1016"/>
        </table:table-row>
        <table:table-row table:style-name="ro4">
          <table:table-cell table:style-name="ce4" table:formula="of:=CONCATENATE( &quot;access_&quot;;  SUBSTITUTE([.B8];&quot;.&quot;;&quot;_&quot;); &quot;_&quot; ;RIGHT([.D8];LEN([.D8])-FIND(&quot;_&quot;;[.D8]))          )" office:value-type="string" office:string-value="access_base_ir_sequence_type_kemas_manager">
            <text:p>access_base_ir_sequence_type_kemas_manager</text:p>
          </table:table-cell>
          <table:table-cell table:style-name="ce8" office:value-type="string">
            <text:p>base.ir.sequence.type</text:p>
          </table:table-cell>
          <table:table-cell table:style-name="ce4" table:formula="of:=CONCATENATE(LEFT([.B8];FIND(&quot;.&quot;;[.B8])); &quot;model_&quot;;  SUBSTITUTE(RIGHT([.B8];LEN([.B8])-FIND(&quot;.&quot;;[.B8]));&quot;.&quot;;&quot;_&quot;)          )" office:value-type="string" office:string-value="base.model_ir_sequence_type">
            <text:p>base.model_ir_sequence_type</text:p>
          </table:table-cell>
          <table:table-cell table:style-name="ce8" office:value-type="string">
            <text:p>group_kemas_manager</text:p>
          </table:table-cell>
          <table:table-cell table:number-columns-repeated="4" table:style-name="ce12" office:value-type="float" office:value="1">
            <text:p>1</text:p>
          </table:table-cell>
          <table:table-cell table:style-name="ce51" table:number-columns-repeated="1016"/>
        </table:table-row>
        <table:table-row table:style-name="ro2">
          <table:table-cell table:style-name="ce4"/>
          <table:table-cell table:style-name="ce8"/>
          <table:table-cell table:style-name="ce4"/>
          <table:table-cell table:style-name="ce8"/>
          <table:table-cell table:style-name="ce12" table:number-columns-repeated="4"/>
          <table:table-cell table:style-name="ce51" table:number-columns-repeated="1016"/>
        </table:table-row>
        <table:table-row table:style-name="ro4">
          <table:table-cell table:style-name="ce5" table:formula="of:=CONCATENATE( &quot;access_&quot;;  SUBSTITUTE([.B10];&quot;.&quot;;&quot;_&quot;); &quot;_&quot; ;RIGHT([.D10];LEN([.D10])-FIND(&quot;_&quot;;[.D10]))          )" office:value-type="string" office:string-value="access_kemas_func_kemas_manager">
            <text:p>access_kemas_func_kemas_manager</text:p>
          </table:table-cell>
          <table:table-cell office:value-type="string">
            <text:p>kemas.func</text:p>
          </table:table-cell>
          <table:table-cell table:style-name="ce5" table:formula="of:=CONCATENATE(LEFT([.B10];FIND(&quot;.&quot;;[.B10])); &quot;model_&quot;;  SUBSTITUTE([.B10];&quot;.&quot;;&quot;_&quot;)          )" office:value-type="string" office:string-value="kemas.model_kemas_func">
            <text:p>kemas.model_kemas_func</text:p>
          </table:table-cell>
          <table:table-cell office:value-type="string">
            <text:p>group_kemas_manager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1];&quot;.&quot;;&quot;_&quot;); &quot;_&quot; ;RIGHT([.D11];LEN([.D11])-FIND(&quot;_&quot;;[.D11]))          )" office:value-type="string" office:string-value="access_kemas_config_kemas_manager">
            <text:p>access_kemas_config_kemas_manager</text:p>
          </table:table-cell>
          <table:table-cell office:value-type="string">
            <text:p>kemas.config</text:p>
          </table:table-cell>
          <table:table-cell table:style-name="ce5" table:formula="of:=CONCATENATE(LEFT([.B11];FIND(&quot;.&quot;;[.B11])); &quot;model_&quot;;  SUBSTITUTE([.B11];&quot;.&quot;;&quot;_&quot;)          )" office:value-type="string" office:string-value="kemas.model_kemas_config">
            <text:p>kemas.model_kemas_config</text:p>
          </table:table-cell>
          <table:table-cell office:value-type="string">
            <text:p>group_kemas_manager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2];&quot;.&quot;;&quot;_&quot;); &quot;_&quot; ;RIGHT([.D12];LEN([.D12])-FIND(&quot;_&quot;;[.D12]))          )" office:value-type="string" office:string-value="access_kemas_activity_kemas_manager">
            <text:p>access_kemas_activity_kemas_manager</text:p>
          </table:table-cell>
          <table:table-cell office:value-type="string">
            <text:p>kemas.activity</text:p>
          </table:table-cell>
          <table:table-cell table:style-name="ce5" table:formula="of:=CONCATENATE(LEFT([.B12];FIND(&quot;.&quot;;[.B12])); &quot;model_&quot;;  SUBSTITUTE([.B12];&quot;.&quot;;&quot;_&quot;)          )" office:value-type="string" office:string-value="kemas.model_kemas_activity">
            <text:p>kemas.model_kemas_activity</text:p>
          </table:table-cell>
          <table:table-cell office:value-type="string">
            <text:p>group_kemas_manager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3];&quot;.&quot;;&quot;_&quot;); &quot;_&quot; ;RIGHT([.D13];LEN([.D13])-FIND(&quot;_&quot;;[.D13]))          )" office:value-type="string" office:string-value="access_kemas_area_kemas_manager">
            <text:p>access_kemas_area_kemas_manager</text:p>
          </table:table-cell>
          <table:table-cell office:value-type="string">
            <text:p>kemas.area</text:p>
          </table:table-cell>
          <table:table-cell table:style-name="ce5" table:formula="of:=CONCATENATE(LEFT([.B13];FIND(&quot;.&quot;;[.B13])); &quot;model_&quot;;  SUBSTITUTE([.B13];&quot;.&quot;;&quot;_&quot;)          )" office:value-type="string" office:string-value="kemas.model_kemas_area">
            <text:p>kemas.model_kemas_area</text:p>
          </table:table-cell>
          <table:table-cell office:value-type="string">
            <text:p>group_kemas_manager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4];&quot;.&quot;;&quot;_&quot;); &quot;_&quot; ;RIGHT([.D14];LEN([.D14])-FIND(&quot;_&quot;;[.D14]))          )" office:value-type="string" office:string-value="access_kemas_level_kemas_manager">
            <text:p>access_kemas_level_kemas_manager</text:p>
          </table:table-cell>
          <table:table-cell office:value-type="string">
            <text:p>kemas.level</text:p>
          </table:table-cell>
          <table:table-cell table:style-name="ce5" table:formula="of:=CONCATENATE(LEFT([.B14];FIND(&quot;.&quot;;[.B14])); &quot;model_&quot;;  SUBSTITUTE([.B14];&quot;.&quot;;&quot;_&quot;)          )" office:value-type="string" office:string-value="kemas.model_kemas_level">
            <text:p>kemas.model_kemas_level</text:p>
          </table:table-cell>
          <table:table-cell office:value-type="string">
            <text:p>group_kemas_manager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5];&quot;.&quot;;&quot;_&quot;); &quot;_&quot; ;RIGHT([.D15];LEN([.D15])-FIND(&quot;_&quot;;[.D15]))          )" office:value-type="string" office:string-value="access_kemas_task_assigned_kemas_manager">
            <text:p>access_kemas_task_assigned_kemas_manager</text:p>
          </table:table-cell>
          <table:table-cell office:value-type="string">
            <text:p>kemas.task.assigned</text:p>
          </table:table-cell>
          <table:table-cell table:style-name="ce5" table:formula="of:=CONCATENATE(LEFT([.B15];FIND(&quot;.&quot;;[.B15])); &quot;model_&quot;;  SUBSTITUTE([.B15];&quot;.&quot;;&quot;_&quot;)          )" office:value-type="string" office:string-value="kemas.model_kemas_task_assigned">
            <text:p>kemas.model_kemas_task_assigned</text:p>
          </table:table-cell>
          <table:table-cell office:value-type="string">
            <text:p>group_kemas_manager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6];&quot;.&quot;;&quot;_&quot;); &quot;_&quot; ;RIGHT([.D16];LEN([.D16])-FIND(&quot;_&quot;;[.D16]))          )" office:value-type="string" office:string-value="access_kemas_task_kemas_manager">
            <text:p>access_kemas_task_kemas_manager</text:p>
          </table:table-cell>
          <table:table-cell office:value-type="string">
            <text:p>kemas.task</text:p>
          </table:table-cell>
          <table:table-cell table:style-name="ce5" table:formula="of:=CONCATENATE(LEFT([.B16];FIND(&quot;.&quot;;[.B16])); &quot;model_&quot;;  SUBSTITUTE([.B16];&quot;.&quot;;&quot;_&quot;)          )" office:value-type="string" office:string-value="kemas.model_kemas_task">
            <text:p>kemas.model_kemas_task</text:p>
          </table:table-cell>
          <table:table-cell office:value-type="string">
            <text:p>group_kemas_manager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7];&quot;.&quot;;&quot;_&quot;); &quot;_&quot; ;RIGHT([.D17];LEN([.D17])-FIND(&quot;_&quot;;[.D17]))          )" office:value-type="string" office:string-value="access_kemas_task_type_kemas_manager">
            <text:p>access_kemas_task_type_kemas_manager</text:p>
          </table:table-cell>
          <table:table-cell office:value-type="string">
            <text:p>kemas.task.type</text:p>
          </table:table-cell>
          <table:table-cell table:style-name="ce5" table:formula="of:=CONCATENATE(LEFT([.B17];FIND(&quot;.&quot;;[.B17])); &quot;model_&quot;;  SUBSTITUTE([.B17];&quot;.&quot;;&quot;_&quot;)          )" office:value-type="string" office:string-value="kemas.model_kemas_task_type">
            <text:p>kemas.model_kemas_task_type</text:p>
          </table:table-cell>
          <table:table-cell office:value-type="string">
            <text:p>group_kemas_manager</text:p>
          </table:table-cell>
          <table:table-cell table:number-columns-repeated="4" table:style-name="ce14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8];&quot;.&quot;;&quot;_&quot;); &quot;_&quot; ;RIGHT([.D18];LEN([.D18])-FIND(&quot;_&quot;;[.D18]))          )" office:value-type="string" office:string-value="access_kemas_task_category_kemas_manager">
            <text:p>access_kemas_task_category_kemas_manager</text:p>
          </table:table-cell>
          <table:table-cell office:value-type="string">
            <text:p>kemas.task.category</text:p>
          </table:table-cell>
          <table:table-cell table:style-name="ce5" table:formula="of:=CONCATENATE(LEFT([.B18];FIND(&quot;.&quot;;[.B18])); &quot;model_&quot;;  SUBSTITUTE([.B18];&quot;.&quot;;&quot;_&quot;)          )" office:value-type="string" office:string-value="kemas.model_kemas_task_category">
            <text:p>kemas.model_kemas_task_category</text:p>
          </table:table-cell>
          <table:table-cell office:value-type="string">
            <text:p>group_kemas_manager</text:p>
          </table:table-cell>
          <table:table-cell table:number-columns-repeated="4" table:style-name="ce15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9];&quot;.&quot;;&quot;_&quot;); &quot;_&quot; ;RIGHT([.D19];LEN([.D19])-FIND(&quot;_&quot;;[.D19]))          )" office:value-type="string" office:string-value="access_kemas_collaborator_kemas_manager">
            <text:p>access_kemas_collaborator_kemas_manager</text:p>
          </table:table-cell>
          <table:table-cell office:value-type="string">
            <text:p>kemas.collaborator</text:p>
          </table:table-cell>
          <table:table-cell table:style-name="ce5" table:formula="of:=CONCATENATE(LEFT([.B19];FIND(&quot;.&quot;;[.B19])); &quot;model_&quot;;  SUBSTITUTE([.B19];&quot;.&quot;;&quot;_&quot;)          )" office:value-type="string" office:string-value="kemas.model_kemas_collaborator">
            <text:p>kemas.model_kemas_collaborator</text:p>
          </table:table-cell>
          <table:table-cell office:value-type="string">
            <text:p>group_kemas_manager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style-name="ce52"/>
          <table:table-cell table:number-columns-repeated="1013"/>
        </table:table-row>
        <table:table-row table:style-name="ro4">
          <table:table-cell table:style-name="ce5" table:formula="of:=CONCATENATE( &quot;access_&quot;;  SUBSTITUTE([.B20];&quot;.&quot;;&quot;_&quot;); &quot;_&quot; ;RIGHT([.D20];LEN([.D20])-FIND(&quot;_&quot;;[.D20]))          )" office:value-type="string" office:string-value="access_kemas_school4d_stage_kemas_manager">
            <text:p>access_kemas_school4d_stage_kemas_manager</text:p>
          </table:table-cell>
          <table:table-cell office:value-type="string">
            <text:p>kemas.school4d.stage</text:p>
          </table:table-cell>
          <table:table-cell table:style-name="ce5" table:formula="of:=CONCATENATE(LEFT([.B20];FIND(&quot;.&quot;;[.B20])); &quot;model_&quot;;  SUBSTITUTE([.B20];&quot;.&quot;;&quot;_&quot;)          )" office:value-type="string" office:string-value="kemas.model_kemas_school4d_stage">
            <text:p>kemas.model_kemas_school4d_stage</text:p>
          </table:table-cell>
          <table:table-cell office:value-type="string">
            <text:p>group_kemas_manager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1];&quot;.&quot;;&quot;_&quot;); &quot;_&quot; ;RIGHT([.D21];LEN([.D21])-FIND(&quot;_&quot;;[.D21]))          )" office:value-type="string" office:string-value="access_kemas_school4d_line_kemas_manager">
            <text:p>access_kemas_school4d_line_kemas_manager</text:p>
          </table:table-cell>
          <table:table-cell office:value-type="string">
            <text:p>kemas.school4d_line</text:p>
          </table:table-cell>
          <table:table-cell table:style-name="ce5" table:formula="of:=CONCATENATE(LEFT([.B21];FIND(&quot;.&quot;;[.B21])); &quot;model_&quot;;  SUBSTITUTE([.B21];&quot;.&quot;;&quot;_&quot;)          )" office:value-type="string" office:string-value="kemas.model_kemas_school4d_line">
            <text:p>kemas.model_kemas_school4d_line</text:p>
          </table:table-cell>
          <table:table-cell office:value-type="string">
            <text:p>group_kemas_manager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2"/>
          <table:table-cell table:style-name="ce52"/>
          <table:table-cell table:number-columns-repeated="1013"/>
        </table:table-row>
        <table:table-row table:style-name="ro4">
          <table:table-cell table:style-name="ce5" table:formula="of:=CONCATENATE( &quot;access_&quot;;  SUBSTITUTE([.B22];&quot;.&quot;;&quot;_&quot;); &quot;_&quot; ;RIGHT([.D22];LEN([.D22])-FIND(&quot;_&quot;;[.D22]))          )" office:value-type="string" office:string-value="access_kemas_school4d_detail_kemas_manager">
            <text:p>access_kemas_school4d_detail_kemas_manager</text:p>
          </table:table-cell>
          <table:table-cell office:value-type="string">
            <text:p>kemas.school4d_detail</text:p>
          </table:table-cell>
          <table:table-cell table:style-name="ce5" table:formula="of:=CONCATENATE(LEFT([.B22];FIND(&quot;.&quot;;[.B22])); &quot;model_&quot;;  SUBSTITUTE([.B22];&quot;.&quot;;&quot;_&quot;)          )" office:value-type="string" office:string-value="kemas.model_kemas_school4d_detail">
            <text:p>kemas.model_kemas_school4d_detail</text:p>
          </table:table-cell>
          <table:table-cell office:value-type="string">
            <text:p>group_kemas_manager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2"/>
          <table:table-cell table:style-name="ce52"/>
          <table:table-cell table:number-columns-repeated="1013"/>
        </table:table-row>
        <table:table-row table:style-name="ro4">
          <table:table-cell table:style-name="ce5" table:formula="of:=CONCATENATE( &quot;access_&quot;;  SUBSTITUTE([.B23];&quot;.&quot;;&quot;_&quot;); &quot;_&quot; ;RIGHT([.D23];LEN([.D23])-FIND(&quot;_&quot;;[.D23]))          )" office:value-type="string" office:string-value="access_kemas_history_points_kemas_manager">
            <text:p>access_kemas_history_points_kemas_manager</text:p>
          </table:table-cell>
          <table:table-cell office:value-type="string">
            <text:p>kemas.history.points</text:p>
          </table:table-cell>
          <table:table-cell table:style-name="ce5" table:formula="of:=CONCATENATE(LEFT([.B23];FIND(&quot;.&quot;;[.B23])); &quot;model_&quot;;  SUBSTITUTE([.B23];&quot;.&quot;;&quot;_&quot;)          )" office:value-type="string" office:string-value="kemas.model_kemas_history_points">
            <text:p>kemas.model_kemas_history_points</text:p>
          </table:table-cell>
          <table:table-cell office:value-type="string">
            <text:p>group_kemas_manager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4];&quot;.&quot;;&quot;_&quot;); &quot;_&quot; ;RIGHT([.D24];LEN([.D24])-FIND(&quot;_&quot;;[.D24]))          )" office:value-type="string" office:string-value="access_kemas_place_kemas_manager">
            <text:p>access_kemas_place_kemas_manager</text:p>
          </table:table-cell>
          <table:table-cell office:value-type="string">
            <text:p>kemas.place</text:p>
          </table:table-cell>
          <table:table-cell table:style-name="ce5" table:formula="of:=CONCATENATE(LEFT([.B24];FIND(&quot;.&quot;;[.B24])); &quot;model_&quot;;  SUBSTITUTE([.B24];&quot;.&quot;;&quot;_&quot;)          )" office:value-type="string" office:string-value="kemas.model_kemas_place">
            <text:p>kemas.model_kemas_place</text:p>
          </table:table-cell>
          <table:table-cell office:value-type="string">
            <text:p>group_kemas_manager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5];&quot;.&quot;;&quot;_&quot;); &quot;_&quot; ;RIGHT([.D25];LEN([.D25])-FIND(&quot;_&quot;;[.D25]))          )" office:value-type="string" office:string-value="access_kemas_repository_category_kemas_manager">
            <text:p>access_kemas_repository_category_kemas_manager</text:p>
          </table:table-cell>
          <table:table-cell office:value-type="string">
            <text:p>kemas.repository.category</text:p>
          </table:table-cell>
          <table:table-cell table:style-name="ce5" table:formula="of:=CONCATENATE(LEFT([.B25];FIND(&quot;.&quot;;[.B25])); &quot;model_&quot;;  SUBSTITUTE([.B25];&quot;.&quot;;&quot;_&quot;)          )" office:value-type="string" office:string-value="kemas.model_kemas_repository_category">
            <text:p>kemas.model_kemas_repository_category</text:p>
          </table:table-cell>
          <table:table-cell office:value-type="string">
            <text:p>group_kemas_manager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6];&quot;.&quot;;&quot;_&quot;); &quot;_&quot; ;RIGHT([.D26];LEN([.D26])-FIND(&quot;_&quot;;[.D26]))          )" office:value-type="string" office:string-value="access_kemas_repository_kemas_manager">
            <text:p>access_kemas_repository_kemas_manager</text:p>
          </table:table-cell>
          <table:table-cell office:value-type="string">
            <text:p>kemas.repository</text:p>
          </table:table-cell>
          <table:table-cell table:style-name="ce5" table:formula="of:=CONCATENATE(LEFT([.B26];FIND(&quot;.&quot;;[.B26])); &quot;model_&quot;;  SUBSTITUTE([.B26];&quot;.&quot;;&quot;_&quot;)          )" office:value-type="string" office:string-value="kemas.model_kemas_repository">
            <text:p>kemas.model_kemas_repository</text:p>
          </table:table-cell>
          <table:table-cell office:value-type="string">
            <text:p>group_kemas_manager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7];&quot;.&quot;;&quot;_&quot;); &quot;_&quot; ;RIGHT([.D27];LEN([.D27])-FIND(&quot;_&quot;;[.D27]))          )" office:value-type="string" office:string-value="access_kemas_service_kemas_manager">
            <text:p>access_kemas_service_kemas_manager</text:p>
          </table:table-cell>
          <table:table-cell office:value-type="string">
            <text:p>kemas.service</text:p>
          </table:table-cell>
          <table:table-cell table:style-name="ce5" table:formula="of:=CONCATENATE(LEFT([.B27];FIND(&quot;.&quot;;[.B27])); &quot;model_&quot;;  SUBSTITUTE([.B27];&quot;.&quot;;&quot;_&quot;)          )" office:value-type="string" office:string-value="kemas.model_kemas_service">
            <text:p>kemas.model_kemas_service</text:p>
          </table:table-cell>
          <table:table-cell office:value-type="string">
            <text:p>group_kemas_manager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8];&quot;.&quot;;&quot;_&quot;); &quot;_&quot; ;RIGHT([.D28];LEN([.D28])-FIND(&quot;_&quot;;[.D28]))          )" office:value-type="string" office:string-value="access_kemas_event_replacement_kemas_manager">
            <text:p>access_kemas_event_replacement_kemas_manager</text:p>
          </table:table-cell>
          <table:table-cell office:value-type="string">
            <text:p>kemas.event.replacement</text:p>
          </table:table-cell>
          <table:table-cell table:style-name="ce5" table:formula="of:=CONCATENATE(LEFT([.B28];FIND(&quot;.&quot;;[.B28])); &quot;model_&quot;;  SUBSTITUTE([.B28];&quot;.&quot;;&quot;_&quot;)          )" office:value-type="string" office:string-value="kemas.model_kemas_event_replacement">
            <text:p>kemas.model_kemas_event_replacement</text:p>
          </table:table-cell>
          <table:table-cell office:value-type="string">
            <text:p>group_kemas_manager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9];&quot;.&quot;;&quot;_&quot;); &quot;_&quot; ;RIGHT([.D29];LEN([.D29])-FIND(&quot;_&quot;;[.D29]))          )" office:value-type="string" office:string-value="access_kemas_event_collaborator_line_kemas_manager">
            <text:p>access_kemas_event_collaborator_line_kemas_manager</text:p>
          </table:table-cell>
          <table:table-cell office:value-type="string">
            <text:p>kemas.event.collaborator.line</text:p>
          </table:table-cell>
          <table:table-cell table:style-name="ce5" table:formula="of:=CONCATENATE(LEFT([.B29];FIND(&quot;.&quot;;[.B29])); &quot;model_&quot;;  SUBSTITUTE([.B29];&quot;.&quot;;&quot;_&quot;)          )" office:value-type="string" office:string-value="kemas.model_kemas_event_collaborator_line">
            <text:p>kemas.model_kemas_event_collaborator_line</text:p>
          </table:table-cell>
          <table:table-cell office:value-type="string">
            <text:p>group_kemas_manager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30];&quot;.&quot;;&quot;_&quot;); &quot;_&quot; ;RIGHT([.D30];LEN([.D30])-FIND(&quot;_&quot;;[.D30]))          )" office:value-type="string" office:string-value="access_kemas_event_kemas_manager">
            <text:p>access_kemas_event_kemas_manager</text:p>
          </table:table-cell>
          <table:table-cell office:value-type="string">
            <text:p>kemas.event</text:p>
          </table:table-cell>
          <table:table-cell table:style-name="ce5" table:formula="of:=CONCATENATE(LEFT([.B30];FIND(&quot;.&quot;;[.B30])); &quot;model_&quot;;  SUBSTITUTE([.B30];&quot;.&quot;;&quot;_&quot;)          )" office:value-type="string" office:string-value="kemas.model_kemas_event">
            <text:p>kemas.model_kemas_event</text:p>
          </table:table-cell>
          <table:table-cell office:value-type="string">
            <text:p>group_kemas_manager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31];&quot;.&quot;;&quot;_&quot;); &quot;_&quot; ;RIGHT([.D31];LEN([.D31])-FIND(&quot;_&quot;;[.D31]))          )" office:value-type="string" office:string-value="access_kemas_event_stage_kemas_manager">
            <text:p>access_kemas_event_stage_kemas_manager</text:p>
          </table:table-cell>
          <table:table-cell office:value-type="string">
            <text:p>kemas.event.stage</text:p>
          </table:table-cell>
          <table:table-cell table:style-name="ce5" table:formula="of:=CONCATENATE(LEFT([.B31];FIND(&quot;.&quot;;[.B31])); &quot;model_&quot;;  SUBSTITUTE([.B31];&quot;.&quot;;&quot;_&quot;)          )" office:value-type="string" office:string-value="kemas.model_kemas_event_stage">
            <text:p>kemas.model_kemas_event_stage</text:p>
          </table:table-cell>
          <table:table-cell office:value-type="string">
            <text:p>group_kemas_manager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32];&quot;.&quot;;&quot;_&quot;); &quot;_&quot; ;RIGHT([.D32];LEN([.D32])-FIND(&quot;_&quot;;[.D32]))          )" office:value-type="string" office:string-value="access_kemas_massive_email_kemas_manager">
            <text:p>access_kemas_massive_email_kemas_manager</text:p>
          </table:table-cell>
          <table:table-cell office:value-type="string">
            <text:p>kemas.massive.email</text:p>
          </table:table-cell>
          <table:table-cell table:style-name="ce5" table:formula="of:=CONCATENATE(LEFT([.B32];FIND(&quot;.&quot;;[.B32])); &quot;model_&quot;;  SUBSTITUTE([.B32];&quot;.&quot;;&quot;_&quot;)          )" office:value-type="string" office:string-value="kemas.model_kemas_massive_email">
            <text:p>kemas.model_kemas_massive_email</text:p>
          </table:table-cell>
          <table:table-cell office:value-type="string">
            <text:p>group_kemas_manager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33];&quot;.&quot;;&quot;_&quot;); &quot;_&quot; ;RIGHT([.D33];LEN([.D33])-FIND(&quot;_&quot;;[.D33]))          )" office:value-type="string" office:string-value="access_kemas_massive_email_line_kemas_manager">
            <text:p>access_kemas_massive_email_line_kemas_manager</text:p>
          </table:table-cell>
          <table:table-cell office:value-type="string">
            <text:p>kemas.massive.email.line</text:p>
          </table:table-cell>
          <table:table-cell table:style-name="ce5" table:formula="of:=CONCATENATE(LEFT([.B33];FIND(&quot;.&quot;;[.B33])); &quot;model_&quot;;  SUBSTITUTE([.B33];&quot;.&quot;;&quot;_&quot;)          )" office:value-type="string" office:string-value="kemas.model_kemas_massive_email_line">
            <text:p>kemas.model_kemas_massive_email_line</text:p>
          </table:table-cell>
          <table:table-cell office:value-type="string">
            <text:p>group_kemas_manager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34];&quot;.&quot;;&quot;_&quot;); &quot;_&quot; ;RIGHT([.D34];LEN([.D34])-FIND(&quot;_&quot;;[.D34]))          )" office:value-type="string" office:string-value="access_kemas_ministry_kemas_manager">
            <text:p>access_kemas_ministry_kemas_manager</text:p>
          </table:table-cell>
          <table:table-cell office:value-type="string">
            <text:p>kemas.ministry</text:p>
          </table:table-cell>
          <table:table-cell table:style-name="ce5" table:formula="of:=CONCATENATE(LEFT([.B34];FIND(&quot;.&quot;;[.B34])); &quot;model_&quot;;  SUBSTITUTE([.B34];&quot;.&quot;;&quot;_&quot;)          )" office:value-type="string" office:string-value="kemas.model_kemas_ministry">
            <text:p>kemas.model_kemas_ministry</text:p>
          </table:table-cell>
          <table:table-cell office:value-type="string">
            <text:p>group_kemas_manager</text:p>
          </table:table-cell>
          <table:table-cell table:number-columns-repeated="4" table:style-name="ce16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35];&quot;.&quot;;&quot;_&quot;); &quot;_&quot; ;RIGHT([.D35];LEN([.D35])-FIND(&quot;_&quot;;[.D35]))          )" office:value-type="string" office:string-value="access_kemas_collaborator_progress_level_kemas_manager">
            <text:p>access_kemas_collaborator_progress_level_kemas_manager</text:p>
          </table:table-cell>
          <table:table-cell office:value-type="string">
            <text:p>kemas.collaborator.progress.level</text:p>
          </table:table-cell>
          <table:table-cell table:style-name="ce5" table:formula="of:=CONCATENATE(LEFT([.B35];FIND(&quot;.&quot;;[.B35])); &quot;model_&quot;;  SUBSTITUTE([.B35];&quot;.&quot;;&quot;_&quot;)          )" office:value-type="string" office:string-value="kemas.model_kemas_collaborator_progress_level">
            <text:p>kemas.model_kemas_collaborator_progress_level</text:p>
          </table:table-cell>
          <table:table-cell office:value-type="string">
            <text:p>group_kemas_manager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36];&quot;.&quot;;&quot;_&quot;); &quot;_&quot; ;RIGHT([.D36];LEN([.D36])-FIND(&quot;_&quot;;[.D36]))          )" office:value-type="string" office:string-value="access_kemas_attendance_kemas_manager">
            <text:p>access_kemas_attendance_kemas_manager</text:p>
          </table:table-cell>
          <table:table-cell office:value-type="string">
            <text:p>kemas.attendance</text:p>
          </table:table-cell>
          <table:table-cell table:style-name="ce5" table:formula="of:=CONCATENATE(LEFT([.B36];FIND(&quot;.&quot;;[.B36])); &quot;model_&quot;;  SUBSTITUTE([.B36];&quot;.&quot;;&quot;_&quot;)          )" office:value-type="string" office:string-value="kemas.model_kemas_attendance">
            <text:p>kemas.model_kemas_attendance</text:p>
          </table:table-cell>
          <table:table-cell office:value-type="string">
            <text:p>group_kemas_manager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37];&quot;.&quot;;&quot;_&quot;); &quot;_&quot; ;RIGHT([.D37];LEN([.D37])-FIND(&quot;_&quot;;[.D37]))          )" office:value-type="string" office:string-value="access_kemas_web_site_kemas_manager">
            <text:p>access_kemas_web_site_kemas_manager</text:p>
          </table:table-cell>
          <table:table-cell office:value-type="string">
            <text:p>kemas.web.site</text:p>
          </table:table-cell>
          <table:table-cell table:style-name="ce5" table:formula="of:=CONCATENATE(LEFT([.B37];FIND(&quot;.&quot;;[.B37])); &quot;model_&quot;;  SUBSTITUTE([.B37];&quot;.&quot;;&quot;_&quot;)          )" office:value-type="string" office:string-value="kemas.model_kemas_web_site">
            <text:p>kemas.model_kemas_web_site</text:p>
          </table:table-cell>
          <table:table-cell office:value-type="string">
            <text:p>group_kemas_manager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38];&quot;.&quot;;&quot;_&quot;); &quot;_&quot; ;RIGHT([.D38];LEN([.D38])-FIND(&quot;_&quot;;[.D38]))          )" office:value-type="string" office:string-value="access_kemas_collaborator_web_site_kemas_manager">
            <text:p>access_kemas_collaborator_web_site_kemas_manager</text:p>
          </table:table-cell>
          <table:table-cell office:value-type="string">
            <text:p>kemas.collaborator.web.site</text:p>
          </table:table-cell>
          <table:table-cell table:style-name="ce5" table:formula="of:=CONCATENATE(LEFT([.B38];FIND(&quot;.&quot;;[.B38])); &quot;model_&quot;;  SUBSTITUTE([.B38];&quot;.&quot;;&quot;_&quot;)          )" office:value-type="string" office:string-value="kemas.model_kemas_collaborator_web_site">
            <text:p>kemas.model_kemas_collaborator_web_site</text:p>
          </table:table-cell>
          <table:table-cell office:value-type="string">
            <text:p>group_kemas_manager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39];&quot;.&quot;;&quot;_&quot;); &quot;_&quot; ;RIGHT([.D39];LEN([.D39])-FIND(&quot;_&quot;;[.D39]))          )" office:value-type="string" office:string-value="access_kemas_collaborator_logbook_kemas_manager">
            <text:p>access_kemas_collaborator_logbook_kemas_manager</text:p>
          </table:table-cell>
          <table:table-cell office:value-type="string">
            <text:p>kemas.collaborator.logbook</text:p>
          </table:table-cell>
          <table:table-cell table:style-name="ce5" table:formula="of:=CONCATENATE(LEFT([.B39];FIND(&quot;.&quot;;[.B39])); &quot;model_&quot;;  SUBSTITUTE([.B39];&quot;.&quot;;&quot;_&quot;)          )" office:value-type="string" office:string-value="kemas.model_kemas_collaborator_logbook">
            <text:p>kemas.model_kemas_collaborator_logbook</text:p>
          </table:table-cell>
          <table:table-cell office:value-type="string">
            <text:p>group_kemas_manager</text:p>
          </table:table-cell>
          <table:table-cell table:number-columns-repeated="3" table:style-name="ce1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40];&quot;.&quot;;&quot;_&quot;); &quot;_&quot; ;RIGHT([.D40];LEN([.D40])-FIND(&quot;_&quot;;[.D40]))          )" office:value-type="string" office:string-value="access_kemas_suspension_kemas_manager">
            <text:p>access_kemas_suspension_kemas_manager</text:p>
          </table:table-cell>
          <table:table-cell office:value-type="string">
            <text:p>kemas.suspension</text:p>
          </table:table-cell>
          <table:table-cell table:style-name="ce5" table:formula="of:=CONCATENATE(LEFT([.B40];FIND(&quot;.&quot;;[.B40])); &quot;model_&quot;;  SUBSTITUTE([.B40];&quot;.&quot;;&quot;_&quot;)          )" office:value-type="string" office:string-value="kemas.model_kemas_suspension">
            <text:p>kemas.model_kemas_suspension</text:p>
          </table:table-cell>
          <table:table-cell office:value-type="string">
            <text:p>group_kemas_manager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41];&quot;.&quot;;&quot;_&quot;); &quot;_&quot; ;RIGHT([.D41];LEN([.D41])-FIND(&quot;_&quot;;[.D41]))          )" office:value-type="string" office:string-value="access_kemas_specialization_course_kemas_manager">
            <text:p>access_kemas_specialization_course_kemas_manager</text:p>
          </table:table-cell>
          <table:table-cell office:value-type="string">
            <text:p>kemas.specialization.course</text:p>
          </table:table-cell>
          <table:table-cell table:style-name="ce5" table:formula="of:=CONCATENATE(LEFT([.B41];FIND(&quot;.&quot;;[.B41])); &quot;model_&quot;;  SUBSTITUTE([.B41];&quot;.&quot;;&quot;_&quot;)          )" office:value-type="string" office:string-value="kemas.model_kemas_specialization_course">
            <text:p>kemas.model_kemas_specialization_course</text:p>
          </table:table-cell>
          <table:table-cell office:value-type="string">
            <text:p>group_kemas_manager</text:p>
          </table:table-cell>
          <table:table-cell table:number-columns-repeated="4" table:style-name="ce18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42];&quot;.&quot;;&quot;_&quot;); &quot;_&quot; ;RIGHT([.D42];LEN([.D42])-FIND(&quot;_&quot;;[.D42]))          )" office:value-type="string" office:string-value="access_kemas_specialization_course_level_kemas_manager">
            <text:p>access_kemas_specialization_course_level_kemas_manager</text:p>
          </table:table-cell>
          <table:table-cell office:value-type="string">
            <text:p>kemas.specialization.course.level</text:p>
          </table:table-cell>
          <table:table-cell table:style-name="ce5" table:formula="of:=CONCATENATE(LEFT([.B42];FIND(&quot;.&quot;;[.B42])); &quot;model_&quot;;  SUBSTITUTE([.B42];&quot;.&quot;;&quot;_&quot;)          )" office:value-type="string" office:string-value="kemas.model_kemas_specialization_course_level">
            <text:p>kemas.model_kemas_specialization_course_level</text:p>
          </table:table-cell>
          <table:table-cell office:value-type="string">
            <text:p>group_kemas_manager</text:p>
          </table:table-cell>
          <table:table-cell table:number-columns-repeated="4" table:style-name="ce19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43];&quot;.&quot;;&quot;_&quot;); &quot;_&quot; ;RIGHT([.D43];LEN([.D43])-FIND(&quot;_&quot;;[.D43]))          )" office:value-type="string" office:string-value="access_kemas_specialization_course_line_kemas_manager">
            <text:p>access_kemas_specialization_course_line_kemas_manager</text:p>
          </table:table-cell>
          <table:table-cell office:value-type="string">
            <text:p>kemas.specialization.course.line</text:p>
          </table:table-cell>
          <table:table-cell table:style-name="ce5" table:formula="of:=CONCATENATE(LEFT([.B43];FIND(&quot;.&quot;;[.B43])); &quot;model_&quot;;  SUBSTITUTE([.B43];&quot;.&quot;;&quot;_&quot;)          )" office:value-type="string" office:string-value="kemas.model_kemas_specialization_course_line">
            <text:p>kemas.model_kemas_specialization_course_line</text:p>
          </table:table-cell>
          <table:table-cell office:value-type="string">
            <text:p>group_kemas_manager</text:p>
          </table:table-cell>
          <table:table-cell table:number-columns-repeated="4" table:style-name="ce20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44];&quot;.&quot;;&quot;_&quot;); &quot;_&quot; ;RIGHT([.D44];LEN([.D44])-FIND(&quot;_&quot;;[.D44]))          )" office:value-type="string" office:string-value="access_kemas_team_kemas_manager">
            <text:p>access_kemas_team_kemas_manager</text:p>
          </table:table-cell>
          <table:table-cell office:value-type="string">
            <text:p>kemas.team</text:p>
          </table:table-cell>
          <table:table-cell table:style-name="ce5" table:formula="of:=CONCATENATE(LEFT([.B44];FIND(&quot;.&quot;;[.B44])); &quot;model_&quot;;  SUBSTITUTE([.B44];&quot;.&quot;;&quot;_&quot;)          )" office:value-type="string" office:string-value="kemas.model_kemas_team">
            <text:p>kemas.model_kemas_team</text:p>
          </table:table-cell>
          <table:table-cell office:value-type="string">
            <text:p>group_kemas_manager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5">
          <table:table-cell table:style-name="ce5" table:formula="of:=CONCATENATE( &quot;access_&quot;;  SUBSTITUTE([.B45];&quot;.&quot;;&quot;_&quot;); &quot;_&quot; ;RIGHT([.D45];LEN([.D45])-FIND(&quot;_&quot;;[.D45]))          )" office:value-type="string" office:string-value="access_kemas_collaborator_logbook_login_kemas_manager">
            <text:p>access_kemas_collaborator_logbook_login_kemas_manager</text:p>
          </table:table-cell>
          <table:table-cell office:value-type="string">
            <text:p>kemas.collaborator.logbook.login</text:p>
          </table:table-cell>
          <table:table-cell table:style-name="ce5" table:formula="of:=CONCATENATE(LEFT([.B45];FIND(&quot;.&quot;;[.B45])); &quot;model_&quot;;  SUBSTITUTE([.B45];&quot;.&quot;;&quot;_&quot;)          )" office:value-type="string" office:string-value="kemas.model_kemas_collaborator_logbook_login">
            <text:p>kemas.model_kemas_collaborator_logbook_login</text:p>
          </table:table-cell>
          <table:table-cell office:value-type="string">
            <text:p>group_kemas_manager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ce6"/>
          <table:table-cell table:style-name="ce9"/>
          <table:table-cell table:style-name="ce6"/>
          <table:table-cell table:style-name="ce9" table:number-columns-repeated="1021"/>
        </table:table-row>
        <table:table-row table:style-name="ro4">
          <table:table-cell table:style-name="ce4" table:formula="of:=CONCATENATE( &quot;access_&quot;;  SUBSTITUTE([.B47];&quot;.&quot;;&quot;_&quot;); &quot;_&quot; ;RIGHT([.D47];LEN([.D47])-FIND(&quot;_&quot;;[.D47]))          )" office:value-type="string" office:string-value="access_base_res_country_kemas_collaborator">
            <text:p>access_base_res_country_kemas_collaborator</text:p>
          </table:table-cell>
          <table:table-cell table:style-name="ce8" office:value-type="string">
            <text:p>base.res.country</text:p>
          </table:table-cell>
          <table:table-cell table:style-name="ce4" table:formula="of:=CONCATENATE(LEFT([.B47];FIND(&quot;.&quot;;[.B47])); &quot;model_&quot;;  SUBSTITUTE(RIGHT([.B47];LEN([.B47])-FIND(&quot;.&quot;;[.B47]));&quot;.&quot;;&quot;_&quot;)          )" office:value-type="string" office:string-value="base.model_res_country">
            <text:p>base.model_res_country</text:p>
          </table:table-cell>
          <table:table-cell table:style-name="ce8" office:value-type="string">
            <text:p>group_kemas_collaborator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style-name="ce51" table:number-columns-repeated="1016"/>
        </table:table-row>
        <table:table-row table:style-name="ro4">
          <table:table-cell table:style-name="ce4" table:formula="of:=CONCATENATE( &quot;access_&quot;;  SUBSTITUTE([.B48];&quot;.&quot;;&quot;_&quot;); &quot;_&quot; ;RIGHT([.D48];LEN([.D48])-FIND(&quot;_&quot;;[.D48]))          )" office:value-type="string" office:string-value="access_base_res_country_state_kemas_collaborator">
            <text:p>access_base_res_country_state_kemas_collaborator</text:p>
          </table:table-cell>
          <table:table-cell table:style-name="ce8" office:value-type="string">
            <text:p>base.res.country.state</text:p>
          </table:table-cell>
          <table:table-cell table:style-name="ce4" table:formula="of:=CONCATENATE(LEFT([.B48];FIND(&quot;.&quot;;[.B48])); &quot;model_&quot;;  SUBSTITUTE(RIGHT([.B48];LEN([.B48])-FIND(&quot;.&quot;;[.B48]));&quot;.&quot;;&quot;_&quot;)          )" office:value-type="string" office:string-value="base.model_res_country_state">
            <text:p>base.model_res_country_state</text:p>
          </table:table-cell>
          <table:table-cell table:style-name="ce8" office:value-type="string">
            <text:p>group_kemas_collaborator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style-name="ce51" table:number-columns-repeated="1016"/>
        </table:table-row>
        <table:table-row table:style-name="ro4">
          <table:table-cell table:style-name="ce4" table:formula="of:=CONCATENATE( &quot;access_&quot;;  SUBSTITUTE([.B49];&quot;.&quot;;&quot;_&quot;); &quot;_&quot; ;RIGHT([.D49];LEN([.D49])-FIND(&quot;_&quot;;[.D49]))          )" office:value-type="string" office:string-value="access_base_res_partner_kemas_collaborator">
            <text:p>access_base_res_partner_kemas_collaborator</text:p>
          </table:table-cell>
          <table:table-cell table:style-name="ce8" office:value-type="string">
            <text:p>base.res.partner</text:p>
          </table:table-cell>
          <table:table-cell table:style-name="ce4" table:formula="of:=CONCATENATE(LEFT([.B49];FIND(&quot;.&quot;;[.B49])); &quot;model_&quot;;  SUBSTITUTE(RIGHT([.B49];LEN([.B49])-FIND(&quot;.&quot;;[.B49]));&quot;.&quot;;&quot;_&quot;)          )" office:value-type="string" office:string-value="base.model_res_partner">
            <text:p>base.model_res_partner</text:p>
          </table:table-cell>
          <table:table-cell table:style-name="ce8" office:value-type="string">
            <text:p>group_kemas_collaborator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51" table:number-columns-repeated="1016"/>
        </table:table-row>
        <table:table-row table:style-name="ro4">
          <table:table-cell table:style-name="ce4" table:formula="of:=CONCATENATE( &quot;access_&quot;;  SUBSTITUTE([.B50];&quot;.&quot;;&quot;_&quot;); &quot;_&quot; ;RIGHT([.D50];LEN([.D50])-FIND(&quot;_&quot;;[.D50]))          )" office:value-type="string" office:string-value="access_base_res_company_kemas_collaborator">
            <text:p>access_base_res_company_kemas_collaborator</text:p>
          </table:table-cell>
          <table:table-cell table:style-name="ce8" office:value-type="string">
            <text:p>base.res.company</text:p>
          </table:table-cell>
          <table:table-cell table:style-name="ce4" table:formula="of:=CONCATENATE(LEFT([.B50];FIND(&quot;.&quot;;[.B50])); &quot;model_&quot;;  SUBSTITUTE(RIGHT([.B50];LEN([.B50])-FIND(&quot;.&quot;;[.B50]));&quot;.&quot;;&quot;_&quot;)          )" office:value-type="string" office:string-value="base.model_res_company">
            <text:p>base.model_res_company</text:p>
          </table:table-cell>
          <table:table-cell table:style-name="ce8" office:value-type="string">
            <text:p>group_kemas_collaborator</text:p>
          </table:table-cell>
          <table:table-cell table:style-name="ce22" office:value-type="float" office:value="1">
            <text:p>1</text:p>
          </table:table-cell>
          <table:table-cell table:number-columns-repeated="3" table:style-name="ce22" office:value-type="float" office:value="0">
            <text:p>0</text:p>
          </table:table-cell>
          <table:table-cell table:style-name="ce51" table:number-columns-repeated="1016"/>
        </table:table-row>
        <table:table-row table:style-name="ro4">
          <table:table-cell table:style-name="ce4" table:formula="of:=CONCATENATE( &quot;access_&quot;;  SUBSTITUTE([.B51];&quot;.&quot;;&quot;_&quot;); &quot;_&quot; ;RIGHT([.D51];LEN([.D51])-FIND(&quot;_&quot;;[.D51]))          )" office:value-type="string" office:string-value="access_base_res_users_kemas_collaborator">
            <text:p>access_base_res_users_kemas_collaborator</text:p>
          </table:table-cell>
          <table:table-cell table:style-name="ce8" office:value-type="string">
            <text:p>base.res.users</text:p>
          </table:table-cell>
          <table:table-cell table:style-name="ce4" table:formula="of:=CONCATENATE(LEFT([.B51];FIND(&quot;.&quot;;[.B51])); &quot;model_&quot;;  SUBSTITUTE(RIGHT([.B51];LEN([.B51])-FIND(&quot;.&quot;;[.B51]));&quot;.&quot;;&quot;_&quot;)          )" office:value-type="string" office:string-value="base.model_res_users">
            <text:p>base.model_res_users</text:p>
          </table:table-cell>
          <table:table-cell table:style-name="ce8" office:value-type="string">
            <text:p>group_kemas_collaborator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style-name="ce51" table:number-columns-repeated="1016"/>
        </table:table-row>
        <table:table-row table:style-name="ro4">
          <table:table-cell table:style-name="ce4" table:formula="of:=CONCATENATE( &quot;access_&quot;;  SUBSTITUTE([.B52];&quot;.&quot;;&quot;_&quot;); &quot;_&quot; ;RIGHT([.D52];LEN([.D52])-FIND(&quot;_&quot;;[.D52]))          )" office:value-type="string" office:string-value="access_base_ir_sequence_kemas_collaborator">
            <text:p>access_base_ir_sequence_kemas_collaborator</text:p>
          </table:table-cell>
          <table:table-cell table:style-name="ce8" office:value-type="string">
            <text:p>base.ir.sequence</text:p>
          </table:table-cell>
          <table:table-cell table:style-name="ce4" table:formula="of:=CONCATENATE(LEFT([.B52];FIND(&quot;.&quot;;[.B52])); &quot;model_&quot;;  SUBSTITUTE(RIGHT([.B52];LEN([.B52])-FIND(&quot;.&quot;;[.B52]));&quot;.&quot;;&quot;_&quot;)          )" office:value-type="string" office:string-value="base.model_ir_sequence">
            <text:p>base.model_ir_sequence</text:p>
          </table:table-cell>
          <table:table-cell table:style-name="ce8" office:value-type="string">
            <text:p>group_kemas_collaborator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style-name="ce51" table:number-columns-repeated="1016"/>
        </table:table-row>
        <table:table-row table:style-name="ro4">
          <table:table-cell table:style-name="ce4" table:formula="of:=CONCATENATE( &quot;access_&quot;;  SUBSTITUTE([.B53];&quot;.&quot;;&quot;_&quot;); &quot;_&quot; ;RIGHT([.D53];LEN([.D53])-FIND(&quot;_&quot;;[.D53]))          )" office:value-type="string" office:string-value="access_base_ir_sequence_type_kemas_collaborator">
            <text:p>access_base_ir_sequence_type_kemas_collaborator</text:p>
          </table:table-cell>
          <table:table-cell table:style-name="ce8" office:value-type="string">
            <text:p>base.ir.sequence.type</text:p>
          </table:table-cell>
          <table:table-cell table:style-name="ce4" table:formula="of:=CONCATENATE(LEFT([.B53];FIND(&quot;.&quot;;[.B53])); &quot;model_&quot;;  SUBSTITUTE(RIGHT([.B53];LEN([.B53])-FIND(&quot;.&quot;;[.B53]));&quot;.&quot;;&quot;_&quot;)          )" office:value-type="string" office:string-value="base.model_ir_sequence_type">
            <text:p>base.model_ir_sequence_type</text:p>
          </table:table-cell>
          <table:table-cell table:style-name="ce8" office:value-type="string">
            <text:p>group_kemas_collaborator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style-name="ce51" table:number-columns-repeated="1016"/>
        </table:table-row>
        <table:table-row table:style-name="ro2">
          <table:table-cell table:style-name="ce4"/>
          <table:table-cell table:style-name="ce8"/>
          <table:table-cell table:style-name="ce4"/>
          <table:table-cell table:style-name="ce8"/>
          <table:table-cell table:style-name="ce12" table:number-columns-repeated="4"/>
          <table:table-cell table:style-name="ce51" table:number-columns-repeated="1016"/>
        </table:table-row>
        <table:table-row table:style-name="ro4">
          <table:table-cell table:style-name="ce5" table:formula="of:=CONCATENATE( &quot;access_&quot;;  SUBSTITUTE([.B55];&quot;.&quot;;&quot;_&quot;); &quot;_&quot; ;RIGHT([.D55];LEN([.D55])-FIND(&quot;_&quot;;[.D55]))          )" office:value-type="string" office:string-value="access_kemas_func_kemas_collaborator">
            <text:p>access_kemas_func_kemas_collaborator</text:p>
          </table:table-cell>
          <table:table-cell office:value-type="string">
            <text:p>kemas.func</text:p>
          </table:table-cell>
          <table:table-cell table:style-name="ce5" table:formula="of:=CONCATENATE(LEFT([.B55];FIND(&quot;.&quot;;[.B55])); &quot;model_&quot;;  SUBSTITUTE([.B55];&quot;.&quot;;&quot;_&quot;)          )" office:value-type="string" office:string-value="kemas.model_kemas_func">
            <text:p>kemas.model_kemas_func</text:p>
          </table:table-cell>
          <table:table-cell office:value-type="string">
            <text:p>group_kemas_collaborator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56];&quot;.&quot;;&quot;_&quot;); &quot;_&quot; ;RIGHT([.D56];LEN([.D56])-FIND(&quot;_&quot;;[.D56]))          )" office:value-type="string" office:string-value="access_kemas_config_kemas_collaborator">
            <text:p>access_kemas_config_kemas_collaborator</text:p>
          </table:table-cell>
          <table:table-cell office:value-type="string">
            <text:p>kemas.config</text:p>
          </table:table-cell>
          <table:table-cell table:style-name="ce5" table:formula="of:=CONCATENATE(LEFT([.B56];FIND(&quot;.&quot;;[.B56])); &quot;model_&quot;;  SUBSTITUTE([.B56];&quot;.&quot;;&quot;_&quot;)          )" office:value-type="string" office:string-value="kemas.model_kemas_config">
            <text:p>kemas.model_kemas_config</text:p>
          </table:table-cell>
          <table:table-cell office:value-type="string">
            <text:p>group_kemas_collaborator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57];&quot;.&quot;;&quot;_&quot;); &quot;_&quot; ;RIGHT([.D57];LEN([.D57])-FIND(&quot;_&quot;;[.D57]))          )" office:value-type="string" office:string-value="access_kemas_activity_kemas_collaborator">
            <text:p>access_kemas_activity_kemas_collaborator</text:p>
          </table:table-cell>
          <table:table-cell office:value-type="string">
            <text:p>kemas.activity</text:p>
          </table:table-cell>
          <table:table-cell table:style-name="ce5" table:formula="of:=CONCATENATE(LEFT([.B57];FIND(&quot;.&quot;;[.B57])); &quot;model_&quot;;  SUBSTITUTE([.B57];&quot;.&quot;;&quot;_&quot;)          )" office:value-type="string" office:string-value="kemas.model_kemas_activity">
            <text:p>kemas.model_kemas_activity</text:p>
          </table:table-cell>
          <table:table-cell office:value-type="string">
            <text:p>group_kemas_collaborator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58];&quot;.&quot;;&quot;_&quot;); &quot;_&quot; ;RIGHT([.D58];LEN([.D58])-FIND(&quot;_&quot;;[.D58]))          )" office:value-type="string" office:string-value="access_kemas_area_kemas_collaborator">
            <text:p>access_kemas_area_kemas_collaborator</text:p>
          </table:table-cell>
          <table:table-cell office:value-type="string">
            <text:p>kemas.area</text:p>
          </table:table-cell>
          <table:table-cell table:style-name="ce5" table:formula="of:=CONCATENATE(LEFT([.B58];FIND(&quot;.&quot;;[.B58])); &quot;model_&quot;;  SUBSTITUTE([.B58];&quot;.&quot;;&quot;_&quot;)          )" office:value-type="string" office:string-value="kemas.model_kemas_area">
            <text:p>kemas.model_kemas_area</text:p>
          </table:table-cell>
          <table:table-cell office:value-type="string">
            <text:p>group_kemas_collaborator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59];&quot;.&quot;;&quot;_&quot;); &quot;_&quot; ;RIGHT([.D59];LEN([.D59])-FIND(&quot;_&quot;;[.D59]))          )" office:value-type="string" office:string-value="access_kemas_level_kemas_collaborator">
            <text:p>access_kemas_level_kemas_collaborator</text:p>
          </table:table-cell>
          <table:table-cell office:value-type="string">
            <text:p>kemas.level</text:p>
          </table:table-cell>
          <table:table-cell table:style-name="ce5" table:formula="of:=CONCATENATE(LEFT([.B59];FIND(&quot;.&quot;;[.B59])); &quot;model_&quot;;  SUBSTITUTE([.B59];&quot;.&quot;;&quot;_&quot;)          )" office:value-type="string" office:string-value="kemas.model_kemas_level">
            <text:p>kemas.model_kemas_level</text:p>
          </table:table-cell>
          <table:table-cell office:value-type="string">
            <text:p>group_kemas_collaborator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60];&quot;.&quot;;&quot;_&quot;); &quot;_&quot; ;RIGHT([.D60];LEN([.D60])-FIND(&quot;_&quot;;[.D60]))          )" office:value-type="string" office:string-value="access_kemas_task_assigned_kemas_collaborator">
            <text:p>access_kemas_task_assigned_kemas_collaborator</text:p>
          </table:table-cell>
          <table:table-cell office:value-type="string">
            <text:p>kemas.task.assigned</text:p>
          </table:table-cell>
          <table:table-cell table:style-name="ce5" table:formula="of:=CONCATENATE(LEFT([.B60];FIND(&quot;.&quot;;[.B60])); &quot;model_&quot;;  SUBSTITUTE([.B60];&quot;.&quot;;&quot;_&quot;)          )" office:value-type="string" office:string-value="kemas.model_kemas_task_assigned">
            <text:p>kemas.model_kemas_task_assigned</text:p>
          </table:table-cell>
          <table:table-cell office:value-type="string">
            <text:p>group_kemas_collaborator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61];&quot;.&quot;;&quot;_&quot;); &quot;_&quot; ;RIGHT([.D61];LEN([.D61])-FIND(&quot;_&quot;;[.D61]))          )" office:value-type="string" office:string-value="access_kemas_task_kemas_collaborator">
            <text:p>access_kemas_task_kemas_collaborator</text:p>
          </table:table-cell>
          <table:table-cell office:value-type="string">
            <text:p>kemas.task</text:p>
          </table:table-cell>
          <table:table-cell table:style-name="ce5" table:formula="of:=CONCATENATE(LEFT([.B61];FIND(&quot;.&quot;;[.B61])); &quot;model_&quot;;  SUBSTITUTE([.B61];&quot;.&quot;;&quot;_&quot;)          )" office:value-type="string" office:string-value="kemas.model_kemas_task">
            <text:p>kemas.model_kemas_task</text:p>
          </table:table-cell>
          <table:table-cell office:value-type="string">
            <text:p>group_kemas_collaborator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62];&quot;.&quot;;&quot;_&quot;); &quot;_&quot; ;RIGHT([.D62];LEN([.D62])-FIND(&quot;_&quot;;[.D62]))          )" office:value-type="string" office:string-value="access_kemas_task_type_kemas_collaborator">
            <text:p>access_kemas_task_type_kemas_collaborator</text:p>
          </table:table-cell>
          <table:table-cell office:value-type="string">
            <text:p>kemas.task.type</text:p>
          </table:table-cell>
          <table:table-cell table:style-name="ce5" table:formula="of:=CONCATENATE(LEFT([.B62];FIND(&quot;.&quot;;[.B62])); &quot;model_&quot;;  SUBSTITUTE([.B62];&quot;.&quot;;&quot;_&quot;)          )" office:value-type="string" office:string-value="kemas.model_kemas_task_type">
            <text:p>kemas.model_kemas_task_type</text:p>
          </table:table-cell>
          <table:table-cell office:value-type="string">
            <text:p>group_kemas_collaborator</text:p>
          </table:table-cell>
          <table:table-cell table:style-name="ce23" office:value-type="float" office:value="1">
            <text:p>1</text:p>
          </table:table-cell>
          <table:table-cell table:number-columns-repeated="3" table:style-name="ce2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63];&quot;.&quot;;&quot;_&quot;); &quot;_&quot; ;RIGHT([.D63];LEN([.D63])-FIND(&quot;_&quot;;[.D63]))          )" office:value-type="string" office:string-value="access_kemas_task_category_kemas_collaborator">
            <text:p>access_kemas_task_category_kemas_collaborator</text:p>
          </table:table-cell>
          <table:table-cell office:value-type="string">
            <text:p>kemas.task.category</text:p>
          </table:table-cell>
          <table:table-cell table:style-name="ce5" table:formula="of:=CONCATENATE(LEFT([.B63];FIND(&quot;.&quot;;[.B63])); &quot;model_&quot;;  SUBSTITUTE([.B63];&quot;.&quot;;&quot;_&quot;)          )" office:value-type="string" office:string-value="kemas.model_kemas_task_category">
            <text:p>kemas.model_kemas_task_category</text:p>
          </table:table-cell>
          <table:table-cell office:value-type="string">
            <text:p>group_kemas_collaborator</text:p>
          </table:table-cell>
          <table:table-cell table:style-name="ce24" office:value-type="float" office:value="1">
            <text:p>1</text:p>
          </table:table-cell>
          <table:table-cell table:number-columns-repeated="3" table:style-name="ce24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64];&quot;.&quot;;&quot;_&quot;); &quot;_&quot; ;RIGHT([.D64];LEN([.D64])-FIND(&quot;_&quot;;[.D64]))          )" office:value-type="string" office:string-value="access_kemas_collaborator_kemas_collaborator">
            <text:p>access_kemas_collaborator_kemas_collaborator</text:p>
          </table:table-cell>
          <table:table-cell office:value-type="string">
            <text:p>kemas.collaborator</text:p>
          </table:table-cell>
          <table:table-cell table:style-name="ce5" table:formula="of:=CONCATENATE(LEFT([.B64];FIND(&quot;.&quot;;[.B64])); &quot;model_&quot;;  SUBSTITUTE([.B64];&quot;.&quot;;&quot;_&quot;)          )" office:value-type="string" office:string-value="kemas.model_kemas_collaborator">
            <text:p>kemas.model_kemas_collaborator</text:p>
          </table:table-cell>
          <table:table-cell office:value-type="string">
            <text:p>group_kemas_collaborator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65];&quot;.&quot;;&quot;_&quot;); &quot;_&quot; ;RIGHT([.D65];LEN([.D65])-FIND(&quot;_&quot;;[.D65]))          )" office:value-type="string" office:string-value="access_kemas_school4d_stage_kemas_collaborator">
            <text:p>access_kemas_school4d_stage_kemas_collaborator</text:p>
          </table:table-cell>
          <table:table-cell office:value-type="string">
            <text:p>kemas.school4d.stage</text:p>
          </table:table-cell>
          <table:table-cell table:style-name="ce5" table:formula="of:=CONCATENATE(LEFT([.B65];FIND(&quot;.&quot;;[.B65])); &quot;model_&quot;;  SUBSTITUTE([.B65];&quot;.&quot;;&quot;_&quot;)          )" office:value-type="string" office:string-value="kemas.model_kemas_school4d_stage">
            <text:p>kemas.model_kemas_school4d_stage</text:p>
          </table:table-cell>
          <table:table-cell office:value-type="string">
            <text:p>group_kemas_collaborator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66];&quot;.&quot;;&quot;_&quot;); &quot;_&quot; ;RIGHT([.D66];LEN([.D66])-FIND(&quot;_&quot;;[.D66]))          )" office:value-type="string" office:string-value="access_kemas_school4d_line_kemas_collaborator">
            <text:p>access_kemas_school4d_line_kemas_collaborator</text:p>
          </table:table-cell>
          <table:table-cell office:value-type="string">
            <text:p>kemas.school4d_line</text:p>
          </table:table-cell>
          <table:table-cell table:style-name="ce5" table:formula="of:=CONCATENATE(LEFT([.B66];FIND(&quot;.&quot;;[.B66])); &quot;model_&quot;;  SUBSTITUTE([.B66];&quot;.&quot;;&quot;_&quot;)          )" office:value-type="string" office:string-value="kemas.model_kemas_school4d_line">
            <text:p>kemas.model_kemas_school4d_line</text:p>
          </table:table-cell>
          <table:table-cell office:value-type="string">
            <text:p>group_kemas_collaborator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2"/>
          <table:table-cell table:style-name="ce52"/>
          <table:table-cell table:number-columns-repeated="1013"/>
        </table:table-row>
        <table:table-row table:style-name="ro4">
          <table:table-cell table:style-name="ce5" table:formula="of:=CONCATENATE( &quot;access_&quot;;  SUBSTITUTE([.B67];&quot;.&quot;;&quot;_&quot;); &quot;_&quot; ;RIGHT([.D67];LEN([.D67])-FIND(&quot;_&quot;;[.D67]))          )" office:value-type="string" office:string-value="access_kemas_school4d_detail_kemas_collaborator">
            <text:p>access_kemas_school4d_detail_kemas_collaborator</text:p>
          </table:table-cell>
          <table:table-cell office:value-type="string">
            <text:p>kemas.school4d_detail</text:p>
          </table:table-cell>
          <table:table-cell table:style-name="ce5" table:formula="of:=CONCATENATE(LEFT([.B67];FIND(&quot;.&quot;;[.B67])); &quot;model_&quot;;  SUBSTITUTE([.B67];&quot;.&quot;;&quot;_&quot;)          )" office:value-type="string" office:string-value="kemas.model_kemas_school4d_detail">
            <text:p>kemas.model_kemas_school4d_detail</text:p>
          </table:table-cell>
          <table:table-cell office:value-type="string">
            <text:p>group_kemas_collaborator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2"/>
          <table:table-cell table:style-name="ce52"/>
          <table:table-cell table:number-columns-repeated="1013"/>
        </table:table-row>
        <table:table-row table:style-name="ro4">
          <table:table-cell table:style-name="ce5" table:formula="of:=CONCATENATE( &quot;access_&quot;;  SUBSTITUTE([.B68];&quot;.&quot;;&quot;_&quot;); &quot;_&quot; ;RIGHT([.D68];LEN([.D68])-FIND(&quot;_&quot;;[.D68]))          )" office:value-type="string" office:string-value="access_kemas_history_points_kemas_collaborator">
            <text:p>access_kemas_history_points_kemas_collaborator</text:p>
          </table:table-cell>
          <table:table-cell office:value-type="string">
            <text:p>kemas.history.points</text:p>
          </table:table-cell>
          <table:table-cell table:style-name="ce5" table:formula="of:=CONCATENATE(LEFT([.B68];FIND(&quot;.&quot;;[.B68])); &quot;model_&quot;;  SUBSTITUTE([.B68];&quot;.&quot;;&quot;_&quot;)          )" office:value-type="string" office:string-value="kemas.model_kemas_history_points">
            <text:p>kemas.model_kemas_history_points</text:p>
          </table:table-cell>
          <table:table-cell office:value-type="string">
            <text:p>group_kemas_collaborator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69];&quot;.&quot;;&quot;_&quot;); &quot;_&quot; ;RIGHT([.D69];LEN([.D69])-FIND(&quot;_&quot;;[.D69]))          )" office:value-type="string" office:string-value="access_kemas_place_kemas_collaborator">
            <text:p>access_kemas_place_kemas_collaborator</text:p>
          </table:table-cell>
          <table:table-cell office:value-type="string">
            <text:p>kemas.place</text:p>
          </table:table-cell>
          <table:table-cell table:style-name="ce5" table:formula="of:=CONCATENATE(LEFT([.B69];FIND(&quot;.&quot;;[.B69])); &quot;model_&quot;;  SUBSTITUTE([.B69];&quot;.&quot;;&quot;_&quot;)          )" office:value-type="string" office:string-value="kemas.model_kemas_place">
            <text:p>kemas.model_kemas_place</text:p>
          </table:table-cell>
          <table:table-cell office:value-type="string">
            <text:p>group_kemas_collaborator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70];&quot;.&quot;;&quot;_&quot;); &quot;_&quot; ;RIGHT([.D70];LEN([.D70])-FIND(&quot;_&quot;;[.D70]))          )" office:value-type="string" office:string-value="access_kemas_repository_category_kemas_collaborator">
            <text:p>access_kemas_repository_category_kemas_collaborator</text:p>
          </table:table-cell>
          <table:table-cell office:value-type="string">
            <text:p>kemas.repository.category</text:p>
          </table:table-cell>
          <table:table-cell table:style-name="ce5" table:formula="of:=CONCATENATE(LEFT([.B70];FIND(&quot;.&quot;;[.B70])); &quot;model_&quot;;  SUBSTITUTE([.B70];&quot;.&quot;;&quot;_&quot;)          )" office:value-type="string" office:string-value="kemas.model_kemas_repository_category">
            <text:p>kemas.model_kemas_repository_category</text:p>
          </table:table-cell>
          <table:table-cell office:value-type="string">
            <text:p>group_kemas_collaborator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71];&quot;.&quot;;&quot;_&quot;); &quot;_&quot; ;RIGHT([.D71];LEN([.D71])-FIND(&quot;_&quot;;[.D71]))          )" office:value-type="string" office:string-value="access_kemas_repository_kemas_collaborator">
            <text:p>access_kemas_repository_kemas_collaborator</text:p>
          </table:table-cell>
          <table:table-cell office:value-type="string">
            <text:p>kemas.repository</text:p>
          </table:table-cell>
          <table:table-cell table:style-name="ce5" table:formula="of:=CONCATENATE(LEFT([.B71];FIND(&quot;.&quot;;[.B71])); &quot;model_&quot;;  SUBSTITUTE([.B71];&quot;.&quot;;&quot;_&quot;)          )" office:value-type="string" office:string-value="kemas.model_kemas_repository">
            <text:p>kemas.model_kemas_repository</text:p>
          </table:table-cell>
          <table:table-cell office:value-type="string">
            <text:p>group_kemas_collaborator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72];&quot;.&quot;;&quot;_&quot;); &quot;_&quot; ;RIGHT([.D72];LEN([.D72])-FIND(&quot;_&quot;;[.D72]))          )" office:value-type="string" office:string-value="access_kemas_service_kemas_collaborator">
            <text:p>access_kemas_service_kemas_collaborator</text:p>
          </table:table-cell>
          <table:table-cell office:value-type="string">
            <text:p>kemas.service</text:p>
          </table:table-cell>
          <table:table-cell table:style-name="ce5" table:formula="of:=CONCATENATE(LEFT([.B72];FIND(&quot;.&quot;;[.B72])); &quot;model_&quot;;  SUBSTITUTE([.B72];&quot;.&quot;;&quot;_&quot;)          )" office:value-type="string" office:string-value="kemas.model_kemas_service">
            <text:p>kemas.model_kemas_service</text:p>
          </table:table-cell>
          <table:table-cell office:value-type="string">
            <text:p>group_kemas_collaborator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73];&quot;.&quot;;&quot;_&quot;); &quot;_&quot; ;RIGHT([.D73];LEN([.D73])-FIND(&quot;_&quot;;[.D73]))          )" office:value-type="string" office:string-value="access_kemas_event_replacement_kemas_collaborator">
            <text:p>access_kemas_event_replacement_kemas_collaborator</text:p>
          </table:table-cell>
          <table:table-cell office:value-type="string">
            <text:p>kemas.event.replacement</text:p>
          </table:table-cell>
          <table:table-cell table:style-name="ce5" table:formula="of:=CONCATENATE(LEFT([.B73];FIND(&quot;.&quot;;[.B73])); &quot;model_&quot;;  SUBSTITUTE([.B73];&quot;.&quot;;&quot;_&quot;)          )" office:value-type="string" office:string-value="kemas.model_kemas_event_replacement">
            <text:p>kemas.model_kemas_event_replacement</text:p>
          </table:table-cell>
          <table:table-cell office:value-type="string">
            <text:p>group_kemas_collaborator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74];&quot;.&quot;;&quot;_&quot;); &quot;_&quot; ;RIGHT([.D74];LEN([.D74])-FIND(&quot;_&quot;;[.D74]))          )" office:value-type="string" office:string-value="access_kemas_event_collaborator_line_kemas_collaborator">
            <text:p>access_kemas_event_collaborator_line_kemas_collaborator</text:p>
          </table:table-cell>
          <table:table-cell office:value-type="string">
            <text:p>kemas.event.collaborator.line</text:p>
          </table:table-cell>
          <table:table-cell table:style-name="ce5" table:formula="of:=CONCATENATE(LEFT([.B74];FIND(&quot;.&quot;;[.B74])); &quot;model_&quot;;  SUBSTITUTE([.B74];&quot;.&quot;;&quot;_&quot;)          )" office:value-type="string" office:string-value="kemas.model_kemas_event_collaborator_line">
            <text:p>kemas.model_kemas_event_collaborator_line</text:p>
          </table:table-cell>
          <table:table-cell office:value-type="string">
            <text:p>group_kemas_collaborator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75];&quot;.&quot;;&quot;_&quot;); &quot;_&quot; ;RIGHT([.D75];LEN([.D75])-FIND(&quot;_&quot;;[.D75]))          )" office:value-type="string" office:string-value="access_kemas_event_kemas_collaborator">
            <text:p>access_kemas_event_kemas_collaborator</text:p>
          </table:table-cell>
          <table:table-cell office:value-type="string">
            <text:p>kemas.event</text:p>
          </table:table-cell>
          <table:table-cell table:style-name="ce5" table:formula="of:=CONCATENATE(LEFT([.B75];FIND(&quot;.&quot;;[.B75])); &quot;model_&quot;;  SUBSTITUTE([.B75];&quot;.&quot;;&quot;_&quot;)          )" office:value-type="string" office:string-value="kemas.model_kemas_event">
            <text:p>kemas.model_kemas_event</text:p>
          </table:table-cell>
          <table:table-cell office:value-type="string">
            <text:p>group_kemas_collaborator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76];&quot;.&quot;;&quot;_&quot;); &quot;_&quot; ;RIGHT([.D76];LEN([.D76])-FIND(&quot;_&quot;;[.D76]))          )" office:value-type="string" office:string-value="access_kemas_event_stage_kemas_collaborator">
            <text:p>access_kemas_event_stage_kemas_collaborator</text:p>
          </table:table-cell>
          <table:table-cell office:value-type="string">
            <text:p>kemas.event.stage</text:p>
          </table:table-cell>
          <table:table-cell table:style-name="ce5" table:formula="of:=CONCATENATE(LEFT([.B76];FIND(&quot;.&quot;;[.B76])); &quot;model_&quot;;  SUBSTITUTE([.B76];&quot;.&quot;;&quot;_&quot;)          )" office:value-type="string" office:string-value="kemas.model_kemas_event_stage">
            <text:p>kemas.model_kemas_event_stage</text:p>
          </table:table-cell>
          <table:table-cell office:value-type="string">
            <text:p>group_kemas_collaborator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77];&quot;.&quot;;&quot;_&quot;); &quot;_&quot; ;RIGHT([.D77];LEN([.D77])-FIND(&quot;_&quot;;[.D77]))          )" office:value-type="string" office:string-value="access_kemas_massive_email_kemas_collaborator">
            <text:p>access_kemas_massive_email_kemas_collaborator</text:p>
          </table:table-cell>
          <table:table-cell office:value-type="string">
            <text:p>kemas.massive.email</text:p>
          </table:table-cell>
          <table:table-cell table:style-name="ce5" table:formula="of:=CONCATENATE(LEFT([.B77];FIND(&quot;.&quot;;[.B77])); &quot;model_&quot;;  SUBSTITUTE([.B77];&quot;.&quot;;&quot;_&quot;)          )" office:value-type="string" office:string-value="kemas.model_kemas_massive_email">
            <text:p>kemas.model_kemas_massive_email</text:p>
          </table:table-cell>
          <table:table-cell office:value-type="string">
            <text:p>group_kemas_collaborator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78];&quot;.&quot;;&quot;_&quot;); &quot;_&quot; ;RIGHT([.D78];LEN([.D78])-FIND(&quot;_&quot;;[.D78]))          )" office:value-type="string" office:string-value="access_kemas_massive_email_line_kemas_collaborator">
            <text:p>access_kemas_massive_email_line_kemas_collaborator</text:p>
          </table:table-cell>
          <table:table-cell office:value-type="string">
            <text:p>kemas.massive.email.line</text:p>
          </table:table-cell>
          <table:table-cell table:style-name="ce5" table:formula="of:=CONCATENATE(LEFT([.B78];FIND(&quot;.&quot;;[.B78])); &quot;model_&quot;;  SUBSTITUTE([.B78];&quot;.&quot;;&quot;_&quot;)          )" office:value-type="string" office:string-value="kemas.model_kemas_massive_email_line">
            <text:p>kemas.model_kemas_massive_email_line</text:p>
          </table:table-cell>
          <table:table-cell office:value-type="string">
            <text:p>group_kemas_collaborator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79];&quot;.&quot;;&quot;_&quot;); &quot;_&quot; ;RIGHT([.D79];LEN([.D79])-FIND(&quot;_&quot;;[.D79]))          )" office:value-type="string" office:string-value="access_kemas_ministry_kemas_collaborator">
            <text:p>access_kemas_ministry_kemas_collaborator</text:p>
          </table:table-cell>
          <table:table-cell office:value-type="string">
            <text:p>kemas.ministry</text:p>
          </table:table-cell>
          <table:table-cell table:style-name="ce5" table:formula="of:=CONCATENATE(LEFT([.B79];FIND(&quot;.&quot;;[.B79])); &quot;model_&quot;;  SUBSTITUTE([.B79];&quot;.&quot;;&quot;_&quot;)          )" office:value-type="string" office:string-value="kemas.model_kemas_ministry">
            <text:p>kemas.model_kemas_ministry</text:p>
          </table:table-cell>
          <table:table-cell office:value-type="string">
            <text:p>group_kemas_collaborator</text:p>
          </table:table-cell>
          <table:table-cell table:style-name="ce25" office:value-type="float" office:value="1">
            <text:p>1</text:p>
          </table:table-cell>
          <table:table-cell table:number-columns-repeated="3" table:style-name="ce25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80];&quot;.&quot;;&quot;_&quot;); &quot;_&quot; ;RIGHT([.D80];LEN([.D80])-FIND(&quot;_&quot;;[.D80]))          )" office:value-type="string" office:string-value="access_kemas_collaborator_progress_level_kemas_collaborator">
            <text:p>access_kemas_collaborator_progress_level_kemas_collaborator</text:p>
          </table:table-cell>
          <table:table-cell office:value-type="string">
            <text:p>kemas.collaborator.progress.level</text:p>
          </table:table-cell>
          <table:table-cell table:style-name="ce5" table:formula="of:=CONCATENATE(LEFT([.B80];FIND(&quot;.&quot;;[.B80])); &quot;model_&quot;;  SUBSTITUTE([.B80];&quot;.&quot;;&quot;_&quot;)          )" office:value-type="string" office:string-value="kemas.model_kemas_collaborator_progress_level">
            <text:p>kemas.model_kemas_collaborator_progress_level</text:p>
          </table:table-cell>
          <table:table-cell office:value-type="string">
            <text:p>group_kemas_collaborator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81];&quot;.&quot;;&quot;_&quot;); &quot;_&quot; ;RIGHT([.D81];LEN([.D81])-FIND(&quot;_&quot;;[.D81]))          )" office:value-type="string" office:string-value="access_kemas_attendance_kemas_collaborator">
            <text:p>access_kemas_attendance_kemas_collaborator</text:p>
          </table:table-cell>
          <table:table-cell office:value-type="string">
            <text:p>kemas.attendance</text:p>
          </table:table-cell>
          <table:table-cell table:style-name="ce5" table:formula="of:=CONCATENATE(LEFT([.B81];FIND(&quot;.&quot;;[.B81])); &quot;model_&quot;;  SUBSTITUTE([.B81];&quot;.&quot;;&quot;_&quot;)          )" office:value-type="string" office:string-value="kemas.model_kemas_attendance">
            <text:p>kemas.model_kemas_attendance</text:p>
          </table:table-cell>
          <table:table-cell office:value-type="string">
            <text:p>group_kemas_collaborator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82];&quot;.&quot;;&quot;_&quot;); &quot;_&quot; ;RIGHT([.D82];LEN([.D82])-FIND(&quot;_&quot;;[.D82]))          )" office:value-type="string" office:string-value="access_kemas_web_site_kemas_collaborator">
            <text:p>access_kemas_web_site_kemas_collaborator</text:p>
          </table:table-cell>
          <table:table-cell office:value-type="string">
            <text:p>kemas.web.site</text:p>
          </table:table-cell>
          <table:table-cell table:style-name="ce5" table:formula="of:=CONCATENATE(LEFT([.B82];FIND(&quot;.&quot;;[.B82])); &quot;model_&quot;;  SUBSTITUTE([.B82];&quot;.&quot;;&quot;_&quot;)          )" office:value-type="string" office:string-value="kemas.model_kemas_web_site">
            <text:p>kemas.model_kemas_web_site</text:p>
          </table:table-cell>
          <table:table-cell office:value-type="string">
            <text:p>group_kemas_collaborator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83];&quot;.&quot;;&quot;_&quot;); &quot;_&quot; ;RIGHT([.D83];LEN([.D83])-FIND(&quot;_&quot;;[.D83]))          )" office:value-type="string" office:string-value="access_kemas_collaborator_web_site_kemas_collaborator">
            <text:p>access_kemas_collaborator_web_site_kemas_collaborator</text:p>
          </table:table-cell>
          <table:table-cell office:value-type="string">
            <text:p>kemas.collaborator.web.site</text:p>
          </table:table-cell>
          <table:table-cell table:style-name="ce5" table:formula="of:=CONCATENATE(LEFT([.B83];FIND(&quot;.&quot;;[.B83])); &quot;model_&quot;;  SUBSTITUTE([.B83];&quot;.&quot;;&quot;_&quot;)          )" office:value-type="string" office:string-value="kemas.model_kemas_collaborator_web_site">
            <text:p>kemas.model_kemas_collaborator_web_site</text:p>
          </table:table-cell>
          <table:table-cell office:value-type="string">
            <text:p>group_kemas_collaborator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84];&quot;.&quot;;&quot;_&quot;); &quot;_&quot; ;RIGHT([.D84];LEN([.D84])-FIND(&quot;_&quot;;[.D84]))          )" office:value-type="string" office:string-value="access_kemas_collaborator_logbook_kemas_collaborator">
            <text:p>access_kemas_collaborator_logbook_kemas_collaborator</text:p>
          </table:table-cell>
          <table:table-cell office:value-type="string">
            <text:p>kemas.collaborator.logbook</text:p>
          </table:table-cell>
          <table:table-cell table:style-name="ce5" table:formula="of:=CONCATENATE(LEFT([.B84];FIND(&quot;.&quot;;[.B84])); &quot;model_&quot;;  SUBSTITUTE([.B84];&quot;.&quot;;&quot;_&quot;)          )" office:value-type="string" office:string-value="kemas.model_kemas_collaborator_logbook">
            <text:p>kemas.model_kemas_collaborator_logbook</text:p>
          </table:table-cell>
          <table:table-cell office:value-type="string">
            <text:p>group_kemas_collaborator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85];&quot;.&quot;;&quot;_&quot;); &quot;_&quot; ;RIGHT([.D85];LEN([.D85])-FIND(&quot;_&quot;;[.D85]))          )" office:value-type="string" office:string-value="access_kemas_suspension_kemas_collaborator">
            <text:p>access_kemas_suspension_kemas_collaborator</text:p>
          </table:table-cell>
          <table:table-cell office:value-type="string">
            <text:p>kemas.suspension</text:p>
          </table:table-cell>
          <table:table-cell table:style-name="ce5" table:formula="of:=CONCATENATE(LEFT([.B85];FIND(&quot;.&quot;;[.B85])); &quot;model_&quot;;  SUBSTITUTE([.B85];&quot;.&quot;;&quot;_&quot;)          )" office:value-type="string" office:string-value="kemas.model_kemas_suspension">
            <text:p>kemas.model_kemas_suspension</text:p>
          </table:table-cell>
          <table:table-cell office:value-type="string">
            <text:p>group_kemas_collaborator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86];&quot;.&quot;;&quot;_&quot;); &quot;_&quot; ;RIGHT([.D86];LEN([.D86])-FIND(&quot;_&quot;;[.D86]))          )" office:value-type="string" office:string-value="access_kemas_specialization_course_kemas_collaborator">
            <text:p>access_kemas_specialization_course_kemas_collaborator</text:p>
          </table:table-cell>
          <table:table-cell office:value-type="string">
            <text:p>kemas.specialization.course</text:p>
          </table:table-cell>
          <table:table-cell table:style-name="ce5" table:formula="of:=CONCATENATE(LEFT([.B86];FIND(&quot;.&quot;;[.B86])); &quot;model_&quot;;  SUBSTITUTE([.B86];&quot;.&quot;;&quot;_&quot;)          )" office:value-type="string" office:string-value="kemas.model_kemas_specialization_course">
            <text:p>kemas.model_kemas_specialization_course</text:p>
          </table:table-cell>
          <table:table-cell office:value-type="string">
            <text:p>group_kemas_collaborator</text:p>
          </table:table-cell>
          <table:table-cell table:style-name="ce27" office:value-type="float" office:value="1">
            <text:p>1</text:p>
          </table:table-cell>
          <table:table-cell table:number-columns-repeated="3" table:style-name="ce27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87];&quot;.&quot;;&quot;_&quot;); &quot;_&quot; ;RIGHT([.D87];LEN([.D87])-FIND(&quot;_&quot;;[.D87]))          )" office:value-type="string" office:string-value="access_kemas_specialization_course_level_kemas_collaborator">
            <text:p>access_kemas_specialization_course_level_kemas_collaborator</text:p>
          </table:table-cell>
          <table:table-cell office:value-type="string">
            <text:p>kemas.specialization.course.level</text:p>
          </table:table-cell>
          <table:table-cell table:style-name="ce5" table:formula="of:=CONCATENATE(LEFT([.B87];FIND(&quot;.&quot;;[.B87])); &quot;model_&quot;;  SUBSTITUTE([.B87];&quot;.&quot;;&quot;_&quot;)          )" office:value-type="string" office:string-value="kemas.model_kemas_specialization_course_level">
            <text:p>kemas.model_kemas_specialization_course_level</text:p>
          </table:table-cell>
          <table:table-cell office:value-type="string">
            <text:p>group_kemas_collaborator</text:p>
          </table:table-cell>
          <table:table-cell table:style-name="ce28" office:value-type="float" office:value="1">
            <text:p>1</text:p>
          </table:table-cell>
          <table:table-cell table:number-columns-repeated="3" table:style-name="ce28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88];&quot;.&quot;;&quot;_&quot;); &quot;_&quot; ;RIGHT([.D88];LEN([.D88])-FIND(&quot;_&quot;;[.D88]))          )" office:value-type="string" office:string-value="access_kemas_specialization_course_line_kemas_collaborator">
            <text:p>access_kemas_specialization_course_line_kemas_collaborator</text:p>
          </table:table-cell>
          <table:table-cell office:value-type="string">
            <text:p>kemas.specialization.course.line</text:p>
          </table:table-cell>
          <table:table-cell table:style-name="ce5" table:formula="of:=CONCATENATE(LEFT([.B88];FIND(&quot;.&quot;;[.B88])); &quot;model_&quot;;  SUBSTITUTE([.B88];&quot;.&quot;;&quot;_&quot;)          )" office:value-type="string" office:string-value="kemas.model_kemas_specialization_course_line">
            <text:p>kemas.model_kemas_specialization_course_line</text:p>
          </table:table-cell>
          <table:table-cell office:value-type="string">
            <text:p>group_kemas_collaborator</text:p>
          </table:table-cell>
          <table:table-cell table:number-columns-repeated="4" table:style-name="ce29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89];&quot;.&quot;;&quot;_&quot;); &quot;_&quot; ;RIGHT([.D89];LEN([.D89])-FIND(&quot;_&quot;;[.D89]))          )" office:value-type="string" office:string-value="access_kemas_team_kemas_collaborator">
            <text:p>access_kemas_team_kemas_collaborator</text:p>
          </table:table-cell>
          <table:table-cell office:value-type="string">
            <text:p>kemas.team</text:p>
          </table:table-cell>
          <table:table-cell table:style-name="ce5" table:formula="of:=CONCATENATE(LEFT([.B89];FIND(&quot;.&quot;;[.B89])); &quot;model_&quot;;  SUBSTITUTE([.B89];&quot;.&quot;;&quot;_&quot;)          )" office:value-type="string" office:string-value="kemas.model_kemas_team">
            <text:p>kemas.model_kemas_team</text:p>
          </table:table-cell>
          <table:table-cell office:value-type="string">
            <text:p>group_kemas_collaborator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5">
          <table:table-cell table:style-name="ce5" table:formula="of:=CONCATENATE( &quot;access_&quot;;  SUBSTITUTE([.B90];&quot;.&quot;;&quot;_&quot;); &quot;_&quot; ;RIGHT([.D90];LEN([.D90])-FIND(&quot;_&quot;;[.D90]))          )" office:value-type="string" office:string-value="access_kemas_collaborator_logbook_login_kemas_collaborator">
            <text:p>access_kemas_collaborator_logbook_login_kemas_collaborator</text:p>
          </table:table-cell>
          <table:table-cell office:value-type="string">
            <text:p>kemas.collaborator.logbook.login</text:p>
          </table:table-cell>
          <table:table-cell table:style-name="ce5" table:formula="of:=CONCATENATE(LEFT([.B90];FIND(&quot;.&quot;;[.B90])); &quot;model_&quot;;  SUBSTITUTE([.B90];&quot;.&quot;;&quot;_&quot;)          )" office:value-type="string" office:string-value="kemas.model_kemas_collaborator_logbook_login">
            <text:p>kemas.model_kemas_collaborator_logbook_login</text:p>
          </table:table-cell>
          <table:table-cell office:value-type="string">
            <text:p>group_kemas_collaborator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ce6"/>
          <table:table-cell table:style-name="ce9"/>
          <table:table-cell table:style-name="ce6"/>
          <table:table-cell table:style-name="ce9" table:number-columns-repeated="1021"/>
        </table:table-row>
        <table:table-row table:style-name="ro4">
          <table:table-cell table:style-name="ce4" table:formula="of:=CONCATENATE( &quot;access_&quot;;  SUBSTITUTE([.B92];&quot;.&quot;;&quot;_&quot;); &quot;_&quot; ;RIGHT([.D92];LEN([.D92])-FIND(&quot;_&quot;;[.D92]))          )" office:value-type="string" office:string-value="access_base_res_country_kemas_register_attedance">
            <text:p>access_base_res_country_kemas_register_attedance</text:p>
          </table:table-cell>
          <table:table-cell table:style-name="ce8" office:value-type="string">
            <text:p>base.res.country</text:p>
          </table:table-cell>
          <table:table-cell table:style-name="ce4" table:formula="of:=CONCATENATE(LEFT([.B92];FIND(&quot;.&quot;;[.B92])); &quot;model_&quot;;  SUBSTITUTE(RIGHT([.B92];LEN([.B92])-FIND(&quot;.&quot;;[.B92]));&quot;.&quot;;&quot;_&quot;)          )" office:value-type="string" office:string-value="base.model_res_country">
            <text:p>base.model_res_country</text:p>
          </table:table-cell>
          <table:table-cell table:style-name="ce8" office:value-type="string">
            <text:p>group_kemas_register_attedance</text:p>
          </table:table-cell>
          <table:table-cell table:number-columns-repeated="4" table:style-name="ce12" office:value-type="float" office:value="0">
            <text:p>0</text:p>
          </table:table-cell>
          <table:table-cell table:style-name="ce51" table:number-columns-repeated="1016"/>
        </table:table-row>
        <table:table-row table:style-name="ro4">
          <table:table-cell table:style-name="ce4" table:formula="of:=CONCATENATE( &quot;access_&quot;;  SUBSTITUTE([.B93];&quot;.&quot;;&quot;_&quot;); &quot;_&quot; ;RIGHT([.D93];LEN([.D93])-FIND(&quot;_&quot;;[.D93]))          )" office:value-type="string" office:string-value="access_base_res_country_state_kemas_register_attedance">
            <text:p>access_base_res_country_state_kemas_register_attedance</text:p>
          </table:table-cell>
          <table:table-cell table:style-name="ce8" office:value-type="string">
            <text:p>base.res.country.state</text:p>
          </table:table-cell>
          <table:table-cell table:style-name="ce4" table:formula="of:=CONCATENATE(LEFT([.B93];FIND(&quot;.&quot;;[.B93])); &quot;model_&quot;;  SUBSTITUTE(RIGHT([.B93];LEN([.B93])-FIND(&quot;.&quot;;[.B93]));&quot;.&quot;;&quot;_&quot;)          )" office:value-type="string" office:string-value="base.model_res_country_state">
            <text:p>base.model_res_country_state</text:p>
          </table:table-cell>
          <table:table-cell table:style-name="ce8" office:value-type="string">
            <text:p>group_kemas_register_attedance</text:p>
          </table:table-cell>
          <table:table-cell table:number-columns-repeated="4" table:style-name="ce12" office:value-type="float" office:value="0">
            <text:p>0</text:p>
          </table:table-cell>
          <table:table-cell table:style-name="ce51" table:number-columns-repeated="1016"/>
        </table:table-row>
        <table:table-row table:style-name="ro4">
          <table:table-cell table:style-name="ce4" table:formula="of:=CONCATENATE( &quot;access_&quot;;  SUBSTITUTE([.B94];&quot;.&quot;;&quot;_&quot;); &quot;_&quot; ;RIGHT([.D94];LEN([.D94])-FIND(&quot;_&quot;;[.D94]))          )" office:value-type="string" office:string-value="access_base_res_partner_kemas_register_attedance">
            <text:p>access_base_res_partner_kemas_register_attedance</text:p>
          </table:table-cell>
          <table:table-cell table:style-name="ce8" office:value-type="string">
            <text:p>base.res.partner</text:p>
          </table:table-cell>
          <table:table-cell table:style-name="ce4" table:formula="of:=CONCATENATE(LEFT([.B94];FIND(&quot;.&quot;;[.B94])); &quot;model_&quot;;  SUBSTITUTE(RIGHT([.B94];LEN([.B94])-FIND(&quot;.&quot;;[.B94]));&quot;.&quot;;&quot;_&quot;)          )" office:value-type="string" office:string-value="base.model_res_partner">
            <text:p>base.model_res_partner</text:p>
          </table:table-cell>
          <table:table-cell table:style-name="ce8" office:value-type="string">
            <text:p>group_kemas_register_attedance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style-name="ce51" table:number-columns-repeated="1016"/>
        </table:table-row>
        <table:table-row table:style-name="ro4">
          <table:table-cell table:style-name="ce4" table:formula="of:=CONCATENATE( &quot;access_&quot;;  SUBSTITUTE([.B95];&quot;.&quot;;&quot;_&quot;); &quot;_&quot; ;RIGHT([.D95];LEN([.D95])-FIND(&quot;_&quot;;[.D95]))          )" office:value-type="string" office:string-value="access_base_res_company_kemas_register_attedance">
            <text:p>access_base_res_company_kemas_register_attedance</text:p>
          </table:table-cell>
          <table:table-cell table:style-name="ce8" office:value-type="string">
            <text:p>base.res.company</text:p>
          </table:table-cell>
          <table:table-cell table:style-name="ce4" table:formula="of:=CONCATENATE(LEFT([.B95];FIND(&quot;.&quot;;[.B95])); &quot;model_&quot;;  SUBSTITUTE(RIGHT([.B95];LEN([.B95])-FIND(&quot;.&quot;;[.B95]));&quot;.&quot;;&quot;_&quot;)          )" office:value-type="string" office:string-value="base.model_res_company">
            <text:p>base.model_res_company</text:p>
          </table:table-cell>
          <table:table-cell table:style-name="ce8" office:value-type="string">
            <text:p>group_kemas_register_attedance</text:p>
          </table:table-cell>
          <table:table-cell table:style-name="ce31" office:value-type="float" office:value="1">
            <text:p>1</text:p>
          </table:table-cell>
          <table:table-cell table:number-columns-repeated="3" table:style-name="ce31" office:value-type="float" office:value="0">
            <text:p>0</text:p>
          </table:table-cell>
          <table:table-cell table:style-name="ce51" table:number-columns-repeated="1016"/>
        </table:table-row>
        <table:table-row table:style-name="ro4">
          <table:table-cell table:style-name="ce4" table:formula="of:=CONCATENATE( &quot;access_&quot;;  SUBSTITUTE([.B96];&quot;.&quot;;&quot;_&quot;); &quot;_&quot; ;RIGHT([.D96];LEN([.D96])-FIND(&quot;_&quot;;[.D96]))          )" office:value-type="string" office:string-value="access_base_res_users_kemas_register_attedance">
            <text:p>access_base_res_users_kemas_register_attedance</text:p>
          </table:table-cell>
          <table:table-cell table:style-name="ce8" office:value-type="string">
            <text:p>base.res.users</text:p>
          </table:table-cell>
          <table:table-cell table:style-name="ce4" table:formula="of:=CONCATENATE(LEFT([.B96];FIND(&quot;.&quot;;[.B96])); &quot;model_&quot;;  SUBSTITUTE(RIGHT([.B96];LEN([.B96])-FIND(&quot;.&quot;;[.B96]));&quot;.&quot;;&quot;_&quot;)          )" office:value-type="string" office:string-value="base.model_res_users">
            <text:p>base.model_res_users</text:p>
          </table:table-cell>
          <table:table-cell table:style-name="ce8" office:value-type="string">
            <text:p>group_kemas_register_attedance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style-name="ce51" table:number-columns-repeated="1016"/>
        </table:table-row>
        <table:table-row table:style-name="ro4">
          <table:table-cell table:style-name="ce4" table:formula="of:=CONCATENATE( &quot;access_&quot;;  SUBSTITUTE([.B97];&quot;.&quot;;&quot;_&quot;); &quot;_&quot; ;RIGHT([.D97];LEN([.D97])-FIND(&quot;_&quot;;[.D97]))          )" office:value-type="string" office:string-value="access_base_ir_sequence_kemas_register_attedance">
            <text:p>access_base_ir_sequence_kemas_register_attedance</text:p>
          </table:table-cell>
          <table:table-cell table:style-name="ce8" office:value-type="string">
            <text:p>base.ir.sequence</text:p>
          </table:table-cell>
          <table:table-cell table:style-name="ce4" table:formula="of:=CONCATENATE(LEFT([.B97];FIND(&quot;.&quot;;[.B97])); &quot;model_&quot;;  SUBSTITUTE(RIGHT([.B97];LEN([.B97])-FIND(&quot;.&quot;;[.B97]));&quot;.&quot;;&quot;_&quot;)          )" office:value-type="string" office:string-value="base.model_ir_sequence">
            <text:p>base.model_ir_sequence</text:p>
          </table:table-cell>
          <table:table-cell table:style-name="ce8" office:value-type="string">
            <text:p>group_kemas_register_attedance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style-name="ce51" table:number-columns-repeated="1016"/>
        </table:table-row>
        <table:table-row table:style-name="ro4">
          <table:table-cell table:style-name="ce4" table:formula="of:=CONCATENATE( &quot;access_&quot;;  SUBSTITUTE([.B98];&quot;.&quot;;&quot;_&quot;); &quot;_&quot; ;RIGHT([.D98];LEN([.D98])-FIND(&quot;_&quot;;[.D98]))          )" office:value-type="string" office:string-value="access_base_ir_sequence_type_kemas_register_attedance">
            <text:p>access_base_ir_sequence_type_kemas_register_attedance</text:p>
          </table:table-cell>
          <table:table-cell table:style-name="ce8" office:value-type="string">
            <text:p>base.ir.sequence.type</text:p>
          </table:table-cell>
          <table:table-cell table:style-name="ce4" table:formula="of:=CONCATENATE(LEFT([.B98];FIND(&quot;.&quot;;[.B98])); &quot;model_&quot;;  SUBSTITUTE(RIGHT([.B98];LEN([.B98])-FIND(&quot;.&quot;;[.B98]));&quot;.&quot;;&quot;_&quot;)          )" office:value-type="string" office:string-value="base.model_ir_sequence_type">
            <text:p>base.model_ir_sequence_type</text:p>
          </table:table-cell>
          <table:table-cell table:style-name="ce8" office:value-type="string">
            <text:p>group_kemas_register_attedance</text:p>
          </table:table-cell>
          <table:table-cell table:number-columns-repeated="4" table:style-name="ce12" office:value-type="float" office:value="0">
            <text:p>0</text:p>
          </table:table-cell>
          <table:table-cell table:style-name="ce51" table:number-columns-repeated="1016"/>
        </table:table-row>
        <table:table-row table:style-name="ro2">
          <table:table-cell table:style-name="ce4"/>
          <table:table-cell table:style-name="ce8"/>
          <table:table-cell table:style-name="ce4"/>
          <table:table-cell table:style-name="ce8"/>
          <table:table-cell table:style-name="ce12" table:number-columns-repeated="4"/>
          <table:table-cell table:style-name="ce51" table:number-columns-repeated="1016"/>
        </table:table-row>
        <table:table-row table:style-name="ro4">
          <table:table-cell table:style-name="ce5" table:formula="of:=CONCATENATE( &quot;access_&quot;;  SUBSTITUTE([.B100];&quot;.&quot;;&quot;_&quot;); &quot;_&quot; ;RIGHT([.D100];LEN([.D100])-FIND(&quot;_&quot;;[.D100]))          )" office:value-type="string" office:string-value="access_kemas_func_kemas_register_attedance">
            <text:p>access_kemas_func_kemas_register_attedance</text:p>
          </table:table-cell>
          <table:table-cell office:value-type="string">
            <text:p>kemas.func</text:p>
          </table:table-cell>
          <table:table-cell table:style-name="ce5" table:formula="of:=CONCATENATE(LEFT([.B100];FIND(&quot;.&quot;;[.B100])); &quot;model_&quot;;  SUBSTITUTE([.B100];&quot;.&quot;;&quot;_&quot;)          )" office:value-type="string" office:string-value="kemas.model_kemas_func">
            <text:p>kemas.model_kemas_func</text:p>
          </table:table-cell>
          <table:table-cell office:value-type="string">
            <text:p>group_kemas_register_attedance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01];&quot;.&quot;;&quot;_&quot;); &quot;_&quot; ;RIGHT([.D101];LEN([.D101])-FIND(&quot;_&quot;;[.D101]))          )" office:value-type="string" office:string-value="access_kemas_config_kemas_register_attedance">
            <text:p>access_kemas_config_kemas_register_attedance</text:p>
          </table:table-cell>
          <table:table-cell office:value-type="string">
            <text:p>kemas.config</text:p>
          </table:table-cell>
          <table:table-cell table:style-name="ce5" table:formula="of:=CONCATENATE(LEFT([.B101];FIND(&quot;.&quot;;[.B101])); &quot;model_&quot;;  SUBSTITUTE([.B101];&quot;.&quot;;&quot;_&quot;)          )" office:value-type="string" office:string-value="kemas.model_kemas_config">
            <text:p>kemas.model_kemas_config</text:p>
          </table:table-cell>
          <table:table-cell office:value-type="string">
            <text:p>group_kemas_register_attedance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02];&quot;.&quot;;&quot;_&quot;); &quot;_&quot; ;RIGHT([.D102];LEN([.D102])-FIND(&quot;_&quot;;[.D102]))          )" office:value-type="string" office:string-value="access_kemas_activity_kemas_register_attedance">
            <text:p>access_kemas_activity_kemas_register_attedance</text:p>
          </table:table-cell>
          <table:table-cell office:value-type="string">
            <text:p>kemas.activity</text:p>
          </table:table-cell>
          <table:table-cell table:style-name="ce5" table:formula="of:=CONCATENATE(LEFT([.B102];FIND(&quot;.&quot;;[.B102])); &quot;model_&quot;;  SUBSTITUTE([.B102];&quot;.&quot;;&quot;_&quot;)          )" office:value-type="string" office:string-value="kemas.model_kemas_activity">
            <text:p>kemas.model_kemas_activity</text:p>
          </table:table-cell>
          <table:table-cell office:value-type="string">
            <text:p>group_kemas_register_attedance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03];&quot;.&quot;;&quot;_&quot;); &quot;_&quot; ;RIGHT([.D103];LEN([.D103])-FIND(&quot;_&quot;;[.D103]))          )" office:value-type="string" office:string-value="access_kemas_area_kemas_register_attedance">
            <text:p>access_kemas_area_kemas_register_attedance</text:p>
          </table:table-cell>
          <table:table-cell office:value-type="string">
            <text:p>kemas.area</text:p>
          </table:table-cell>
          <table:table-cell table:style-name="ce5" table:formula="of:=CONCATENATE(LEFT([.B103];FIND(&quot;.&quot;;[.B103])); &quot;model_&quot;;  SUBSTITUTE([.B103];&quot;.&quot;;&quot;_&quot;)          )" office:value-type="string" office:string-value="kemas.model_kemas_area">
            <text:p>kemas.model_kemas_area</text:p>
          </table:table-cell>
          <table:table-cell office:value-type="string">
            <text:p>group_kemas_register_attedance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04];&quot;.&quot;;&quot;_&quot;); &quot;_&quot; ;RIGHT([.D104];LEN([.D104])-FIND(&quot;_&quot;;[.D104]))          )" office:value-type="string" office:string-value="access_kemas_level_kemas_register_attedance">
            <text:p>access_kemas_level_kemas_register_attedance</text:p>
          </table:table-cell>
          <table:table-cell office:value-type="string">
            <text:p>kemas.level</text:p>
          </table:table-cell>
          <table:table-cell table:style-name="ce5" table:formula="of:=CONCATENATE(LEFT([.B104];FIND(&quot;.&quot;;[.B104])); &quot;model_&quot;;  SUBSTITUTE([.B104];&quot;.&quot;;&quot;_&quot;)          )" office:value-type="string" office:string-value="kemas.model_kemas_level">
            <text:p>kemas.model_kemas_level</text:p>
          </table:table-cell>
          <table:table-cell office:value-type="string">
            <text:p>group_kemas_register_attedance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05];&quot;.&quot;;&quot;_&quot;); &quot;_&quot; ;RIGHT([.D105];LEN([.D105])-FIND(&quot;_&quot;;[.D105]))          )" office:value-type="string" office:string-value="access_kemas_task_assigned_kemas_register_attedance">
            <text:p>access_kemas_task_assigned_kemas_register_attedance</text:p>
          </table:table-cell>
          <table:table-cell office:value-type="string">
            <text:p>kemas.task.assigned</text:p>
          </table:table-cell>
          <table:table-cell table:style-name="ce5" table:formula="of:=CONCATENATE(LEFT([.B105];FIND(&quot;.&quot;;[.B105])); &quot;model_&quot;;  SUBSTITUTE([.B105];&quot;.&quot;;&quot;_&quot;)          )" office:value-type="string" office:string-value="kemas.model_kemas_task_assigned">
            <text:p>kemas.model_kemas_task_assigned</text:p>
          </table:table-cell>
          <table:table-cell office:value-type="string">
            <text:p>group_kemas_register_attedance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06];&quot;.&quot;;&quot;_&quot;); &quot;_&quot; ;RIGHT([.D106];LEN([.D106])-FIND(&quot;_&quot;;[.D106]))          )" office:value-type="string" office:string-value="access_kemas_task_kemas_register_attedance">
            <text:p>access_kemas_task_kemas_register_attedance</text:p>
          </table:table-cell>
          <table:table-cell office:value-type="string">
            <text:p>kemas.task</text:p>
          </table:table-cell>
          <table:table-cell table:style-name="ce5" table:formula="of:=CONCATENATE(LEFT([.B106];FIND(&quot;.&quot;;[.B106])); &quot;model_&quot;;  SUBSTITUTE([.B106];&quot;.&quot;;&quot;_&quot;)          )" office:value-type="string" office:string-value="kemas.model_kemas_task">
            <text:p>kemas.model_kemas_task</text:p>
          </table:table-cell>
          <table:table-cell office:value-type="string">
            <text:p>group_kemas_register_attedance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07];&quot;.&quot;;&quot;_&quot;); &quot;_&quot; ;RIGHT([.D107];LEN([.D107])-FIND(&quot;_&quot;;[.D107]))          )" office:value-type="string" office:string-value="access_kemas_task_type_kemas_register_attedance">
            <text:p>access_kemas_task_type_kemas_register_attedance</text:p>
          </table:table-cell>
          <table:table-cell office:value-type="string">
            <text:p>kemas.task.type</text:p>
          </table:table-cell>
          <table:table-cell table:style-name="ce5" table:formula="of:=CONCATENATE(LEFT([.B107];FIND(&quot;.&quot;;[.B107])); &quot;model_&quot;;  SUBSTITUTE([.B107];&quot;.&quot;;&quot;_&quot;)          )" office:value-type="string" office:string-value="kemas.model_kemas_task_type">
            <text:p>kemas.model_kemas_task_type</text:p>
          </table:table-cell>
          <table:table-cell office:value-type="string">
            <text:p>group_kemas_register_attedance</text:p>
          </table:table-cell>
          <table:table-cell table:number-columns-repeated="4" table:style-name="ce3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08];&quot;.&quot;;&quot;_&quot;); &quot;_&quot; ;RIGHT([.D108];LEN([.D108])-FIND(&quot;_&quot;;[.D108]))          )" office:value-type="string" office:string-value="access_kemas_task_category_kemas_register_attedance">
            <text:p>access_kemas_task_category_kemas_register_attedance</text:p>
          </table:table-cell>
          <table:table-cell office:value-type="string">
            <text:p>kemas.task.category</text:p>
          </table:table-cell>
          <table:table-cell table:style-name="ce5" table:formula="of:=CONCATENATE(LEFT([.B108];FIND(&quot;.&quot;;[.B108])); &quot;model_&quot;;  SUBSTITUTE([.B108];&quot;.&quot;;&quot;_&quot;)          )" office:value-type="string" office:string-value="kemas.model_kemas_task_category">
            <text:p>kemas.model_kemas_task_category</text:p>
          </table:table-cell>
          <table:table-cell office:value-type="string">
            <text:p>group_kemas_register_attedance</text:p>
          </table:table-cell>
          <table:table-cell table:number-columns-repeated="4" table:style-name="ce3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09];&quot;.&quot;;&quot;_&quot;); &quot;_&quot; ;RIGHT([.D109];LEN([.D109])-FIND(&quot;_&quot;;[.D109]))          )" office:value-type="string" office:string-value="access_kemas_collaborator_kemas_register_attedance">
            <text:p>access_kemas_collaborator_kemas_register_attedance</text:p>
          </table:table-cell>
          <table:table-cell office:value-type="string">
            <text:p>kemas.collaborator</text:p>
          </table:table-cell>
          <table:table-cell table:style-name="ce5" table:formula="of:=CONCATENATE(LEFT([.B109];FIND(&quot;.&quot;;[.B109])); &quot;model_&quot;;  SUBSTITUTE([.B109];&quot;.&quot;;&quot;_&quot;)          )" office:value-type="string" office:string-value="kemas.model_kemas_collaborator">
            <text:p>kemas.model_kemas_collaborator</text:p>
          </table:table-cell>
          <table:table-cell office:value-type="string">
            <text:p>group_kemas_register_attedance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10];&quot;.&quot;;&quot;_&quot;); &quot;_&quot; ;RIGHT([.D110];LEN([.D110])-FIND(&quot;_&quot;;[.D110]))          )" office:value-type="string" office:string-value="access_kemas_school4d_stage_kemas_register_attedance">
            <text:p>access_kemas_school4d_stage_kemas_register_attedance</text:p>
          </table:table-cell>
          <table:table-cell office:value-type="string">
            <text:p>kemas.school4d.stage</text:p>
          </table:table-cell>
          <table:table-cell table:style-name="ce5" table:formula="of:=CONCATENATE(LEFT([.B110];FIND(&quot;.&quot;;[.B110])); &quot;model_&quot;;  SUBSTITUTE([.B110];&quot;.&quot;;&quot;_&quot;)          )" office:value-type="string" office:string-value="kemas.model_kemas_school4d_stage">
            <text:p>kemas.model_kemas_school4d_stage</text:p>
          </table:table-cell>
          <table:table-cell office:value-type="string">
            <text:p>group_kemas_register_attedance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11];&quot;.&quot;;&quot;_&quot;); &quot;_&quot; ;RIGHT([.D111];LEN([.D111])-FIND(&quot;_&quot;;[.D111]))          )" office:value-type="string" office:string-value="access_kemas_school4d_line_kemas_register_attedance">
            <text:p>access_kemas_school4d_line_kemas_register_attedance</text:p>
          </table:table-cell>
          <table:table-cell office:value-type="string">
            <text:p>kemas.school4d_line</text:p>
          </table:table-cell>
          <table:table-cell table:style-name="ce5" table:formula="of:=CONCATENATE(LEFT([.B111];FIND(&quot;.&quot;;[.B111])); &quot;model_&quot;;  SUBSTITUTE([.B111];&quot;.&quot;;&quot;_&quot;)          )" office:value-type="string" office:string-value="kemas.model_kemas_school4d_line">
            <text:p>kemas.model_kemas_school4d_line</text:p>
          </table:table-cell>
          <table:table-cell office:value-type="string">
            <text:p>group_kemas_register_attedance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2"/>
          <table:table-cell table:style-name="ce52"/>
          <table:table-cell table:number-columns-repeated="1013"/>
        </table:table-row>
        <table:table-row table:style-name="ro4">
          <table:table-cell table:style-name="ce5" table:formula="of:=CONCATENATE( &quot;access_&quot;;  SUBSTITUTE([.B112];&quot;.&quot;;&quot;_&quot;); &quot;_&quot; ;RIGHT([.D112];LEN([.D112])-FIND(&quot;_&quot;;[.D112]))          )" office:value-type="string" office:string-value="access_kemas_school4d_detail_kemas_register_attedance">
            <text:p>access_kemas_school4d_detail_kemas_register_attedance</text:p>
          </table:table-cell>
          <table:table-cell office:value-type="string">
            <text:p>kemas.school4d_detail</text:p>
          </table:table-cell>
          <table:table-cell table:style-name="ce5" table:formula="of:=CONCATENATE(LEFT([.B112];FIND(&quot;.&quot;;[.B112])); &quot;model_&quot;;  SUBSTITUTE([.B112];&quot;.&quot;;&quot;_&quot;)          )" office:value-type="string" office:string-value="kemas.model_kemas_school4d_detail">
            <text:p>kemas.model_kemas_school4d_detail</text:p>
          </table:table-cell>
          <table:table-cell office:value-type="string">
            <text:p>group_kemas_register_attedance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2"/>
          <table:table-cell table:style-name="ce52"/>
          <table:table-cell table:number-columns-repeated="1013"/>
        </table:table-row>
        <table:table-row table:style-name="ro4">
          <table:table-cell table:style-name="ce5" table:formula="of:=CONCATENATE( &quot;access_&quot;;  SUBSTITUTE([.B113];&quot;.&quot;;&quot;_&quot;); &quot;_&quot; ;RIGHT([.D113];LEN([.D113])-FIND(&quot;_&quot;;[.D113]))          )" office:value-type="string" office:string-value="access_kemas_history_points_kemas_register_attedance">
            <text:p>access_kemas_history_points_kemas_register_attedance</text:p>
          </table:table-cell>
          <table:table-cell office:value-type="string">
            <text:p>kemas.history.points</text:p>
          </table:table-cell>
          <table:table-cell table:style-name="ce5" table:formula="of:=CONCATENATE(LEFT([.B113];FIND(&quot;.&quot;;[.B113])); &quot;model_&quot;;  SUBSTITUTE([.B113];&quot;.&quot;;&quot;_&quot;)          )" office:value-type="string" office:string-value="kemas.model_kemas_history_points">
            <text:p>kemas.model_kemas_history_points</text:p>
          </table:table-cell>
          <table:table-cell office:value-type="string">
            <text:p>group_kemas_register_attedance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14];&quot;.&quot;;&quot;_&quot;); &quot;_&quot; ;RIGHT([.D114];LEN([.D114])-FIND(&quot;_&quot;;[.D114]))          )" office:value-type="string" office:string-value="access_kemas_place_kemas_register_attedance">
            <text:p>access_kemas_place_kemas_register_attedance</text:p>
          </table:table-cell>
          <table:table-cell office:value-type="string">
            <text:p>kemas.place</text:p>
          </table:table-cell>
          <table:table-cell table:style-name="ce5" table:formula="of:=CONCATENATE(LEFT([.B114];FIND(&quot;.&quot;;[.B114])); &quot;model_&quot;;  SUBSTITUTE([.B114];&quot;.&quot;;&quot;_&quot;)          )" office:value-type="string" office:string-value="kemas.model_kemas_place">
            <text:p>kemas.model_kemas_place</text:p>
          </table:table-cell>
          <table:table-cell office:value-type="string">
            <text:p>group_kemas_register_attedance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15];&quot;.&quot;;&quot;_&quot;); &quot;_&quot; ;RIGHT([.D115];LEN([.D115])-FIND(&quot;_&quot;;[.D115]))          )" office:value-type="string" office:string-value="access_kemas_repository_category_kemas_register_attedance">
            <text:p>access_kemas_repository_category_kemas_register_attedance</text:p>
          </table:table-cell>
          <table:table-cell office:value-type="string">
            <text:p>kemas.repository.category</text:p>
          </table:table-cell>
          <table:table-cell table:style-name="ce5" table:formula="of:=CONCATENATE(LEFT([.B115];FIND(&quot;.&quot;;[.B115])); &quot;model_&quot;;  SUBSTITUTE([.B115];&quot;.&quot;;&quot;_&quot;)          )" office:value-type="string" office:string-value="kemas.model_kemas_repository_category">
            <text:p>kemas.model_kemas_repository_category</text:p>
          </table:table-cell>
          <table:table-cell office:value-type="string">
            <text:p>group_kemas_register_attedance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16];&quot;.&quot;;&quot;_&quot;); &quot;_&quot; ;RIGHT([.D116];LEN([.D116])-FIND(&quot;_&quot;;[.D116]))          )" office:value-type="string" office:string-value="access_kemas_repository_kemas_register_attedance">
            <text:p>access_kemas_repository_kemas_register_attedance</text:p>
          </table:table-cell>
          <table:table-cell office:value-type="string">
            <text:p>kemas.repository</text:p>
          </table:table-cell>
          <table:table-cell table:style-name="ce5" table:formula="of:=CONCATENATE(LEFT([.B116];FIND(&quot;.&quot;;[.B116])); &quot;model_&quot;;  SUBSTITUTE([.B116];&quot;.&quot;;&quot;_&quot;)          )" office:value-type="string" office:string-value="kemas.model_kemas_repository">
            <text:p>kemas.model_kemas_repository</text:p>
          </table:table-cell>
          <table:table-cell office:value-type="string">
            <text:p>group_kemas_register_attedance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17];&quot;.&quot;;&quot;_&quot;); &quot;_&quot; ;RIGHT([.D117];LEN([.D117])-FIND(&quot;_&quot;;[.D117]))          )" office:value-type="string" office:string-value="access_kemas_service_kemas_register_attedance">
            <text:p>access_kemas_service_kemas_register_attedance</text:p>
          </table:table-cell>
          <table:table-cell office:value-type="string">
            <text:p>kemas.service</text:p>
          </table:table-cell>
          <table:table-cell table:style-name="ce5" table:formula="of:=CONCATENATE(LEFT([.B117];FIND(&quot;.&quot;;[.B117])); &quot;model_&quot;;  SUBSTITUTE([.B117];&quot;.&quot;;&quot;_&quot;)          )" office:value-type="string" office:string-value="kemas.model_kemas_service">
            <text:p>kemas.model_kemas_service</text:p>
          </table:table-cell>
          <table:table-cell office:value-type="string">
            <text:p>group_kemas_register_attedance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18];&quot;.&quot;;&quot;_&quot;); &quot;_&quot; ;RIGHT([.D118];LEN([.D118])-FIND(&quot;_&quot;;[.D118]))          )" office:value-type="string" office:string-value="access_kemas_event_replacement_kemas_register_attedance">
            <text:p>access_kemas_event_replacement_kemas_register_attedance</text:p>
          </table:table-cell>
          <table:table-cell office:value-type="string">
            <text:p>kemas.event.replacement</text:p>
          </table:table-cell>
          <table:table-cell table:style-name="ce5" table:formula="of:=CONCATENATE(LEFT([.B118];FIND(&quot;.&quot;;[.B118])); &quot;model_&quot;;  SUBSTITUTE([.B118];&quot;.&quot;;&quot;_&quot;)          )" office:value-type="string" office:string-value="kemas.model_kemas_event_replacement">
            <text:p>kemas.model_kemas_event_replacement</text:p>
          </table:table-cell>
          <table:table-cell office:value-type="string">
            <text:p>group_kemas_register_attedance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19];&quot;.&quot;;&quot;_&quot;); &quot;_&quot; ;RIGHT([.D119];LEN([.D119])-FIND(&quot;_&quot;;[.D119]))          )" office:value-type="string" office:string-value="access_kemas_event_collaborator_line_kemas_register_attedance">
            <text:p>access_kemas_event_collaborator_line_kemas_register_attedance</text:p>
          </table:table-cell>
          <table:table-cell office:value-type="string">
            <text:p>kemas.event.collaborator.line</text:p>
          </table:table-cell>
          <table:table-cell table:style-name="ce5" table:formula="of:=CONCATENATE(LEFT([.B119];FIND(&quot;.&quot;;[.B119])); &quot;model_&quot;;  SUBSTITUTE([.B119];&quot;.&quot;;&quot;_&quot;)          )" office:value-type="string" office:string-value="kemas.model_kemas_event_collaborator_line">
            <text:p>kemas.model_kemas_event_collaborator_line</text:p>
          </table:table-cell>
          <table:table-cell office:value-type="string">
            <text:p>group_kemas_register_attedance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20];&quot;.&quot;;&quot;_&quot;); &quot;_&quot; ;RIGHT([.D120];LEN([.D120])-FIND(&quot;_&quot;;[.D120]))          )" office:value-type="string" office:string-value="access_kemas_event_kemas_register_attedance">
            <text:p>access_kemas_event_kemas_register_attedance</text:p>
          </table:table-cell>
          <table:table-cell office:value-type="string">
            <text:p>kemas.event</text:p>
          </table:table-cell>
          <table:table-cell table:style-name="ce5" table:formula="of:=CONCATENATE(LEFT([.B120];FIND(&quot;.&quot;;[.B120])); &quot;model_&quot;;  SUBSTITUTE([.B120];&quot;.&quot;;&quot;_&quot;)          )" office:value-type="string" office:string-value="kemas.model_kemas_event">
            <text:p>kemas.model_kemas_event</text:p>
          </table:table-cell>
          <table:table-cell office:value-type="string">
            <text:p>group_kemas_register_attedance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21];&quot;.&quot;;&quot;_&quot;); &quot;_&quot; ;RIGHT([.D121];LEN([.D121])-FIND(&quot;_&quot;;[.D121]))          )" office:value-type="string" office:string-value="access_kemas_event_stage_kemas_register_attedance">
            <text:p>access_kemas_event_stage_kemas_register_attedance</text:p>
          </table:table-cell>
          <table:table-cell office:value-type="string">
            <text:p>kemas.event.stage</text:p>
          </table:table-cell>
          <table:table-cell table:style-name="ce5" table:formula="of:=CONCATENATE(LEFT([.B121];FIND(&quot;.&quot;;[.B121])); &quot;model_&quot;;  SUBSTITUTE([.B121];&quot;.&quot;;&quot;_&quot;)          )" office:value-type="string" office:string-value="kemas.model_kemas_event_stage">
            <text:p>kemas.model_kemas_event_stage</text:p>
          </table:table-cell>
          <table:table-cell office:value-type="string">
            <text:p>group_kemas_register_attedance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22];&quot;.&quot;;&quot;_&quot;); &quot;_&quot; ;RIGHT([.D122];LEN([.D122])-FIND(&quot;_&quot;;[.D122]))          )" office:value-type="string" office:string-value="access_kemas_massive_email_kemas_register_attedance">
            <text:p>access_kemas_massive_email_kemas_register_attedance</text:p>
          </table:table-cell>
          <table:table-cell office:value-type="string">
            <text:p>kemas.massive.email</text:p>
          </table:table-cell>
          <table:table-cell table:style-name="ce5" table:formula="of:=CONCATENATE(LEFT([.B122];FIND(&quot;.&quot;;[.B122])); &quot;model_&quot;;  SUBSTITUTE([.B122];&quot;.&quot;;&quot;_&quot;)          )" office:value-type="string" office:string-value="kemas.model_kemas_massive_email">
            <text:p>kemas.model_kemas_massive_email</text:p>
          </table:table-cell>
          <table:table-cell office:value-type="string">
            <text:p>group_kemas_register_attedance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23];&quot;.&quot;;&quot;_&quot;); &quot;_&quot; ;RIGHT([.D123];LEN([.D123])-FIND(&quot;_&quot;;[.D123]))          )" office:value-type="string" office:string-value="access_kemas_massive_email_line_kemas_register_attedance">
            <text:p>access_kemas_massive_email_line_kemas_register_attedance</text:p>
          </table:table-cell>
          <table:table-cell office:value-type="string">
            <text:p>kemas.massive.email.line</text:p>
          </table:table-cell>
          <table:table-cell table:style-name="ce5" table:formula="of:=CONCATENATE(LEFT([.B123];FIND(&quot;.&quot;;[.B123])); &quot;model_&quot;;  SUBSTITUTE([.B123];&quot;.&quot;;&quot;_&quot;)          )" office:value-type="string" office:string-value="kemas.model_kemas_massive_email_line">
            <text:p>kemas.model_kemas_massive_email_line</text:p>
          </table:table-cell>
          <table:table-cell office:value-type="string">
            <text:p>group_kemas_register_attedance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24];&quot;.&quot;;&quot;_&quot;); &quot;_&quot; ;RIGHT([.D124];LEN([.D124])-FIND(&quot;_&quot;;[.D124]))          )" office:value-type="string" office:string-value="access_kemas_ministry_kemas_register_attedance">
            <text:p>access_kemas_ministry_kemas_register_attedance</text:p>
          </table:table-cell>
          <table:table-cell office:value-type="string">
            <text:p>kemas.ministry</text:p>
          </table:table-cell>
          <table:table-cell table:style-name="ce5" table:formula="of:=CONCATENATE(LEFT([.B124];FIND(&quot;.&quot;;[.B124])); &quot;model_&quot;;  SUBSTITUTE([.B124];&quot;.&quot;;&quot;_&quot;)          )" office:value-type="string" office:string-value="kemas.model_kemas_ministry">
            <text:p>kemas.model_kemas_ministry</text:p>
          </table:table-cell>
          <table:table-cell office:value-type="string">
            <text:p>group_kemas_register_attedance</text:p>
          </table:table-cell>
          <table:table-cell table:number-columns-repeated="4" table:style-name="ce34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25];&quot;.&quot;;&quot;_&quot;); &quot;_&quot; ;RIGHT([.D125];LEN([.D125])-FIND(&quot;_&quot;;[.D125]))          )" office:value-type="string" office:string-value="access_kemas_collaborator_progress_level_kemas_register_attedance">
            <text:p>access_kemas_collaborator_progress_level_kemas_register_attedance</text:p>
          </table:table-cell>
          <table:table-cell office:value-type="string">
            <text:p>kemas.collaborator.progress.level</text:p>
          </table:table-cell>
          <table:table-cell table:style-name="ce5" table:formula="of:=CONCATENATE(LEFT([.B125];FIND(&quot;.&quot;;[.B125])); &quot;model_&quot;;  SUBSTITUTE([.B125];&quot;.&quot;;&quot;_&quot;)          )" office:value-type="string" office:string-value="kemas.model_kemas_collaborator_progress_level">
            <text:p>kemas.model_kemas_collaborator_progress_level</text:p>
          </table:table-cell>
          <table:table-cell office:value-type="string">
            <text:p>group_kemas_register_attedance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26];&quot;.&quot;;&quot;_&quot;); &quot;_&quot; ;RIGHT([.D126];LEN([.D126])-FIND(&quot;_&quot;;[.D126]))          )" office:value-type="string" office:string-value="access_kemas_attendance_kemas_register_attedance">
            <text:p>access_kemas_attendance_kemas_register_attedance</text:p>
          </table:table-cell>
          <table:table-cell office:value-type="string">
            <text:p>kemas.attendance</text:p>
          </table:table-cell>
          <table:table-cell table:style-name="ce5" table:formula="of:=CONCATENATE(LEFT([.B126];FIND(&quot;.&quot;;[.B126])); &quot;model_&quot;;  SUBSTITUTE([.B126];&quot;.&quot;;&quot;_&quot;)          )" office:value-type="string" office:string-value="kemas.model_kemas_attendance">
            <text:p>kemas.model_kemas_attendance</text:p>
          </table:table-cell>
          <table:table-cell office:value-type="string">
            <text:p>group_kemas_register_attedance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27];&quot;.&quot;;&quot;_&quot;); &quot;_&quot; ;RIGHT([.D127];LEN([.D127])-FIND(&quot;_&quot;;[.D127]))          )" office:value-type="string" office:string-value="access_kemas_web_site_kemas_register_attedance">
            <text:p>access_kemas_web_site_kemas_register_attedance</text:p>
          </table:table-cell>
          <table:table-cell office:value-type="string">
            <text:p>kemas.web.site</text:p>
          </table:table-cell>
          <table:table-cell table:style-name="ce5" table:formula="of:=CONCATENATE(LEFT([.B127];FIND(&quot;.&quot;;[.B127])); &quot;model_&quot;;  SUBSTITUTE([.B127];&quot;.&quot;;&quot;_&quot;)          )" office:value-type="string" office:string-value="kemas.model_kemas_web_site">
            <text:p>kemas.model_kemas_web_site</text:p>
          </table:table-cell>
          <table:table-cell office:value-type="string">
            <text:p>group_kemas_register_attedance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28];&quot;.&quot;;&quot;_&quot;); &quot;_&quot; ;RIGHT([.D128];LEN([.D128])-FIND(&quot;_&quot;;[.D128]))          )" office:value-type="string" office:string-value="access_kemas_collaborator_web_site_kemas_register_attedance">
            <text:p>access_kemas_collaborator_web_site_kemas_register_attedance</text:p>
          </table:table-cell>
          <table:table-cell office:value-type="string">
            <text:p>kemas.collaborator.web.site</text:p>
          </table:table-cell>
          <table:table-cell table:style-name="ce5" table:formula="of:=CONCATENATE(LEFT([.B128];FIND(&quot;.&quot;;[.B128])); &quot;model_&quot;;  SUBSTITUTE([.B128];&quot;.&quot;;&quot;_&quot;)          )" office:value-type="string" office:string-value="kemas.model_kemas_collaborator_web_site">
            <text:p>kemas.model_kemas_collaborator_web_site</text:p>
          </table:table-cell>
          <table:table-cell office:value-type="string">
            <text:p>group_kemas_register_attedance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29];&quot;.&quot;;&quot;_&quot;); &quot;_&quot; ;RIGHT([.D129];LEN([.D129])-FIND(&quot;_&quot;;[.D129]))          )" office:value-type="string" office:string-value="access_kemas_collaborator_logbook_kemas_register_attedance">
            <text:p>access_kemas_collaborator_logbook_kemas_register_attedance</text:p>
          </table:table-cell>
          <table:table-cell office:value-type="string">
            <text:p>kemas.collaborator.logbook</text:p>
          </table:table-cell>
          <table:table-cell table:style-name="ce5" table:formula="of:=CONCATENATE(LEFT([.B129];FIND(&quot;.&quot;;[.B129])); &quot;model_&quot;;  SUBSTITUTE([.B129];&quot;.&quot;;&quot;_&quot;)          )" office:value-type="string" office:string-value="kemas.model_kemas_collaborator_logbook">
            <text:p>kemas.model_kemas_collaborator_logbook</text:p>
          </table:table-cell>
          <table:table-cell office:value-type="string">
            <text:p>group_kemas_register_attedance</text:p>
          </table:table-cell>
          <table:table-cell table:style-name="ce35" office:value-type="float" office:value="1">
            <text:p>1</text:p>
          </table:table-cell>
          <table:table-cell table:number-columns-repeated="3" table:style-name="ce35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30];&quot;.&quot;;&quot;_&quot;); &quot;_&quot; ;RIGHT([.D130];LEN([.D130])-FIND(&quot;_&quot;;[.D130]))          )" office:value-type="string" office:string-value="access_kemas_suspension_kemas_register_attedance">
            <text:p>access_kemas_suspension_kemas_register_attedance</text:p>
          </table:table-cell>
          <table:table-cell office:value-type="string">
            <text:p>kemas.suspension</text:p>
          </table:table-cell>
          <table:table-cell table:style-name="ce5" table:formula="of:=CONCATENATE(LEFT([.B130];FIND(&quot;.&quot;;[.B130])); &quot;model_&quot;;  SUBSTITUTE([.B130];&quot;.&quot;;&quot;_&quot;)          )" office:value-type="string" office:string-value="kemas.model_kemas_suspension">
            <text:p>kemas.model_kemas_suspension</text:p>
          </table:table-cell>
          <table:table-cell office:value-type="string">
            <text:p>group_kemas_register_attedance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31];&quot;.&quot;;&quot;_&quot;); &quot;_&quot; ;RIGHT([.D131];LEN([.D131])-FIND(&quot;_&quot;;[.D131]))          )" office:value-type="string" office:string-value="access_kemas_specialization_course_kemas_register_attedance">
            <text:p>access_kemas_specialization_course_kemas_register_attedance</text:p>
          </table:table-cell>
          <table:table-cell office:value-type="string">
            <text:p>kemas.specialization.course</text:p>
          </table:table-cell>
          <table:table-cell table:style-name="ce5" table:formula="of:=CONCATENATE(LEFT([.B131];FIND(&quot;.&quot;;[.B131])); &quot;model_&quot;;  SUBSTITUTE([.B131];&quot;.&quot;;&quot;_&quot;)          )" office:value-type="string" office:string-value="kemas.model_kemas_specialization_course">
            <text:p>kemas.model_kemas_specialization_course</text:p>
          </table:table-cell>
          <table:table-cell office:value-type="string">
            <text:p>group_kemas_register_attedance</text:p>
          </table:table-cell>
          <table:table-cell table:number-columns-repeated="4" table:style-name="ce36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32];&quot;.&quot;;&quot;_&quot;); &quot;_&quot; ;RIGHT([.D132];LEN([.D132])-FIND(&quot;_&quot;;[.D132]))          )" office:value-type="string" office:string-value="access_kemas_specialization_course_level_kemas_register_attedance">
            <text:p>access_kemas_specialization_course_level_kemas_register_attedance</text:p>
          </table:table-cell>
          <table:table-cell office:value-type="string">
            <text:p>kemas.specialization.course.level</text:p>
          </table:table-cell>
          <table:table-cell table:style-name="ce5" table:formula="of:=CONCATENATE(LEFT([.B132];FIND(&quot;.&quot;;[.B132])); &quot;model_&quot;;  SUBSTITUTE([.B132];&quot;.&quot;;&quot;_&quot;)          )" office:value-type="string" office:string-value="kemas.model_kemas_specialization_course_level">
            <text:p>kemas.model_kemas_specialization_course_level</text:p>
          </table:table-cell>
          <table:table-cell office:value-type="string">
            <text:p>group_kemas_register_attedance</text:p>
          </table:table-cell>
          <table:table-cell table:number-columns-repeated="4" table:style-name="ce37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33];&quot;.&quot;;&quot;_&quot;); &quot;_&quot; ;RIGHT([.D133];LEN([.D133])-FIND(&quot;_&quot;;[.D133]))          )" office:value-type="string" office:string-value="access_kemas_specialization_course_line_kemas_register_attedance">
            <text:p>access_kemas_specialization_course_line_kemas_register_attedance</text:p>
          </table:table-cell>
          <table:table-cell office:value-type="string">
            <text:p>kemas.specialization.course.line</text:p>
          </table:table-cell>
          <table:table-cell table:style-name="ce5" table:formula="of:=CONCATENATE(LEFT([.B133];FIND(&quot;.&quot;;[.B133])); &quot;model_&quot;;  SUBSTITUTE([.B133];&quot;.&quot;;&quot;_&quot;)          )" office:value-type="string" office:string-value="kemas.model_kemas_specialization_course_line">
            <text:p>kemas.model_kemas_specialization_course_line</text:p>
          </table:table-cell>
          <table:table-cell office:value-type="string">
            <text:p>group_kemas_register_attedance</text:p>
          </table:table-cell>
          <table:table-cell table:number-columns-repeated="4" table:style-name="ce38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34];&quot;.&quot;;&quot;_&quot;); &quot;_&quot; ;RIGHT([.D134];LEN([.D134])-FIND(&quot;_&quot;;[.D134]))          )" office:value-type="string" office:string-value="access_kemas_team_kemas_register_attedance">
            <text:p>access_kemas_team_kemas_register_attedance</text:p>
          </table:table-cell>
          <table:table-cell office:value-type="string">
            <text:p>kemas.team</text:p>
          </table:table-cell>
          <table:table-cell table:style-name="ce5" table:formula="of:=CONCATENATE(LEFT([.B134];FIND(&quot;.&quot;;[.B134])); &quot;model_&quot;;  SUBSTITUTE([.B134];&quot;.&quot;;&quot;_&quot;)          )" office:value-type="string" office:string-value="kemas.model_kemas_team">
            <text:p>kemas.model_kemas_team</text:p>
          </table:table-cell>
          <table:table-cell office:value-type="string">
            <text:p>group_kemas_register_attedance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5">
          <table:table-cell table:style-name="ce5" table:formula="of:=CONCATENATE( &quot;access_&quot;;  SUBSTITUTE([.B135];&quot;.&quot;;&quot;_&quot;); &quot;_&quot; ;RIGHT([.D135];LEN([.D135])-FIND(&quot;_&quot;;[.D135]))          )" office:value-type="string" office:string-value="access_kemas_collaborator_logbook_login_kemas_register_attedance">
            <text:p>access_kemas_collaborator_logbook_login_kemas_register_attedance</text:p>
          </table:table-cell>
          <table:table-cell office:value-type="string">
            <text:p>kemas.collaborator.logbook.login</text:p>
          </table:table-cell>
          <table:table-cell table:style-name="ce5" table:formula="of:=CONCATENATE(LEFT([.B135];FIND(&quot;.&quot;;[.B135])); &quot;model_&quot;;  SUBSTITUTE([.B135];&quot;.&quot;;&quot;_&quot;)          )" office:value-type="string" office:string-value="kemas.model_kemas_collaborator_logbook_login">
            <text:p>kemas.model_kemas_collaborator_logbook_login</text:p>
          </table:table-cell>
          <table:table-cell office:value-type="string">
            <text:p>group_kemas_register_attedance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ce6"/>
          <table:table-cell table:style-name="ce9"/>
          <table:table-cell table:style-name="ce6"/>
          <table:table-cell table:style-name="ce9" table:number-columns-repeated="1021"/>
        </table:table-row>
        <table:table-row table:style-name="ro4">
          <table:table-cell table:style-name="ce4" table:formula="of:=CONCATENATE( &quot;access_&quot;;  SUBSTITUTE([.B137];&quot;.&quot;;&quot;_&quot;); &quot;_&quot; ;RIGHT([.D137];LEN([.D137])-FIND(&quot;_&quot;;[.D137]))          )" office:value-type="string" office:string-value="access_base_res_country_kemas_admin">
            <text:p>access_base_res_country_kemas_admin</text:p>
          </table:table-cell>
          <table:table-cell table:style-name="ce8" office:value-type="string">
            <text:p>base.res.country</text:p>
          </table:table-cell>
          <table:table-cell table:style-name="ce4" table:formula="of:=CONCATENATE(LEFT([.B137];FIND(&quot;.&quot;;[.B137])); &quot;model_&quot;;  SUBSTITUTE(RIGHT([.B137];LEN([.B137])-FIND(&quot;.&quot;;[.B137]));&quot;.&quot;;&quot;_&quot;)          )" office:value-type="string" office:string-value="base.model_res_country">
            <text:p>base.model_res_country</text:p>
          </table:table-cell>
          <table:table-cell table:style-name="ce8"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style-name="ce51" table:number-columns-repeated="1016"/>
        </table:table-row>
        <table:table-row table:style-name="ro4">
          <table:table-cell table:style-name="ce4" table:formula="of:=CONCATENATE( &quot;access_&quot;;  SUBSTITUTE([.B138];&quot;.&quot;;&quot;_&quot;); &quot;_&quot; ;RIGHT([.D138];LEN([.D138])-FIND(&quot;_&quot;;[.D138]))          )" office:value-type="string" office:string-value="access_base_res_country_state_kemas_admin">
            <text:p>access_base_res_country_state_kemas_admin</text:p>
          </table:table-cell>
          <table:table-cell table:style-name="ce8" office:value-type="string">
            <text:p>base.res.country.state</text:p>
          </table:table-cell>
          <table:table-cell table:style-name="ce4" table:formula="of:=CONCATENATE(LEFT([.B138];FIND(&quot;.&quot;;[.B138])); &quot;model_&quot;;  SUBSTITUTE(RIGHT([.B138];LEN([.B138])-FIND(&quot;.&quot;;[.B138]));&quot;.&quot;;&quot;_&quot;)          )" office:value-type="string" office:string-value="base.model_res_country_state">
            <text:p>base.model_res_country_state</text:p>
          </table:table-cell>
          <table:table-cell table:style-name="ce8"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style-name="ce51" table:number-columns-repeated="1016"/>
        </table:table-row>
        <table:table-row table:style-name="ro4">
          <table:table-cell table:style-name="ce4" table:formula="of:=CONCATENATE( &quot;access_&quot;;  SUBSTITUTE([.B139];&quot;.&quot;;&quot;_&quot;); &quot;_&quot; ;RIGHT([.D139];LEN([.D139])-FIND(&quot;_&quot;;[.D139]))          )" office:value-type="string" office:string-value="access_base_res_partner_kemas_admin">
            <text:p>access_base_res_partner_kemas_admin</text:p>
          </table:table-cell>
          <table:table-cell table:style-name="ce8" office:value-type="string">
            <text:p>base.res.partner</text:p>
          </table:table-cell>
          <table:table-cell table:style-name="ce4" table:formula="of:=CONCATENATE(LEFT([.B139];FIND(&quot;.&quot;;[.B139])); &quot;model_&quot;;  SUBSTITUTE(RIGHT([.B139];LEN([.B139])-FIND(&quot;.&quot;;[.B139]));&quot;.&quot;;&quot;_&quot;)          )" office:value-type="string" office:string-value="base.model_res_partner">
            <text:p>base.model_res_partner</text:p>
          </table:table-cell>
          <table:table-cell table:style-name="ce8"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style-name="ce51" table:number-columns-repeated="1016"/>
        </table:table-row>
        <table:table-row table:style-name="ro4">
          <table:table-cell table:style-name="ce4" table:formula="of:=CONCATENATE( &quot;access_&quot;;  SUBSTITUTE([.B140];&quot;.&quot;;&quot;_&quot;); &quot;_&quot; ;RIGHT([.D140];LEN([.D140])-FIND(&quot;_&quot;;[.D140]))          )" office:value-type="string" office:string-value="access_base_res_company_kemas_admin">
            <text:p>access_base_res_company_kemas_admin</text:p>
          </table:table-cell>
          <table:table-cell table:style-name="ce8" office:value-type="string">
            <text:p>base.res.company</text:p>
          </table:table-cell>
          <table:table-cell table:style-name="ce4" table:formula="of:=CONCATENATE(LEFT([.B140];FIND(&quot;.&quot;;[.B140])); &quot;model_&quot;;  SUBSTITUTE(RIGHT([.B140];LEN([.B140])-FIND(&quot;.&quot;;[.B140]));&quot;.&quot;;&quot;_&quot;)          )" office:value-type="string" office:string-value="base.model_res_company">
            <text:p>base.model_res_company</text:p>
          </table:table-cell>
          <table:table-cell table:style-name="ce8" office:value-type="string">
            <text:p>group_kemas_admin</text:p>
          </table:table-cell>
          <table:table-cell table:number-columns-repeated="4" table:style-name="ce40" office:value-type="float" office:value="1">
            <text:p>1</text:p>
          </table:table-cell>
          <table:table-cell table:style-name="ce51" table:number-columns-repeated="1016"/>
        </table:table-row>
        <table:table-row table:style-name="ro4">
          <table:table-cell table:style-name="ce4" table:formula="of:=CONCATENATE( &quot;access_&quot;;  SUBSTITUTE([.B141];&quot;.&quot;;&quot;_&quot;); &quot;_&quot; ;RIGHT([.D141];LEN([.D141])-FIND(&quot;_&quot;;[.D141]))          )" office:value-type="string" office:string-value="access_base_res_users_kemas_admin">
            <text:p>access_base_res_users_kemas_admin</text:p>
          </table:table-cell>
          <table:table-cell table:style-name="ce8" office:value-type="string">
            <text:p>base.res.users</text:p>
          </table:table-cell>
          <table:table-cell table:style-name="ce4" table:formula="of:=CONCATENATE(LEFT([.B141];FIND(&quot;.&quot;;[.B141])); &quot;model_&quot;;  SUBSTITUTE(RIGHT([.B141];LEN([.B141])-FIND(&quot;.&quot;;[.B141]));&quot;.&quot;;&quot;_&quot;)          )" office:value-type="string" office:string-value="base.model_res_users">
            <text:p>base.model_res_users</text:p>
          </table:table-cell>
          <table:table-cell table:style-name="ce8"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style-name="ce51" table:number-columns-repeated="1016"/>
        </table:table-row>
        <table:table-row table:style-name="ro4">
          <table:table-cell table:style-name="ce4" table:formula="of:=CONCATENATE( &quot;access_&quot;;  SUBSTITUTE([.B142];&quot;.&quot;;&quot;_&quot;); &quot;_&quot; ;RIGHT([.D142];LEN([.D142])-FIND(&quot;_&quot;;[.D142]))          )" office:value-type="string" office:string-value="access_base_ir_sequence_kemas_admin">
            <text:p>access_base_ir_sequence_kemas_admin</text:p>
          </table:table-cell>
          <table:table-cell table:style-name="ce8" office:value-type="string">
            <text:p>base.ir.sequence</text:p>
          </table:table-cell>
          <table:table-cell table:style-name="ce4" table:formula="of:=CONCATENATE(LEFT([.B142];FIND(&quot;.&quot;;[.B142])); &quot;model_&quot;;  SUBSTITUTE(RIGHT([.B142];LEN([.B142])-FIND(&quot;.&quot;;[.B142]));&quot;.&quot;;&quot;_&quot;)          )" office:value-type="string" office:string-value="base.model_ir_sequence">
            <text:p>base.model_ir_sequence</text:p>
          </table:table-cell>
          <table:table-cell table:style-name="ce8"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style-name="ce51" table:number-columns-repeated="1016"/>
        </table:table-row>
        <table:table-row table:style-name="ro4">
          <table:table-cell table:style-name="ce4" table:formula="of:=CONCATENATE( &quot;access_&quot;;  SUBSTITUTE([.B143];&quot;.&quot;;&quot;_&quot;); &quot;_&quot; ;RIGHT([.D143];LEN([.D143])-FIND(&quot;_&quot;;[.D143]))          )" office:value-type="string" office:string-value="access_base_ir_sequence_type_kemas_admin">
            <text:p>access_base_ir_sequence_type_kemas_admin</text:p>
          </table:table-cell>
          <table:table-cell table:style-name="ce8" office:value-type="string">
            <text:p>base.ir.sequence.type</text:p>
          </table:table-cell>
          <table:table-cell table:style-name="ce4" table:formula="of:=CONCATENATE(LEFT([.B143];FIND(&quot;.&quot;;[.B143])); &quot;model_&quot;;  SUBSTITUTE(RIGHT([.B143];LEN([.B143])-FIND(&quot;.&quot;;[.B143]));&quot;.&quot;;&quot;_&quot;)          )" office:value-type="string" office:string-value="base.model_ir_sequence_type">
            <text:p>base.model_ir_sequence_type</text:p>
          </table:table-cell>
          <table:table-cell table:style-name="ce8"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style-name="ce51" table:number-columns-repeated="1016"/>
        </table:table-row>
        <table:table-row table:style-name="ro2">
          <table:table-cell table:style-name="ce4"/>
          <table:table-cell table:style-name="ce8"/>
          <table:table-cell table:style-name="ce4"/>
          <table:table-cell table:style-name="ce8"/>
          <table:table-cell table:style-name="ce12" table:number-columns-repeated="4"/>
          <table:table-cell table:style-name="ce51" table:number-columns-repeated="1016"/>
        </table:table-row>
        <table:table-row table:style-name="ro4">
          <table:table-cell table:style-name="ce5" table:formula="of:=CONCATENATE( &quot;access_&quot;;  SUBSTITUTE([.B145];&quot;.&quot;;&quot;_&quot;); &quot;_&quot; ;RIGHT([.D145];LEN([.D145])-FIND(&quot;_&quot;;[.D145]))          )" office:value-type="string" office:string-value="access_kemas_func_kemas_admin">
            <text:p>access_kemas_func_kemas_admin</text:p>
          </table:table-cell>
          <table:table-cell office:value-type="string">
            <text:p>kemas.func</text:p>
          </table:table-cell>
          <table:table-cell table:style-name="ce5" table:formula="of:=CONCATENATE(LEFT([.B145];FIND(&quot;.&quot;;[.B145])); &quot;model_&quot;;  SUBSTITUTE([.B145];&quot;.&quot;;&quot;_&quot;)          )" office:value-type="string" office:string-value="kemas.model_kemas_func">
            <text:p>kemas.model_kemas_func</text:p>
          </table:table-cell>
          <table:table-cell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46];&quot;.&quot;;&quot;_&quot;); &quot;_&quot; ;RIGHT([.D146];LEN([.D146])-FIND(&quot;_&quot;;[.D146]))          )" office:value-type="string" office:string-value="access_kemas_config_kemas_admin">
            <text:p>access_kemas_config_kemas_admin</text:p>
          </table:table-cell>
          <table:table-cell office:value-type="string">
            <text:p>kemas.config</text:p>
          </table:table-cell>
          <table:table-cell table:style-name="ce5" table:formula="of:=CONCATENATE(LEFT([.B146];FIND(&quot;.&quot;;[.B146])); &quot;model_&quot;;  SUBSTITUTE([.B146];&quot;.&quot;;&quot;_&quot;)          )" office:value-type="string" office:string-value="kemas.model_kemas_config">
            <text:p>kemas.model_kemas_config</text:p>
          </table:table-cell>
          <table:table-cell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47];&quot;.&quot;;&quot;_&quot;); &quot;_&quot; ;RIGHT([.D147];LEN([.D147])-FIND(&quot;_&quot;;[.D147]))          )" office:value-type="string" office:string-value="access_kemas_activity_kemas_admin">
            <text:p>access_kemas_activity_kemas_admin</text:p>
          </table:table-cell>
          <table:table-cell office:value-type="string">
            <text:p>kemas.activity</text:p>
          </table:table-cell>
          <table:table-cell table:style-name="ce5" table:formula="of:=CONCATENATE(LEFT([.B147];FIND(&quot;.&quot;;[.B147])); &quot;model_&quot;;  SUBSTITUTE([.B147];&quot;.&quot;;&quot;_&quot;)          )" office:value-type="string" office:string-value="kemas.model_kemas_activity">
            <text:p>kemas.model_kemas_activity</text:p>
          </table:table-cell>
          <table:table-cell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48];&quot;.&quot;;&quot;_&quot;); &quot;_&quot; ;RIGHT([.D148];LEN([.D148])-FIND(&quot;_&quot;;[.D148]))          )" office:value-type="string" office:string-value="access_kemas_area_kemas_admin">
            <text:p>access_kemas_area_kemas_admin</text:p>
          </table:table-cell>
          <table:table-cell office:value-type="string">
            <text:p>kemas.area</text:p>
          </table:table-cell>
          <table:table-cell table:style-name="ce5" table:formula="of:=CONCATENATE(LEFT([.B148];FIND(&quot;.&quot;;[.B148])); &quot;model_&quot;;  SUBSTITUTE([.B148];&quot;.&quot;;&quot;_&quot;)          )" office:value-type="string" office:string-value="kemas.model_kemas_area">
            <text:p>kemas.model_kemas_area</text:p>
          </table:table-cell>
          <table:table-cell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49];&quot;.&quot;;&quot;_&quot;); &quot;_&quot; ;RIGHT([.D149];LEN([.D149])-FIND(&quot;_&quot;;[.D149]))          )" office:value-type="string" office:string-value="access_kemas_level_kemas_admin">
            <text:p>access_kemas_level_kemas_admin</text:p>
          </table:table-cell>
          <table:table-cell office:value-type="string">
            <text:p>kemas.level</text:p>
          </table:table-cell>
          <table:table-cell table:style-name="ce5" table:formula="of:=CONCATENATE(LEFT([.B149];FIND(&quot;.&quot;;[.B149])); &quot;model_&quot;;  SUBSTITUTE([.B149];&quot;.&quot;;&quot;_&quot;)          )" office:value-type="string" office:string-value="kemas.model_kemas_level">
            <text:p>kemas.model_kemas_level</text:p>
          </table:table-cell>
          <table:table-cell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50];&quot;.&quot;;&quot;_&quot;); &quot;_&quot; ;RIGHT([.D150];LEN([.D150])-FIND(&quot;_&quot;;[.D150]))          )" office:value-type="string" office:string-value="access_kemas_task_assigned_kemas_admin">
            <text:p>access_kemas_task_assigned_kemas_admin</text:p>
          </table:table-cell>
          <table:table-cell office:value-type="string">
            <text:p>kemas.task.assigned</text:p>
          </table:table-cell>
          <table:table-cell table:style-name="ce5" table:formula="of:=CONCATENATE(LEFT([.B150];FIND(&quot;.&quot;;[.B150])); &quot;model_&quot;;  SUBSTITUTE([.B150];&quot;.&quot;;&quot;_&quot;)          )" office:value-type="string" office:string-value="kemas.model_kemas_task_assigned">
            <text:p>kemas.model_kemas_task_assigned</text:p>
          </table:table-cell>
          <table:table-cell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51];&quot;.&quot;;&quot;_&quot;); &quot;_&quot; ;RIGHT([.D151];LEN([.D151])-FIND(&quot;_&quot;;[.D151]))          )" office:value-type="string" office:string-value="access_kemas_task_kemas_admin">
            <text:p>access_kemas_task_kemas_admin</text:p>
          </table:table-cell>
          <table:table-cell office:value-type="string">
            <text:p>kemas.task</text:p>
          </table:table-cell>
          <table:table-cell table:style-name="ce5" table:formula="of:=CONCATENATE(LEFT([.B151];FIND(&quot;.&quot;;[.B151])); &quot;model_&quot;;  SUBSTITUTE([.B151];&quot;.&quot;;&quot;_&quot;)          )" office:value-type="string" office:string-value="kemas.model_kemas_task">
            <text:p>kemas.model_kemas_task</text:p>
          </table:table-cell>
          <table:table-cell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52];&quot;.&quot;;&quot;_&quot;); &quot;_&quot; ;RIGHT([.D152];LEN([.D152])-FIND(&quot;_&quot;;[.D152]))          )" office:value-type="string" office:string-value="access_kemas_task_type_kemas_admin">
            <text:p>access_kemas_task_type_kemas_admin</text:p>
          </table:table-cell>
          <table:table-cell office:value-type="string">
            <text:p>kemas.task.type</text:p>
          </table:table-cell>
          <table:table-cell table:style-name="ce5" table:formula="of:=CONCATENATE(LEFT([.B152];FIND(&quot;.&quot;;[.B152])); &quot;model_&quot;;  SUBSTITUTE([.B152];&quot;.&quot;;&quot;_&quot;)          )" office:value-type="string" office:string-value="kemas.model_kemas_task_type">
            <text:p>kemas.model_kemas_task_type</text:p>
          </table:table-cell>
          <table:table-cell office:value-type="string">
            <text:p>group_kemas_admin</text:p>
          </table:table-cell>
          <table:table-cell table:number-columns-repeated="4" table:style-name="ce41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53];&quot;.&quot;;&quot;_&quot;); &quot;_&quot; ;RIGHT([.D153];LEN([.D153])-FIND(&quot;_&quot;;[.D153]))          )" office:value-type="string" office:string-value="access_kemas_task_category_kemas_admin">
            <text:p>access_kemas_task_category_kemas_admin</text:p>
          </table:table-cell>
          <table:table-cell office:value-type="string">
            <text:p>kemas.task.category</text:p>
          </table:table-cell>
          <table:table-cell table:style-name="ce5" table:formula="of:=CONCATENATE(LEFT([.B153];FIND(&quot;.&quot;;[.B153])); &quot;model_&quot;;  SUBSTITUTE([.B153];&quot;.&quot;;&quot;_&quot;)          )" office:value-type="string" office:string-value="kemas.model_kemas_task_category">
            <text:p>kemas.model_kemas_task_category</text:p>
          </table:table-cell>
          <table:table-cell office:value-type="string">
            <text:p>group_kemas_admin</text:p>
          </table:table-cell>
          <table:table-cell table:number-columns-repeated="4" table:style-name="ce4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54];&quot;.&quot;;&quot;_&quot;); &quot;_&quot; ;RIGHT([.D154];LEN([.D154])-FIND(&quot;_&quot;;[.D154]))          )" office:value-type="string" office:string-value="access_kemas_collaborator_kemas_admin">
            <text:p>access_kemas_collaborator_kemas_admin</text:p>
          </table:table-cell>
          <table:table-cell office:value-type="string">
            <text:p>kemas.collaborator</text:p>
          </table:table-cell>
          <table:table-cell table:style-name="ce5" table:formula="of:=CONCATENATE(LEFT([.B154];FIND(&quot;.&quot;;[.B154])); &quot;model_&quot;;  SUBSTITUTE([.B154];&quot;.&quot;;&quot;_&quot;)          )" office:value-type="string" office:string-value="kemas.model_kemas_collaborator">
            <text:p>kemas.model_kemas_collaborator</text:p>
          </table:table-cell>
          <table:table-cell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55];&quot;.&quot;;&quot;_&quot;); &quot;_&quot; ;RIGHT([.D155];LEN([.D155])-FIND(&quot;_&quot;;[.D155]))          )" office:value-type="string" office:string-value="access_kemas_school4d_stage_kemas_admin">
            <text:p>access_kemas_school4d_stage_kemas_admin</text:p>
          </table:table-cell>
          <table:table-cell office:value-type="string">
            <text:p>kemas.school4d.stage</text:p>
          </table:table-cell>
          <table:table-cell table:style-name="ce5" table:formula="of:=CONCATENATE(LEFT([.B155];FIND(&quot;.&quot;;[.B155])); &quot;model_&quot;;  SUBSTITUTE([.B155];&quot;.&quot;;&quot;_&quot;)          )" office:value-type="string" office:string-value="kemas.model_kemas_school4d_stage">
            <text:p>kemas.model_kemas_school4d_stage</text:p>
          </table:table-cell>
          <table:table-cell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56];&quot;.&quot;;&quot;_&quot;); &quot;_&quot; ;RIGHT([.D156];LEN([.D156])-FIND(&quot;_&quot;;[.D156]))          )" office:value-type="string" office:string-value="access_kemas_school4d_line_kemas_admin">
            <text:p>access_kemas_school4d_line_kemas_admin</text:p>
          </table:table-cell>
          <table:table-cell office:value-type="string">
            <text:p>kemas.school4d_line</text:p>
          </table:table-cell>
          <table:table-cell table:style-name="ce5" table:formula="of:=CONCATENATE(LEFT([.B156];FIND(&quot;.&quot;;[.B156])); &quot;model_&quot;;  SUBSTITUTE([.B156];&quot;.&quot;;&quot;_&quot;)          )" office:value-type="string" office:string-value="kemas.model_kemas_school4d_line">
            <text:p>kemas.model_kemas_school4d_line</text:p>
          </table:table-cell>
          <table:table-cell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2"/>
          <table:table-cell table:style-name="ce52"/>
          <table:table-cell table:number-columns-repeated="1013"/>
        </table:table-row>
        <table:table-row table:style-name="ro4">
          <table:table-cell table:style-name="ce5" table:formula="of:=CONCATENATE( &quot;access_&quot;;  SUBSTITUTE([.B157];&quot;.&quot;;&quot;_&quot;); &quot;_&quot; ;RIGHT([.D157];LEN([.D157])-FIND(&quot;_&quot;;[.D157]))          )" office:value-type="string" office:string-value="access_kemas_school4d_detail_kemas_admin">
            <text:p>access_kemas_school4d_detail_kemas_admin</text:p>
          </table:table-cell>
          <table:table-cell office:value-type="string">
            <text:p>kemas.school4d_detail</text:p>
          </table:table-cell>
          <table:table-cell table:style-name="ce5" table:formula="of:=CONCATENATE(LEFT([.B157];FIND(&quot;.&quot;;[.B157])); &quot;model_&quot;;  SUBSTITUTE([.B157];&quot;.&quot;;&quot;_&quot;)          )" office:value-type="string" office:string-value="kemas.model_kemas_school4d_detail">
            <text:p>kemas.model_kemas_school4d_detail</text:p>
          </table:table-cell>
          <table:table-cell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2"/>
          <table:table-cell table:style-name="ce52"/>
          <table:table-cell table:number-columns-repeated="1013"/>
        </table:table-row>
        <table:table-row table:style-name="ro4">
          <table:table-cell table:style-name="ce5" table:formula="of:=CONCATENATE( &quot;access_&quot;;  SUBSTITUTE([.B158];&quot;.&quot;;&quot;_&quot;); &quot;_&quot; ;RIGHT([.D158];LEN([.D158])-FIND(&quot;_&quot;;[.D158]))          )" office:value-type="string" office:string-value="access_kemas_history_points_kemas_admin">
            <text:p>access_kemas_history_points_kemas_admin</text:p>
          </table:table-cell>
          <table:table-cell office:value-type="string">
            <text:p>kemas.history.points</text:p>
          </table:table-cell>
          <table:table-cell table:style-name="ce5" table:formula="of:=CONCATENATE(LEFT([.B158];FIND(&quot;.&quot;;[.B158])); &quot;model_&quot;;  SUBSTITUTE([.B158];&quot;.&quot;;&quot;_&quot;)          )" office:value-type="string" office:string-value="kemas.model_kemas_history_points">
            <text:p>kemas.model_kemas_history_points</text:p>
          </table:table-cell>
          <table:table-cell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59];&quot;.&quot;;&quot;_&quot;); &quot;_&quot; ;RIGHT([.D159];LEN([.D159])-FIND(&quot;_&quot;;[.D159]))          )" office:value-type="string" office:string-value="access_kemas_place_kemas_admin">
            <text:p>access_kemas_place_kemas_admin</text:p>
          </table:table-cell>
          <table:table-cell office:value-type="string">
            <text:p>kemas.place</text:p>
          </table:table-cell>
          <table:table-cell table:style-name="ce5" table:formula="of:=CONCATENATE(LEFT([.B159];FIND(&quot;.&quot;;[.B159])); &quot;model_&quot;;  SUBSTITUTE([.B159];&quot;.&quot;;&quot;_&quot;)          )" office:value-type="string" office:string-value="kemas.model_kemas_place">
            <text:p>kemas.model_kemas_place</text:p>
          </table:table-cell>
          <table:table-cell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60];&quot;.&quot;;&quot;_&quot;); &quot;_&quot; ;RIGHT([.D160];LEN([.D160])-FIND(&quot;_&quot;;[.D160]))          )" office:value-type="string" office:string-value="access_kemas_repository_category_kemas_admin">
            <text:p>access_kemas_repository_category_kemas_admin</text:p>
          </table:table-cell>
          <table:table-cell office:value-type="string">
            <text:p>kemas.repository.category</text:p>
          </table:table-cell>
          <table:table-cell table:style-name="ce5" table:formula="of:=CONCATENATE(LEFT([.B160];FIND(&quot;.&quot;;[.B160])); &quot;model_&quot;;  SUBSTITUTE([.B160];&quot;.&quot;;&quot;_&quot;)          )" office:value-type="string" office:string-value="kemas.model_kemas_repository_category">
            <text:p>kemas.model_kemas_repository_category</text:p>
          </table:table-cell>
          <table:table-cell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61];&quot;.&quot;;&quot;_&quot;); &quot;_&quot; ;RIGHT([.D161];LEN([.D161])-FIND(&quot;_&quot;;[.D161]))          )" office:value-type="string" office:string-value="access_kemas_repository_kemas_admin">
            <text:p>access_kemas_repository_kemas_admin</text:p>
          </table:table-cell>
          <table:table-cell office:value-type="string">
            <text:p>kemas.repository</text:p>
          </table:table-cell>
          <table:table-cell table:style-name="ce5" table:formula="of:=CONCATENATE(LEFT([.B161];FIND(&quot;.&quot;;[.B161])); &quot;model_&quot;;  SUBSTITUTE([.B161];&quot;.&quot;;&quot;_&quot;)          )" office:value-type="string" office:string-value="kemas.model_kemas_repository">
            <text:p>kemas.model_kemas_repository</text:p>
          </table:table-cell>
          <table:table-cell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62];&quot;.&quot;;&quot;_&quot;); &quot;_&quot; ;RIGHT([.D162];LEN([.D162])-FIND(&quot;_&quot;;[.D162]))          )" office:value-type="string" office:string-value="access_kemas_service_kemas_admin">
            <text:p>access_kemas_service_kemas_admin</text:p>
          </table:table-cell>
          <table:table-cell office:value-type="string">
            <text:p>kemas.service</text:p>
          </table:table-cell>
          <table:table-cell table:style-name="ce5" table:formula="of:=CONCATENATE(LEFT([.B162];FIND(&quot;.&quot;;[.B162])); &quot;model_&quot;;  SUBSTITUTE([.B162];&quot;.&quot;;&quot;_&quot;)          )" office:value-type="string" office:string-value="kemas.model_kemas_service">
            <text:p>kemas.model_kemas_service</text:p>
          </table:table-cell>
          <table:table-cell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63];&quot;.&quot;;&quot;_&quot;); &quot;_&quot; ;RIGHT([.D163];LEN([.D163])-FIND(&quot;_&quot;;[.D163]))          )" office:value-type="string" office:string-value="access_kemas_event_replacement_kemas_admin">
            <text:p>access_kemas_event_replacement_kemas_admin</text:p>
          </table:table-cell>
          <table:table-cell office:value-type="string">
            <text:p>kemas.event.replacement</text:p>
          </table:table-cell>
          <table:table-cell table:style-name="ce5" table:formula="of:=CONCATENATE(LEFT([.B163];FIND(&quot;.&quot;;[.B163])); &quot;model_&quot;;  SUBSTITUTE([.B163];&quot;.&quot;;&quot;_&quot;)          )" office:value-type="string" office:string-value="kemas.model_kemas_event_replacement">
            <text:p>kemas.model_kemas_event_replacement</text:p>
          </table:table-cell>
          <table:table-cell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64];&quot;.&quot;;&quot;_&quot;); &quot;_&quot; ;RIGHT([.D164];LEN([.D164])-FIND(&quot;_&quot;;[.D164]))          )" office:value-type="string" office:string-value="access_kemas_event_collaborator_line_kemas_admin">
            <text:p>access_kemas_event_collaborator_line_kemas_admin</text:p>
          </table:table-cell>
          <table:table-cell office:value-type="string">
            <text:p>kemas.event.collaborator.line</text:p>
          </table:table-cell>
          <table:table-cell table:style-name="ce5" table:formula="of:=CONCATENATE(LEFT([.B164];FIND(&quot;.&quot;;[.B164])); &quot;model_&quot;;  SUBSTITUTE([.B164];&quot;.&quot;;&quot;_&quot;)          )" office:value-type="string" office:string-value="kemas.model_kemas_event_collaborator_line">
            <text:p>kemas.model_kemas_event_collaborator_line</text:p>
          </table:table-cell>
          <table:table-cell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65];&quot;.&quot;;&quot;_&quot;); &quot;_&quot; ;RIGHT([.D165];LEN([.D165])-FIND(&quot;_&quot;;[.D165]))          )" office:value-type="string" office:string-value="access_kemas_event_kemas_admin">
            <text:p>access_kemas_event_kemas_admin</text:p>
          </table:table-cell>
          <table:table-cell office:value-type="string">
            <text:p>kemas.event</text:p>
          </table:table-cell>
          <table:table-cell table:style-name="ce5" table:formula="of:=CONCATENATE(LEFT([.B165];FIND(&quot;.&quot;;[.B165])); &quot;model_&quot;;  SUBSTITUTE([.B165];&quot;.&quot;;&quot;_&quot;)          )" office:value-type="string" office:string-value="kemas.model_kemas_event">
            <text:p>kemas.model_kemas_event</text:p>
          </table:table-cell>
          <table:table-cell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66];&quot;.&quot;;&quot;_&quot;); &quot;_&quot; ;RIGHT([.D166];LEN([.D166])-FIND(&quot;_&quot;;[.D166]))          )" office:value-type="string" office:string-value="access_kemas_event_stage_kemas_admin">
            <text:p>access_kemas_event_stage_kemas_admin</text:p>
          </table:table-cell>
          <table:table-cell office:value-type="string">
            <text:p>kemas.event.stage</text:p>
          </table:table-cell>
          <table:table-cell table:style-name="ce5" table:formula="of:=CONCATENATE(LEFT([.B166];FIND(&quot;.&quot;;[.B166])); &quot;model_&quot;;  SUBSTITUTE([.B166];&quot;.&quot;;&quot;_&quot;)          )" office:value-type="string" office:string-value="kemas.model_kemas_event_stage">
            <text:p>kemas.model_kemas_event_stage</text:p>
          </table:table-cell>
          <table:table-cell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67];&quot;.&quot;;&quot;_&quot;); &quot;_&quot; ;RIGHT([.D167];LEN([.D167])-FIND(&quot;_&quot;;[.D167]))          )" office:value-type="string" office:string-value="access_kemas_massive_email_kemas_admin">
            <text:p>access_kemas_massive_email_kemas_admin</text:p>
          </table:table-cell>
          <table:table-cell office:value-type="string">
            <text:p>kemas.massive.email</text:p>
          </table:table-cell>
          <table:table-cell table:style-name="ce5" table:formula="of:=CONCATENATE(LEFT([.B167];FIND(&quot;.&quot;;[.B167])); &quot;model_&quot;;  SUBSTITUTE([.B167];&quot;.&quot;;&quot;_&quot;)          )" office:value-type="string" office:string-value="kemas.model_kemas_massive_email">
            <text:p>kemas.model_kemas_massive_email</text:p>
          </table:table-cell>
          <table:table-cell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68];&quot;.&quot;;&quot;_&quot;); &quot;_&quot; ;RIGHT([.D168];LEN([.D168])-FIND(&quot;_&quot;;[.D168]))          )" office:value-type="string" office:string-value="access_kemas_massive_email_line_kemas_admin">
            <text:p>access_kemas_massive_email_line_kemas_admin</text:p>
          </table:table-cell>
          <table:table-cell office:value-type="string">
            <text:p>kemas.massive.email.line</text:p>
          </table:table-cell>
          <table:table-cell table:style-name="ce5" table:formula="of:=CONCATENATE(LEFT([.B168];FIND(&quot;.&quot;;[.B168])); &quot;model_&quot;;  SUBSTITUTE([.B168];&quot;.&quot;;&quot;_&quot;)          )" office:value-type="string" office:string-value="kemas.model_kemas_massive_email_line">
            <text:p>kemas.model_kemas_massive_email_line</text:p>
          </table:table-cell>
          <table:table-cell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69];&quot;.&quot;;&quot;_&quot;); &quot;_&quot; ;RIGHT([.D169];LEN([.D169])-FIND(&quot;_&quot;;[.D169]))          )" office:value-type="string" office:string-value="access_kemas_ministry_kemas_admin">
            <text:p>access_kemas_ministry_kemas_admin</text:p>
          </table:table-cell>
          <table:table-cell office:value-type="string">
            <text:p>kemas.ministry</text:p>
          </table:table-cell>
          <table:table-cell table:style-name="ce5" table:formula="of:=CONCATENATE(LEFT([.B169];FIND(&quot;.&quot;;[.B169])); &quot;model_&quot;;  SUBSTITUTE([.B169];&quot;.&quot;;&quot;_&quot;)          )" office:value-type="string" office:string-value="kemas.model_kemas_ministry">
            <text:p>kemas.model_kemas_ministry</text:p>
          </table:table-cell>
          <table:table-cell office:value-type="string">
            <text:p>group_kemas_admin</text:p>
          </table:table-cell>
          <table:table-cell table:number-columns-repeated="4" table:style-name="ce4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70];&quot;.&quot;;&quot;_&quot;); &quot;_&quot; ;RIGHT([.D170];LEN([.D170])-FIND(&quot;_&quot;;[.D170]))          )" office:value-type="string" office:string-value="access_kemas_collaborator_progress_level_kemas_admin">
            <text:p>access_kemas_collaborator_progress_level_kemas_admin</text:p>
          </table:table-cell>
          <table:table-cell office:value-type="string">
            <text:p>kemas.collaborator.progress.level</text:p>
          </table:table-cell>
          <table:table-cell table:style-name="ce5" table:formula="of:=CONCATENATE(LEFT([.B170];FIND(&quot;.&quot;;[.B170])); &quot;model_&quot;;  SUBSTITUTE([.B170];&quot;.&quot;;&quot;_&quot;)          )" office:value-type="string" office:string-value="kemas.model_kemas_collaborator_progress_level">
            <text:p>kemas.model_kemas_collaborator_progress_level</text:p>
          </table:table-cell>
          <table:table-cell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71];&quot;.&quot;;&quot;_&quot;); &quot;_&quot; ;RIGHT([.D171];LEN([.D171])-FIND(&quot;_&quot;;[.D171]))          )" office:value-type="string" office:string-value="access_kemas_attendance_kemas_admin">
            <text:p>access_kemas_attendance_kemas_admin</text:p>
          </table:table-cell>
          <table:table-cell office:value-type="string">
            <text:p>kemas.attendance</text:p>
          </table:table-cell>
          <table:table-cell table:style-name="ce5" table:formula="of:=CONCATENATE(LEFT([.B171];FIND(&quot;.&quot;;[.B171])); &quot;model_&quot;;  SUBSTITUTE([.B171];&quot;.&quot;;&quot;_&quot;)          )" office:value-type="string" office:string-value="kemas.model_kemas_attendance">
            <text:p>kemas.model_kemas_attendance</text:p>
          </table:table-cell>
          <table:table-cell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72];&quot;.&quot;;&quot;_&quot;); &quot;_&quot; ;RIGHT([.D172];LEN([.D172])-FIND(&quot;_&quot;;[.D172]))          )" office:value-type="string" office:string-value="access_kemas_web_site_kemas_admin">
            <text:p>access_kemas_web_site_kemas_admin</text:p>
          </table:table-cell>
          <table:table-cell office:value-type="string">
            <text:p>kemas.web.site</text:p>
          </table:table-cell>
          <table:table-cell table:style-name="ce5" table:formula="of:=CONCATENATE(LEFT([.B172];FIND(&quot;.&quot;;[.B172])); &quot;model_&quot;;  SUBSTITUTE([.B172];&quot;.&quot;;&quot;_&quot;)          )" office:value-type="string" office:string-value="kemas.model_kemas_web_site">
            <text:p>kemas.model_kemas_web_site</text:p>
          </table:table-cell>
          <table:table-cell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73];&quot;.&quot;;&quot;_&quot;); &quot;_&quot; ;RIGHT([.D173];LEN([.D173])-FIND(&quot;_&quot;;[.D173]))          )" office:value-type="string" office:string-value="access_kemas_collaborator_web_site_kemas_admin">
            <text:p>access_kemas_collaborator_web_site_kemas_admin</text:p>
          </table:table-cell>
          <table:table-cell office:value-type="string">
            <text:p>kemas.collaborator.web.site</text:p>
          </table:table-cell>
          <table:table-cell table:style-name="ce5" table:formula="of:=CONCATENATE(LEFT([.B173];FIND(&quot;.&quot;;[.B173])); &quot;model_&quot;;  SUBSTITUTE([.B173];&quot;.&quot;;&quot;_&quot;)          )" office:value-type="string" office:string-value="kemas.model_kemas_collaborator_web_site">
            <text:p>kemas.model_kemas_collaborator_web_site</text:p>
          </table:table-cell>
          <table:table-cell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74];&quot;.&quot;;&quot;_&quot;); &quot;_&quot; ;RIGHT([.D174];LEN([.D174])-FIND(&quot;_&quot;;[.D174]))          )" office:value-type="string" office:string-value="access_kemas_collaborator_logbook_kemas_admin">
            <text:p>access_kemas_collaborator_logbook_kemas_admin</text:p>
          </table:table-cell>
          <table:table-cell office:value-type="string">
            <text:p>kemas.collaborator.logbook</text:p>
          </table:table-cell>
          <table:table-cell table:style-name="ce5" table:formula="of:=CONCATENATE(LEFT([.B174];FIND(&quot;.&quot;;[.B174])); &quot;model_&quot;;  SUBSTITUTE([.B174];&quot;.&quot;;&quot;_&quot;)          )" office:value-type="string" office:string-value="kemas.model_kemas_collaborator_logbook">
            <text:p>kemas.model_kemas_collaborator_logbook</text:p>
          </table:table-cell>
          <table:table-cell office:value-type="string">
            <text:p>group_kemas_admin</text:p>
          </table:table-cell>
          <table:table-cell table:number-columns-repeated="4" table:style-name="ce44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75];&quot;.&quot;;&quot;_&quot;); &quot;_&quot; ;RIGHT([.D175];LEN([.D175])-FIND(&quot;_&quot;;[.D175]))          )" office:value-type="string" office:string-value="access_kemas_suspension_kemas_admin">
            <text:p>access_kemas_suspension_kemas_admin</text:p>
          </table:table-cell>
          <table:table-cell office:value-type="string">
            <text:p>kemas.suspension</text:p>
          </table:table-cell>
          <table:table-cell table:style-name="ce5" table:formula="of:=CONCATENATE(LEFT([.B175];FIND(&quot;.&quot;;[.B175])); &quot;model_&quot;;  SUBSTITUTE([.B175];&quot;.&quot;;&quot;_&quot;)          )" office:value-type="string" office:string-value="kemas.model_kemas_suspension">
            <text:p>kemas.model_kemas_suspension</text:p>
          </table:table-cell>
          <table:table-cell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76];&quot;.&quot;;&quot;_&quot;); &quot;_&quot; ;RIGHT([.D176];LEN([.D176])-FIND(&quot;_&quot;;[.D176]))          )" office:value-type="string" office:string-value="access_kemas_specialization_course_kemas_admin">
            <text:p>access_kemas_specialization_course_kemas_admin</text:p>
          </table:table-cell>
          <table:table-cell office:value-type="string">
            <text:p>kemas.specialization.course</text:p>
          </table:table-cell>
          <table:table-cell table:style-name="ce5" table:formula="of:=CONCATENATE(LEFT([.B176];FIND(&quot;.&quot;;[.B176])); &quot;model_&quot;;  SUBSTITUTE([.B176];&quot;.&quot;;&quot;_&quot;)          )" office:value-type="string" office:string-value="kemas.model_kemas_specialization_course">
            <text:p>kemas.model_kemas_specialization_course</text:p>
          </table:table-cell>
          <table:table-cell office:value-type="string">
            <text:p>group_kemas_admin</text:p>
          </table:table-cell>
          <table:table-cell table:style-name="ce45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number-columns-repeated="2" table:style-name="ce45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77];&quot;.&quot;;&quot;_&quot;); &quot;_&quot; ;RIGHT([.D177];LEN([.D177])-FIND(&quot;_&quot;;[.D177]))          )" office:value-type="string" office:string-value="access_kemas_specialization_course_level_kemas_admin">
            <text:p>access_kemas_specialization_course_level_kemas_admin</text:p>
          </table:table-cell>
          <table:table-cell office:value-type="string">
            <text:p>kemas.specialization.course.level</text:p>
          </table:table-cell>
          <table:table-cell table:style-name="ce5" table:formula="of:=CONCATENATE(LEFT([.B177];FIND(&quot;.&quot;;[.B177])); &quot;model_&quot;;  SUBSTITUTE([.B177];&quot;.&quot;;&quot;_&quot;)          )" office:value-type="string" office:string-value="kemas.model_kemas_specialization_course_level">
            <text:p>kemas.model_kemas_specialization_course_level</text:p>
          </table:table-cell>
          <table:table-cell office:value-type="string">
            <text:p>group_kemas_admin</text:p>
          </table:table-cell>
          <table:table-cell table:style-name="ce46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number-columns-repeated="2" table:style-name="ce46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78];&quot;.&quot;;&quot;_&quot;); &quot;_&quot; ;RIGHT([.D178];LEN([.D178])-FIND(&quot;_&quot;;[.D178]))          )" office:value-type="string" office:string-value="access_kemas_specialization_course_line_kemas_admin">
            <text:p>access_kemas_specialization_course_line_kemas_admin</text:p>
          </table:table-cell>
          <table:table-cell office:value-type="string">
            <text:p>kemas.specialization.course.line</text:p>
          </table:table-cell>
          <table:table-cell table:style-name="ce5" table:formula="of:=CONCATENATE(LEFT([.B178];FIND(&quot;.&quot;;[.B178])); &quot;model_&quot;;  SUBSTITUTE([.B178];&quot;.&quot;;&quot;_&quot;)          )" office:value-type="string" office:string-value="kemas.model_kemas_specialization_course_line">
            <text:p>kemas.model_kemas_specialization_course_line</text:p>
          </table:table-cell>
          <table:table-cell office:value-type="string">
            <text:p>group_kemas_admin</text:p>
          </table:table-cell>
          <table:table-cell table:style-name="ce47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number-columns-repeated="2" table:style-name="ce47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79];&quot;.&quot;;&quot;_&quot;); &quot;_&quot; ;RIGHT([.D179];LEN([.D179])-FIND(&quot;_&quot;;[.D179]))          )" office:value-type="string" office:string-value="access_kemas_team_kemas_admin">
            <text:p>access_kemas_team_kemas_admin</text:p>
          </table:table-cell>
          <table:table-cell office:value-type="string">
            <text:p>kemas.team</text:p>
          </table:table-cell>
          <table:table-cell table:style-name="ce5" table:formula="of:=CONCATENATE(LEFT([.B179];FIND(&quot;.&quot;;[.B179])); &quot;model_&quot;;  SUBSTITUTE([.B179];&quot;.&quot;;&quot;_&quot;)          )" office:value-type="string" office:string-value="kemas.model_kemas_team">
            <text:p>kemas.model_kemas_team</text:p>
          </table:table-cell>
          <table:table-cell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5">
          <table:table-cell table:style-name="ce5" table:formula="of:=CONCATENATE( &quot;access_&quot;;  SUBSTITUTE([.B180];&quot;.&quot;;&quot;_&quot;); &quot;_&quot; ;RIGHT([.D180];LEN([.D180])-FIND(&quot;_&quot;;[.D180]))          )" office:value-type="string" office:string-value="access_kemas_collaborator_logbook_login_kemas_admin">
            <text:p>access_kemas_collaborator_logbook_login_kemas_admin</text:p>
          </table:table-cell>
          <table:table-cell office:value-type="string">
            <text:p>kemas.collaborator.logbook.login</text:p>
          </table:table-cell>
          <table:table-cell table:style-name="ce5" table:formula="of:=CONCATENATE(LEFT([.B180];FIND(&quot;.&quot;;[.B180])); &quot;model_&quot;;  SUBSTITUTE([.B180];&quot;.&quot;;&quot;_&quot;)          )" office:value-type="string" office:string-value="kemas.model_kemas_collaborator_logbook_login">
            <text:p>kemas.model_kemas_collaborator_logbook_login</text:p>
          </table:table-cell>
          <table:table-cell office:value-type="string">
            <text:p>group_kemas_admin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ce7"/>
          <table:table-cell table:style-name="ce10"/>
          <table:table-cell table:style-name="ce7"/>
          <table:table-cell table:style-name="ce10" table:number-columns-repeated="1021"/>
        </table:table-row>
        <table:table-row table:style-name="ro2" table:number-rows-repeated="104822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Hoja2.E44:Hoja2.H44 Hoja2.E89:Hoja2.H89 Hoja2.E134:Hoja2.H134 Hoja2.E179:Hoja2.H179 Hoja2.K19:Hoja2.K19 Hoja2.K21:Hoja2.K22 Hoja2.K66:Hoja2.K67 Hoja2.K111:Hoja2.K112 Hoja2.K156:Hoja2.K157 Hoja2.E6:Hoja2.H16 Hoja2.E51:Hoja2.H61 Hoja2.E96:Hoja2.H106 Hoja2.E141:Hoja2.H151 Hoja2.E80:Hoja2.H83 Hoja2.E35:Hoja2.H38 Hoja2.E125:Hoja2.H128 Hoja2.E170:Hoja2.H173 Hoja2.E2:Hoja2.H4 Hoja2.E47:Hoja2.H49 Hoja2.E92:Hoja2.H94 Hoja2.E137:Hoja2.H139 Hoja2.E25:Hoja2.H33 Hoja2.E70:Hoja2.H78 Hoja2.E115:Hoja2.H123 Hoja2.E154:Hoja2.H168 Hoja2.E40:Hoja2.H40 Hoja2.E85:Hoja2.H85 Hoja2.E130:Hoja2.H130 Hoja2.E175:Hoja2.H175 Hoja2.E19:Hoja2.H24 Hoja2.E64:Hoja2.H69 Hoja2.E109:Hoja2.H114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7:Hoja2.H17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8:Hoja2.H18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62:Hoja2.H62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63:Hoja2.H63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07:Hoja2.H107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08:Hoja2.H108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52:Hoja2.H152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53:Hoja2.H153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84:Hoja2.H84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39:Hoja2.H39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29:Hoja2.H129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74:Hoja2.H174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5:Hoja2.H5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50:Hoja2.H50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95:Hoja2.H95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40:Hoja2.H140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34:Hoja2.H34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79:Hoja2.H79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24:Hoja2.H124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69:Hoja2.H169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41:Hoja2.H41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86:Hoja2.H86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31:Hoja2.H131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G176:Hoja2.H176 Hoja2.E176:Hoja2.E176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42:Hoja2.H42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43:Hoja2.H43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87:Hoja2.H87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88:Hoja2.H88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32:Hoja2.H132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33:Hoja2.H133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G177:Hoja2.H177 Hoja2.E177:Hoja2.E177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G178:Hoja2.H178 Hoja2.E178:Hoja2.E178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45:Hoja2.H45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90:Hoja2.H90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35:Hoja2.H135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80:Hoja2.H180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</calcext:conditional-formats>
      </table:table>
      <table:named-expressions/>
      <table:database-ranges>
        <table:database-range table:name="__Anonymous_Sheet_DB__0" table:target-range-address="Hoja1.A46:Hoja1.H89">
          <table:sort>
            <table:sort-by table:field-number="0" table:data-type="automatic"/>
          </table:sort>
        </table:database-range>
        <table:database-range table:name="__Anonymous_Sheet_DB__1" table:target-range-address="Hoja2.A2:Hoja2.H2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EC">$</number:currency-symbol>
      <number:number number:decimal-places="2" number:min-integer-digits="1" number:grouping="true"/>
    </number:currency-style>
    <number:currency-style style:name="N107">
      <style:text-properties fo:color="#ff0000"/>
      <number:currency-symbol number:language="es" number:country="EC">$</number:currency-symbol>
      <number:text>-</number:text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transparent" style:vertical-justify="auto"/>
      <style:paragraph-properties css3t:text-justify="auto"/>
      <style:text-properties fo:color="#ff0000"/>
    </style:style>
    <style:style style:name="Untitled2" style:family="table-cell" style:parent-style-name="Default">
      <style:table-cell-properties style:vertical-justify="auto"/>
      <style:paragraph-properties css3t:text-justify="auto"/>
      <style:text-properties fo:color="#0000ff" fo:font-weight="bold"/>
    </style:style>
    <style:style style:name="Untitled3" style:family="table-cell" style:parent-style-name="Default">
      <style:text-properties fo:color="#ff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8">00/00/0000</text:date>, <text:time style:data-style-name="N2" text:time-value="0000-00-00T19:55:3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dc:date>2014-04-28T19:57:36</dc:date>
    <dc:creator>edgar </dc:creator>
    <meta:editing-duration>PT18H35M</meta:editing-duration>
    <meta:editing-cycles>205</meta:editing-cycles>
    <meta:document-statistic meta:table-count="2" meta:cell-count="4272" meta:object-count="0"/>
  </office:meta>
</office:document-meta>
</file>